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5" style:family="table-column">
      <style:table-column-properties fo:break-before="auto" style:column-width="1.5138in"/>
    </style:style>
    <style:style style:name="co36" style:family="table-column">
      <style:table-column-properties fo:break-before="auto" style:column-width="1.7528in"/>
    </style:style>
    <style:style style:name="co37" style:family="table-column">
      <style:table-column-properties fo:break-before="auto" style:column-width="1.6272in"/>
    </style:style>
    <style:style style:name="co38" style:family="table-column">
      <style:table-column-properties fo:break-before="auto" style:column-width="6.5965in"/>
    </style:style>
    <style:style style:name="co25" style:family="table-column">
      <style:table-column-properties fo:break-before="auto" style:column-width="0.889in"/>
    </style:style>
    <style:style style:name="co39" style:family="table-column">
      <style:table-column-properties fo:break-before="auto" style:column-width="2.2335in"/>
    </style:style>
    <style:style style:name="co40" style:family="table-column">
      <style:table-column-properties fo:break-before="auto" style:column-width="1.1791in"/>
    </style:style>
    <style:style style:name="co20" style:family="table-column">
      <style:table-column-properties fo:break-before="auto" style:column-width="1.3398in"/>
    </style:style>
    <style:style style:name="co41" style:family="table-column">
      <style:table-column-properties fo:break-before="auto" style:column-width="1.0047in"/>
    </style:style>
    <style:style style:name="co10" style:family="table-column">
      <style:table-column-properties fo:break-before="auto" style:column-width="3.4602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0.7598in"/>
    </style:style>
    <style:style style:name="co13" style:family="table-column">
      <style:table-column-properties fo:break-before="auto" style:column-width="1.7866in"/>
    </style:style>
    <style:style style:name="co14" style:family="table-column">
      <style:table-column-properties fo:break-before="auto" style:column-width="0.922in"/>
    </style:style>
    <style:style style:name="co15" style:family="table-column">
      <style:table-column-properties fo:break-before="auto" style:column-width="2.6917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1.6571in"/>
    </style:style>
    <style:style style:name="co18" style:family="table-column">
      <style:table-column-properties fo:break-before="auto" style:column-width="1.2382in"/>
    </style:style>
    <style:style style:name="co19" style:family="table-column">
      <style:table-column-properties fo:break-before="auto" style:column-width="1.1693in"/>
    </style:style>
    <style:style style:name="co21" style:family="table-column">
      <style:table-column-properties fo:break-before="auto" style:column-width="1.5402in"/>
    </style:style>
    <style:style style:name="co22" style:family="table-column">
      <style:table-column-properties fo:break-before="auto" style:column-width="1.5598in"/>
    </style:style>
    <style:style style:name="co23" style:family="table-column">
      <style:table-column-properties fo:break-before="auto" style:column-width="1.4035in"/>
    </style:style>
    <style:style style:name="co24" style:family="table-column">
      <style:table-column-properties fo:break-before="auto" style:column-width="1.3764in"/>
    </style:style>
    <style:style style:name="co26" style:family="table-column">
      <style:table-column-properties fo:break-before="auto" style:column-width="1.3047in"/>
    </style:style>
    <style:style style:name="co27" style:family="table-column">
      <style:table-column-properties fo:break-before="auto" style:column-width="1.2335in"/>
    </style:style>
    <style:style style:name="co28" style:family="table-column">
      <style:table-column-properties fo:break-before="auto" style:column-width="1.3063in"/>
    </style:style>
    <style:style style:name="co29" style:family="table-column">
      <style:table-column-properties fo:break-before="auto" style:column-width="1.3547in"/>
    </style:style>
    <style:style style:name="co30" style:family="table-column">
      <style:table-column-properties fo:break-before="auto" style:column-width="1.448in"/>
    </style:style>
    <style:style style:name="co31" style:family="table-column">
      <style:table-column-properties fo:break-before="auto" style:column-width="0.8555in"/>
    </style:style>
    <style:style style:name="co32" style:family="table-column">
      <style:table-column-properties fo:break-before="auto" style:column-width="1.2575in"/>
    </style:style>
    <style:style style:name="co33" style:family="table-column">
      <style:table-column-properties fo:break-before="auto" style:column-width="1.2307in"/>
    </style:style>
    <style:style style:name="co34" style:family="table-column">
      <style:table-column-properties fo:break-before="auto" style:column-width="1.2429in"/>
    </style:style>
    <style:style style:name="co42" style:family="table-column">
      <style:table-column-properties fo:break-before="auto" style:column-width="0.8283in"/>
    </style:style>
    <style:style style:name="co43" style:family="table-column">
      <style:table-column-properties fo:break-before="auto" style:column-width="0.7209in"/>
    </style:style>
    <style:style style:name="co44" style:family="table-column">
      <style:table-column-properties fo:break-before="auto" style:column-width="0.6236in"/>
    </style:style>
    <style:style style:name="co45" style:family="table-column">
      <style:table-column-properties fo:break-before="auto" style:column-width="1.0138in"/>
    </style:style>
    <style:style style:name="co46" style:family="table-column">
      <style:table-column-properties fo:break-before="auto" style:column-width="1.0043in"/>
    </style:style>
    <style:style style:name="co47" style:family="table-column">
      <style:table-column-properties fo:break-before="auto" style:column-width="1.228in"/>
    </style:style>
    <style:style style:name="co48" style:family="table-column">
      <style:table-column-properties fo:break-before="auto" style:column-width="1.0425in"/>
    </style:style>
    <style:style style:name="co49" style:family="table-column">
      <style:table-column-properties fo:break-before="auto" style:column-width="1.0618in"/>
    </style:style>
    <style:style style:name="co50" style:family="table-column">
      <style:table-column-properties fo:break-before="auto" style:column-width="2.5728in"/>
    </style:style>
    <style:style style:name="ro3" style:family="table-row">
      <style:table-row-properties style:row-height="0.3535in" fo:break-before="auto" style:use-optimal-row-height="false"/>
    </style:style>
    <style:style style:name="ro2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2437in" fo:break-before="auto" style:use-optimal-row-height="false"/>
    </style:style>
    <style:style style:name="ro1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5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08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ext-properties style:font-name="Arial"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37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67" style:family="table-cell" style:parent-style-name="Default"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63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name-complex="Arial" style:font-size-complex="8pt"/>
    </style:style>
    <style:style style:name="ce96" style:family="table-cell" style:parent-style-name="Default"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536df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style:font-size-asian="8pt" style:font-size-complex="8pt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80" style:font-name="Arial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8pt" style:font-size-asian="8pt" style:font-size-complex="8pt"/>
    </style:style>
    <style:style style:name="ce126" style:family="table-cell" style:parent-style-name="Default">
      <style:table-cell-properties fo:background-color="transparent"/>
      <style:text-properties style:font-name="Arial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21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Arial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FreeSans" fo:font-size="8pt" style:font-size-asian="8pt" style:font-size-complex="8pt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style:font-size-asian="8pt" style:font-size-complex="8pt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FreeSans"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FreeSans" fo:font-size="8pt" style:font-size-asian="8pt" style:font-size-complex="8pt"/>
    </style:style>
    <style:style style:name="ce156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69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1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position="-8% 58%"/>
    </style:style>
    <style:style style:name="T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 style:text-position="super 58%"/>
    </style:style>
    <style:style style:name="T1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name-asian="Arial" style:font-name-complex="Arial" style:font-size-asian="8pt" style:font-size-complex="8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/>
    </style:style>
    <style:style style:name="T2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bold" style:font-weight-asian="bold" style:font-weight-complex="bold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normal" style:font-weight-asian="normal" style:font-weight-complex="normal"/>
    </style:style>
    <style:style style:name="T2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2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/>
    </style:style>
    <style:style style:name="T2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2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2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text-position="0% 100%" style:font-name-asian="Arial"/>
    </style:style>
    <style:style style:name="T2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/>
    </style:style>
    <style:style style:name="T2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0% 100%"/>
    </style:style>
    <style:style style:name="T3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-8% 58%"/>
    </style:style>
    <style:style style:name="T3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32" style:family="text">
      <style:text-properties style:text-position="33% 58%"/>
    </style:style>
    <style:style style:name="T33" style:family="text">
      <style:text-properties style:text-position="0% 100%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 style:font-name-asian="Segoe UI" style:font-name-complex="Tahoma"/>
    </style:style>
    <style:style style:name="T3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0% 100%"/>
    </style:style>
    <style:style style:name="T3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33% 58%"/>
    </style:style>
    <style:style style:name="T3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 style:font-name-complex="Arial"/>
    </style:style>
    <style:style style:name="T4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Segoe UI" style:font-name-complex="Tahoma"/>
    </style:style>
    <style:style style:name="T41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pringCalcs.B117">
          <table:error-message table:message-type="stop" table:display="true"/>
        </table:content-validation>
        <table:content-validation table:name="val2" table:condition="of:cell-content-is-in-list([$Springs.$A$2:$Springs.$A$5])" table:allow-empty-cell="true" table:display-list="unsorted" table:base-cell-address="SpringCalcs.B3">
          <table:error-message table:message-type="stop" table:display="true"/>
        </table:content-validation>
        <table:content-validation table:name="val3" table:condition="of:cell-content-is-in-list([$CoinSpecs.$A$2:$CoinSpecs.$A$7])" table:allow-empty-cell="true" table:display-list="unsorted" table:base-cell-address="SpringCalcs.B128">
          <table:error-message table:message-type="stop" table:display="true"/>
        </table:content-validation>
        <table:content-validation table:name="val4" table:condition="of:cell-content-is-in-list([$MaterialSpecs.$A$2:$MaterialSpecs.$A$19])" table:allow-empty-cell="true" table:display-list="unsorted" table:base-cell-address="MaterialSpecs.J2">
          <table:error-message table:message-type="stop" table:display="true"/>
        </table:content-validation>
      </table:content-validations>
      <table:table table:name="SpringCalcs" table:style-name="ta1">
        <office:forms form:automatic-focus="false" form:apply-design-mode="false"/>
        <table:shapes>
          <draw:frame draw:z-index="0" draw:style-name="gr1" draw:text-style-name="P1" svg:width="6.5362in" svg:height="3.5429in" svg:x="18.7969in" svg:y="7.0799in">
            <draw:object draw:notify-on-update-of-ranges="SpringCalcs.G2:SpringCalcs.G111 SpringCalcs.L1:SpringCalcs.L1 SpringCalcs.L2:SpringCalcs.L111 SpringCalcs.G2:SpringCalcs.G111 SpringCalcs.P1:SpringCalcs.P1 SpringCalcs.P2:SpringCalcs.P37 SpringCalcs.G2:SpringCalcs.G111 SpringCalcs.M1:SpringCalcs.M1 SpringCalcs.M2:SpringCalcs.M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3016in" svg:height="3.5429in" svg:x="26.7559in" svg:y="7.1335in">
            <draw:object draw:notify-on-update-of-ranges="SpringCalcs.G2:SpringCalcs.G102 SpringCalcs.U1:SpringCalcs.U1 SpringCalcs.U2:SpringCalcs.U102 SpringCalcs.G2:SpringCalcs.G102 SpringCalcs.W1:SpringCalcs.W1 SpringCalcs.W2:SpringCalcs.W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2.1083in" svg:height="6.6764in" svg:x="45.0606in" svg:y="0.3382in">
            <draw:object draw:notify-on-update-of-ranges="TestResults.H1:TestResults.H77 TestResults.C2:TestResults.C77 TestResults.I1:TestResults.I77 TestResults.C2:TestResults.C77 TestResults.J1:TestResults.J77 TestResults.C2:TestResults.C77 TestResults.K1:TestResults.K77 TestResults.C2:TestResults.C77 TestResults.H1:TestResults.H77 SpringCalcs.G2:SpringCalcs.G37 SpringCalcs.AE2:SpringCalcs.A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number-columns-repeated="2" table:default-cell-style-name="ce14"/>
        <table:table-column table:style-name="co19" table:default-cell-style-name="ce14"/>
        <table:table-column table:style-name="co21" table:default-cell-style-name="ce14"/>
        <table:table-column table:style-name="co22" table:number-columns-repeated="2" table:default-cell-style-name="ce14"/>
        <table:table-column table:style-name="co19" table:number-columns-repeated="2" table:default-cell-style-name="ce14"/>
        <table:table-column table:style-name="co23" table:default-cell-style-name="ce14"/>
        <table:table-column table:style-name="co19" table:default-cell-style-name="ce14"/>
        <table:table-column table:style-name="co18" table:default-cell-style-name="ce14"/>
        <table:table-column table:style-name="co24" table:number-columns-repeated="2" table:default-cell-style-name="ce14"/>
        <table:table-column table:style-name="co26" table:default-cell-style-name="ce14"/>
        <table:table-column table:style-name="co27" table:number-columns-repeated="2" table:default-cell-style-name="ce14"/>
        <table:table-column table:style-name="co28" table:default-cell-style-name="ce14"/>
        <table:table-column table:style-name="co19" table:default-cell-style-name="ce14"/>
        <table:table-column table:style-name="co18" table:default-cell-style-name="ce14"/>
        <table:table-column table:style-name="co29" table:default-cell-style-name="ce14"/>
        <table:table-column table:style-name="co26" table:default-cell-style-name="ce14"/>
        <table:table-column table:style-name="co24" table:default-cell-style-name="ce14"/>
        <table:table-column table:style-name="co18" table:default-cell-style-name="ce14"/>
        <table:table-column table:style-name="co30" table:default-cell-style-name="ce14"/>
        <table:table-column table:style-name="co20" table:number-columns-repeated="2" table:default-cell-style-name="ce14"/>
        <table:table-column table:style-name="co31" table:default-cell-style-name="ce14"/>
        <table:table-column table:style-name="co32" table:default-cell-style-name="ce14"/>
        <table:table-column table:style-name="co33" table:default-cell-style-name="ce14"/>
        <table:table-column table:style-name="co32" table:default-cell-style-name="ce14"/>
        <table:table-column table:style-name="co34" table:default-cell-style-name="ce14"/>
        <table:table-column table:style-name="co25" table:number-columns-repeated="983" table:default-cell-style-name="ce14"/>
        <table:table-row table:style-name="ro1">
          <table:table-cell table:style-name="ce89" office:value-type="string" calcext:value-type="string">
            <text:p>Parameters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std)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metric)</text:p>
          </table:table-cell>
          <table:table-cell table:style-name="ce89" office:value-type="string" calcext:value-type="string">
            <text:p>Notes</text:p>
          </table:table-cell>
          <table:table-cell table:style-name="ce89" office:value-type="string" calcext:value-type="string">
            <text:p>x (mm)</text:p>
          </table:table-cell>
          <table:table-cell table:style-name="ce89" office:value-type="string" calcext:value-type="string">
            <text:p>Point unload to loaded (mm)</text:p>
          </table:table-cell>
          <table:table-cell table:style-name="ce89" office:value-type="string" calcext:value-type="string">
            <text:p>PY</text:p>
          </table:table-cell>
          <table:table-cell table:style-name="ce89" office:value-type="string" calcext:value-type="string">
            <text:p>TPX</text:p>
          </table:table-cell>
          <table:table-cell table:style-name="ce89" office:value-type="string" calcext:value-type="string">
            <text:p>TPY</text:p>
          </table:table-cell>
          <table:table-cell table:style-name="ce89" office:value-type="string" calcext:value-type="string">
            <text:p>Spring moment arm (mm)</text:p>
          </table:table-cell>
          <table:table-cell table:style-name="ce89" office:value-type="string" calcext:value-type="string">
            <text:p>Spring arm opposite (mm)</text:p>
          </table:table-cell>
          <table:table-cell table:style-name="ce89" office:value-type="string" calcext:value-type="string">
            <text:p>Spring arm adjacent (mm)</text:p>
          </table:table-cell>
          <table:table-cell table:style-name="ce89" office:value-type="string" calcext:value-type="string">
            <text:p>Ref to calc angle</text:p>
          </table:table-cell>
          <table:table-cell table:style-name="ce89" office:value-type="string" calcext:value-type="string">
            <text:p>Spring Angle (deg)</text:p>
          </table:table-cell>
          <table:table-cell table:style-name="ce89" office:value-type="string" calcext:value-type="string">
            <text:p>Angle Ref to Horz (deg)</text:p>
          </table:table-cell>
          <table:table-cell table:style-name="ce89" office:value-type="string" calcext:value-type="string">
            <text:p>Torque (N-mm)</text:p>
          </table:table-cell>
          <table:table-cell table:style-name="ce89" office:value-type="string" calcext:value-type="string">
            <text:p>F (N)</text:p>
          </table:table-cell>
          <table:table-cell table:style-name="ce89" office:value-type="string" calcext:value-type="string">
            <text:p>Fx (N)</text:p>
          </table:table-cell>
          <table:table-cell table:style-name="ce89" office:value-type="string" calcext:value-type="string">
            <text:p>Fx x2 (N)</text:p>
          </table:table-cell>
          <table:table-cell table:style-name="ce123" office:value-type="string" calcext:value-type="string">
            <text:p><text:span text:style-name="T41">Fy </text:span><text:span text:style-name="T42">(N)</text:span></text:p>
          </table:table-cell>
          <table:table-cell table:style-name="ce89" office:value-type="string" calcext:value-type="string">
            <text:p>Fy x2 (N)</text:p>
          </table:table-cell>
          <table:table-cell table:style-name="ce89" office:value-type="string" calcext:value-type="string">
            <text:p>PE (N-mm)</text:p>
          </table:table-cell>
          <table:table-cell table:style-name="ce89" office:value-type="string" calcext:value-type="string">
            <text:p>F<text:span text:style-name="T6">loss</text:span> (N)</text:p>
          </table:table-cell>
          <table:table-cell table:style-name="ce89" office:value-type="string" calcext:value-type="string">
            <text:p>PE<text:span text:style-name="T6">loss</text:span> (N-mm)</text:p>
          </table:table-cell>
          <table:table-cell table:style-name="ce74" office:value-type="string" calcext:value-type="string">
            <text:p>PE – PE<text:span text:style-name="T6">loss</text:span> (N-mm)</text:p>
          </table:table-cell>
          <table:table-cell table:style-name="ce89" office:value-type="string" calcext:value-type="string">
            <text:p>PE (N-mm) w/Loss (%)</text:p>
          </table:table-cell>
          <table:table-cell table:style-name="ce89" office:value-type="string" calcext:value-type="string">
            <text:p><text:span text:style-name="T43">V</text:span><text:span text:style-name="T44"> (m/s)</text:span></text:p>
          </table:table-cell>
          <table:table-cell table:style-name="ce89" office:value-type="string" calcext:value-type="string">
            <text:p>Distance (m)</text:p>
          </table:table-cell>
          <table:table-cell table:style-name="ce89" office:value-type="string" calcext:value-type="string">
            <text:p>Distance (in)</text:p>
          </table:table-cell>
          <table:table-cell table:style-name="ce124" table:number-columns-repeated="2"/>
          <table:table-cell table:style-name="ce89" table:number-columns-repeated="989"/>
        </table:table-row>
        <table:table-row table:style-name="ro1">
          <table:table-cell table:style-name="ce61" office:value-type="string" calcext:value-type="string">
            <text:p>Spring data</text:p>
          </table:table-cell>
          <table:table-cell table:style-name="ce61" table:number-columns-repeated="5"/>
          <table:table-cell table:style-name="ce19" office:value-type="float" office:value="45" calcext:value-type="float">
            <text:p>45</text:p>
          </table:table-cell>
          <table:table-cell table:style-name="ce19" table:formula="of:= (([.$D$21]+[.$D$76] + [.$D$57])-([.G2]+[.$D$24]))" office:value-type="float" office:value="4.33903127540416" calcext:value-type="float">
            <text:p>4.33903127540416</text:p>
          </table:table-cell>
          <table:table-cell table:style-name="ce19" table:formula="of:=[.$D$76] - [.H2]" office:value-type="float" office:value="18.2365043481454" calcext:value-type="float">
            <text:p>18.2365043481454</text:p>
          </table:table-cell>
          <table:table-cell table:style-name="ce19" table:formula="of:=GETTANGENTPOINTX([.$D$80];[.$D$81];[.$D$82];[.$D$83];[.I2])" office:value-type="float" office:value="0.324420340326387" calcext:value-type="float">
            <text:p>0.324420340326387</text:p>
          </table:table-cell>
          <table:table-cell table:style-name="ce19" table:formula="of:=GETTANGENTPOINTY([.$D$80];[.$D$81];[.$D$82];[.$D$83];[.I2])" office:value-type="float" office:value="2.89532101200068" calcext:value-type="float">
            <text:p>2.89532101200068</text:p>
          </table:table-cell>
          <table:table-cell table:style-name="ce131" table:formula="of:=SQRT(([.$D$83]-[.J2])^2 +([.I2]-[.K2])^2)" office:value-type="float" office:value="28.9024261682416" calcext:value-type="float">
            <text:p>28.9024261682416</text:p>
          </table:table-cell>
          <table:table-cell table:style-name="ce115" table:formula="of:=SQRT(([.J2]-[.$D$83])^2 +([.K2]-[.K2])^2)" office:value-type="float" office:value="24.4948633851559" calcext:value-type="float">
            <text:p>24.4948633851559</text:p>
          </table:table-cell>
          <table:table-cell table:style-name="ce19" table:formula="of:=SQRT([.L2]^2 - [.M2]^2)" office:value-type="float" office:value="15.3411833361447" calcext:value-type="float">
            <text:p>15.3411833361447</text:p>
          </table:table-cell>
          <table:table-cell table:style-name="ce19" table:formula="of:=SQRT(([.$D$72]-[.J2])^2 + ([.$D$73]-[.K2])^2)" office:value-type="float" office:value="0.397990971779161" calcext:value-type="float">
            <text:p>0.397990971779161</text:p>
          </table:table-cell>
          <table:table-cell table:style-name="ce19" table:formula="of:=DEGREES(ACOS(([.$D$39]^2 + [.$D$39]^2 - [.O2]^2)/(2 * [.$D$39] * [.$D$39])))" office:value-type="float" office:value="6.6786048143099" calcext:value-type="float">
            <text:p>6.6786048143099</text:p>
          </table:table-cell>
          <table:table-cell table:style-name="ce19" table:formula="of:=DEGREES(ACOS(([.L2]^2 + [.M2]^2 - [.N2]^2)/(2 * [.L2] * [.M2])))" office:value-type="float" office:value="32.0589984860522" calcext:value-type="float">
            <text:p>32.0589984860522</text:p>
          </table:table-cell>
          <table:table-cell table:style-name="ce19" table:formula="of:=([.$D$105] * [.P2])" office:value-type="float" office:value="15.9016509925159" calcext:value-type="float">
            <text:p>15.9016509925159</text:p>
          </table:table-cell>
          <table:table-cell table:style-name="ce19" table:formula="of:=([.R2] / [.L2])" office:value-type="float" office:value="0.550183949954653" calcext:value-type="float">
            <text:p>0.550183949954653</text:p>
          </table:table-cell>
          <table:table-cell table:style-name="ce19" table:formula="of:=[.S2] * SIN(RADIANS([.Q2]))" office:value-type="float" office:value="0.292033367570129" calcext:value-type="float">
            <text:p>0.292033367570129</text:p>
          </table:table-cell>
          <table:table-cell table:style-name="ce19" table:formula="of:=[.T2] * 2" office:value-type="float" office:value="0.584066735140257" calcext:value-type="float">
            <text:p>0.584066735140257</text:p>
          </table:table-cell>
          <table:table-cell table:style-name="ce19" table:formula="of:=[.S2] * COS(RADIANS([.Q2]))" office:value-type="float" office:value="0.466281986584678" calcext:value-type="float">
            <text:p>0.466281986584678</text:p>
          </table:table-cell>
          <table:table-cell table:style-name="ce119" table:formula="of:=([.V2] * 2)" office:value-type="float" office:value="0.932563973169357" calcext:value-type="float">
            <text:p>0.932563973169357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58" table:formula="of:=[.X2] - [.Z2]" office:value-type="float" office:value="0" calcext:value-type="float">
            <text:p>0</text:p>
          </table:table-cell>
          <table:table-cell table:style-name="ce19" table:formula="of:= MAX(0; [.AA2] * [.$AF$7])" office:value-type="float" office:value="0" calcext:value-type="float">
            <text:p>0</text:p>
          </table:table-cell>
          <table:table-cell table:style-name="ce58" table:formula="of:=SQRT(2 * [.AB2] / [.$D$126])" office:value-type="float" office:value="0" calcext:value-type="float">
            <text:p>0</text:p>
          </table:table-cell>
          <table:table-cell table:style-name="ce92" table:formula="of:= GETIMPACTDISTANCE([.AC2]; [.$D$117]; [.$D$116]; [.$AF$11]; [.$AF$9])" office:value-type="float" office:value="0" calcext:value-type="float">
            <text:p>0</text:p>
          </table:table-cell>
          <table:table-cell table:style-name="ce58" table:formula="of:=[.AD2] / 0.0254" office:value-type="float" office:value="0" calcext:value-type="float">
            <text:p>0</text:p>
          </table:table-cell>
          <table:table-cell table:style-name="ce117" office:value-type="string" calcext:value-type="string">
            <text:p>Friction Coefficient</text:p>
          </table:table-cell>
          <table:table-cell table:style-name="Default"/>
          <table:table-cell table:style-name="ce79"/>
          <table:table-cell table:style-name="ce66" table:number-columns-repeated="5"/>
          <table:table-cell table:style-name="ce61" table:number-columns-repeated="983"/>
        </table:table-row>
        <table:table-row table:style-name="ro1">
          <table:table-cell table:style-name="ce90" office:value-type="string" calcext:value-type="string">
            <text:p>Spring Select</text:p>
          </table:table-cell>
          <table:table-cell table:style-name="ce35" table:formula="of:= [.D3]" office:value-type="string" office:string-value="9287K33" calcext:value-type="string">
            <text:p>9287K33</text:p>
          </table:table-cell>
          <table:table-cell table:style-name="ce19" office:value-type="string" calcext:value-type="string">
            <text:p>---</text:p>
          </table:table-cell>
          <table:table-cell table:style-name="ce59" table:content-validation-name="val2" office:value-type="string" calcext:value-type="string">
            <text:p>9287K33</text:p>
          </table:table-cell>
          <table:table-cell table:style-name="ce19" office:value-type="string" calcext:value-type="string">
            <text:p>---</text:p>
          </table:table-cell>
          <table:table-cell office:value-type="string" calcext:value-type="string">
            <text:p>Spring</text:p>
          </table:table-cell>
          <table:table-cell office:value-type="float" office:value="44" calcext:value-type="float">
            <text:p>44</text:p>
          </table:table-cell>
          <table:table-cell table:style-name="ce19" table:formula="of:= (([.$D$21]+[.$D$76] + [.$D$57])-([.G3]+[.$D$24]))" office:value-type="float" office:value="5.33903127540416" calcext:value-type="float">
            <text:p>5.33903127540416</text:p>
          </table:table-cell>
          <table:table-cell table:style-name="ce19" table:formula="of:=[.$D$76] - [.H3]" office:value-type="float" office:value="17.2365043481454" calcext:value-type="float">
            <text:p>17.2365043481454</text:p>
          </table:table-cell>
          <table:table-cell table:style-name="ce19" table:formula="of:=GETTANGENTPOINTX([.$D$80];[.$D$81];[.$D$82];[.$D$83];[.I3])" office:value-type="float" office:value="0.411836496430024" calcext:value-type="float">
            <text:p>0.411836496430024</text:p>
          </table:table-cell>
          <table:table-cell table:style-name="ce19" table:formula="of:=GETTANGENTPOINTY([.$D$80];[.$D$81];[.$D$82];[.$D$83];[.I3])" office:value-type="float" office:value="2.94826619659593" calcext:value-type="float">
            <text:p>2.94826619659593</text:p>
          </table:table-cell>
          <table:table-cell table:style-name="ce131" table:formula="of:=SQRT(([.$D$83]-[.J3])^2 +([.I3]-[.K3])^2)" office:value-type="float" office:value="28.2821008716532" calcext:value-type="float">
            <text:p>28.2821008716532</text:p>
          </table:table-cell>
          <table:table-cell table:style-name="ce115" table:formula="of:=SQRT(([.J3]-[.$D$83])^2 +([.K3]-[.K3])^2)" office:value-type="float" office:value="24.4074472290523" calcext:value-type="float">
            <text:p>24.4074472290523</text:p>
          </table:table-cell>
          <table:table-cell table:style-name="ce19" table:formula="of:=SQRT([.L3]^2 - [.M3]^2)" office:value-type="float" office:value="14.2882381515495" calcext:value-type="float">
            <text:p>14.2882381515495</text:p>
          </table:table-cell>
          <table:table-cell table:style-name="ce19" table:formula="of:=SQRT(([.$D$72]-[.J3])^2 + ([.$D$73]-[.K3])^2)" office:value-type="float" office:value="0.499972613779996" calcext:value-type="float">
            <text:p>0.499972613779996</text:p>
          </table:table-cell>
          <table:table-cell table:style-name="ce19" table:formula="of:=DEGREES(ACOS(([.$D$39]^2 + [.$D$39]^2 - [.O3]^2)/(2 * [.$D$39] * [.$D$39])))" office:value-type="float" office:value="8.39269003911599" calcext:value-type="float">
            <text:p>8.39269003911599</text:p>
          </table:table-cell>
          <table:table-cell table:style-name="ce19" table:formula="of:=DEGREES(ACOS(([.L3]^2 + [.M3]^2 - [.N3]^2)/(2 * [.L3] * [.M3])))" office:value-type="float" office:value="30.3449132612461" calcext:value-type="float">
            <text:p>30.3449132612461</text:p>
          </table:table-cell>
          <table:table-cell table:style-name="ce19" table:formula="of:=([.$D$105] * [.P3])" office:value-type="float" office:value="19.9828604328308" calcext:value-type="float">
            <text:p>19.9828604328308</text:p>
          </table:table-cell>
          <table:table-cell table:style-name="ce19" table:formula="of:=([.R3] / [.L3])" office:value-type="float" office:value="0.706555023034354" calcext:value-type="float">
            <text:p>0.706555023034354</text:p>
          </table:table-cell>
          <table:table-cell table:style-name="ce19" table:formula="of:=[.S3] * SIN(RADIANS([.Q3]))" office:value-type="float" office:value="0.356954615291925" calcext:value-type="float">
            <text:p>0.356954615291925</text:p>
          </table:table-cell>
          <table:table-cell table:style-name="ce19" table:formula="of:=[.T3] * 2" office:value-type="float" office:value="0.71390923058385" calcext:value-type="float">
            <text:p>0.71390923058385</text:p>
          </table:table-cell>
          <table:table-cell table:style-name="ce19" table:formula="of:=[.S3] * COS(RADIANS([.Q3]))" office:value-type="float" office:value="0.60975683940147" calcext:value-type="float">
            <text:p>0.60975683940147</text:p>
          </table:table-cell>
          <table:table-cell table:style-name="ce119" table:formula="of:=([.V3] * 2)" office:value-type="float" office:value="1.21951367880294" calcext:value-type="float">
            <text:p>1.21951367880294</text:p>
          </table:table-cell>
          <table:table-cell table:style-name="ce19" table:formula="of:= ([.W3] + [.X2])" office:value-type="float" office:value="1.21951367880294" calcext:value-type="float">
            <text:p>1.2195136788029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]+[.Z2]" office:value-type="float" office:value="0.561901284365069" calcext:value-type="float">
            <text:p>0.561901284365069</text:p>
          </table:table-cell>
          <table:table-cell table:style-name="ce58" table:formula="of:=[.X3] - [.Z3]" office:value-type="float" office:value="0.657612394437872" calcext:value-type="float">
            <text:p>0.657612394437872</text:p>
          </table:table-cell>
          <table:table-cell table:style-name="ce19" table:formula="of:= MAX(0; [.AA3] * [.$AF$7])" office:value-type="float" office:value="0.447176428217753" calcext:value-type="float">
            <text:p>0.447176428217753</text:p>
          </table:table-cell>
          <table:table-cell table:style-name="ce58" table:formula="of:=SQRT(2 * [.AB3] / [.$D$126])" office:value-type="float" office:value="0.301785733534438" calcext:value-type="float">
            <text:p>0.301785733534438</text:p>
          </table:table-cell>
          <table:table-cell table:style-name="ce92" table:formula="of:= GETIMPACTDISTANCE([.AC3]; [.$D$117]; [.$D$116]; [.$AF$11]; [.$AF$9])" office:value-type="float" office:value="0.0196379243793397" calcext:value-type="float">
            <text:p>0.0196379243793397</text:p>
          </table:table-cell>
          <table:table-cell table:style-name="ce58" table:formula="of:=[.AD3] / 0.0254" office:value-type="float" office:value="0.773146629107864" calcext:value-type="float">
            <text:p>0.773146629107864</text:p>
          </table:table-cell>
          <table:table-cell table:style-name="ce99" office:value-type="float" office:value="0" calcext:value-type="float">
            <text:p>0</text:p>
          </table:table-cell>
          <table:table-cell table:style-name="ce122"/>
          <table:table-cell table:style-name="ce79"/>
          <table:table-cell table:style-name="ce66" table:number-columns-repeated="5"/>
          <table:table-cell table:style-name="ce19" table:number-columns-repeated="983"/>
        </table:table-row>
        <table:table-row table:style-name="ro1">
          <table:table-cell table:style-name="ce91" office:value-type="string" calcext:value-type="string">
            <text:p>Wire Diameter (d)</text:p>
          </table:table-cell>
          <table:table-cell table:style-name="ce35" table:formula="of:=VLOOKUP([.D3];[$Springs.A2:$Springs.M5];5;0)" office:value-type="float" office:value="0.04" calcext:value-type="float">
            <text:p>0.04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4]*25.4" office:value-type="float" office:value="1.016" calcext:value-type="float">
            <text:p>1.01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19" office:value-type="float" office:value="43" calcext:value-type="float">
            <text:p>43</text:p>
          </table:table-cell>
          <table:table-cell table:style-name="ce19" table:formula="of:= (([.$D$21]+[.$D$76] + [.$D$57])-([.G4]+[.$D$24]))" office:value-type="float" office:value="6.33903127540416" calcext:value-type="float">
            <text:p>6.33903127540416</text:p>
          </table:table-cell>
          <table:table-cell table:style-name="ce19" table:formula="of:=[.$D$76] - [.H4]" office:value-type="float" office:value="16.2365043481454" calcext:value-type="float">
            <text:p>16.2365043481454</text:p>
          </table:table-cell>
          <table:table-cell table:style-name="ce19" table:formula="of:=GETTANGENTPOINTX([.$D$80];[.$D$81];[.$D$82];[.$D$83];[.I4])" office:value-type="float" office:value="0.504402915713315" calcext:value-type="float">
            <text:p>0.504402915713315</text:p>
          </table:table-cell>
          <table:table-cell table:style-name="ce19" table:formula="of:=GETTANGENTPOINTY([.$D$80];[.$D$81];[.$D$82];[.$D$83];[.I4])" office:value-type="float" office:value="3.00053848898716" calcext:value-type="float">
            <text:p>3.00053848898716</text:p>
          </table:table-cell>
          <table:table-cell table:style-name="ce131" table:formula="of:=SQRT(([.$D$83]-[.J4])^2 +([.I4]-[.K4])^2)" office:value-type="float" office:value="27.6840065925811" calcext:value-type="float">
            <text:p>27.6840065925811</text:p>
          </table:table-cell>
          <table:table-cell table:style-name="ce115" table:formula="of:=SQRT(([.J4]-[.$D$83])^2 +([.K4]-[.K4])^2)" office:value-type="float" office:value="24.314880809769" calcext:value-type="float">
            <text:p>24.314880809769</text:p>
          </table:table-cell>
          <table:table-cell table:style-name="ce19" table:formula="of:=SQRT([.L4]^2 - [.M4]^2)" office:value-type="float" office:value="13.2359658591582" calcext:value-type="float">
            <text:p>13.2359658591582</text:p>
          </table:table-cell>
          <table:table-cell table:style-name="ce19" table:formula="of:=SQRT(([.$D$72]-[.J4])^2 + ([.$D$73]-[.K4])^2)" office:value-type="float" office:value="0.605932959087816" calcext:value-type="float">
            <text:p>0.605932959087816</text:p>
          </table:table-cell>
          <table:table-cell table:style-name="ce19" table:formula="of:=DEGREES(ACOS(([.$D$39]^2 + [.$D$39]^2 - [.O4]^2)/(2 * [.$D$39] * [.$D$39])))" office:value-type="float" office:value="10.175648947437" calcext:value-type="float">
            <text:p>10.175648947437</text:p>
          </table:table-cell>
          <table:table-cell table:style-name="ce19" table:formula="of:=DEGREES(ACOS(([.L4]^2 + [.M4]^2 - [.N4]^2)/(2 * [.L4] * [.M4])))" office:value-type="float" office:value="28.5619543529251" calcext:value-type="float">
            <text:p>28.5619543529251</text:p>
          </table:table-cell>
          <table:table-cell table:style-name="ce19" table:formula="of:=([.$D$105] * [.P4])" office:value-type="float" office:value="24.2280570094225" calcext:value-type="float">
            <text:p>24.2280570094225</text:p>
          </table:table-cell>
          <table:table-cell table:style-name="ce19" table:formula="of:=([.R4] / [.L4])" office:value-type="float" office:value="0.875164399647098" calcext:value-type="float">
            <text:p>0.875164399647098</text:p>
          </table:table-cell>
          <table:table-cell table:style-name="ce19" table:formula="of:=[.S4] * SIN(RADIANS([.Q4]))" office:value-type="float" office:value="0.418423759441812" calcext:value-type="float">
            <text:p>0.418423759441812</text:p>
          </table:table-cell>
          <table:table-cell table:style-name="ce19" table:formula="of:=[.T4] * 2" office:value-type="float" office:value="0.836847518883625" calcext:value-type="float">
            <text:p>0.836847518883625</text:p>
          </table:table-cell>
          <table:table-cell table:style-name="ce19" table:formula="of:=[.S4] * COS(RADIANS([.Q4]))" office:value-type="float" office:value="0.768657455531555" calcext:value-type="float">
            <text:p>0.768657455531555</text:p>
          </table:table-cell>
          <table:table-cell table:style-name="ce119" table:formula="of:=([.V4] * 2)" office:value-type="float" office:value="1.53731491106311" calcext:value-type="float">
            <text:p>1.53731491106311</text:p>
          </table:table-cell>
          <table:table-cell table:style-name="ce19" table:formula="of:= ([.W4] + [.X3])" office:value-type="float" office:value="2.75682858986605" calcext:value-type="float">
            <text:p>2.75682858986605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4]+[.Z3]" office:value-type="float" office:value="1.12380256873014" calcext:value-type="float">
            <text:p>1.12380256873014</text:p>
          </table:table-cell>
          <table:table-cell table:style-name="ce58" table:formula="of:=[.X4] - [.Z4]" office:value-type="float" office:value="1.63302602113591" calcext:value-type="float">
            <text:p>1.63302602113591</text:p>
          </table:table-cell>
          <table:table-cell table:style-name="ce19" table:formula="of:= MAX(0; [.AA4] * [.$AF$7])" office:value-type="float" office:value="1.11045769437242" calcext:value-type="float">
            <text:p>1.11045769437242</text:p>
          </table:table-cell>
          <table:table-cell table:style-name="ce58" table:formula="of:=SQRT(2 * [.AB4] / [.$D$126])" office:value-type="float" office:value="0.475565414230582" calcext:value-type="float">
            <text:p>0.475565414230582</text:p>
          </table:table-cell>
          <table:table-cell table:style-name="ce92" table:formula="of:= GETIMPACTDISTANCE([.AC4]; [.$D$117]; [.$D$116]; [.$AF$11]; [.$AF$9])" office:value-type="float" office:value="0.0366929220558874" calcext:value-type="float">
            <text:p>0.0366929220558874</text:p>
          </table:table-cell>
          <table:table-cell table:style-name="ce58" table:formula="of:=[.AD4] / 0.0254" office:value-type="float" office:value="1.44460323054675" calcext:value-type="float">
            <text:p>1.44460323054675</text:p>
          </table:table-cell>
          <table:table-cell table:style-name="ce117" office:value-type="string" calcext:value-type="string">
            <text:p><text:span text:style-name="T42">Spring Force</text:span> Offset (N)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Outer Diameter</text:p>
          </table:table-cell>
          <table:table-cell table:style-name="ce21" table:formula="of:=VLOOKUP([.D3];[$Springs.A2:$Springs.M5];3;0)" office:value-type="float" office:value="0.309" calcext:value-type="float">
            <text:p>0.309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5]*25.4" office:value-type="float" office:value="7.8486" calcext:value-type="float">
            <text:p>7.848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42" calcext:value-type="float">
            <text:p>42</text:p>
          </table:table-cell>
          <table:table-cell table:style-name="ce19" table:formula="of:= (([.$D$21]+[.$D$76] + [.$D$57])-([.G5]+[.$D$24]))" office:value-type="float" office:value="7.33903127540416" calcext:value-type="float">
            <text:p>7.33903127540416</text:p>
          </table:table-cell>
          <table:table-cell table:style-name="ce19" table:formula="of:=[.$D$76] - [.H5]" office:value-type="float" office:value="15.2365043481454" calcext:value-type="float">
            <text:p>15.2365043481454</text:p>
          </table:table-cell>
          <table:table-cell table:style-name="ce19" table:formula="of:=GETTANGENTPOINTX([.$D$80];[.$D$81];[.$D$82];[.$D$83];[.I5])" office:value-type="float" office:value="0.602271001361872" calcext:value-type="float">
            <text:p>0.602271001361872</text:p>
          </table:table-cell>
          <table:table-cell table:style-name="ce19" table:formula="of:=GETTANGENTPOINTY([.$D$80];[.$D$81];[.$D$82];[.$D$83];[.I5])" office:value-type="float" office:value="3.05178001636123" calcext:value-type="float">
            <text:p>3.05178001636123</text:p>
          </table:table-cell>
          <table:table-cell table:style-name="ce131" table:formula="of:=SQRT(([.$D$83]-[.J5])^2 +([.I5]-[.K5])^2)" office:value-type="float" office:value="27.1096147579006" calcext:value-type="float">
            <text:p>27.1096147579006</text:p>
          </table:table-cell>
          <table:table-cell table:style-name="ce115" table:formula="of:=SQRT(([.J5]-[.$D$83])^2 +([.K5]-[.K5])^2)" office:value-type="float" office:value="24.2170127241204" calcext:value-type="float">
            <text:p>24.2170127241204</text:p>
          </table:table-cell>
          <table:table-cell table:style-name="ce19" table:formula="of:=SQRT([.L5]^2 - [.M5]^2)" office:value-type="float" office:value="12.1847243317842" calcext:value-type="float">
            <text:p>12.1847243317842</text:p>
          </table:table-cell>
          <table:table-cell table:style-name="ce19" table:formula="of:=SQRT(([.$D$72]-[.J5])^2 + ([.$D$73]-[.K5])^2)" office:value-type="float" office:value="0.715889557056861" calcext:value-type="float">
            <text:p>0.715889557056861</text:p>
          </table:table-cell>
          <table:table-cell table:style-name="ce19" table:formula="of:=DEGREES(ACOS(([.$D$39]^2 + [.$D$39]^2 - [.O5]^2)/(2 * [.$D$39] * [.$D$39])))" office:value-type="float" office:value="12.0284726495499" calcext:value-type="float">
            <text:p>12.0284726495499</text:p>
          </table:table-cell>
          <table:table-cell table:style-name="ce19" table:formula="of:=DEGREES(ACOS(([.L5]^2 + [.M5]^2 - [.N5]^2)/(2 * [.L5] * [.M5])))" office:value-type="float" office:value="26.7091306508121" calcext:value-type="float">
            <text:p>26.7091306508121</text:p>
          </table:table-cell>
          <table:table-cell table:style-name="ce19" table:formula="of:=([.$D$105] * [.P5])" office:value-type="float" office:value="28.6396005399714" calcext:value-type="float">
            <text:p>28.6396005399714</text:p>
          </table:table-cell>
          <table:table-cell table:style-name="ce19" table:formula="of:=([.R5] / [.L5])" office:value-type="float" office:value="1.05643701674606" calcext:value-type="float">
            <text:p>1.05643701674606</text:p>
          </table:table-cell>
          <table:table-cell table:style-name="ce19" table:formula="of:=[.S5] * SIN(RADIANS([.Q5]))" office:value-type="float" office:value="0.474827618831865" calcext:value-type="float">
            <text:p>0.474827618831865</text:p>
          </table:table-cell>
          <table:table-cell table:style-name="ce19" table:formula="of:=[.T5] * 2" office:value-type="float" office:value="0.949655237663731" calcext:value-type="float">
            <text:p>0.949655237663731</text:p>
          </table:table-cell>
          <table:table-cell table:style-name="ce19" table:formula="of:=[.S5] * COS(RADIANS([.Q5]))" office:value-type="float" office:value="0.943714947823636" calcext:value-type="float">
            <text:p>0.943714947823636</text:p>
          </table:table-cell>
          <table:table-cell table:style-name="ce119" table:formula="of:=([.V5] * 2)" office:value-type="float" office:value="1.88742989564727" calcext:value-type="float">
            <text:p>1.88742989564727</text:p>
          </table:table-cell>
          <table:table-cell table:style-name="ce19" table:formula="of:= ([.W5] + [.X4])" office:value-type="float" office:value="4.64425848551332" calcext:value-type="float">
            <text:p>4.6442584855133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5]+[.Z4]" office:value-type="float" office:value="1.68570385309521" calcext:value-type="float">
            <text:p>1.68570385309521</text:p>
          </table:table-cell>
          <table:table-cell table:style-name="ce58" table:formula="of:=[.X5] - [.Z5]" office:value-type="float" office:value="2.95855463241811" calcext:value-type="float">
            <text:p>2.95855463241811</text:p>
          </table:table-cell>
          <table:table-cell table:style-name="ce19" table:formula="of:= MAX(0; [.AA5] * [.$AF$7])" office:value-type="float" office:value="2.01181715004432" calcext:value-type="float">
            <text:p>2.01181715004432</text:p>
          </table:table-cell>
          <table:table-cell table:style-name="ce58" table:formula="of:=SQRT(2 * [.AB5] / [.$D$126])" office:value-type="float" office:value="0.640108371368944" calcext:value-type="float">
            <text:p>0.640108371368944</text:p>
          </table:table-cell>
          <table:table-cell table:style-name="ce92" table:formula="of:= GETIMPACTDISTANCE([.AC5]; [.$D$117]; [.$D$116]; [.$AF$11]; [.$AF$9])" office:value-type="float" office:value="0.0572643048486045" calcext:value-type="float">
            <text:p>0.0572643048486045</text:p>
          </table:table-cell>
          <table:table-cell table:style-name="ce58" table:formula="of:=[.AD5] / 0.0254" office:value-type="float" office:value="2.25450019088994" calcext:value-type="float">
            <text:p>2.25450019088994</text:p>
          </table:table-cell>
          <table:table-cell table:style-name="ce101" office:value-type="float" office:value="0.5" calcext:value-type="float">
            <text:p>0.5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Mean Diameter (D)</text:p>
          </table:table-cell>
          <table:table-cell table:style-name="ce20" table:formula="of:=[.B5] - [.B4]" office:value-type="float" office:value="0.269" calcext:value-type="float">
            <text:p>0.269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6]*25.4" office:value-type="float" office:value="6.8326" calcext:value-type="float">
            <text:p>6.83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 (calculated)</text:p>
          </table:table-cell>
          <table:table-cell table:style-name="ce19" office:value-type="float" office:value="41" calcext:value-type="float">
            <text:p>41</text:p>
          </table:table-cell>
          <table:table-cell table:style-name="ce19" table:formula="of:= (([.$D$21]+[.$D$76] + [.$D$57])-([.G6]+[.$D$24]))" office:value-type="float" office:value="8.33903127540416" calcext:value-type="float">
            <text:p>8.33903127540416</text:p>
          </table:table-cell>
          <table:table-cell table:style-name="ce19" table:formula="of:=[.$D$76] - [.H6]" office:value-type="float" office:value="14.2365043481454" calcext:value-type="float">
            <text:p>14.2365043481454</text:p>
          </table:table-cell>
          <table:table-cell table:style-name="ce19" table:formula="of:=GETTANGENTPOINTX([.$D$80];[.$D$81];[.$D$82];[.$D$83];[.I6])" office:value-type="float" office:value="0.705554402320781" calcext:value-type="float">
            <text:p>0.705554402320781</text:p>
          </table:table-cell>
          <table:table-cell table:style-name="ce19" table:formula="of:=GETTANGENTPOINTY([.$D$80];[.$D$81];[.$D$82];[.$D$83];[.I6])" office:value-type="float" office:value="3.1015925049922" calcext:value-type="float">
            <text:p>3.1015925049922</text:p>
          </table:table-cell>
          <table:table-cell table:style-name="ce131" table:formula="of:=SQRT(([.$D$83]-[.J6])^2 +([.I6]-[.K6])^2)" office:value-type="float" office:value="26.5604631666222" calcext:value-type="float">
            <text:p>26.5604631666222</text:p>
          </table:table-cell>
          <table:table-cell table:style-name="ce115" table:formula="of:=SQRT(([.J6]-[.$D$83])^2 +([.K6]-[.K6])^2)" office:value-type="float" office:value="24.1137293231615" calcext:value-type="float">
            <text:p>24.1137293231615</text:p>
          </table:table-cell>
          <table:table-cell table:style-name="ce19" table:formula="of:=SQRT([.L6]^2 - [.M6]^2)" office:value-type="float" office:value="11.1349118431532" calcext:value-type="float">
            <text:p>11.1349118431532</text:p>
          </table:table-cell>
          <table:table-cell table:style-name="ce19" table:formula="of:=SQRT(([.$D$72]-[.J6])^2 + ([.$D$73]-[.K6])^2)" office:value-type="float" office:value="0.829825566282477" calcext:value-type="float">
            <text:p>0.829825566282477</text:p>
          </table:table-cell>
          <table:table-cell table:style-name="ce19" table:formula="of:=DEGREES(ACOS(([.$D$39]^2 + [.$D$39]^2 - [.O6]^2)/(2 * [.$D$39] * [.$D$39])))" office:value-type="float" office:value="13.9516935527611" calcext:value-type="float">
            <text:p>13.9516935527611</text:p>
          </table:table-cell>
          <table:table-cell table:style-name="ce19" table:formula="of:=DEGREES(ACOS(([.L6]^2 + [.M6]^2 - [.N6]^2)/(2 * [.L6] * [.M6])))" office:value-type="float" office:value="24.7859097476009" calcext:value-type="float">
            <text:p>24.7859097476009</text:p>
          </table:table-cell>
          <table:table-cell table:style-name="ce19" table:formula="of:=([.$D$105] * [.P6])" office:value-type="float" office:value="33.2187586777381" calcext:value-type="float">
            <text:p>33.2187586777381</text:p>
          </table:table-cell>
          <table:table-cell table:style-name="ce19" table:formula="of:=([.R6] / [.L6])" office:value-type="float" office:value="1.25068446545327" calcext:value-type="float">
            <text:p>1.25068446545327</text:p>
          </table:table-cell>
          <table:table-cell table:style-name="ce19" table:formula="of:=[.S6] * SIN(RADIANS([.Q6]))" office:value-type="float" office:value="0.524322982587296" calcext:value-type="float">
            <text:p>0.524322982587296</text:p>
          </table:table-cell>
          <table:table-cell table:style-name="ce19" table:formula="of:=[.T6] * 2" office:value-type="float" office:value="1.04864596517459" calcext:value-type="float">
            <text:p>1.04864596517459</text:p>
          </table:table-cell>
          <table:table-cell table:style-name="ce19" table:formula="of:=[.S6] * COS(RADIANS([.Q6]))" office:value-type="float" office:value="1.13547216701111" calcext:value-type="float">
            <text:p>1.13547216701111</text:p>
          </table:table-cell>
          <table:table-cell table:style-name="ce119" table:formula="of:=([.V6] * 2)" office:value-type="float" office:value="2.27094433402221" calcext:value-type="float">
            <text:p>2.27094433402221</text:p>
          </table:table-cell>
          <table:table-cell table:style-name="ce19" table:formula="of:= ([.W6] + [.X5])" office:value-type="float" office:value="6.91520281953554" calcext:value-type="float">
            <text:p>6.9152028195355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6]+[.Z5]" office:value-type="float" office:value="2.24760513746028" calcext:value-type="float">
            <text:p>2.24760513746028</text:p>
          </table:table-cell>
          <table:table-cell table:style-name="ce58" table:formula="of:=[.X6] - [.Z6]" office:value-type="float" office:value="4.66759768207526" calcext:value-type="float">
            <text:p>4.66759768207526</text:p>
          </table:table-cell>
          <table:table-cell table:style-name="ce19" table:formula="of:= MAX(0; [.AA6] * [.$AF$7])" office:value-type="float" office:value="3.17396642381117" calcext:value-type="float">
            <text:p>3.17396642381117</text:p>
          </table:table-cell>
          <table:table-cell table:style-name="ce58" table:formula="of:=SQRT(2 * [.AB6] / [.$D$126])" office:value-type="float" office:value="0.804008088818879" calcext:value-type="float">
            <text:p>0.804008088818879</text:p>
          </table:table-cell>
          <table:table-cell table:style-name="ce92" table:formula="of:= GETIMPACTDISTANCE([.AC6]; [.$D$117]; [.$D$116]; [.$AF$11]; [.$AF$9])" office:value-type="float" office:value="0.0824587567890973" calcext:value-type="float">
            <text:p>0.0824587567890973</text:p>
          </table:table-cell>
          <table:table-cell table:style-name="ce58" table:formula="of:=[.AD6] / 0.0254" office:value-type="float" office:value="3.24640774760226" calcext:value-type="float">
            <text:p>3.24640774760226</text:p>
          </table:table-cell>
          <table:table-cell table:style-name="ce81" office:value-type="string" calcext:value-type="string">
            <text:p>Efficiency %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Active Coils (n)</text:p>
          </table:table-cell>
          <table:table-cell table:style-name="ce21" table:formula="of:=VLOOKUP([.D3];[$Springs.A2:$Springs.M5];7;0)" office:value-type="float" office:value="3.25" calcext:value-type="float">
            <text:p>3.25</text:p>
          </table:table-cell>
          <table:table-cell table:style-name="ce19" office:value-type="string" calcext:value-type="string">
            <text:p>---</text:p>
          </table:table-cell>
          <table:table-cell table:style-name="ce21" table:formula="of:=[.B7]" office:value-type="float" office:value="3.25" calcext:value-type="float">
            <text:p>3.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data</text:p>
          </table:table-cell>
          <table:table-cell office:value-type="float" office:value="40" calcext:value-type="float">
            <text:p>40</text:p>
          </table:table-cell>
          <table:table-cell table:style-name="ce19" table:formula="of:= (([.$D$21]+[.$D$76] + [.$D$57])-([.G7]+[.$D$24]))" office:value-type="float" office:value="9.33903127540416" calcext:value-type="float">
            <text:p>9.33903127540416</text:p>
          </table:table-cell>
          <table:table-cell table:style-name="ce19" table:formula="of:=[.$D$76] - [.H7]" office:value-type="float" office:value="13.2365043481454" calcext:value-type="float">
            <text:p>13.2365043481454</text:p>
          </table:table-cell>
          <table:table-cell table:style-name="ce19" table:formula="of:=GETTANGENTPOINTX([.$D$80];[.$D$81];[.$D$82];[.$D$83];[.I7])" office:value-type="float" office:value="0.814319215587847" calcext:value-type="float">
            <text:p>0.814319215587847</text:p>
          </table:table-cell>
          <table:table-cell table:style-name="ce19" table:formula="of:=GETTANGENTPOINTY([.$D$80];[.$D$81];[.$D$82];[.$D$83];[.I7])" office:value-type="float" office:value="3.14953880800846" calcext:value-type="float">
            <text:p>3.14953880800846</text:p>
          </table:table-cell>
          <table:table-cell table:style-name="ce131" table:formula="of:=SQRT(([.$D$83]-[.J7])^2 +([.I7]-[.K7])^2)" office:value-type="float" office:value="26.0381488383718" calcext:value-type="float">
            <text:p>26.0381488383718</text:p>
          </table:table-cell>
          <table:table-cell table:style-name="ce115" table:formula="of:=SQRT(([.J7]-[.$D$83])^2 +([.K7]-[.K7])^2)" office:value-type="float" office:value="24.0049645098945" calcext:value-type="float">
            <text:p>24.0049645098945</text:p>
          </table:table-cell>
          <table:table-cell table:style-name="ce19" table:formula="of:=SQRT([.L7]^2 - [.M7]^2)" office:value-type="float" office:value="10.0869655401369" calcext:value-type="float">
            <text:p>10.0869655401369</text:p>
          </table:table-cell>
          <table:table-cell table:style-name="ce19" table:formula="of:=SQRT(([.$D$72]-[.J7])^2 + ([.$D$73]-[.K7])^2)" office:value-type="float" office:value="0.947684014093237" calcext:value-type="float">
            <text:p>0.947684014093237</text:p>
          </table:table-cell>
          <table:table-cell table:style-name="ce19" table:formula="of:=DEGREES(ACOS(([.$D$39]^2 + [.$D$39]^2 - [.O7]^2)/(2 * [.$D$39] * [.$D$39])))" office:value-type="float" office:value="15.9452962171642" calcext:value-type="float">
            <text:p>15.9452962171642</text:p>
          </table:table-cell>
          <table:table-cell table:style-name="ce19" table:formula="of:=DEGREES(ACOS(([.L7]^2 + [.M7]^2 - [.N7]^2)/(2 * [.L7] * [.M7])))" office:value-type="float" office:value="22.7923070831979" calcext:value-type="float">
            <text:p>22.7923070831979</text:p>
          </table:table-cell>
          <table:table-cell table:style-name="ce19" table:formula="of:=([.$D$105] * [.P7])" office:value-type="float" office:value="37.9654946605533" calcext:value-type="float">
            <text:p>37.9654946605533</text:p>
          </table:table-cell>
          <table:table-cell table:style-name="ce19" table:formula="of:=([.R7] / [.L7])" office:value-type="float" office:value="1.45807195804198" calcext:value-type="float">
            <text:p>1.45807195804198</text:p>
          </table:table-cell>
          <table:table-cell table:style-name="ce19" table:formula="of:=[.S7] * SIN(RADIANS([.Q7]))" office:value-type="float" office:value="0.564845131161373" calcext:value-type="float">
            <text:p>0.564845131161373</text:p>
          </table:table-cell>
          <table:table-cell table:style-name="ce19" table:formula="of:=[.T7] * 2" office:value-type="float" office:value="1.12969026232275" calcext:value-type="float">
            <text:p>1.12969026232275</text:p>
          </table:table-cell>
          <table:table-cell table:style-name="ce19" table:formula="of:=[.S7] * COS(RADIANS([.Q7]))" office:value-type="float" office:value="1.34421866250684" calcext:value-type="float">
            <text:p>1.34421866250684</text:p>
          </table:table-cell>
          <table:table-cell table:style-name="ce119" table:formula="of:=([.V7] * 2)" office:value-type="float" office:value="2.68843732501368" calcext:value-type="float">
            <text:p>2.68843732501368</text:p>
          </table:table-cell>
          <table:table-cell table:style-name="ce19" table:formula="of:= ([.W7] + [.X6])" office:value-type="float" office:value="9.60364014454921" calcext:value-type="float">
            <text:p>9.6036401445492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7]+[.Z6]" office:value-type="float" office:value="2.80950642182535" calcext:value-type="float">
            <text:p>2.80950642182535</text:p>
          </table:table-cell>
          <table:table-cell table:style-name="ce58" table:formula="of:=[.X7] - [.Z7]" office:value-type="float" office:value="6.79413372272386" calcext:value-type="float">
            <text:p>6.79413372272386</text:p>
          </table:table-cell>
          <table:table-cell table:style-name="ce19" table:formula="of:= MAX(0; [.AA7] * [.$AF$7])" office:value-type="float" office:value="4.62001093145223" calcext:value-type="float">
            <text:p>4.62001093145223</text:p>
          </table:table-cell>
          <table:table-cell table:style-name="ce58" table:formula="of:=SQRT(2 * [.AB7] / [.$D$126])" office:value-type="float" office:value="0.970020149228254" calcext:value-type="float">
            <text:p>0.970020149228254</text:p>
          </table:table-cell>
          <table:table-cell table:style-name="ce92" table:formula="of:= GETIMPACTDISTANCE([.AC7]; [.$D$117]; [.$D$116]; [.$AF$11]; [.$AF$9])" office:value-type="float" office:value="0.112981231703632" calcext:value-type="float">
            <text:p>0.112981231703632</text:p>
          </table:table-cell>
          <table:table-cell table:style-name="ce58" table:formula="of:=[.AD7] / 0.0254" office:value-type="float" office:value="4.44807998833195" calcext:value-type="float">
            <text:p>4.44807998833195</text:p>
          </table:table-cell>
          <table:table-cell table:style-name="ce101" office:value-type="float" office:value="0.68" calcext:value-type="float">
            <text:p>0.68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83"/>
        </table:table-row>
        <table:table-row table:style-name="ro1">
          <table:table-cell office:value-type="string" calcext:value-type="string">
            <text:p>Leg Length 1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8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19" office:value-type="float" office:value="39" calcext:value-type="float">
            <text:p>39</text:p>
          </table:table-cell>
          <table:table-cell table:style-name="ce19" table:formula="of:= (([.$D$21]+[.$D$76] + [.$D$57])-([.G8]+[.$D$24]))" office:value-type="float" office:value="10.3390312754042" calcext:value-type="float">
            <text:p>10.3390312754042</text:p>
          </table:table-cell>
          <table:table-cell table:style-name="ce19" table:formula="of:=[.$D$76] - [.H8]" office:value-type="float" office:value="12.2365043481454" calcext:value-type="float">
            <text:p>12.2365043481454</text:p>
          </table:table-cell>
          <table:table-cell table:style-name="ce19" table:formula="of:=GETTANGENTPOINTX([.$D$80];[.$D$81];[.$D$82];[.$D$83];[.I8])" office:value-type="float" office:value="0.928573593515789" calcext:value-type="float">
            <text:p>0.928573593515789</text:p>
          </table:table-cell>
          <table:table-cell table:style-name="ce19" table:formula="of:=GETTANGENTPOINTY([.$D$80];[.$D$81];[.$D$82];[.$D$83];[.I8])" office:value-type="float" office:value="3.19514628515153" calcext:value-type="float">
            <text:p>3.19514628515153</text:p>
          </table:table-cell>
          <table:table-cell table:style-name="ce131" table:formula="of:=SQRT(([.$D$83]-[.J8])^2 +([.I8]-[.K8])^2)" office:value-type="float" office:value="25.5443180811881" calcext:value-type="float">
            <text:p>25.5443180811881</text:p>
          </table:table-cell>
          <table:table-cell table:style-name="ce115" table:formula="of:=SQRT(([.J8]-[.$D$83])^2 +([.K8]-[.K8])^2)" office:value-type="float" office:value="23.8907101319665" calcext:value-type="float">
            <text:p>23.8907101319665</text:p>
          </table:table-cell>
          <table:table-cell table:style-name="ce19" table:formula="of:=SQRT([.L8]^2 - [.M8]^2)" office:value-type="float" office:value="9.04135806299388" calcext:value-type="float">
            <text:p>9.04135806299388</text:p>
          </table:table-cell>
          <table:table-cell table:style-name="ce19" table:formula="of:=SQRT(([.$D$72]-[.J8])^2 + ([.$D$73]-[.K8])^2)" office:value-type="float" office:value="1.06936207167913" calcext:value-type="float">
            <text:p>1.06936207167913</text:p>
          </table:table-cell>
          <table:table-cell table:style-name="ce19" table:formula="of:=DEGREES(ACOS(([.$D$39]^2 + [.$D$39]^2 - [.O8]^2)/(2 * [.$D$39] * [.$D$39])))" office:value-type="float" office:value="18.0086251509776" calcext:value-type="float">
            <text:p>18.0086251509776</text:p>
          </table:table-cell>
          <table:table-cell table:style-name="ce19" table:formula="of:=DEGREES(ACOS(([.L8]^2 + [.M8]^2 - [.N8]^2)/(2 * [.L8] * [.M8])))" office:value-type="float" office:value="20.7289781493845" calcext:value-type="float">
            <text:p>20.7289781493845</text:p>
          </table:table-cell>
          <table:table-cell table:style-name="ce19" table:formula="of:=([.$D$105] * [.P8])" office:value-type="float" office:value="42.8782477729938" calcext:value-type="float">
            <text:p>42.8782477729938</text:p>
          </table:table-cell>
          <table:table-cell table:style-name="ce19" table:formula="of:=([.R8] / [.L8])" office:value-type="float" office:value="1.67858259659596" calcext:value-type="float">
            <text:p>1.67858259659596</text:p>
          </table:table-cell>
          <table:table-cell table:style-name="ce19" table:formula="of:=[.S8] * SIN(RADIANS([.Q8]))" office:value-type="float" office:value="0.594130806150227" calcext:value-type="float">
            <text:p>0.594130806150227</text:p>
          </table:table-cell>
          <table:table-cell table:style-name="ce19" table:formula="of:=[.T8] * 2" office:value-type="float" office:value="1.18826161230045" calcext:value-type="float">
            <text:p>1.18826161230045</text:p>
          </table:table-cell>
          <table:table-cell table:style-name="ce19" table:formula="of:=[.S8] * COS(RADIANS([.Q8]))" office:value-type="float" office:value="1.56991978100097" calcext:value-type="float">
            <text:p>1.56991978100097</text:p>
          </table:table-cell>
          <table:table-cell table:style-name="ce119" table:formula="of:=([.V8] * 2)" office:value-type="float" office:value="3.13983956200193" calcext:value-type="float">
            <text:p>3.13983956200193</text:p>
          </table:table-cell>
          <table:table-cell table:style-name="ce19" table:formula="of:= ([.W8] + [.X7])" office:value-type="float" office:value="12.7434797065511" calcext:value-type="float">
            <text:p>12.743479706551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8]+[.Z7]" office:value-type="float" office:value="3.37140770619041" calcext:value-type="float">
            <text:p>3.37140770619041</text:p>
          </table:table-cell>
          <table:table-cell table:style-name="ce58" table:formula="of:=[.X8] - [.Z8]" office:value-type="float" office:value="9.37207200036074" calcext:value-type="float">
            <text:p>9.37207200036074</text:p>
          </table:table-cell>
          <table:table-cell table:style-name="ce19" table:formula="of:= MAX(0; [.AA8] * [.$AF$7])" office:value-type="float" office:value="6.3730089602453" calcext:value-type="float">
            <text:p>6.3730089602453</text:p>
          </table:table-cell>
          <table:table-cell table:style-name="ce58" table:formula="of:=SQRT(2 * [.AB8] / [.$D$126])" office:value-type="float" office:value="1.13928274147352" calcext:value-type="float">
            <text:p>1.13928274147352</text:p>
          </table:table-cell>
          <table:table-cell table:style-name="ce92" table:formula="of:= GETIMPACTDISTANCE([.AC8]; [.$D$117]; [.$D$116]; [.$AF$11]; [.$AF$9])" office:value-type="float" office:value="0.149373563296695" calcext:value-type="float">
            <text:p>0.149373563296695</text:p>
          </table:table-cell>
          <table:table-cell table:style-name="ce58" table:formula="of:=[.AD8] / 0.0254" office:value-type="float" office:value="5.88084894868878" calcext:value-type="float">
            <text:p>5.88084894868878</text:p>
          </table:table-cell>
          <table:table-cell table:style-name="ce79" office:value-type="string" calcext:value-type="string">
            <text:p>Drag Coefficient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office:value-type="string" calcext:value-type="string">
            <text:p>Leg Length 2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9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38" calcext:value-type="float">
            <text:p>38</text:p>
          </table:table-cell>
          <table:table-cell table:style-name="ce19" table:formula="of:= (([.$D$21]+[.$D$76] + [.$D$57])-([.G9]+[.$D$24]))" office:value-type="float" office:value="11.3390312754042" calcext:value-type="float">
            <text:p>11.3390312754042</text:p>
          </table:table-cell>
          <table:table-cell table:style-name="ce19" table:formula="of:=[.$D$76] - [.H9]" office:value-type="float" office:value="11.2365043481454" calcext:value-type="float">
            <text:p>11.2365043481454</text:p>
          </table:table-cell>
          <table:table-cell table:style-name="ce19" table:formula="of:=GETTANGENTPOINTX([.$D$80];[.$D$81];[.$D$82];[.$D$83];[.I9])" office:value-type="float" office:value="1.04825716163247" calcext:value-type="float">
            <text:p>1.04825716163247</text:p>
          </table:table-cell>
          <table:table-cell table:style-name="ce19" table:formula="of:=GETTANGENTPOINTY([.$D$80];[.$D$81];[.$D$82];[.$D$83];[.I9])" office:value-type="float" office:value="3.23791236971781" calcext:value-type="float">
            <text:p>3.23791236971781</text:p>
          </table:table-cell>
          <table:table-cell table:style-name="ce131" table:formula="of:=SQRT(([.$D$83]-[.J9])^2 +([.I9]-[.K9])^2)" office:value-type="float" office:value="25.0806534511488" calcext:value-type="float">
            <text:p>25.0806534511488</text:p>
          </table:table-cell>
          <table:table-cell table:style-name="ce115" table:formula="of:=SQRT(([.J9]-[.$D$83])^2 +([.K9]-[.K9])^2)" office:value-type="float" office:value="23.7710265638498" calcext:value-type="float">
            <text:p>23.7710265638498</text:p>
          </table:table-cell>
          <table:table-cell table:style-name="ce19" table:formula="of:=SQRT([.L9]^2 - [.M9]^2)" office:value-type="float" office:value="7.9985919784276" calcext:value-type="float">
            <text:p>7.9985919784276</text:p>
          </table:table-cell>
          <table:table-cell table:style-name="ce19" table:formula="of:=SQRT(([.$D$72]-[.J9])^2 + ([.$D$73]-[.K9])^2)" office:value-type="float" office:value="1.19470563244159" calcext:value-type="float">
            <text:p>1.19470563244159</text:p>
          </table:table-cell>
          <table:table-cell table:style-name="ce19" table:formula="of:=DEGREES(ACOS(([.$D$39]^2 + [.$D$39]^2 - [.O9]^2)/(2 * [.$D$39] * [.$D$39])))" office:value-type="float" office:value="20.1402930533037" calcext:value-type="float">
            <text:p>20.1402930533037</text:p>
          </table:table-cell>
          <table:table-cell table:style-name="ce19" table:formula="of:=DEGREES(ACOS(([.L9]^2 + [.M9]^2 - [.N9]^2)/(2 * [.L9] * [.M9])))" office:value-type="float" office:value="18.5973102470584" calcext:value-type="float">
            <text:p>18.5973102470584</text:p>
          </table:table-cell>
          <table:table-cell table:style-name="ce19" table:formula="of:=([.$D$105] * [.P9])" office:value-type="float" office:value="47.9537148738632" calcext:value-type="float">
            <text:p>47.9537148738632</text:p>
          </table:table-cell>
          <table:table-cell table:style-name="ce19" table:formula="of:=([.R9] / [.L9])" office:value-type="float" office:value="1.91198028262165" calcext:value-type="float">
            <text:p>1.91198028262165</text:p>
          </table:table-cell>
          <table:table-cell table:style-name="ce19" table:formula="of:=[.S9] * SIN(RADIANS([.Q9]))" office:value-type="float" office:value="0.60975883986742" calcext:value-type="float">
            <text:p>0.60975883986742</text:p>
          </table:table-cell>
          <table:table-cell table:style-name="ce19" table:formula="of:=[.T9] * 2" office:value-type="float" office:value="1.21951767973484" calcext:value-type="float">
            <text:p>1.21951767973484</text:p>
          </table:table-cell>
          <table:table-cell table:style-name="ce19" table:formula="of:=[.S9] * COS(RADIANS([.Q9]))" office:value-type="float" office:value="1.81214313958294" calcext:value-type="float">
            <text:p>1.81214313958294</text:p>
          </table:table-cell>
          <table:table-cell table:style-name="ce119" table:formula="of:=([.V9] * 2)" office:value-type="float" office:value="3.62428627916588" calcext:value-type="float">
            <text:p>3.62428627916588</text:p>
          </table:table-cell>
          <table:table-cell table:style-name="ce19" table:formula="of:= ([.W9] + [.X8])" office:value-type="float" office:value="16.367765985717" calcext:value-type="float">
            <text:p>16.367765985717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9]+[.Z8]" office:value-type="float" office:value="3.93330899055548" calcext:value-type="float">
            <text:p>3.93330899055548</text:p>
          </table:table-cell>
          <table:table-cell table:style-name="ce58" table:formula="of:=[.X9] - [.Z9]" office:value-type="float" office:value="12.4344569951615" calcext:value-type="float">
            <text:p>12.4344569951615</text:p>
          </table:table-cell>
          <table:table-cell table:style-name="ce19" table:formula="of:= MAX(0; [.AA9] * [.$AF$7])" office:value-type="float" office:value="8.45543075670985" calcext:value-type="float">
            <text:p>8.45543075670985</text:p>
          </table:table-cell>
          <table:table-cell table:style-name="ce58" table:formula="of:=SQRT(2 * [.AB9] / [.$D$126])" office:value-type="float" office:value="1.3122818512694" calcext:value-type="float">
            <text:p>1.3122818512694</text:p>
          </table:table-cell>
          <table:table-cell table:style-name="ce92" table:formula="of:= GETIMPACTDISTANCE([.AC9]; [.$D$117]; [.$D$116]; [.$AF$11]; [.$AF$9])" office:value-type="float" office:value="0.192120829247371" calcext:value-type="float">
            <text:p>0.192120829247371</text:p>
          </table:table-cell>
          <table:table-cell table:style-name="ce58" table:formula="of:=[.AD9] / 0.0254" office:value-type="float" office:value="7.56381217509336" calcext:value-type="float">
            <text:p>7.56381217509336</text:p>
          </table:table-cell>
          <table:table-cell table:style-name="ce104" office:value-type="float" office:value="0.04" calcext:value-type="float">
            <text:p>0.04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23" office:value-type="string" calcext:value-type="string">
            <text:p>Spring angle</text:p>
          </table:table-cell>
          <table:table-cell table:style-name="ce21" table:formula="of:=360 * MOD([.B7];1)" office:value-type="float" office:value="90" calcext:value-type="float">
            <text:p>90</text:p>
          </table:table-cell>
          <table:table-cell table:style-name="ce19" office:value-type="string" calcext:value-type="string">
            <text:p>deg</text:p>
          </table:table-cell>
          <table:table-cell table:style-name="ce21" table:formula="of:=[.B10]"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pring data (calculated)</text:p>
          </table:table-cell>
          <table:table-cell table:style-name="ce19" office:value-type="float" office:value="37" calcext:value-type="float">
            <text:p>37</text:p>
          </table:table-cell>
          <table:table-cell table:style-name="ce19" table:formula="of:= (([.$D$21]+[.$D$76] + [.$D$57])-([.G10]+[.$D$24]))" office:value-type="float" office:value="12.3390312754042" calcext:value-type="float">
            <text:p>12.3390312754042</text:p>
          </table:table-cell>
          <table:table-cell table:style-name="ce19" table:formula="of:=[.$D$76] - [.H10]" office:value-type="float" office:value="10.2365043481454" calcext:value-type="float">
            <text:p>10.2365043481454</text:p>
          </table:table-cell>
          <table:table-cell table:style-name="ce19" table:formula="of:=GETTANGENTPOINTX([.$D$80];[.$D$81];[.$D$82];[.$D$83];[.I10])" office:value-type="float" office:value="1.17323079996928" calcext:value-type="float">
            <text:p>1.17323079996928</text:p>
          </table:table-cell>
          <table:table-cell table:style-name="ce19" table:formula="of:=GETTANGENTPOINTY([.$D$80];[.$D$81];[.$D$82];[.$D$83];[.I10])" office:value-type="float" office:value="3.2773125930515" calcext:value-type="float">
            <text:p>3.2773125930515</text:p>
          </table:table-cell>
          <table:table-cell table:style-name="ce131" table:formula="of:=SQRT(([.$D$83]-[.J10])^2 +([.I10]-[.K10])^2)" office:value-type="float" office:value="24.6488573536448" calcext:value-type="float">
            <text:p>24.6488573536448</text:p>
          </table:table-cell>
          <table:table-cell table:style-name="ce115" table:formula="of:=SQRT(([.J10]-[.$D$83])^2 +([.K10]-[.K10])^2)" office:value-type="float" office:value="23.646052925513" calcext:value-type="float">
            <text:p>23.646052925513</text:p>
          </table:table-cell>
          <table:table-cell table:style-name="ce19" table:formula="of:=SQRT([.L10]^2 - [.M10]^2)" office:value-type="float" office:value="6.9591917550939" calcext:value-type="float">
            <text:p>6.9591917550939</text:p>
          </table:table-cell>
          <table:table-cell table:style-name="ce19" table:formula="of:=SQRT(([.$D$72]-[.J10])^2 + ([.$D$73]-[.K10])^2)" office:value-type="float" office:value="1.32350454909638" calcext:value-type="float">
            <text:p>1.32350454909638</text:p>
          </table:table-cell>
          <table:table-cell table:style-name="ce19" table:formula="of:=DEGREES(ACOS(([.$D$39]^2 + [.$D$39]^2 - [.O10]^2)/(2 * [.$D$39] * [.$D$39])))" office:value-type="float" office:value="22.338094066478" calcext:value-type="float">
            <text:p>22.338094066478</text:p>
          </table:table-cell>
          <table:table-cell table:style-name="ce19" table:formula="of:=DEGREES(ACOS(([.L10]^2 + [.M10]^2 - [.N10]^2)/(2 * [.L10] * [.M10])))" office:value-type="float" office:value="16.3995092338841" calcext:value-type="float">
            <text:p>16.3995092338841</text:p>
          </table:table-cell>
          <table:table-cell table:style-name="ce19" table:formula="of:=([.$D$105] * [.P10])" office:value-type="float" office:value="53.1866438514264" calcext:value-type="float">
            <text:p>53.1866438514264</text:p>
          </table:table-cell>
          <table:table-cell table:style-name="ce19" table:formula="of:=([.R10] / [.L10])" office:value-type="float" office:value="2.15777320174891" calcext:value-type="float">
            <text:p>2.15777320174891</text:p>
          </table:table-cell>
          <table:table-cell table:style-name="ce19" table:formula="of:=[.S10] * SIN(RADIANS([.Q10]))" office:value-type="float" office:value="0.609211098897173" calcext:value-type="float">
            <text:p>0.609211098897173</text:p>
          </table:table-cell>
          <table:table-cell table:style-name="ce19" table:formula="of:=[.T10] * 2" office:value-type="float" office:value="1.21842219779435" calcext:value-type="float">
            <text:p>1.21842219779435</text:p>
          </table:table-cell>
          <table:table-cell table:style-name="ce19" table:formula="of:=[.S10] * COS(RADIANS([.Q10]))" office:value-type="float" office:value="2.06998720458998" calcext:value-type="float">
            <text:p>2.06998720458998</text:p>
          </table:table-cell>
          <table:table-cell table:style-name="ce119" table:formula="of:=([.V10] * 2)" office:value-type="float" office:value="4.13997440917997" calcext:value-type="float">
            <text:p>4.13997440917997</text:p>
          </table:table-cell>
          <table:table-cell table:style-name="ce19" table:formula="of:= ([.W10] + [.X9])" office:value-type="float" office:value="20.507740394897" calcext:value-type="float">
            <text:p>20.507740394897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0]+[.Z9]" office:value-type="float" office:value="4.49521027492055" calcext:value-type="float">
            <text:p>4.49521027492055</text:p>
          </table:table-cell>
          <table:table-cell table:style-name="ce58" table:formula="of:=[.X10] - [.Z10]" office:value-type="float" office:value="16.0125301199764" calcext:value-type="float">
            <text:p>16.0125301199764</text:p>
          </table:table-cell>
          <table:table-cell table:style-name="ce19" table:formula="of:= MAX(0; [.AA10] * [.$AF$7])" office:value-type="float" office:value="10.888520481584" calcext:value-type="float">
            <text:p>10.888520481584</text:p>
          </table:table-cell>
          <table:table-cell table:style-name="ce58" table:formula="of:=SQRT(2 * [.AB10] / [.$D$126])" office:value-type="float" office:value="1.48916798224546" calcext:value-type="float">
            <text:p>1.48916798224546</text:p>
          </table:table-cell>
          <table:table-cell table:style-name="ce92" table:formula="of:= GETIMPACTDISTANCE([.AC10]; [.$D$117]; [.$D$116]; [.$AF$11]; [.$AF$9])" office:value-type="float" office:value="0.241663579268065" calcext:value-type="float">
            <text:p>0.241663579268065</text:p>
          </table:table-cell>
          <table:table-cell table:style-name="ce58" table:formula="of:=[.AD10] / 0.0254" office:value-type="float" office:value="9.51431414441202" calcext:value-type="float">
            <text:p>9.51431414441202</text:p>
          </table:table-cell>
          <table:table-cell table:style-name="ce79" office:value-type="string" calcext:value-type="string">
            <text:p>Time Step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Material</text:p>
          </table:table-cell>
          <table:table-cell table:style-name="ce21" table:formula="of:=VLOOKUP([.D3];[$Springs.A2:$Springs.M5];10;0)" office:value-type="string" office:string-value="Stainless Steel 302/304" calcext:value-type="string">
            <text:p>Stainless Steel 302/304</text:p>
          </table:table-cell>
          <table:table-cell table:style-name="ce19" office:value-type="string" calcext:value-type="string">
            <text:p>---</text:p>
          </table:table-cell>
          <table:table-cell table:style-name="ce21" table:formula="of:=[.B11]" office:value-type="string" office:string-value="Stainless Steel 302/304" calcext:value-type="string">
            <text:p>Stainless Steel 302/3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material data</text:p>
          </table:table-cell>
          <table:table-cell office:value-type="float" office:value="36" calcext:value-type="float">
            <text:p>36</text:p>
          </table:table-cell>
          <table:table-cell table:style-name="ce19" table:formula="of:= (([.$D$21]+[.$D$76] + [.$D$57])-([.G11]+[.$D$24]))" office:value-type="float" office:value="13.3390312754042" calcext:value-type="float">
            <text:p>13.3390312754042</text:p>
          </table:table-cell>
          <table:table-cell table:style-name="ce19" table:formula="of:=[.$D$76] - [.H11]" office:value-type="float" office:value="9.23650434814543" calcext:value-type="float">
            <text:p>9.23650434814543</text:p>
          </table:table-cell>
          <table:table-cell table:style-name="ce19" table:formula="of:=GETTANGENTPOINTX([.$D$80];[.$D$81];[.$D$82];[.$D$83];[.I11])" office:value-type="float" office:value="1.30326748431351" calcext:value-type="float">
            <text:p>1.30326748431351</text:p>
          </table:table-cell>
          <table:table-cell table:style-name="ce19" table:formula="of:=GETTANGENTPOINTY([.$D$80];[.$D$81];[.$D$82];[.$D$83];[.I11])" office:value-type="float" office:value="3.31281121892905" calcext:value-type="float">
            <text:p>3.31281121892905</text:p>
          </table:table-cell>
          <table:table-cell table:style-name="ce131" table:formula="of:=SQRT(([.$D$83]-[.J11])^2 +([.I11]-[.K11])^2)" office:value-type="float" office:value="24.2506321596786" calcext:value-type="float">
            <text:p>24.2506321596786</text:p>
          </table:table-cell>
          <table:table-cell table:style-name="ce115" table:formula="of:=SQRT(([.J11]-[.$D$83])^2 +([.K11]-[.K11])^2)" office:value-type="float" office:value="23.5160162411688" calcext:value-type="float">
            <text:p>23.5160162411688</text:p>
          </table:table-cell>
          <table:table-cell table:style-name="ce19" table:formula="of:=SQRT([.L11]^2 - [.M11]^2)" office:value-type="float" office:value="5.92369312921639" calcext:value-type="float">
            <text:p>5.92369312921639</text:p>
          </table:table-cell>
          <table:table-cell table:style-name="ce19" table:formula="of:=SQRT(([.$D$72]-[.J11])^2 + ([.$D$73]-[.K11])^2)" office:value-type="float" office:value="1.45548894239902" calcext:value-type="float">
            <text:p>1.45548894239902</text:p>
          </table:table-cell>
          <table:table-cell table:style-name="ce19" table:formula="of:=DEGREES(ACOS(([.$D$39]^2 + [.$D$39]^2 - [.O11]^2)/(2 * [.$D$39] * [.$D$39])))" office:value-type="float" office:value="24.5989276003055" calcext:value-type="float">
            <text:p>24.5989276003055</text:p>
          </table:table-cell>
          <table:table-cell table:style-name="ce19" table:formula="of:=DEGREES(ACOS(([.L11]^2 + [.M11]^2 - [.N11]^2)/(2 * [.L11] * [.M11])))" office:value-type="float" office:value="14.1386757000566" calcext:value-type="float">
            <text:p>14.1386757000566</text:p>
          </table:table-cell>
          <table:table-cell table:style-name="ce19" table:formula="of:=([.$D$105] * [.P11])" office:value-type="float" office:value="58.5696522501373" calcext:value-type="float">
            <text:p>58.5696522501373</text:p>
          </table:table-cell>
          <table:table-cell table:style-name="ce19" table:formula="of:=([.R11] / [.L11])" office:value-type="float" office:value="2.4151804317712" calcext:value-type="float">
            <text:p>2.4151804317712</text:p>
          </table:table-cell>
          <table:table-cell table:style-name="ce19" table:formula="of:=[.S11] * SIN(RADIANS([.Q11]))" office:value-type="float" office:value="0.589955248807441" calcext:value-type="float">
            <text:p>0.589955248807441</text:p>
          </table:table-cell>
          <table:table-cell table:style-name="ce19" table:formula="of:=[.T11] * 2" office:value-type="float" office:value="1.17991049761488" calcext:value-type="float">
            <text:p>1.17991049761488</text:p>
          </table:table-cell>
          <table:table-cell table:style-name="ce19" table:formula="of:=[.S11] * COS(RADIANS([.Q11]))" office:value-type="float" office:value="2.34201821564545" calcext:value-type="float">
            <text:p>2.34201821564545</text:p>
          </table:table-cell>
          <table:table-cell table:style-name="ce119" table:formula="of:=([.V11] * 2)" office:value-type="float" office:value="4.6840364312909" calcext:value-type="float">
            <text:p>4.6840364312909</text:p>
          </table:table-cell>
          <table:table-cell table:style-name="ce19" table:formula="of:= ([.W11] + [.X10])" office:value-type="float" office:value="25.1917768261879" calcext:value-type="float">
            <text:p>25.191776826187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1]+[.Z10]" office:value-type="float" office:value="5.05711155928562" calcext:value-type="float">
            <text:p>5.05711155928562</text:p>
          </table:table-cell>
          <table:table-cell table:style-name="ce58" table:formula="of:=[.X11] - [.Z11]" office:value-type="float" office:value="20.1346652669023" calcext:value-type="float">
            <text:p>20.1346652669023</text:p>
          </table:table-cell>
          <table:table-cell table:style-name="ce19" table:formula="of:= MAX(0; [.AA11] * [.$AF$7])" office:value-type="float" office:value="13.6915723814935" calcext:value-type="float">
            <text:p>13.6915723814935</text:p>
          </table:table-cell>
          <table:table-cell table:style-name="ce58" table:formula="of:=SQRT(2 * [.AB11] / [.$D$126])" office:value-type="float" office:value="1.66988251483115" calcext:value-type="float">
            <text:p>1.66988251483115</text:p>
          </table:table-cell>
          <table:table-cell table:style-name="ce92" table:formula="of:= GETIMPACTDISTANCE([.AC11]; [.$D$117]; [.$D$116]; [.$AF$11]; [.$AF$9])" office:value-type="float" office:value="0.29839252966374" calcext:value-type="float">
            <text:p>0.29839252966374</text:p>
          </table:table-cell>
          <table:table-cell table:style-name="ce58" table:formula="of:=[.AD11] / 0.0254" office:value-type="float" office:value="11.7477373883362" calcext:value-type="float">
            <text:p>11.7477373883362</text:p>
          </table:table-cell>
          <table:table-cell table:style-name="ce104" office:value-type="float" office:value="0.01" calcext:value-type="float">
            <text:p>0.01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0" office:value-type="string" calcext:value-type="string">
            <text:p><text:span text:style-name="T1">Material </text:span><text:span text:style-name="T2">Modulus of Elasticity (E)</text:span></text:p>
          </table:table-cell>
          <table:table-cell table:style-name="ce21" table:formula="of:=VLOOKUP([.B11];[$MaterialSpecs.A2:$MaterialSpecs.I19];6;0)" office:value-type="float" office:value="28" calcext:value-type="float">
            <text:p>28</text:p>
          </table:table-cell>
          <table:table-cell office:value-type="string" calcext:value-type="string">
            <text:p><text:span text:style-name="T9">lb/in</text:span><text:span text:style-name="T12">²</text:span></text:p>
          </table:table-cell>
          <table:table-cell table:style-name="ce21" table:formula="of:=[.B12] * 0.00689" office:value-type="float" office:value="0.19292" calcext:value-type="float">
            <text:p>0.19292</text:p>
          </table:table-cell>
          <table:table-cell office:value-type="string" calcext:value-type="string">
            <text:p><text:span text:style-name="T34">N/mm</text:span><text:span text:style-name="T35">²</text:span></text:p>
          </table:table-cell>
          <table:table-cell office:value-type="string" calcext:value-type="string">
            <text:p>Spring material data</text:p>
          </table:table-cell>
          <table:table-cell table:style-name="ce19" office:value-type="float" office:value="35" calcext:value-type="float">
            <text:p>35</text:p>
          </table:table-cell>
          <table:table-cell table:style-name="ce19" table:formula="of:= (([.$D$21]+[.$D$76] + [.$D$57])-([.G12]+[.$D$24]))" office:value-type="float" office:value="14.3390312754042" calcext:value-type="float">
            <text:p>14.3390312754042</text:p>
          </table:table-cell>
          <table:table-cell table:style-name="ce19" table:formula="of:=[.$D$76] - [.H12]" office:value-type="float" office:value="8.23650434814543" calcext:value-type="float">
            <text:p>8.23650434814543</text:p>
          </table:table-cell>
          <table:table-cell table:style-name="ce19" table:formula="of:=GETTANGENTPOINTX([.$D$80];[.$D$81];[.$D$82];[.$D$83];[.I12])" office:value-type="float" office:value="1.43804500165713" calcext:value-type="float">
            <text:p>1.43804500165713</text:p>
          </table:table-cell>
          <table:table-cell table:style-name="ce19" table:formula="of:=GETTANGENTPOINTY([.$D$80];[.$D$81];[.$D$82];[.$D$83];[.I12])" office:value-type="float" office:value="3.34387446358976" calcext:value-type="float">
            <text:p>3.34387446358976</text:p>
          </table:table-cell>
          <table:table-cell table:style-name="ce131" table:formula="of:=SQRT(([.$D$83]-[.J12])^2 +([.I12]-[.K12])^2)" office:value-type="float" office:value="23.887656884838" calcext:value-type="float">
            <text:p>23.887656884838</text:p>
          </table:table-cell>
          <table:table-cell table:style-name="ce115" table:formula="of:=SQRT(([.J12]-[.$D$83])^2 +([.K12]-[.K12])^2)" office:value-type="float" office:value="23.3812387238252" calcext:value-type="float">
            <text:p>23.3812387238252</text:p>
          </table:table-cell>
          <table:table-cell table:style-name="ce19" table:formula="of:=SQRT([.L12]^2 - [.M12]^2)" office:value-type="float" office:value="4.89262988455567" calcext:value-type="float">
            <text:p>4.89262988455567</text:p>
          </table:table-cell>
          <table:table-cell table:style-name="ce19" table:formula="of:=SQRT(([.$D$72]-[.J12])^2 + ([.$D$73]-[.K12])^2)" office:value-type="float" office:value="1.59032702952194" calcext:value-type="float">
            <text:p>1.59032702952194</text:p>
          </table:table-cell>
          <table:table-cell table:style-name="ce19" table:formula="of:=DEGREES(ACOS(([.$D$39]^2 + [.$D$39]^2 - [.O12]^2)/(2 * [.$D$39] * [.$D$39])))" office:value-type="float" office:value="26.9187390914378" calcext:value-type="float">
            <text:p>26.9187390914378</text:p>
          </table:table-cell>
          <table:table-cell table:style-name="ce19" table:formula="of:=DEGREES(ACOS(([.L12]^2 + [.M12]^2 - [.N12]^2)/(2 * [.L12] * [.M12])))" office:value-type="float" office:value="11.8188642089243" calcext:value-type="float">
            <text:p>11.8188642089243</text:p>
          </table:table-cell>
          <table:table-cell table:style-name="ce19" table:formula="of:=([.$D$105] * [.P12])" office:value-type="float" office:value="64.0930862196655" calcext:value-type="float">
            <text:p>64.0930862196655</text:p>
          </table:table-cell>
          <table:table-cell table:style-name="ce19" table:formula="of:=([.R12] / [.L12])" office:value-type="float" office:value="2.68310477367693" calcext:value-type="float">
            <text:p>2.68310477367693</text:p>
          </table:table-cell>
          <table:table-cell table:style-name="ce19" table:formula="of:=[.S12] * SIN(RADIANS([.Q12]))" office:value-type="float" office:value="0.549549027029854" calcext:value-type="float">
            <text:p>0.549549027029854</text:p>
          </table:table-cell>
          <table:table-cell table:style-name="ce19" table:formula="of:=[.T12] * 2" office:value-type="float" office:value="1.09909805405971" calcext:value-type="float">
            <text:p>1.09909805405971</text:p>
          </table:table-cell>
          <table:table-cell table:style-name="ce19" table:formula="of:=[.S12] * COS(RADIANS([.Q12]))" office:value-type="float" office:value="2.62622297100198" calcext:value-type="float">
            <text:p>2.62622297100198</text:p>
          </table:table-cell>
          <table:table-cell table:style-name="ce119" table:formula="of:=([.V12] * 2)" office:value-type="float" office:value="5.25244594200397" calcext:value-type="float">
            <text:p>5.25244594200397</text:p>
          </table:table-cell>
          <table:table-cell table:style-name="ce19" table:formula="of:= ([.W12] + [.X11])" office:value-type="float" office:value="30.4442227681919" calcext:value-type="float">
            <text:p>30.444222768191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2]+[.Z11]" office:value-type="float" office:value="5.61901284365069" calcext:value-type="float">
            <text:p>5.61901284365069</text:p>
          </table:table-cell>
          <table:table-cell table:style-name="ce58" table:formula="of:=[.X12] - [.Z12]" office:value-type="float" office:value="24.8252099245412" calcext:value-type="float">
            <text:p>24.8252099245412</text:p>
          </table:table-cell>
          <table:table-cell table:style-name="ce19" table:formula="of:= MAX(0; [.AA12] * [.$AF$7])" office:value-type="float" office:value="16.881142748688" calcext:value-type="float">
            <text:p>16.881142748688</text:p>
          </table:table-cell>
          <table:table-cell table:style-name="ce58" table:formula="of:=SQRT(2 * [.AB12] / [.$D$126])" office:value-type="float" office:value="1.85421536310306" calcext:value-type="float">
            <text:p>1.85421536310306</text:p>
          </table:table-cell>
          <table:table-cell table:style-name="ce92" table:formula="of:= GETIMPACTDISTANCE([.AC12]; [.$D$117]; [.$D$116]; [.$AF$11]; [.$AF$9])" office:value-type="float" office:value="0.362635034476918" calcext:value-type="float">
            <text:p>0.362635034476918</text:p>
          </table:table-cell>
          <table:table-cell table:style-name="ce58" table:formula="of:=[.AD12] / 0.0254" office:value-type="float" office:value="14.276969861296" calcext:value-type="float">
            <text:p>14.27696986129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19"/>
          <table:table-cell table:style-name="ce23"/>
          <table:table-cell table:style-name="ce19"/>
          <table:table-cell table:style-name="Default"/>
          <table:table-cell table:number-columns-repeated="2"/>
          <table:table-cell office:value-type="float" office:value="34" calcext:value-type="float">
            <text:p>34</text:p>
          </table:table-cell>
          <table:table-cell table:style-name="ce19" table:formula="of:= (([.$D$21]+[.$D$76] + [.$D$57])-([.G13]+[.$D$24]))" office:value-type="float" office:value="15.3390312754042" calcext:value-type="float">
            <text:p>15.3390312754042</text:p>
          </table:table-cell>
          <table:table-cell table:style-name="ce19" table:formula="of:=[.$D$76] - [.H13]" office:value-type="float" office:value="7.23650434814543" calcext:value-type="float">
            <text:p>7.23650434814543</text:p>
          </table:table-cell>
          <table:table-cell table:style-name="ce19" table:formula="of:=GETTANGENTPOINTX([.$D$80];[.$D$81];[.$D$82];[.$D$83];[.I13])" office:value-type="float" office:value="1.5771414197403" calcext:value-type="float">
            <text:p>1.5771414197403</text:p>
          </table:table-cell>
          <table:table-cell table:style-name="ce19" table:formula="of:=GETTANGENTPOINTY([.$D$80];[.$D$81];[.$D$82];[.$D$83];[.I13])" office:value-type="float" office:value="3.3699860446719" calcext:value-type="float">
            <text:p>3.3699860446719</text:p>
          </table:table-cell>
          <table:table-cell table:style-name="ce131" table:formula="of:=SQRT(([.$D$83]-[.J13])^2 +([.I13]-[.K13])^2)" office:value-type="float" office:value="23.5615607027942" calcext:value-type="float">
            <text:p>23.5615607027942</text:p>
          </table:table-cell>
          <table:table-cell table:style-name="ce115" table:formula="of:=SQRT(([.J13]-[.$D$83])^2 +([.K13]-[.K13])^2)" office:value-type="float" office:value="23.242142305742" calcext:value-type="float">
            <text:p>23.242142305742</text:p>
          </table:table-cell>
          <table:table-cell table:style-name="ce19" table:formula="of:=SQRT([.L13]^2 - [.M13]^2)" office:value-type="float" office:value="3.86651830347353" calcext:value-type="float">
            <text:p>3.86651830347353</text:p>
          </table:table-cell>
          <table:table-cell table:style-name="ce19" table:formula="of:=SQRT(([.$D$72]-[.J13])^2 + ([.$D$73]-[.K13])^2)" office:value-type="float" office:value="1.72762492014879" calcext:value-type="float">
            <text:p>1.72762492014879</text:p>
          </table:table-cell>
          <table:table-cell table:style-name="ce19" table:formula="of:=DEGREES(ACOS(([.$D$39]^2 + [.$D$39]^2 - [.O13]^2)/(2 * [.$D$39] * [.$D$39])))" office:value-type="float" office:value="29.2924844867967" calcext:value-type="float">
            <text:p>29.2924844867967</text:p>
          </table:table-cell>
          <table:table-cell table:style-name="ce19" table:formula="of:=DEGREES(ACOS(([.L13]^2 + [.M13]^2 - [.N13]^2)/(2 * [.L13] * [.M13])))" office:value-type="float" office:value="9.44511881356539" calcext:value-type="float">
            <text:p>9.44511881356539</text:p>
          </table:table-cell>
          <table:table-cell table:style-name="ce19" table:formula="of:=([.$D$105] * [.P13])" office:value-type="float" office:value="69.7449359504972" calcext:value-type="float">
            <text:p>69.7449359504972</text:p>
          </table:table-cell>
          <table:table-cell table:style-name="ce19" table:formula="of:=([.R13] / [.L13])" office:value-type="float" office:value="2.96011528396868" calcext:value-type="float">
            <text:p>2.96011528396868</text:p>
          </table:table-cell>
          <table:table-cell table:style-name="ce19" table:formula="of:=[.S13] * SIN(RADIANS([.Q13]))" office:value-type="float" office:value="0.485763234033106" calcext:value-type="float">
            <text:p>0.485763234033106</text:p>
          </table:table-cell>
          <table:table-cell table:style-name="ce19" table:formula="of:=[.T13] * 2" office:value-type="float" office:value="0.971526468066213" calcext:value-type="float">
            <text:p>0.971526468066213</text:p>
          </table:table-cell>
          <table:table-cell table:style-name="ce19" table:formula="of:=[.S13] * COS(RADIANS([.Q13]))" office:value-type="float" office:value="2.91998571483607" calcext:value-type="float">
            <text:p>2.91998571483607</text:p>
          </table:table-cell>
          <table:table-cell table:style-name="ce119" table:formula="of:=([.V13] * 2)" office:value-type="float" office:value="5.83997142967214" calcext:value-type="float">
            <text:p>5.83997142967214</text:p>
          </table:table-cell>
          <table:table-cell table:style-name="ce19" table:formula="of:= ([.W13] + [.X12])" office:value-type="float" office:value="36.284194197864" calcext:value-type="float">
            <text:p>36.28419419786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3]+[.Z12]" office:value-type="float" office:value="6.18091412801576" calcext:value-type="float">
            <text:p>6.18091412801576</text:p>
          </table:table-cell>
          <table:table-cell table:style-name="ce58" table:formula="of:=[.X13] - [.Z13]" office:value-type="float" office:value="30.1032800698482" calcext:value-type="float">
            <text:p>30.1032800698482</text:p>
          </table:table-cell>
          <table:table-cell table:style-name="ce19" table:formula="of:= MAX(0; [.AA13] * [.$AF$7])" office:value-type="float" office:value="20.4702304474968" calcext:value-type="float">
            <text:p>20.4702304474968</text:p>
          </table:table-cell>
          <table:table-cell table:style-name="ce58" table:formula="of:=SQRT(2 * [.AB13] / [.$D$126])" office:value-type="float" office:value="2.04183488660922" calcext:value-type="float">
            <text:p>2.04183488660922</text:p>
          </table:table-cell>
          <table:table-cell table:style-name="ce92" table:formula="of:= GETIMPACTDISTANCE([.AC13]; [.$D$117]; [.$D$116]; [.$AF$11]; [.$AF$9])" office:value-type="float" office:value="0.434577573908788" calcext:value-type="float">
            <text:p>0.434577573908788</text:p>
          </table:table-cell>
          <table:table-cell table:style-name="ce58" table:formula="of:=[.AD13] / 0.0254" office:value-type="float" office:value="17.1093533034956" calcext:value-type="float">
            <text:p>17.109353303495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7" office:value-type="string" calcext:value-type="string">
            <text:p>Data from range sensor</text:p>
          </table:table-cell>
          <table:table-cell table:style-name="ce23"/>
          <table:table-cell table:style-name="ce19"/>
          <table:table-cell table:style-name="ce23"/>
          <table:table-cell table:number-columns-repeated="2"/>
          <table:table-cell table:style-name="ce19" office:value-type="float" office:value="33" calcext:value-type="float">
            <text:p>33</text:p>
          </table:table-cell>
          <table:table-cell table:style-name="ce19" table:formula="of:= (([.$D$21]+[.$D$76] + [.$D$57])-([.G14]+[.$D$24]))" office:value-type="float" office:value="16.3390312754042" calcext:value-type="float">
            <text:p>16.3390312754042</text:p>
          </table:table-cell>
          <table:table-cell table:style-name="ce19" table:formula="of:=[.$D$76] - [.H14]" office:value-type="float" office:value="6.23650434814543" calcext:value-type="float">
            <text:p>6.23650434814543</text:p>
          </table:table-cell>
          <table:table-cell table:style-name="ce19" table:formula="of:=GETTANGENTPOINTX([.$D$80];[.$D$81];[.$D$82];[.$D$83];[.I14])" office:value-type="float" office:value="1.72003417549936" calcext:value-type="float">
            <text:p>1.72003417549936</text:p>
          </table:table-cell>
          <table:table-cell table:style-name="ce19" table:formula="of:=GETTANGENTPOINTY([.$D$80];[.$D$81];[.$D$82];[.$D$83];[.I14])" office:value-type="float" office:value="3.39066452784986" calcext:value-type="float">
            <text:p>3.39066452784986</text:p>
          </table:table-cell>
          <table:table-cell table:style-name="ce131" table:formula="of:=SQRT(([.$D$83]-[.J14])^2 +([.I14]-[.K14])^2)" office:value-type="float" office:value="23.2738938309679" calcext:value-type="float">
            <text:p>23.2738938309679</text:p>
          </table:table-cell>
          <table:table-cell table:style-name="ce115" table:formula="of:=SQRT(([.J14]-[.$D$83])^2 +([.K14]-[.K14])^2)" office:value-type="float" office:value="23.0992495499829" calcext:value-type="float">
            <text:p>23.0992495499829</text:p>
          </table:table-cell>
          <table:table-cell table:style-name="ce19" table:formula="of:=SQRT([.L14]^2 - [.M14]^2)" office:value-type="float" office:value="2.84583982029558" calcext:value-type="float">
            <text:p>2.84583982029558</text:p>
          </table:table-cell>
          <table:table-cell table:style-name="ce19" table:formula="of:=SQRT(([.$D$72]-[.J14])^2 + ([.$D$73]-[.K14])^2)" office:value-type="float" office:value="1.86692878096233" calcext:value-type="float">
            <text:p>1.86692878096233</text:p>
          </table:table-cell>
          <table:table-cell table:style-name="ce19" table:formula="of:=DEGREES(ACOS(([.$D$39]^2 + [.$D$39]^2 - [.O14]^2)/(2 * [.$D$39] * [.$D$39])))" office:value-type="float" office:value="31.7141251034117" calcext:value-type="float">
            <text:p>31.7141251034117</text:p>
          </table:table-cell>
          <table:table-cell table:style-name="ce19" table:formula="of:=DEGREES(ACOS(([.L14]^2 + [.M14]^2 - [.N14]^2)/(2 * [.L14] * [.M14])))" office:value-type="float" office:value="7.02347819695038" calcext:value-type="float">
            <text:p>7.02347819695038</text:p>
          </table:table-cell>
          <table:table-cell table:style-name="ce19" table:formula="of:=([.$D$105] * [.P14])" office:value-type="float" office:value="75.510823435291" calcext:value-type="float">
            <text:p>75.510823435291</text:p>
          </table:table-cell>
          <table:table-cell table:style-name="ce19" table:formula="of:=([.R14] / [.L14])" office:value-type="float" office:value="3.24444306499402" calcext:value-type="float">
            <text:p>3.24444306499402</text:p>
          </table:table-cell>
          <table:table-cell table:style-name="ce19" table:formula="of:=[.S14] * SIN(RADIANS([.Q14]))" office:value-type="float" office:value="0.396717684462248" calcext:value-type="float">
            <text:p>0.396717684462248</text:p>
          </table:table-cell>
          <table:table-cell table:style-name="ce19" table:formula="of:=[.T14] * 2" office:value-type="float" office:value="0.793435368924496" calcext:value-type="float">
            <text:p>0.793435368924496</text:p>
          </table:table-cell>
          <table:table-cell table:style-name="ce19" table:formula="of:=[.S14] * COS(RADIANS([.Q14]))" office:value-type="float" office:value="3.22009718499655" calcext:value-type="float">
            <text:p>3.22009718499655</text:p>
          </table:table-cell>
          <table:table-cell table:style-name="ce119" table:formula="of:=([.V14] * 2)" office:value-type="float" office:value="6.4401943699931" calcext:value-type="float">
            <text:p>6.4401943699931</text:p>
          </table:table-cell>
          <table:table-cell table:style-name="ce19" table:formula="of:= ([.W14] + [.X13])" office:value-type="float" office:value="42.7243885678571" calcext:value-type="float">
            <text:p>42.724388567857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4]+[.Z13]" office:value-type="float" office:value="6.74281541238083" calcext:value-type="float">
            <text:p>6.74281541238083</text:p>
          </table:table-cell>
          <table:table-cell table:style-name="ce58" table:formula="of:=[.X14] - [.Z14]" office:value-type="float" office:value="35.9815731554763" calcext:value-type="float">
            <text:p>35.9815731554763</text:p>
          </table:table-cell>
          <table:table-cell table:style-name="ce19" table:formula="of:= MAX(0; [.AA14] * [.$AF$7])" office:value-type="float" office:value="24.4674697457239" calcext:value-type="float">
            <text:p>24.4674697457239</text:p>
          </table:table-cell>
          <table:table-cell table:style-name="ce58" table:formula="of:=SQRT(2 * [.AB14] / [.$D$126])" office:value-type="float" office:value="2.23230629489797" calcext:value-type="float">
            <text:p>2.23230629489797</text:p>
          </table:table-cell>
          <table:table-cell table:style-name="ce92" table:formula="of:= GETIMPACTDISTANCE([.AC14]; [.$D$117]; [.$D$116]; [.$AF$11]; [.$AF$9])" office:value-type="float" office:value="0.514083702082665" calcext:value-type="float">
            <text:p>0.514083702082665</text:p>
          </table:table-cell>
          <table:table-cell table:style-name="ce58" table:formula="of:=[.AD14] / 0.0254" office:value-type="float" office:value="20.2395158300262" calcext:value-type="float">
            <text:p>20.2395158300262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<text:span text:style-name="T3">Sensor to </text:span><text:span text:style-name="T4">Carriage</text:span> Back Face</text:p>
          </table:table-cell>
          <table:table-cell table:style-name="ce21" table:formula="of:=[.D15]/25.4" office:value-type="float" office:value="0.393700787401575" calcext:value-type="float">
            <text:p>0.393700787401575</text:p>
          </table:table-cell>
          <table:table-cell table:style-name="ce19" office:value-type="string" calcext:value-type="string">
            <text:p>in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ensor range</text:p>
          </table:table-cell>
          <table:table-cell office:value-type="float" office:value="32" calcext:value-type="float">
            <text:p>32</text:p>
          </table:table-cell>
          <table:table-cell table:style-name="ce19" table:formula="of:= (([.$D$21]+[.$D$76] + [.$D$57])-([.G15]+[.$D$24]))" office:value-type="float" office:value="17.3390312754042" calcext:value-type="float">
            <text:p>17.3390312754042</text:p>
          </table:table-cell>
          <table:table-cell table:style-name="ce19" table:formula="of:=[.$D$76] - [.H15]" office:value-type="float" office:value="5.23650434814543" calcext:value-type="float">
            <text:p>5.23650434814543</text:p>
          </table:table-cell>
          <table:table-cell table:style-name="ce19" table:formula="of:=GETTANGENTPOINTX([.$D$80];[.$D$81];[.$D$82];[.$D$83];[.I15])" office:value-type="float" office:value="1.86610352664097" calcext:value-type="float">
            <text:p>1.86610352664097</text:p>
          </table:table-cell>
          <table:table-cell table:style-name="ce19" table:formula="of:=GETTANGENTPOINTY([.$D$80];[.$D$81];[.$D$82];[.$D$83];[.I15])" office:value-type="float" office:value="3.40548165074534" calcext:value-type="float">
            <text:p>3.40548165074534</text:p>
          </table:table-cell>
          <table:table-cell table:style-name="ce131" table:formula="of:=SQRT(([.$D$83]-[.J15])^2 +([.I15]-[.K15])^2)" office:value-type="float" office:value="23.0260966157722" calcext:value-type="float">
            <text:p>23.0260966157722</text:p>
          </table:table-cell>
          <table:table-cell table:style-name="ce115" table:formula="of:=SQRT(([.J15]-[.$D$83])^2 +([.K15]-[.K15])^2)" office:value-type="float" office:value="22.9531801988413" calcext:value-type="float">
            <text:p>22.9531801988413</text:p>
          </table:table-cell>
          <table:table-cell table:style-name="ce19" table:formula="of:=SQRT([.L15]^2 - [.M15]^2)" office:value-type="float" office:value="1.83102269740007" calcext:value-type="float">
            <text:p>1.83102269740007</text:p>
          </table:table-cell>
          <table:table-cell table:style-name="ce19" table:formula="of:=SQRT(([.$D$72]-[.J15])^2 + ([.$D$73]-[.K15])^2)" office:value-type="float" office:value="2.00772966559888" calcext:value-type="float">
            <text:p>2.00772966559888</text:p>
          </table:table-cell>
          <table:table-cell table:style-name="ce19" table:formula="of:=DEGREES(ACOS(([.$D$39]^2 + [.$D$39]^2 - [.O15]^2)/(2 * [.$D$39] * [.$D$39])))" office:value-type="float" office:value="34.1766586539176" calcext:value-type="float">
            <text:p>34.1766586539176</text:p>
          </table:table-cell>
          <table:table-cell table:style-name="ce19" table:formula="of:=DEGREES(ACOS(([.L15]^2 + [.M15]^2 - [.N15]^2)/(2 * [.L15] * [.M15])))" office:value-type="float" office:value="4.56094464644435" calcext:value-type="float">
            <text:p>4.56094464644435</text:p>
          </table:table-cell>
          <table:table-cell table:style-name="ce19" table:formula="of:=([.$D$105] * [.P15])" office:value-type="float" office:value="81.3740763400899" calcext:value-type="float">
            <text:p>81.3740763400899</text:p>
          </table:table-cell>
          <table:table-cell table:style-name="ce19" table:formula="of:=([.R15] / [.L15])" office:value-type="float" office:value="3.53399352473623" calcext:value-type="float">
            <text:p>3.53399352473623</text:p>
          </table:table-cell>
          <table:table-cell table:style-name="ce19" table:formula="of:=[.S15] * SIN(RADIANS([.Q15]))" office:value-type="float" office:value="0.281021245773137" calcext:value-type="float">
            <text:p>0.281021245773137</text:p>
          </table:table-cell>
          <table:table-cell table:style-name="ce19" table:formula="of:=[.T15] * 2" office:value-type="float" office:value="0.562042491546273" calcext:value-type="float">
            <text:p>0.562042491546273</text:p>
          </table:table-cell>
          <table:table-cell table:style-name="ce19" table:formula="of:=[.S15] * COS(RADIANS([.Q15]))" office:value-type="float" office:value="3.52280247704888" calcext:value-type="float">
            <text:p>3.52280247704888</text:p>
          </table:table-cell>
          <table:table-cell table:style-name="ce119" table:formula="of:=([.V15] * 2)" office:value-type="float" office:value="7.04560495409777" calcext:value-type="float">
            <text:p>7.04560495409777</text:p>
          </table:table-cell>
          <table:table-cell table:style-name="ce19" table:formula="of:= ([.W15] + [.X14])" office:value-type="float" office:value="49.7699935219548" calcext:value-type="float">
            <text:p>49.7699935219548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5]+[.Z14]" office:value-type="float" office:value="7.3047166967459" calcext:value-type="float">
            <text:p>7.3047166967459</text:p>
          </table:table-cell>
          <table:table-cell table:style-name="ce58" table:formula="of:=[.X15] - [.Z15]" office:value-type="float" office:value="42.4652768252089" calcext:value-type="float">
            <text:p>42.4652768252089</text:p>
          </table:table-cell>
          <table:table-cell table:style-name="ce19" table:formula="of:= MAX(0; [.AA15] * [.$AF$7])" office:value-type="float" office:value="28.8763882411421" calcext:value-type="float">
            <text:p>28.8763882411421</text:p>
          </table:table-cell>
          <table:table-cell table:style-name="ce58" table:formula="of:=SQRT(2 * [.AB15] / [.$D$126])" office:value-type="float" office:value="2.4251057986513" calcext:value-type="float">
            <text:p>2.4251057986513</text:p>
          </table:table-cell>
          <table:table-cell table:style-name="ce92" table:formula="of:= GETIMPACTDISTANCE([.AC15]; [.$D$117]; [.$D$116]; [.$AF$11]; [.$AF$9])" office:value-type="float" office:value="0.60143969293189" calcext:value-type="float">
            <text:p>0.60143969293189</text:p>
          </table:table-cell>
          <table:table-cell table:style-name="ce58" table:formula="of:=[.AD15] / 0.0254" office:value-type="float" office:value="23.6787280681846" calcext:value-type="float">
            <text:p>23.678728068184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23" office:value-type="string" calcext:value-type="string">
            <text:p><text:span text:style-name="T3">Sensor to </text:span><text:span text:style-name="T4">Carriage</text:span> Back Face (at rest)</text:p>
          </table:table-cell>
          <table:table-cell table:style-name="ce21" table:formula="of:=[.D16]/25.4" office:value-type="float" office:value="1.77165354330709" calcext:value-type="float">
            <text:p>1.77165354330709</text:p>
          </table:table-cell>
          <table:table-cell table:style-name="ce19" office:value-type="string" calcext:value-type="string">
            <text:p>in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9">Case dimension for</text:span> reference</text:p>
          </table:table-cell>
          <table:table-cell table:style-name="ce19" office:value-type="float" office:value="31" calcext:value-type="float">
            <text:p>31</text:p>
          </table:table-cell>
          <table:table-cell table:style-name="ce19" table:formula="of:= (([.$D$21]+[.$D$76] + [.$D$57])-([.G16]+[.$D$24]))" office:value-type="float" office:value="18.3390312754042" calcext:value-type="float">
            <text:p>18.3390312754042</text:p>
          </table:table-cell>
          <table:table-cell table:style-name="ce19" table:formula="of:=[.$D$76] - [.H16]" office:value-type="float" office:value="4.23650434814543" calcext:value-type="float">
            <text:p>4.23650434814543</text:p>
          </table:table-cell>
          <table:table-cell table:style-name="ce19" table:formula="of:=GETTANGENTPOINTX([.$D$80];[.$D$81];[.$D$82];[.$D$83];[.I16])" office:value-type="float" office:value="2.01464087053851" calcext:value-type="float">
            <text:p>2.01464087053851</text:p>
          </table:table-cell>
          <table:table-cell table:style-name="ce19" table:formula="of:=GETTANGENTPOINTY([.$D$80];[.$D$81];[.$D$82];[.$D$83];[.I16])" office:value-type="float" office:value="3.414080539488" calcext:value-type="float">
            <text:p>3.414080539488</text:p>
          </table:table-cell>
          <table:table-cell table:style-name="ce131" table:formula="of:=SQRT(([.$D$83]-[.J16])^2 +([.I16]-[.K16])^2)" office:value-type="float" office:value="22.8194679311895" calcext:value-type="float">
            <text:p>22.8194679311895</text:p>
          </table:table-cell>
          <table:table-cell table:style-name="ce115" table:formula="of:=SQRT(([.J16]-[.$D$83])^2 +([.K16]-[.K16])^2)" office:value-type="float" office:value="22.8046428549438" calcext:value-type="float">
            <text:p>22.8046428549438</text:p>
          </table:table-cell>
          <table:table-cell table:style-name="ce19" table:formula="of:=SQRT([.L16]^2 - [.M16]^2)" office:value-type="float" office:value="0.822423808657461" calcext:value-type="float">
            <text:p>0.822423808657461</text:p>
          </table:table-cell>
          <table:table-cell table:style-name="ce19" table:formula="of:=SQRT(([.$D$72]-[.J16])^2 + ([.$D$73]-[.K16])^2)" office:value-type="float" office:value="2.14947114534054" calcext:value-type="float">
            <text:p>2.14947114534054</text:p>
          </table:table-cell>
          <table:table-cell table:style-name="ce19" table:formula="of:=DEGREES(ACOS(([.$D$39]^2 + [.$D$39]^2 - [.O16]^2)/(2 * [.$D$39] * [.$D$39])))" office:value-type="float" office:value="36.6721905385357" calcext:value-type="float">
            <text:p>36.6721905385357</text:p>
          </table:table-cell>
          <table:table-cell table:style-name="ce19" table:formula="of:=DEGREES(ACOS(([.L16]^2 + [.M16]^2 - [.N16]^2)/(2 * [.L16] * [.M16])))" office:value-type="float" office:value="2.06541276182611" calcext:value-type="float">
            <text:p>2.06541276182611</text:p>
          </table:table-cell>
          <table:table-cell table:style-name="ce19" table:formula="of:=([.$D$105] * [.P16])" office:value-type="float" office:value="87.3158977493855" calcext:value-type="float">
            <text:p>87.3158977493855</text:p>
          </table:table-cell>
          <table:table-cell table:style-name="ce19" table:formula="of:=([.R16] / [.L16])" office:value-type="float" office:value="3.82637746036325" calcext:value-type="float">
            <text:p>3.82637746036325</text:p>
          </table:table-cell>
          <table:table-cell table:style-name="ce19" table:formula="of:=[.S16] * SIN(RADIANS([.Q16]))" office:value-type="float" office:value="0.137904351398629" calcext:value-type="float">
            <text:p>0.137904351398629</text:p>
          </table:table-cell>
          <table:table-cell table:style-name="ce19" table:formula="of:=[.T16] * 2" office:value-type="float" office:value="0.275808702797258" calcext:value-type="float">
            <text:p>0.275808702797258</text:p>
          </table:table-cell>
          <table:table-cell table:style-name="ce19" table:formula="of:=[.S16] * COS(RADIANS([.Q16]))" office:value-type="float" office:value="3.82389158568091" calcext:value-type="float">
            <text:p>3.82389158568091</text:p>
          </table:table-cell>
          <table:table-cell table:style-name="ce119" table:formula="of:=([.V16] * 2)" office:value-type="float" office:value="7.64778317136182" calcext:value-type="float">
            <text:p>7.64778317136182</text:p>
          </table:table-cell>
          <table:table-cell table:style-name="ce19" table:formula="of:= ([.W16] + [.X15])" office:value-type="float" office:value="57.4177766933167" calcext:value-type="float">
            <text:p>57.4177766933167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6]+[.Z15]" office:value-type="float" office:value="7.86661798111097" calcext:value-type="float">
            <text:p>7.86661798111097</text:p>
          </table:table-cell>
          <table:table-cell table:style-name="ce58" table:formula="of:=[.X16] - [.Z16]" office:value-type="float" office:value="49.5511587122057" calcext:value-type="float">
            <text:p>49.5511587122057</text:p>
          </table:table-cell>
          <table:table-cell table:style-name="ce19" table:formula="of:= MAX(0; [.AA16] * [.$AF$7])" office:value-type="float" office:value="33.6947879242999" calcext:value-type="float">
            <text:p>33.6947879242999</text:p>
          </table:table-cell>
          <table:table-cell table:style-name="ce58" table:formula="of:=SQRT(2 * [.AB16] / [.$D$126])" office:value-type="float" office:value="2.61963399459572" calcext:value-type="float">
            <text:p>2.61963399459572</text:p>
          </table:table-cell>
          <table:table-cell table:style-name="ce92" table:formula="of:= GETIMPACTDISTANCE([.AC16]; [.$D$117]; [.$D$116]; [.$AF$11]; [.$AF$9])" office:value-type="float" office:value="0.69627286551257" calcext:value-type="float">
            <text:p>0.69627286551257</text:p>
          </table:table-cell>
          <table:table-cell table:style-name="ce58" table:formula="of:=[.AD16] / 0.0254" office:value-type="float" office:value="27.412317539865" calcext:value-type="float">
            <text:p>27.412317539865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/>
          <table:table-cell table:style-name="ce23"/>
          <table:table-cell table:style-name="ce19"/>
          <table:table-cell table:style-name="ce34"/>
          <table:table-cell table:number-columns-repeated="2"/>
          <table:table-cell office:value-type="float" office:value="30" calcext:value-type="float">
            <text:p>30</text:p>
          </table:table-cell>
          <table:table-cell table:style-name="ce19" table:formula="of:= (([.$D$21]+[.$D$76] + [.$D$57])-([.G17]+[.$D$24]))" office:value-type="float" office:value="19.3390312754042" calcext:value-type="float">
            <text:p>19.3390312754042</text:p>
          </table:table-cell>
          <table:table-cell table:style-name="ce19" table:formula="of:=[.$D$76] - [.H17]" office:value-type="float" office:value="3.23650434814543" calcext:value-type="float">
            <text:p>3.23650434814543</text:p>
          </table:table-cell>
          <table:table-cell table:style-name="ce19" table:formula="of:=GETTANGENTPOINTX([.$D$80];[.$D$81];[.$D$82];[.$D$83];[.I17])" office:value-type="float" office:value="2.16486207938253" calcext:value-type="float">
            <text:p>2.16486207938253</text:p>
          </table:table-cell>
          <table:table-cell table:style-name="ce19" table:formula="of:=GETTANGENTPOINTY([.$D$80];[.$D$81];[.$D$82];[.$D$83];[.I17])" office:value-type="float" office:value="3.41619254202746" calcext:value-type="float">
            <text:p>3.41619254202746</text:p>
          </table:table-cell>
          <table:table-cell table:style-name="ce131" table:formula="of:=SQRT(([.$D$83]-[.J17])^2 +([.I17]-[.K17])^2)" office:value-type="float" office:value="22.6551342517826" calcext:value-type="float">
            <text:p>22.6551342517826</text:p>
          </table:table-cell>
          <table:table-cell table:style-name="ce115" table:formula="of:=SQRT(([.J17]-[.$D$83])^2 +([.K17]-[.K17])^2)" office:value-type="float" office:value="22.6544216460998" calcext:value-type="float">
            <text:p>22.6544216460998</text:p>
          </table:table-cell>
          <table:table-cell table:style-name="ce19" table:formula="of:=SQRT([.L17]^2 - [.M17]^2)" office:value-type="float" office:value="0.179688193882063" calcext:value-type="float">
            <text:p>0.179688193882063</text:p>
          </table:table-cell>
          <table:table-cell table:style-name="ce19" table:formula="of:=SQRT(([.$D$72]-[.J17])^2 + ([.$D$73]-[.K17])^2)" office:value-type="float" office:value="2.29155966357706" calcext:value-type="float">
            <text:p>2.29155966357706</text:p>
          </table:table-cell>
          <table:table-cell table:style-name="ce19" table:formula="of:=DEGREES(ACOS(([.$D$39]^2 + [.$D$39]^2 - [.O17]^2)/(2 * [.$D$39] * [.$D$39])))" office:value-type="float" office:value="39.1920470026135" calcext:value-type="float">
            <text:p>39.1920470026135</text:p>
          </table:table-cell>
          <table:table-cell table:style-name="ce19" table:formula="of:=DEGREES(ACOS(([.L17]^2 + [.M17]^2 - [.N17]^2)/(2 * [.L17] * [.M17])))" office:value-type="float" office:value="0.454443702252085" calcext:value-type="float">
            <text:p>0.454443702252085</text:p>
          </table:table-cell>
          <table:table-cell table:style-name="ce19" table:formula="of:=([.$D$105] * [.P17])" office:value-type="float" office:value="93.315635592407" calcext:value-type="float">
            <text:p>93.315635592407</text:p>
          </table:table-cell>
          <table:table-cell table:style-name="ce19" table:formula="of:=([.R17] / [.L17])" office:value-type="float" office:value="4.11896193398476" calcext:value-type="float">
            <text:p>4.11896193398476</text:p>
          </table:table-cell>
          <table:table-cell table:style-name="ce19" table:formula="of:=[.S17] * SIN(RADIANS([.Q17]))" office:value-type="float" office:value="0.0326693641433343" calcext:value-type="float">
            <text:p>0.0326693641433343</text:p>
          </table:table-cell>
          <table:table-cell table:style-name="ce19" table:formula="of:=[.T17] * 2" office:value-type="float" office:value="0.0653387282866687" calcext:value-type="float">
            <text:p>0.0653387282866687</text:p>
          </table:table-cell>
          <table:table-cell table:style-name="ce19" table:formula="of:=[.S17] * COS(RADIANS([.Q17]))" office:value-type="float" office:value="4.11883237413978" calcext:value-type="float">
            <text:p>4.11883237413978</text:p>
          </table:table-cell>
          <table:table-cell table:style-name="ce119" table:formula="of:=([.V17] * 2)" office:value-type="float" office:value="8.23766474827956" calcext:value-type="float">
            <text:p>8.23766474827956</text:p>
          </table:table-cell>
          <table:table-cell table:style-name="ce19" table:formula="of:= ([.W17] + [.X16])" office:value-type="float" office:value="65.6554414415962" calcext:value-type="float">
            <text:p>65.655441441596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7]+[.Z16]" office:value-type="float" office:value="8.42851926547604" calcext:value-type="float">
            <text:p>8.42851926547604</text:p>
          </table:table-cell>
          <table:table-cell table:style-name="ce58" table:formula="of:=[.X17] - [.Z17]" office:value-type="float" office:value="57.2269221761202" calcext:value-type="float">
            <text:p>57.2269221761202</text:p>
          </table:table-cell>
          <table:table-cell table:style-name="ce19" table:formula="of:= MAX(0; [.AA17] * [.$AF$7])" office:value-type="float" office:value="38.9143070797617" calcext:value-type="float">
            <text:p>38.9143070797617</text:p>
          </table:table-cell>
          <table:table-cell table:style-name="ce58" table:formula="of:=SQRT(2 * [.AB17] / [.$D$126])" office:value-type="float" office:value="2.81523014870463" calcext:value-type="float">
            <text:p>2.81523014870463</text:p>
          </table:table-cell>
          <table:table-cell table:style-name="ce92" table:formula="of:= GETIMPACTDISTANCE([.AC17]; [.$D$117]; [.$D$116]; [.$AF$11]; [.$AF$9])" office:value-type="float" office:value="0.798354427521429" calcext:value-type="float">
            <text:p>0.798354427521429</text:p>
          </table:table-cell>
          <table:table-cell table:style-name="ce58" table:formula="of:=[.AD17] / 0.0254" office:value-type="float" office:value="31.431276674072" calcext:value-type="float">
            <text:p>31.431276674072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7" office:value-type="string" calcext:value-type="string">
            <text:p>Device constants</text:p>
          </table:table-cell>
          <table:table-cell table:style-name="ce23"/>
          <table:table-cell table:style-name="ce19"/>
          <table:table-cell table:style-name="ce34"/>
          <table:table-cell table:number-columns-repeated="2"/>
          <table:table-cell table:style-name="ce19" office:value-type="float" office:value="29" calcext:value-type="float">
            <text:p>29</text:p>
          </table:table-cell>
          <table:table-cell table:style-name="ce19" table:formula="of:= (([.$D$21]+[.$D$76] + [.$D$57])-([.G18]+[.$D$24]))" office:value-type="float" office:value="20.3390312754042" calcext:value-type="float">
            <text:p>20.3390312754042</text:p>
          </table:table-cell>
          <table:table-cell table:style-name="ce19" table:formula="of:=[.$D$76] - [.H18]" office:value-type="float" office:value="2.23650434814543" calcext:value-type="float">
            <text:p>2.23650434814543</text:p>
          </table:table-cell>
          <table:table-cell table:style-name="ce19" table:formula="of:=GETTANGENTPOINTX([.$D$80];[.$D$81];[.$D$82];[.$D$83];[.I18])" office:value-type="float" office:value="2.31592555747675" calcext:value-type="float">
            <text:p>2.31592555747675</text:p>
          </table:table-cell>
          <table:table-cell table:style-name="ce19" table:formula="of:=GETTANGENTPOINTY([.$D$80];[.$D$81];[.$D$82];[.$D$83];[.I18])" office:value-type="float" office:value="3.411651331489" calcext:value-type="float">
            <text:p>3.411651331489</text:p>
          </table:table-cell>
          <table:table-cell table:style-name="ce131" table:formula="of:=SQRT(([.$D$83]-[.J18])^2 +([.I18]-[.K18])^2)" office:value-type="float" office:value="22.5340209299185" calcext:value-type="float">
            <text:p>22.5340209299185</text:p>
          </table:table-cell>
          <table:table-cell table:style-name="ce115" table:formula="of:=SQRT(([.J18]-[.$D$83])^2 +([.K18]-[.K18])^2)" office:value-type="float" office:value="22.5033581680055" calcext:value-type="float">
            <text:p>22.5033581680055</text:p>
          </table:table-cell>
          <table:table-cell table:style-name="ce19" table:formula="of:=SQRT([.L18]^2 - [.M18]^2)" office:value-type="float" office:value="1.17514698334357" calcext:value-type="float">
            <text:p>1.17514698334357</text:p>
          </table:table-cell>
          <table:table-cell table:style-name="ce19" table:formula="of:=SQRT(([.$D$72]-[.J18])^2 + ([.$D$73]-[.K18])^2)" office:value-type="float" office:value="2.43337729339431" calcext:value-type="float">
            <text:p>2.43337729339431</text:p>
          </table:table-cell>
          <table:table-cell table:style-name="ce19" table:formula="of:=DEGREES(ACOS(([.$D$39]^2 + [.$D$39]^2 - [.O18]^2)/(2 * [.$D$39] * [.$D$39])))" office:value-type="float" office:value="41.7269286006205" calcext:value-type="float">
            <text:p>41.7269286006205</text:p>
          </table:table-cell>
          <table:table-cell table:style-name="ce19" table:formula="of:=DEGREES(ACOS(([.L18]^2 + [.M18]^2 - [.N18]^2)/(2 * [.L18] * [.M18])))" office:value-type="float" office:value="2.98932530025838" calcext:value-type="float">
            <text:p>2.98932530025838</text:p>
          </table:table-cell>
          <table:table-cell table:style-name="ce19" table:formula="of:=([.$D$105] * [.P18])" office:value-type="float" office:value="99.3511480384333" calcext:value-type="float">
            <text:p>99.3511480384333</text:p>
          </table:table-cell>
          <table:table-cell table:style-name="ce19" table:formula="of:=([.R18] / [.L18])" office:value-type="float" office:value="4.40894007986495" calcext:value-type="float">
            <text:p>4.40894007986495</text:p>
          </table:table-cell>
          <table:table-cell table:style-name="ce19" table:formula="of:=[.S18] * SIN(RADIANS([.Q18]))" office:value-type="float" office:value="0.229925793124507" calcext:value-type="float">
            <text:p>0.229925793124507</text:p>
          </table:table-cell>
          <table:table-cell table:style-name="ce19" table:formula="of:=[.T18] * 2" office:value-type="float" office:value="0.459851586249014" calcext:value-type="float">
            <text:p>0.459851586249014</text:p>
          </table:table-cell>
          <table:table-cell table:style-name="ce19" table:formula="of:=[.S18] * COS(RADIANS([.Q18]))" office:value-type="float" office:value="4.4029406942969" calcext:value-type="float">
            <text:p>4.4029406942969</text:p>
          </table:table-cell>
          <table:table-cell table:style-name="ce119" table:formula="of:=([.V18] * 2)" office:value-type="float" office:value="8.80588138859379" calcext:value-type="float">
            <text:p>8.80588138859379</text:p>
          </table:table-cell>
          <table:table-cell table:style-name="ce19" table:formula="of:= ([.W18] + [.X17])" office:value-type="float" office:value="74.46132283019" calcext:value-type="float">
            <text:p>74.4613228301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8]+[.Z17]" office:value-type="float" office:value="8.99042054984111" calcext:value-type="float">
            <text:p>8.99042054984111</text:p>
          </table:table-cell>
          <table:table-cell table:style-name="ce58" table:formula="of:=[.X18] - [.Z18]" office:value-type="float" office:value="65.4709022803489" calcext:value-type="float">
            <text:p>65.4709022803489</text:p>
          </table:table-cell>
          <table:table-cell table:style-name="ce19" table:formula="of:= MAX(0; [.AA18] * [.$AF$7])" office:value-type="float" office:value="44.5202135506373" calcext:value-type="float">
            <text:p>44.5202135506373</text:p>
          </table:table-cell>
          <table:table-cell table:style-name="ce58" table:formula="of:=SQRT(2 * [.AB18] / [.$D$126])" office:value-type="float" office:value="3.01118801621036" calcext:value-type="float">
            <text:p>3.01118801621036</text:p>
          </table:table-cell>
          <table:table-cell table:style-name="ce92" table:formula="of:= GETIMPACTDISTANCE([.AC18]; [.$D$117]; [.$D$116]; [.$AF$11]; [.$AF$9])" office:value-type="float" office:value="0.90733434791798" calcext:value-type="float">
            <text:p>0.90733434791798</text:p>
          </table:table-cell>
          <table:table-cell table:style-name="ce58" table:formula="of:=[.AD18] / 0.0254" office:value-type="float" office:value="35.7218247211803" calcext:value-type="float">
            <text:p>35.7218247211803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tud Center to Stud Center</text:p>
          </table:table-cell>
          <table:table-cell table:style-name="ce21" table:formula="of:=[.D19]/25.4" office:value-type="float" office:value="1.81102362204724" calcext:value-type="float">
            <text:p>1.81102362204724</text:p>
          </table:table-cell>
          <table:table-cell table:style-name="ce19" office:value-type="string" calcext:value-type="string">
            <text:p>in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8" calcext:value-type="float">
            <text:p>28</text:p>
          </table:table-cell>
          <table:table-cell table:style-name="ce19" table:formula="of:= (([.$D$21]+[.$D$76] + [.$D$57])-([.G19]+[.$D$24]))" office:value-type="float" office:value="21.3390312754042" calcext:value-type="float">
            <text:p>21.3390312754042</text:p>
          </table:table-cell>
          <table:table-cell table:style-name="ce19" table:formula="of:=[.$D$76] - [.H19]" office:value-type="float" office:value="1.23650434814543" calcext:value-type="float">
            <text:p>1.23650434814543</text:p>
          </table:table-cell>
          <table:table-cell table:style-name="ce19" table:formula="of:=GETTANGENTPOINTX([.$D$80];[.$D$81];[.$D$82];[.$D$83];[.I19])" office:value-type="float" office:value="2.46695424691129" calcext:value-type="float">
            <text:p>2.46695424691129</text:p>
          </table:table-cell>
          <table:table-cell table:style-name="ce19" table:formula="of:=GETTANGENTPOINTY([.$D$80];[.$D$81];[.$D$82];[.$D$83];[.I19])" office:value-type="float" office:value="3.4004030183974" calcext:value-type="float">
            <text:p>3.4004030183974</text:p>
          </table:table-cell>
          <table:table-cell table:style-name="ce131" table:formula="of:=SQRT(([.$D$83]-[.J19])^2 +([.I19]-[.K19])^2)" office:value-type="float" office:value="22.456827259738" calcext:value-type="float">
            <text:p>22.456827259738</text:p>
          </table:table-cell>
          <table:table-cell table:style-name="ce115" table:formula="of:=SQRT(([.J19]-[.$D$83])^2 +([.K19]-[.K19])^2)" office:value-type="float" office:value="22.352329478571" calcext:value-type="float">
            <text:p>22.352329478571</text:p>
          </table:table-cell>
          <table:table-cell table:style-name="ce19" table:formula="of:=SQRT([.L19]^2 - [.M19]^2)" office:value-type="float" office:value="2.16389867025196" calcext:value-type="float">
            <text:p>2.16389867025196</text:p>
          </table:table-cell>
          <table:table-cell table:style-name="ce19" table:formula="of:=SQRT(([.$D$72]-[.J19])^2 + ([.$D$73]-[.K19])^2)" office:value-type="float" office:value="2.57429633181247" calcext:value-type="float">
            <text:p>2.57429633181247</text:p>
          </table:table-cell>
          <table:table-cell table:style-name="ce19" table:formula="of:=DEGREES(ACOS(([.$D$39]^2 + [.$D$39]^2 - [.O19]^2)/(2 * [.$D$39] * [.$D$39])))" office:value-type="float" office:value="44.2670989033439" calcext:value-type="float">
            <text:p>44.2670989033439</text:p>
          </table:table-cell>
          <table:table-cell table:style-name="ce19" table:formula="of:=DEGREES(ACOS(([.L19]^2 + [.M19]^2 - [.N19]^2)/(2 * [.L19] * [.M19])))" office:value-type="float" office:value="5.52949560298184" calcext:value-type="float">
            <text:p>5.52949560298184</text:p>
          </table:table-cell>
          <table:table-cell table:style-name="ce19" table:formula="of:=([.$D$105] * [.P19])" office:value-type="float" office:value="105.399252805602" calcext:value-type="float">
            <text:p>105.399252805602</text:p>
          </table:table-cell>
          <table:table-cell table:style-name="ce19" table:formula="of:=([.R19] / [.L19])" office:value-type="float" office:value="4.69341690999101" calcext:value-type="float">
            <text:p>4.69341690999101</text:p>
          </table:table-cell>
          <table:table-cell table:style-name="ce19" table:formula="of:=[.S19] * SIN(RADIANS([.Q19]))" office:value-type="float" office:value="0.452249041817054" calcext:value-type="float">
            <text:p>0.452249041817054</text:p>
          </table:table-cell>
          <table:table-cell table:style-name="ce19" table:formula="of:=[.T19] * 2" office:value-type="float" office:value="0.904498083634107" calcext:value-type="float">
            <text:p>0.904498083634107</text:p>
          </table:table-cell>
          <table:table-cell table:style-name="ce19" table:formula="of:=[.S19] * COS(RADIANS([.Q19]))" office:value-type="float" office:value="4.67157715286445" calcext:value-type="float">
            <text:p>4.67157715286445</text:p>
          </table:table-cell>
          <table:table-cell table:style-name="ce119" table:formula="of:=([.V19] * 2)" office:value-type="float" office:value="9.3431543057289" calcext:value-type="float">
            <text:p>9.3431543057289</text:p>
          </table:table-cell>
          <table:table-cell table:style-name="ce19" table:formula="of:= ([.W19] + [.X18])" office:value-type="float" office:value="83.8044771359189" calcext:value-type="float">
            <text:p>83.804477135918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9]+[.Z18]" office:value-type="float" office:value="9.55232183420618" calcext:value-type="float">
            <text:p>9.55232183420618</text:p>
          </table:table-cell>
          <table:table-cell table:style-name="ce58" table:formula="of:=[.X19] - [.Z19]" office:value-type="float" office:value="74.2521553017127" calcext:value-type="float">
            <text:p>74.2521553017127</text:p>
          </table:table-cell>
          <table:table-cell table:style-name="ce19" table:formula="of:= MAX(0; [.AA19] * [.$AF$7])" office:value-type="float" office:value="50.4914656051647" calcext:value-type="float">
            <text:p>50.4914656051647</text:p>
          </table:table-cell>
          <table:table-cell table:style-name="ce58" table:formula="of:=SQRT(2 * [.AB19] / [.$D$126])" office:value-type="float" office:value="3.20677317828028" calcext:value-type="float">
            <text:p>3.20677317828028</text:p>
          </table:table-cell>
          <table:table-cell table:style-name="ce92" table:formula="of:= GETIMPACTDISTANCE([.AC19]; [.$D$117]; [.$D$116]; [.$AF$11]; [.$AF$9])" office:value-type="float" office:value="1.02248424806247" calcext:value-type="float">
            <text:p>1.02248424806247</text:p>
          </table:table-cell>
          <table:table-cell table:style-name="ce58" table:formula="of:=[.AD19] / 0.0254" office:value-type="float" office:value="40.2552853567903" calcext:value-type="float">
            <text:p>40.2552853567903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tud Center to Center Line</text:p>
          </table:table-cell>
          <table:table-cell table:style-name="ce21" table:formula="of:=[.D20]/25.4" office:value-type="float" office:value="0.905511811023622" calcext:value-type="float">
            <text:p>0.905511811023622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D19] / 2" office:value-type="float" office:value="23" calcext:value-type="float">
            <text:p>2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19" office:value-type="float" office:value="27" calcext:value-type="float">
            <text:p>27</text:p>
          </table:table-cell>
          <table:table-cell table:style-name="ce19" table:formula="of:= (([.$D$21]+[.$D$76] + [.$D$57])-([.G20]+[.$D$24]))" office:value-type="float" office:value="22.3390312754042" calcext:value-type="float">
            <text:p>22.3390312754042</text:p>
          </table:table-cell>
          <table:table-cell table:style-name="ce19" table:formula="of:=[.$D$76] - [.H20]" office:value-type="float" office:value="0.236504348145431" calcext:value-type="float">
            <text:p>0.236504348145431</text:p>
          </table:table-cell>
          <table:table-cell table:style-name="ce19" table:formula="of:=GETTANGENTPOINTX([.$D$80];[.$D$81];[.$D$82];[.$D$83];[.I20])" office:value-type="float" office:value="2.61706036035946" calcext:value-type="float">
            <text:p>2.61706036035946</text:p>
          </table:table-cell>
          <table:table-cell table:style-name="ce19" table:formula="of:=GETTANGENTPOINTY([.$D$80];[.$D$81];[.$D$82];[.$D$83];[.I20])" office:value-type="float" office:value="3.38251126527316" calcext:value-type="float">
            <text:p>3.38251126527316</text:p>
          </table:table-cell>
          <table:table-cell table:style-name="ce131" table:formula="of:=SQRT(([.$D$83]-[.J20])^2 +([.I20]-[.K20])^2)" office:value-type="float" office:value="22.4240068203125" calcext:value-type="float">
            <text:p>22.4240068203125</text:p>
          </table:table-cell>
          <table:table-cell table:style-name="ce115" table:formula="of:=SQRT(([.J20]-[.$D$83])^2 +([.K20]-[.K20])^2)" office:value-type="float" office:value="22.2022233651228" calcext:value-type="float">
            <text:p>22.2022233651228</text:p>
          </table:table-cell>
          <table:table-cell table:style-name="ce19" table:formula="of:=SQRT([.L20]^2 - [.M20]^2)" office:value-type="float" office:value="3.14600691712773" calcext:value-type="float">
            <text:p>3.14600691712773</text:p>
          </table:table-cell>
          <table:table-cell table:style-name="ce19" table:formula="of:=SQRT(([.$D$72]-[.J20])^2 + ([.$D$73]-[.K20])^2)" office:value-type="float" office:value="2.71369495178378" calcext:value-type="float">
            <text:p>2.71369495178378</text:p>
          </table:table-cell>
          <table:table-cell table:style-name="ce19" table:formula="of:=DEGREES(ACOS(([.$D$39]^2 + [.$D$39]^2 - [.O20]^2)/(2 * [.$D$39] * [.$D$39])))" office:value-type="float" office:value="46.8025999705765" calcext:value-type="float">
            <text:p>46.8025999705765</text:p>
          </table:table-cell>
          <table:table-cell table:style-name="ce19" table:formula="of:=DEGREES(ACOS(([.L20]^2 + [.M20]^2 - [.N20]^2)/(2 * [.L20] * [.M20])))" office:value-type="float" office:value="8.06499667021447" calcext:value-type="float">
            <text:p>8.06499667021447</text:p>
          </table:table-cell>
          <table:table-cell table:style-name="ce19" table:formula="of:=([.$D$105] * [.P20])" office:value-type="float" office:value="111.436240197923" calcext:value-type="float">
            <text:p>111.436240197923</text:p>
          </table:table-cell>
          <table:table-cell table:style-name="ce19" table:formula="of:=([.R20] / [.L20])" office:value-type="float" office:value="4.96950616769255" calcext:value-type="float">
            <text:p>4.96950616769255</text:p>
          </table:table-cell>
          <table:table-cell table:style-name="ce19" table:formula="of:=[.S20] * SIN(RADIANS([.Q20]))" office:value-type="float" office:value="0.69720371134153" calcext:value-type="float">
            <text:p>0.69720371134153</text:p>
          </table:table-cell>
          <table:table-cell table:style-name="ce19" table:formula="of:=[.T20] * 2" office:value-type="float" office:value="1.39440742268306" calcext:value-type="float">
            <text:p>1.39440742268306</text:p>
          </table:table-cell>
          <table:table-cell table:style-name="ce19" table:formula="of:=[.S20] * COS(RADIANS([.Q20]))" office:value-type="float" office:value="4.92035552939275" calcext:value-type="float">
            <text:p>4.92035552939275</text:p>
          </table:table-cell>
          <table:table-cell table:style-name="ce119" table:formula="of:=([.V20] * 2)" office:value-type="float" office:value="9.84071105878551" calcext:value-type="float">
            <text:p>9.84071105878551</text:p>
          </table:table-cell>
          <table:table-cell table:style-name="ce19" table:formula="of:= ([.W20] + [.X19])" office:value-type="float" office:value="93.6451881947044" calcext:value-type="float">
            <text:p>93.645188194704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0]+[.Z19]" office:value-type="float" office:value="10.1142231185712" calcext:value-type="float">
            <text:p>10.1142231185712</text:p>
          </table:table-cell>
          <table:table-cell table:style-name="ce58" table:formula="of:=[.X20] - [.Z20]" office:value-type="float" office:value="83.5309650761332" calcext:value-type="float">
            <text:p>83.5309650761332</text:p>
          </table:table-cell>
          <table:table-cell table:style-name="ce19" table:formula="of:= MAX(0; [.AA20] * [.$AF$7])" office:value-type="float" office:value="56.8010562517706" calcext:value-type="float">
            <text:p>56.8010562517706</text:p>
          </table:table-cell>
          <table:table-cell table:style-name="ce58" table:formula="of:=SQRT(2 * [.AB20] / [.$D$126])" office:value-type="float" office:value="3.40124142460757" calcext:value-type="float">
            <text:p>3.40124142460757</text:p>
          </table:table-cell>
          <table:table-cell table:style-name="ce92" table:formula="of:= GETIMPACTDISTANCE([.AC20]; [.$D$117]; [.$D$116]; [.$AF$11]; [.$AF$9])" office:value-type="float" office:value="1.14345561268622" calcext:value-type="float">
            <text:p>1.14345561268622</text:p>
          </table:table-cell>
          <table:table-cell table:style-name="ce58" table:formula="of:=[.AD20] / 0.0254" office:value-type="float" office:value="45.0179375073314" calcext:value-type="float">
            <text:p>45.0179375073314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ensor to Stud Center</text:p>
          </table:table-cell>
          <table:table-cell table:style-name="ce21" table:formula="of:=[.D21]/25.4" office:value-type="float" office:value="1.35826771653543" calcext:value-type="float">
            <text:p>1.35826771653543</text:p>
          </table:table-cell>
          <table:table-cell table:style-name="ce19" office:value-type="string" calcext:value-type="string">
            <text:p>in</text:p>
          </table:table-cell>
          <table:table-cell table:style-name="ce6" office:value-type="float" office:value="34.5" calcext:value-type="float">
            <text:p>34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6" calcext:value-type="float">
            <text:p>26</text:p>
          </table:table-cell>
          <table:table-cell table:style-name="ce19" table:formula="of:= (([.$D$21]+[.$D$76] + [.$D$57])-([.G21]+[.$D$24]))" office:value-type="float" office:value="23.3390312754042" calcext:value-type="float">
            <text:p>23.3390312754042</text:p>
          </table:table-cell>
          <table:table-cell table:style-name="ce19" table:formula="of:=[.$D$76] - [.H21]" office:value-type="float" office:value="-0.763495651854569" calcext:value-type="float">
            <text:p>-0.763495651854569</text:p>
          </table:table-cell>
          <table:table-cell table:style-name="ce19" table:formula="of:=GETTANGENTPOINTX([.$D$80];[.$D$81];[.$D$82];[.$D$83];[.I21])" office:value-type="float" office:value="2.76537127840286" calcext:value-type="float">
            <text:p>2.76537127840286</text:p>
          </table:table-cell>
          <table:table-cell table:style-name="ce19" table:formula="of:=GETTANGENTPOINTY([.$D$80];[.$D$81];[.$D$82];[.$D$83];[.I21])" office:value-type="float" office:value="3.35815680288801" calcext:value-type="float">
            <text:p>3.35815680288801</text:p>
          </table:table-cell>
          <table:table-cell table:style-name="ce131" table:formula="of:=SQRT(([.$D$83]-[.J21])^2 +([.I21]-[.K21])^2)" office:value-type="float" office:value="22.4357543483862" calcext:value-type="float">
            <text:p>22.4357543483862</text:p>
          </table:table-cell>
          <table:table-cell table:style-name="ce115" table:formula="of:=SQRT(([.J21]-[.$D$83])^2 +([.K21]-[.K21])^2)" office:value-type="float" office:value="22.0539124470794" calcext:value-type="float">
            <text:p>22.0539124470794</text:p>
          </table:table-cell>
          <table:table-cell table:style-name="ce19" table:formula="of:=SQRT([.L21]^2 - [.M21]^2)" office:value-type="float" office:value="4.12165245474257" calcext:value-type="float">
            <text:p>4.12165245474257</text:p>
          </table:table-cell>
          <table:table-cell table:style-name="ce19" table:formula="of:=SQRT(([.$D$72]-[.J21])^2 + ([.$D$73]-[.K21])^2)" office:value-type="float" office:value="2.85097298932988" calcext:value-type="float">
            <text:p>2.85097298932988</text:p>
          </table:table-cell>
          <table:table-cell table:style-name="ce19" table:formula="of:=DEGREES(ACOS(([.$D$39]^2 + [.$D$39]^2 - [.O21]^2)/(2 * [.$D$39] * [.$D$39])))" office:value-type="float" office:value="49.323483279902" calcext:value-type="float">
            <text:p>49.323483279902</text:p>
          </table:table-cell>
          <table:table-cell table:style-name="ce19" table:formula="of:=DEGREES(ACOS(([.L21]^2 + [.M21]^2 - [.N21]^2)/(2 * [.L21] * [.M21])))" office:value-type="float" office:value="10.5858799795399" calcext:value-type="float">
            <text:p>10.5858799795399</text:p>
          </table:table-cell>
          <table:table-cell table:style-name="ce19" table:formula="of:=([.$D$105] * [.P21])" office:value-type="float" office:value="117.438422943017" calcext:value-type="float">
            <text:p>117.438422943017</text:p>
          </table:table-cell>
          <table:table-cell table:style-name="ce19" table:formula="of:=([.R21] / [.L21])" office:value-type="float" office:value="5.23443166293466" calcext:value-type="float">
            <text:p>5.23443166293466</text:p>
          </table:table-cell>
          <table:table-cell table:style-name="ce19" table:formula="of:=[.S21] * SIN(RADIANS([.Q21]))" office:value-type="float" office:value="0.961612780105548" calcext:value-type="float">
            <text:p>0.961612780105548</text:p>
          </table:table-cell>
          <table:table-cell table:style-name="ce19" table:formula="of:=[.T21] * 2" office:value-type="float" office:value="1.9232255602111" calcext:value-type="float">
            <text:p>1.9232255602111</text:p>
          </table:table-cell>
          <table:table-cell table:style-name="ce19" table:formula="of:=[.S21] * COS(RADIANS([.Q21]))" office:value-type="float" office:value="5.14534505111859" calcext:value-type="float">
            <text:p>5.14534505111859</text:p>
          </table:table-cell>
          <table:table-cell table:style-name="ce119" table:formula="of:=([.V21] * 2)" office:value-type="float" office:value="10.2906901022372" calcext:value-type="float">
            <text:p>10.2906901022372</text:p>
          </table:table-cell>
          <table:table-cell table:style-name="ce19" table:formula="of:= ([.W21] + [.X20])" office:value-type="float" office:value="103.935878296942" calcext:value-type="float">
            <text:p>103.93587829694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1]+[.Z20]" office:value-type="float" office:value="10.6761244029363" calcext:value-type="float">
            <text:p>10.6761244029363</text:p>
          </table:table-cell>
          <table:table-cell table:style-name="ce58" table:formula="of:=[.X21] - [.Z21]" office:value-type="float" office:value="93.2597538940053" calcext:value-type="float">
            <text:p>93.2597538940053</text:p>
          </table:table-cell>
          <table:table-cell table:style-name="ce19" table:formula="of:= MAX(0; [.AA21] * [.$AF$7])" office:value-type="float" office:value="63.4166326479236" calcext:value-type="float">
            <text:p>63.4166326479236</text:p>
          </table:table-cell>
          <table:table-cell table:style-name="ce58" table:formula="of:=SQRT(2 * [.AB21] / [.$D$126])" office:value-type="float" office:value="3.59385741647096" calcext:value-type="float">
            <text:p>3.59385741647096</text:p>
          </table:table-cell>
          <table:table-cell table:style-name="ce92" table:formula="of:= GETIMPACTDISTANCE([.AC21]; [.$D$117]; [.$D$116]; [.$AF$11]; [.$AF$9])" office:value-type="float" office:value="1.26908092932732" calcext:value-type="float">
            <text:p>1.26908092932732</text:p>
          </table:table-cell>
          <table:table-cell table:style-name="ce58" table:formula="of:=[.AD21] / 0.0254" office:value-type="float" office:value="49.9638161152489" calcext:value-type="float">
            <text:p>49.9638161152489</text:p>
          </table:table-cell>
          <table:table-cell table:style-name="ce122" table:number-columns-repeated="2"/>
          <table:table-cell table:style-name="Default" table:number-columns-repeated="5"/>
          <table:table-cell table:style-name="ce66"/>
          <table:table-cell table:number-columns-repeated="983"/>
        </table:table-row>
        <table:table-row table:style-name="ro1">
          <table:table-cell table:style-name="ce109" table:number-columns-repeated="2"/>
          <table:table-cell table:style-name="ce119"/>
          <table:table-cell table:style-name="ce56"/>
          <table:table-cell table:style-name="ce109"/>
          <table:table-cell table:style-name="ce23"/>
          <table:table-cell table:style-name="ce19" office:value-type="float" office:value="25" calcext:value-type="float">
            <text:p>25</text:p>
          </table:table-cell>
          <table:table-cell table:style-name="ce19" table:formula="of:= (([.$D$21]+[.$D$76] + [.$D$57])-([.G22]+[.$D$24]))" office:value-type="float" office:value="24.3390312754042" calcext:value-type="float">
            <text:p>24.3390312754042</text:p>
          </table:table-cell>
          <table:table-cell table:style-name="ce19" table:formula="of:=[.$D$76] - [.H22]" office:value-type="float" office:value="-1.76349565185457" calcext:value-type="float">
            <text:p>-1.76349565185457</text:p>
          </table:table-cell>
          <table:table-cell table:style-name="ce19" table:formula="of:=GETTANGENTPOINTX([.$D$80];[.$D$81];[.$D$82];[.$D$83];[.I22])" office:value-type="float" office:value="2.91105487635175" calcext:value-type="float">
            <text:p>2.91105487635175</text:p>
          </table:table-cell>
          <table:table-cell table:style-name="ce19" table:formula="of:=GETTANGENTPOINTY([.$D$80];[.$D$81];[.$D$82];[.$D$83];[.I22])" office:value-type="float" office:value="3.32763125473143" calcext:value-type="float">
            <text:p>3.32763125473143</text:p>
          </table:table-cell>
          <table:table-cell table:style-name="ce131" table:formula="of:=SQRT(([.$D$83]-[.J22])^2 +([.I22]-[.K22])^2)" office:value-type="float" office:value="22.4920000107781" calcext:value-type="float">
            <text:p>22.4920000107781</text:p>
          </table:table-cell>
          <table:table-cell table:style-name="ce115" table:formula="of:=SQRT(([.J22]-[.$D$83])^2 +([.K22]-[.K22])^2)" office:value-type="float" office:value="21.9082288491306" calcext:value-type="float">
            <text:p>21.9082288491306</text:p>
          </table:table-cell>
          <table:table-cell table:style-name="ce19" table:formula="of:=SQRT([.L22]^2 - [.M22]^2)" office:value-type="float" office:value="5.091126906586" calcext:value-type="float">
            <text:p>5.091126906586</text:p>
          </table:table-cell>
          <table:table-cell table:style-name="ce19" table:formula="of:=SQRT(([.$D$72]-[.J22])^2 + ([.$D$73]-[.K22])^2)" office:value-type="float" office:value="2.98556689526937" calcext:value-type="float">
            <text:p>2.98556689526937</text:p>
          </table:table-cell>
          <table:table-cell table:style-name="ce19" table:formula="of:=DEGREES(ACOS(([.$D$39]^2 + [.$D$39]^2 - [.O22]^2)/(2 * [.$D$39] * [.$D$39])))" office:value-type="float" office:value="51.8200430074961" calcext:value-type="float">
            <text:p>51.8200430074961</text:p>
          </table:table-cell>
          <table:table-cell table:style-name="ce19" table:formula="of:=DEGREES(ACOS(([.L22]^2 + [.M22]^2 - [.N22]^2)/(2 * [.L22] * [.M22])))" office:value-type="float" office:value="13.0824397071341" calcext:value-type="float">
            <text:p>13.0824397071341</text:p>
          </table:table-cell>
          <table:table-cell table:style-name="ce19" table:formula="of:=([.$D$105] * [.P22])" office:value-type="float" office:value="123.38269162996" calcext:value-type="float">
            <text:p>123.38269162996</text:p>
          </table:table-cell>
          <table:table-cell table:style-name="ce19" table:formula="of:=([.R22] / [.L22])" office:value-type="float" office:value="5.48562562559291" calcext:value-type="float">
            <text:p>5.48562562559291</text:p>
          </table:table-cell>
          <table:table-cell table:style-name="ce19" table:formula="of:=[.S22] * SIN(RADIANS([.Q22]))" office:value-type="float" office:value="1.24168665341147" calcext:value-type="float">
            <text:p>1.24168665341147</text:p>
          </table:table-cell>
          <table:table-cell table:style-name="ce19" table:formula="of:=[.T22] * 2" office:value-type="float" office:value="2.48337330682294" calcext:value-type="float">
            <text:p>2.48337330682294</text:p>
          </table:table-cell>
          <table:table-cell table:style-name="ce19" table:formula="of:=[.S22] * COS(RADIANS([.Q22]))" office:value-type="float" office:value="5.34324833401008" calcext:value-type="float">
            <text:p>5.34324833401008</text:p>
          </table:table-cell>
          <table:table-cell table:style-name="ce119" table:formula="of:=([.V22] * 2)" office:value-type="float" office:value="10.6864966680202" calcext:value-type="float">
            <text:p>10.6864966680202</text:p>
          </table:table-cell>
          <table:table-cell table:style-name="ce19" table:formula="of:= ([.W22] + [.X21])" office:value-type="float" office:value="114.622374964962" calcext:value-type="float">
            <text:p>114.62237496496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2]+[.Z21]" office:value-type="float" office:value="11.2380256873014" calcext:value-type="float">
            <text:p>11.2380256873014</text:p>
          </table:table-cell>
          <table:table-cell table:style-name="ce58" table:formula="of:=[.X22] - [.Z22]" office:value-type="float" office:value="103.38434927766" calcext:value-type="float">
            <text:p>103.38434927766</text:p>
          </table:table-cell>
          <table:table-cell table:style-name="ce19" table:formula="of:= MAX(0; [.AA22] * [.$AF$7])" office:value-type="float" office:value="70.301357508809" calcext:value-type="float">
            <text:p>70.301357508809</text:p>
          </table:table-cell>
          <table:table-cell table:style-name="ce58" table:formula="of:=SQRT(2 * [.AB22] / [.$D$126])" office:value-type="float" office:value="3.7839127129612" calcext:value-type="float">
            <text:p>3.7839127129612</text:p>
          </table:table-cell>
          <table:table-cell table:style-name="ce92" table:formula="of:= GETIMPACTDISTANCE([.AC22]; [.$D$117]; [.$D$116]; [.$AF$11]; [.$AF$9])" office:value-type="float" office:value="1.39895555732101" calcext:value-type="float">
            <text:p>1.39895555732101</text:p>
          </table:table-cell>
          <table:table-cell table:style-name="ce58" table:formula="of:=[.AD22] / 0.0254" office:value-type="float" office:value="55.076990445709" calcext:value-type="float">
            <text:p>55.076990445709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108" office:value-type="string" calcext:value-type="string">
            <text:p><text:span text:style-name="T5">Carriage</text:span> Back Face to Spring Rest Point</text:p>
          </table:table-cell>
          <table:table-cell table:style-name="ce20" table:formula="of:=[.D23]/25.4" office:value-type="float" office:value="0.334645669291339" calcext:value-type="float">
            <text:p>0.334645669291339</text:p>
          </table:table-cell>
          <table:table-cell table:style-name="ce19" office:value-type="string" calcext:value-type="string">
            <text:p>in</text:p>
          </table:table-cell>
          <table:table-cell table:style-name="ce42" office:value-type="float" office:value="8.5" calcext:value-type="float">
            <text:p>8.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4" calcext:value-type="float">
            <text:p>24</text:p>
          </table:table-cell>
          <table:table-cell table:style-name="ce19" table:formula="of:= (([.$D$21]+[.$D$76] + [.$D$57])-([.G23]+[.$D$24]))" office:value-type="float" office:value="25.3390312754042" calcext:value-type="float">
            <text:p>25.3390312754042</text:p>
          </table:table-cell>
          <table:table-cell table:style-name="ce19" table:formula="of:=[.$D$76] - [.H23]" office:value-type="float" office:value="-2.76349565185457" calcext:value-type="float">
            <text:p>-2.76349565185457</text:p>
          </table:table-cell>
          <table:table-cell table:style-name="ce19" table:formula="of:=GETTANGENTPOINTX([.$D$80];[.$D$81];[.$D$82];[.$D$83];[.I23])" office:value-type="float" office:value="3.05334257780692" calcext:value-type="float">
            <text:p>3.05334257780692</text:p>
          </table:table-cell>
          <table:table-cell table:style-name="ce19" table:formula="of:=GETTANGENTPOINTY([.$D$80];[.$D$81];[.$D$82];[.$D$83];[.I23])" office:value-type="float" office:value="3.29132571169374" calcext:value-type="float">
            <text:p>3.29132571169374</text:p>
          </table:table-cell>
          <table:table-cell table:style-name="ce131" table:formula="of:=SQRT(([.$D$83]-[.J23])^2 +([.I23]-[.K23])^2)" office:value-type="float" office:value="22.5924114646611" calcext:value-type="float">
            <text:p>22.5924114646611</text:p>
          </table:table-cell>
          <table:table-cell table:style-name="ce115" table:formula="of:=SQRT(([.J23]-[.$D$83])^2 +([.K23]-[.K23])^2)" office:value-type="float" office:value="21.7659411476754" calcext:value-type="float">
            <text:p>21.7659411476754</text:p>
          </table:table-cell>
          <table:table-cell table:style-name="ce19" table:formula="of:=SQRT([.L23]^2 - [.M23]^2)" office:value-type="float" office:value="6.0548213635483" calcext:value-type="float">
            <text:p>6.0548213635483</text:p>
          </table:table-cell>
          <table:table-cell table:style-name="ce19" table:formula="of:=SQRT(([.$D$72]-[.J23])^2 + ([.$D$73]-[.K23])^2)" office:value-type="float" office:value="3.1169629409742" calcext:value-type="float">
            <text:p>3.1169629409742</text:p>
          </table:table-cell>
          <table:table-cell table:style-name="ce19" table:formula="of:=DEGREES(ACOS(([.$D$39]^2 + [.$D$39]^2 - [.O23]^2)/(2 * [.$D$39] * [.$D$39])))" office:value-type="float" office:value="54.2830381132893" calcext:value-type="float">
            <text:p>54.2830381132893</text:p>
          </table:table-cell>
          <table:table-cell table:style-name="ce19" table:formula="of:=DEGREES(ACOS(([.L23]^2 + [.M23]^2 - [.N23]^2)/(2 * [.L23] * [.M23])))" office:value-type="float" office:value="15.5454348129272" calcext:value-type="float">
            <text:p>15.5454348129272</text:p>
          </table:table-cell>
          <table:table-cell table:style-name="ce19" table:formula="of:=([.$D$105] * [.P23])" office:value-type="float" office:value="129.247043490498" calcext:value-type="float">
            <text:p>129.247043490498</text:p>
          </table:table-cell>
          <table:table-cell table:style-name="ce19" table:formula="of:=([.R23] / [.L23])" office:value-type="float" office:value="5.72081664202451" calcext:value-type="float">
            <text:p>5.72081664202451</text:p>
          </table:table-cell>
          <table:table-cell table:style-name="ce19" table:formula="of:=[.S23] * SIN(RADIANS([.Q23]))" office:value-type="float" office:value="1.53319281012804" calcext:value-type="float">
            <text:p>1.53319281012804</text:p>
          </table:table-cell>
          <table:table-cell table:style-name="ce19" table:formula="of:=[.T23] * 2" office:value-type="float" office:value="3.06638562025608" calcext:value-type="float">
            <text:p>3.06638562025608</text:p>
          </table:table-cell>
          <table:table-cell table:style-name="ce19" table:formula="of:=[.S23] * COS(RADIANS([.Q23]))" office:value-type="float" office:value="5.51153906442078" calcext:value-type="float">
            <text:p>5.51153906442078</text:p>
          </table:table-cell>
          <table:table-cell table:style-name="ce119" table:formula="of:=([.V23] * 2)" office:value-type="float" office:value="11.0230781288416" calcext:value-type="float">
            <text:p>11.0230781288416</text:p>
          </table:table-cell>
          <table:table-cell table:style-name="ce19" table:formula="of:= ([.W23] + [.X22])" office:value-type="float" office:value="125.645453093803" calcext:value-type="float">
            <text:p>125.645453093803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3]+[.Z22]" office:value-type="float" office:value="11.7999269716665" calcext:value-type="float">
            <text:p>11.7999269716665</text:p>
          </table:table-cell>
          <table:table-cell table:style-name="ce58" table:formula="of:=[.X23] - [.Z23]" office:value-type="float" office:value="113.845526122137" calcext:value-type="float">
            <text:p>113.845526122137</text:p>
          </table:table-cell>
          <table:table-cell table:style-name="ce19" table:formula="of:= MAX(0; [.AA23] * [.$AF$7])" office:value-type="float" office:value="77.414957763053" calcext:value-type="float">
            <text:p>77.414957763053</text:p>
          </table:table-cell>
          <table:table-cell table:style-name="ce58" table:formula="of:=SQRT(2 * [.AB23] / [.$D$126])" office:value-type="float" office:value="3.97074222806799" calcext:value-type="float">
            <text:p>3.97074222806799</text:p>
          </table:table-cell>
          <table:table-cell table:style-name="ce92" table:formula="of:= GETIMPACTDISTANCE([.AC23]; [.$D$117]; [.$D$116]; [.$AF$11]; [.$AF$9])" office:value-type="float" office:value="1.53203941176507" calcext:value-type="float">
            <text:p>1.53203941176507</text:p>
          </table:table-cell>
          <table:table-cell table:style-name="ce58" table:formula="of:=[.AD23] / 0.0254" office:value-type="float" office:value="60.3165122742153" calcext:value-type="float">
            <text:p>60.3165122742153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107" office:value-type="string" calcext:value-type="string">
            <text:p><text:span text:style-name="T5">Carriage</text:span> Back Face to Spring Rest Point – Wire Radius</text:p>
          </table:table-cell>
          <table:table-cell table:style-name="ce20" table:formula="of:=[.D24]/25.4" office:value-type="float" office:value="0.314645669291339" calcext:value-type="float">
            <text:p>0.314645669291339</text:p>
          </table:table-cell>
          <table:table-cell table:style-name="ce19" office:value-type="string" calcext:value-type="string">
            <text:p>in</text:p>
          </table:table-cell>
          <table:table-cell table:style-name="ce20" table:formula="of:=[.D23] - ([.D4]/2)" office:value-type="float" office:value="7.992" calcext:value-type="float">
            <text:p>7.992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19" office:value-type="float" office:value="23" calcext:value-type="float">
            <text:p>23</text:p>
          </table:table-cell>
          <table:table-cell table:style-name="ce19" table:formula="of:= (([.$D$21]+[.$D$76] + [.$D$57])-([.G24]+[.$D$24]))" office:value-type="float" office:value="26.3390312754042" calcext:value-type="float">
            <text:p>26.3390312754042</text:p>
          </table:table-cell>
          <table:table-cell table:style-name="ce19" table:formula="of:=[.$D$76] - [.H24]" office:value-type="float" office:value="-3.76349565185457" calcext:value-type="float">
            <text:p>-3.76349565185457</text:p>
          </table:table-cell>
          <table:table-cell table:style-name="ce19" table:formula="of:=GETTANGENTPOINTX([.$D$80];[.$D$81];[.$D$82];[.$D$83];[.I24])" office:value-type="float" office:value="3.1915486680608" calcext:value-type="float">
            <text:p>3.1915486680608</text:p>
          </table:table-cell>
          <table:table-cell table:style-name="ce19" table:formula="of:=GETTANGENTPOINTY([.$D$80];[.$D$81];[.$D$82];[.$D$83];[.I24])" office:value-type="float" office:value="3.24971498081857" calcext:value-type="float">
            <text:p>3.24971498081857</text:p>
          </table:table-cell>
          <table:table-cell table:style-name="ce131" table:formula="of:=SQRT(([.$D$83]-[.J24])^2 +([.I24]-[.K24])^2)" office:value-type="float" office:value="22.7364035654775" calcext:value-type="float">
            <text:p>22.7364035654775</text:p>
          </table:table-cell>
          <table:table-cell table:style-name="ce115" table:formula="of:=SQRT(([.J24]-[.$D$83])^2 +([.K24]-[.K24])^2)" office:value-type="float" office:value="21.6277350574215" calcext:value-type="float">
            <text:p>21.6277350574215</text:p>
          </table:table-cell>
          <table:table-cell table:style-name="ce19" table:formula="of:=SQRT([.L24]^2 - [.M24]^2)" office:value-type="float" office:value="7.01321063267314" calcext:value-type="float">
            <text:p>7.01321063267314</text:p>
          </table:table-cell>
          <table:table-cell table:style-name="ce19" table:formula="of:=SQRT(([.$D$72]-[.J24])^2 + ([.$D$73]-[.K24])^2)" office:value-type="float" office:value="3.24470792896258" calcext:value-type="float">
            <text:p>3.24470792896258</text:p>
          </table:table-cell>
          <table:table-cell table:style-name="ce19" table:formula="of:=DEGREES(ACOS(([.$D$39]^2 + [.$D$39]^2 - [.O24]^2)/(2 * [.$D$39] * [.$D$39])))" office:value-type="float" office:value="56.7038906876193" calcext:value-type="float">
            <text:p>56.7038906876193</text:p>
          </table:table-cell>
          <table:table-cell table:style-name="ce19" table:formula="of:=DEGREES(ACOS(([.L24]^2 + [.M24]^2 - [.N24]^2)/(2 * [.L24] * [.M24])))" office:value-type="float" office:value="17.9662873872573" calcext:value-type="float">
            <text:p>17.9662873872573</text:p>
          </table:table-cell>
          <table:table-cell table:style-name="ce19" table:formula="of:=([.$D$105] * [.P24])" office:value-type="float" office:value="135.011054659245" calcext:value-type="float">
            <text:p>135.011054659245</text:p>
          </table:table-cell>
          <table:table-cell table:style-name="ce19" table:formula="of:=([.R24] / [.L24])" office:value-type="float" office:value="5.93810073217751" calcext:value-type="float">
            <text:p>5.93810073217751</text:p>
          </table:table-cell>
          <table:table-cell table:style-name="ce19" table:formula="of:=[.S24] * SIN(RADIANS([.Q24]))" office:value-type="float" office:value="1.83165077418069" calcext:value-type="float">
            <text:p>1.83165077418069</text:p>
          </table:table-cell>
          <table:table-cell table:style-name="ce19" table:formula="of:=[.T24] * 2" office:value-type="float" office:value="3.66330154836138" calcext:value-type="float">
            <text:p>3.66330154836138</text:p>
          </table:table-cell>
          <table:table-cell table:style-name="ce19" table:formula="of:=[.S24] * COS(RADIANS([.Q24]))" office:value-type="float" office:value="5.64854810964113" calcext:value-type="float">
            <text:p>5.64854810964113</text:p>
          </table:table-cell>
          <table:table-cell table:style-name="ce119" table:formula="of:=([.V24] * 2)" office:value-type="float" office:value="11.2970962192823" calcext:value-type="float">
            <text:p>11.2970962192823</text:p>
          </table:table-cell>
          <table:table-cell table:style-name="ce19" table:formula="of:= ([.W24] + [.X23])" office:value-type="float" office:value="136.942549313086" calcext:value-type="float">
            <text:p>136.94254931308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4]+[.Z23]" office:value-type="float" office:value="12.3618282560315" calcext:value-type="float">
            <text:p>12.3618282560315</text:p>
          </table:table-cell>
          <table:table-cell table:style-name="ce58" table:formula="of:=[.X24] - [.Z24]" office:value-type="float" office:value="124.580721057054" calcext:value-type="float">
            <text:p>124.580721057054</text:p>
          </table:table-cell>
          <table:table-cell table:style-name="ce19" table:formula="of:= MAX(0; [.AA24] * [.$AF$7])" office:value-type="float" office:value="84.7148903187968" calcext:value-type="float">
            <text:p>84.7148903187968</text:p>
          </table:table-cell>
          <table:table-cell table:style-name="ce58" table:formula="of:=SQRT(2 * [.AB24] / [.$D$126])" office:value-type="float" office:value="4.15373829417015" calcext:value-type="float">
            <text:p>4.15373829417015</text:p>
          </table:table-cell>
          <table:table-cell table:style-name="ce92" table:formula="of:= GETIMPACTDISTANCE([.AC24]; [.$D$117]; [.$D$116]; [.$AF$11]; [.$AF$9])" office:value-type="float" office:value="1.66738088695947" calcext:value-type="float">
            <text:p>1.66738088695947</text:p>
          </table:table-cell>
          <table:table-cell table:style-name="ce58" table:formula="of:=[.AD24] / 0.0254" office:value-type="float" office:value="65.6449168094279" calcext:value-type="float">
            <text:p>65.6449168094279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107" office:value-type="string" calcext:value-type="string">
            <text:p><text:span text:style-name="T5">Carriage</text:span> Back Face to Coin Slot Point</text:p>
          </table:table-cell>
          <table:table-cell table:style-name="ce20" table:formula="of:=[.D25]/25.4" office:value-type="float" office:value="0.452755905511811" calcext:value-type="float">
            <text:p>0.452755905511811</text:p>
          </table:table-cell>
          <table:table-cell table:style-name="ce19" office:value-type="string" calcext:value-type="string">
            <text:p>in</text:p>
          </table:table-cell>
          <table:table-cell table:style-name="ce42" office:value-type="float" office:value="11.5" calcext:value-type="float">
            <text:p>11.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2" calcext:value-type="float">
            <text:p>22</text:p>
          </table:table-cell>
          <table:table-cell table:style-name="ce19" table:formula="of:= (([.$D$21]+[.$D$76] + [.$D$57])-([.G25]+[.$D$24]))" office:value-type="float" office:value="27.3390312754042" calcext:value-type="float">
            <text:p>27.3390312754042</text:p>
          </table:table-cell>
          <table:table-cell table:style-name="ce19" table:formula="of:=[.$D$76] - [.H25]" office:value-type="float" office:value="-4.76349565185457" calcext:value-type="float">
            <text:p>-4.76349565185457</text:p>
          </table:table-cell>
          <table:table-cell table:style-name="ce19" table:formula="of:=GETTANGENTPOINTX([.$D$80];[.$D$81];[.$D$82];[.$D$83];[.I25])" office:value-type="float" office:value="3.3250848010954" calcext:value-type="float">
            <text:p>3.3250848010954</text:p>
          </table:table-cell>
          <table:table-cell table:style-name="ce19" table:formula="of:=GETTANGENTPOINTY([.$D$80];[.$D$81];[.$D$82];[.$D$83];[.I25])" office:value-type="float" office:value="3.20333878817573" calcext:value-type="float">
            <text:p>3.20333878817573</text:p>
          </table:table-cell>
          <table:table-cell table:style-name="ce131" table:formula="of:=SQRT(([.$D$83]-[.J25])^2 +([.I25]-[.K25])^2)" office:value-type="float" office:value="22.9231550707133" calcext:value-type="float">
            <text:p>22.9231550707133</text:p>
          </table:table-cell>
          <table:table-cell table:style-name="ce115" table:formula="of:=SQRT(([.J25]-[.$D$83])^2 +([.K25]-[.K25])^2)" office:value-type="float" office:value="21.4941989243869" calcext:value-type="float">
            <text:p>21.4941989243869</text:p>
          </table:table-cell>
          <table:table-cell table:style-name="ce19" table:formula="of:=SQRT([.L25]^2 - [.M25]^2)" office:value-type="float" office:value="7.9668344400303" calcext:value-type="float">
            <text:p>7.9668344400303</text:p>
          </table:table-cell>
          <table:table-cell table:style-name="ce19" table:formula="of:=SQRT(([.$D$72]-[.J25])^2 + ([.$D$73]-[.K25])^2)" office:value-type="float" office:value="3.36841689760867" calcext:value-type="float">
            <text:p>3.36841689760867</text:p>
          </table:table-cell>
          <table:table-cell table:style-name="ce19" table:formula="of:=DEGREES(ACOS(([.$D$39]^2 + [.$D$39]^2 - [.O25]^2)/(2 * [.$D$39] * [.$D$39])))" office:value-type="float" office:value="59.0748503224527" calcext:value-type="float">
            <text:p>59.0748503224527</text:p>
          </table:table-cell>
          <table:table-cell table:style-name="ce19" table:formula="of:=DEGREES(ACOS(([.L25]^2 + [.M25]^2 - [.N25]^2)/(2 * [.L25] * [.M25])))" office:value-type="float" office:value="20.3372470220907" calcext:value-type="float">
            <text:p>20.3372470220907</text:p>
          </table:table-cell>
          <table:table-cell table:style-name="ce19" table:formula="of:=([.$D$105] * [.P25])" office:value-type="float" office:value="140.656271538927" calcext:value-type="float">
            <text:p>140.656271538927</text:p>
          </table:table-cell>
          <table:table-cell table:style-name="ce19" table:formula="of:=([.R25] / [.L25])" office:value-type="float" office:value="6.13599092729735" calcext:value-type="float">
            <text:p>6.13599092729735</text:p>
          </table:table-cell>
          <table:table-cell table:style-name="ce19" table:formula="of:=[.S25] * SIN(RADIANS([.Q25]))" office:value-type="float" office:value="2.13253470966398" calcext:value-type="float">
            <text:p>2.13253470966398</text:p>
          </table:table-cell>
          <table:table-cell table:style-name="ce19" table:formula="of:=[.T25] * 2" office:value-type="float" office:value="4.26506941932796" calcext:value-type="float">
            <text:p>4.26506941932796</text:p>
          </table:table-cell>
          <table:table-cell table:style-name="ce19" table:formula="of:=[.S25] * COS(RADIANS([.Q25]))" office:value-type="float" office:value="5.75349288449666" calcext:value-type="float">
            <text:p>5.75349288449666</text:p>
          </table:table-cell>
          <table:table-cell table:style-name="ce119" table:formula="of:=([.V25] * 2)" office:value-type="float" office:value="11.5069857689933" calcext:value-type="float">
            <text:p>11.5069857689933</text:p>
          </table:table-cell>
          <table:table-cell table:style-name="ce19" table:formula="of:= ([.W25] + [.X24])" office:value-type="float" office:value="148.449535082079" calcext:value-type="float">
            <text:p>148.44953508207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5]+[.Z24]" office:value-type="float" office:value="12.9237295403966" calcext:value-type="float">
            <text:p>12.9237295403966</text:p>
          </table:table-cell>
          <table:table-cell table:style-name="ce58" table:formula="of:=[.X25] - [.Z25]" office:value-type="float" office:value="135.525805541682" calcext:value-type="float">
            <text:p>135.525805541682</text:p>
          </table:table-cell>
          <table:table-cell table:style-name="ce19" table:formula="of:= MAX(0; [.AA25] * [.$AF$7])" office:value-type="float" office:value="92.157547768344" calcext:value-type="float">
            <text:p>92.157547768344</text:p>
          </table:table-cell>
          <table:table-cell table:style-name="ce58" table:formula="of:=SQRT(2 * [.AB25] / [.$D$126])" office:value-type="float" office:value="4.33236171131013" calcext:value-type="float">
            <text:p>4.33236171131013</text:p>
          </table:table-cell>
          <table:table-cell table:style-name="ce92" table:formula="of:= GETIMPACTDISTANCE([.AC25]; [.$D$117]; [.$D$116]; [.$AF$11]; [.$AF$9])" office:value-type="float" office:value="1.80428177019716" calcext:value-type="float">
            <text:p>1.80428177019716</text:p>
          </table:table-cell>
          <table:table-cell table:style-name="ce58" table:formula="of:=[.AD25] / 0.0254" office:value-type="float" office:value="71.0347153620929" calcext:value-type="float">
            <text:p>71.0347153620929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107" office:value-type="string" calcext:value-type="string">
            <text:p>Sensor to Slider Back Face + Offset to Spring Point (loaded)</text:p>
          </table:table-cell>
          <table:table-cell table:style-name="ce20" table:formula="of:=[.D26]/25.4" office:value-type="float" office:value="0.708346456692913" calcext:value-type="float">
            <text:p>0.708346456692913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D15]+[.D24]" office:value-type="float" office:value="17.992" calcext:value-type="float">
            <text:p>17.992</text:p>
          </table:table-cell>
          <table:table-cell table:style-name="ce109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19" office:value-type="float" office:value="21" calcext:value-type="float">
            <text:p>21</text:p>
          </table:table-cell>
          <table:table-cell table:style-name="ce19" table:formula="of:= (([.$D$21]+[.$D$76] + [.$D$57])-([.G26]+[.$D$24]))" office:value-type="float" office:value="28.3390312754042" calcext:value-type="float">
            <text:p>28.3390312754042</text:p>
          </table:table-cell>
          <table:table-cell table:style-name="ce19" table:formula="of:=[.$D$76] - [.H26]" office:value-type="float" office:value="-5.76349565185457" calcext:value-type="float">
            <text:p>-5.76349565185457</text:p>
          </table:table-cell>
          <table:table-cell table:style-name="ce19" table:formula="of:=GETTANGENTPOINTX([.$D$80];[.$D$81];[.$D$82];[.$D$83];[.I26])" office:value-type="float" office:value="3.45346913219272" calcext:value-type="float">
            <text:p>3.45346913219272</text:p>
          </table:table-cell>
          <table:table-cell table:style-name="ce19" table:formula="of:=GETTANGENTPOINTY([.$D$80];[.$D$81];[.$D$82];[.$D$83];[.I26])" office:value-type="float" office:value="3.15278139996761" calcext:value-type="float">
            <text:p>3.15278139996761</text:p>
          </table:table-cell>
          <table:table-cell table:style-name="ce131" table:formula="of:=SQRT(([.$D$83]-[.J26])^2 +([.I26]-[.K26])^2)" office:value-type="float" office:value="23.1516312535354" calcext:value-type="float">
            <text:p>23.1516312535354</text:p>
          </table:table-cell>
          <table:table-cell table:style-name="ce115" table:formula="of:=SQRT(([.J26]-[.$D$83])^2 +([.K26]-[.K26])^2)" office:value-type="float" office:value="21.3658145932896" calcext:value-type="float">
            <text:p>21.3658145932896</text:p>
          </table:table-cell>
          <table:table-cell table:style-name="ce19" table:formula="of:=SQRT([.L26]^2 - [.M26]^2)" office:value-type="float" office:value="8.91627705182218" calcext:value-type="float">
            <text:p>8.91627705182218</text:p>
          </table:table-cell>
          <table:table-cell table:style-name="ce19" table:formula="of:=SQRT(([.$D$72]-[.J26])^2 + ([.$D$73]-[.K26])^2)" office:value-type="float" office:value="3.48777758815619" calcext:value-type="float">
            <text:p>3.48777758815619</text:p>
          </table:table-cell>
          <table:table-cell table:style-name="ce19" table:formula="of:=DEGREES(ACOS(([.$D$39]^2 + [.$D$39]^2 - [.O26]^2)/(2 * [.$D$39] * [.$D$39])))" office:value-type="float" office:value="61.3891175174278" calcext:value-type="float">
            <text:p>61.3891175174278</text:p>
          </table:table-cell>
          <table:table-cell table:style-name="ce19" table:formula="of:=DEGREES(ACOS(([.L26]^2 + [.M26]^2 - [.N26]^2)/(2 * [.L26] * [.M26])))" office:value-type="float" office:value="22.6515142170658" calcext:value-type="float">
            <text:p>22.6515142170658</text:p>
          </table:table-cell>
          <table:table-cell table:style-name="ce19" table:formula="of:=([.$D$105] * [.P26])" office:value-type="float" office:value="146.16650462819" calcext:value-type="float">
            <text:p>146.16650462819</text:p>
          </table:table-cell>
          <table:table-cell table:style-name="ce19" table:formula="of:=([.R26] / [.L26])" office:value-type="float" office:value="6.31344301520306" calcext:value-type="float">
            <text:p>6.31344301520306</text:p>
          </table:table-cell>
          <table:table-cell table:style-name="ce19" table:formula="of:=[.S26] * SIN(RADIANS([.Q26]))" office:value-type="float" office:value="2.43146612253709" calcext:value-type="float">
            <text:p>2.43146612253709</text:p>
          </table:table-cell>
          <table:table-cell table:style-name="ce19" table:formula="of:=[.T26] * 2" office:value-type="float" office:value="4.86293224507418" calcext:value-type="float">
            <text:p>4.86293224507418</text:p>
          </table:table-cell>
          <table:table-cell table:style-name="ce19" table:formula="of:=[.S26] * COS(RADIANS([.Q26]))" office:value-type="float" office:value="5.82645133860833" calcext:value-type="float">
            <text:p>5.82645133860833</text:p>
          </table:table-cell>
          <table:table-cell table:style-name="ce119" table:formula="of:=([.V26] * 2)" office:value-type="float" office:value="11.6529026772167" calcext:value-type="float">
            <text:p>11.6529026772167</text:p>
          </table:table-cell>
          <table:table-cell table:style-name="ce19" table:formula="of:= ([.W26] + [.X25])" office:value-type="float" office:value="160.102437759296" calcext:value-type="float">
            <text:p>160.10243775929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6]+[.Z25]" office:value-type="float" office:value="13.4856308247617" calcext:value-type="float">
            <text:p>13.4856308247617</text:p>
          </table:table-cell>
          <table:table-cell table:style-name="ce58" table:formula="of:=[.X26] - [.Z26]" office:value-type="float" office:value="146.616806934534" calcext:value-type="float">
            <text:p>146.616806934534</text:p>
          </table:table-cell>
          <table:table-cell table:style-name="ce19" table:formula="of:= MAX(0; [.AA26] * [.$AF$7])" office:value-type="float" office:value="99.699428715483" calcext:value-type="float">
            <text:p>99.699428715483</text:p>
          </table:table-cell>
          <table:table-cell table:style-name="ce58" table:formula="of:=SQRT(2 * [.AB26] / [.$D$126])" office:value-type="float" office:value="4.50614942389227" calcext:value-type="float">
            <text:p>4.50614942389227</text:p>
          </table:table-cell>
          <table:table-cell table:style-name="ce92" table:formula="of:= GETIMPACTDISTANCE([.AC26]; [.$D$117]; [.$D$116]; [.$AF$11]; [.$AF$9])" office:value-type="float" office:value="1.94186204869013" calcext:value-type="float">
            <text:p>1.94186204869013</text:p>
          </table:table-cell>
          <table:table-cell table:style-name="ce58" table:formula="of:=[.AD26] / 0.0254" office:value-type="float" office:value="76.4512617594538" calcext:value-type="float">
            <text:p>76.4512617594538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19" table:formula="of:= (([.$D$21]+[.$D$76] + [.$D$57])-([.G27]+[.$D$24]))" office:value-type="float" office:value="29.3390312754042" calcext:value-type="float">
            <text:p>29.3390312754042</text:p>
          </table:table-cell>
          <table:table-cell table:style-name="ce19" table:formula="of:=[.$D$76] - [.H27]" office:value-type="float" office:value="-6.76349565185457" calcext:value-type="float">
            <text:p>-6.76349565185457</text:p>
          </table:table-cell>
          <table:table-cell table:style-name="ce19" table:formula="of:=GETTANGENTPOINTX([.$D$80];[.$D$81];[.$D$82];[.$D$83];[.I27])" office:value-type="float" office:value="3.57633002445981" calcext:value-type="float">
            <text:p>3.57633002445981</text:p>
          </table:table-cell>
          <table:table-cell table:style-name="ce19" table:formula="of:=GETTANGENTPOINTY([.$D$80];[.$D$81];[.$D$82];[.$D$83];[.I27])" office:value-type="float" office:value="3.09865112557684" calcext:value-type="float">
            <text:p>3.09865112557684</text:p>
          </table:table-cell>
          <table:table-cell table:style-name="ce131" table:formula="of:=SQRT(([.$D$83]-[.J27])^2 +([.I27]-[.K27])^2)" office:value-type="float" office:value="23.4206110296761" calcext:value-type="float">
            <text:p>23.4206110296761</text:p>
          </table:table-cell>
          <table:table-cell table:style-name="ce115" table:formula="of:=SQRT(([.J27]-[.$D$83])^2 +([.K27]-[.K27])^2)" office:value-type="float" office:value="21.2429537010225" calcext:value-type="float">
            <text:p>21.2429537010225</text:p>
          </table:table-cell>
          <table:table-cell table:style-name="ce19" table:formula="of:=SQRT([.L27]^2 - [.M27]^2)" office:value-type="float" office:value="9.8621467774314" calcext:value-type="float">
            <text:p>9.8621467774314</text:p>
          </table:table-cell>
          <table:table-cell table:style-name="ce19" table:formula="of:=SQRT(([.$D$72]-[.J27])^2 + ([.$D$73]-[.K27])^2)" office:value-type="float" office:value="3.60255172069356" calcext:value-type="float">
            <text:p>3.60255172069356</text:p>
          </table:table-cell>
          <table:table-cell table:style-name="ce19" table:formula="of:=DEGREES(ACOS(([.$D$39]^2 + [.$D$39]^2 - [.O27]^2)/(2 * [.$D$39] * [.$D$39])))" office:value-type="float" office:value="63.6409228282146" calcext:value-type="float">
            <text:p>63.6409228282146</text:p>
          </table:table-cell>
          <table:table-cell table:style-name="ce19" table:formula="of:=DEGREES(ACOS(([.L27]^2 + [.M27]^2 - [.N27]^2)/(2 * [.L27] * [.M27])))" office:value-type="float" office:value="24.9033195278526" calcext:value-type="float">
            <text:p>24.9033195278526</text:p>
          </table:table-cell>
          <table:table-cell table:style-name="ce19" table:formula="of:=([.$D$105] * [.P27])" office:value-type="float" office:value="151.52801697258" calcext:value-type="float">
            <text:p>151.52801697258</text:p>
          </table:table-cell>
          <table:table-cell table:style-name="ce19" table:formula="of:=([.R27] / [.L27])" office:value-type="float" office:value="6.46985754473186" calcext:value-type="float">
            <text:p>6.46985754473186</text:p>
          </table:table-cell>
          <table:table-cell table:style-name="ce19" table:formula="of:=[.S27] * SIN(RADIANS([.Q27]))" office:value-type="float" office:value="2.72438172746085" calcext:value-type="float">
            <text:p>2.72438172746085</text:p>
          </table:table-cell>
          <table:table-cell table:style-name="ce19" table:formula="of:=[.T27] * 2" office:value-type="float" office:value="5.44876345492169" calcext:value-type="float">
            <text:p>5.44876345492169</text:p>
          </table:table-cell>
          <table:table-cell table:style-name="ce19" table:formula="of:=[.S27] * COS(RADIANS([.Q27]))" office:value-type="float" office:value="5.86828772745519" calcext:value-type="float">
            <text:p>5.86828772745519</text:p>
          </table:table-cell>
          <table:table-cell table:style-name="ce119" table:formula="of:=([.V27] * 2)" office:value-type="float" office:value="11.7365754549104" calcext:value-type="float">
            <text:p>11.7365754549104</text:p>
          </table:table-cell>
          <table:table-cell table:style-name="ce19" table:formula="of:= ([.W27] + [.X26])" office:value-type="float" office:value="171.839013214206" calcext:value-type="float">
            <text:p>171.83901321420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7]+[.Z26]" office:value-type="float" office:value="14.0475321091267" calcext:value-type="float">
            <text:p>14.0475321091267</text:p>
          </table:table-cell>
          <table:table-cell table:style-name="ce58" table:formula="of:=[.X27] - [.Z27]" office:value-type="float" office:value="157.791481105079" calcext:value-type="float">
            <text:p>157.791481105079</text:p>
          </table:table-cell>
          <table:table-cell table:style-name="ce19" table:formula="of:= MAX(0; [.AA27] * [.$AF$7])" office:value-type="float" office:value="107.298207151454" calcext:value-type="float">
            <text:p>107.298207151454</text:p>
          </table:table-cell>
          <table:table-cell table:style-name="ce58" table:formula="of:=SQRT(2 * [.AB27] / [.$D$126])" office:value-type="float" office:value="4.67471874517904" calcext:value-type="float">
            <text:p>4.67471874517904</text:p>
          </table:table-cell>
          <table:table-cell table:style-name="ce92" table:formula="of:= GETIMPACTDISTANCE([.AC27]; [.$D$117]; [.$D$116]; [.$AF$11]; [.$AF$9])" office:value-type="float" office:value="2.079298772523" calcext:value-type="float">
            <text:p>2.079298772523</text:p>
          </table:table-cell>
          <table:table-cell table:style-name="ce58" table:formula="of:=[.AD27] / 0.0254" office:value-type="float" office:value="81.8621563985433" calcext:value-type="float">
            <text:p>81.8621563985433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61" office:value-type="string" calcext:value-type="string">
            <text:p>Hourglass 1</text:p>
          </table:table-cell>
          <table:table-cell table:style-name="Default" table:number-columns-repeated="5"/>
          <table:table-cell table:style-name="ce19" office:value-type="float" office:value="19" calcext:value-type="float">
            <text:p>19</text:p>
          </table:table-cell>
          <table:table-cell table:style-name="ce19" table:formula="of:= (([.$D$21]+[.$D$76] + [.$D$57])-([.G28]+[.$D$24]))" office:value-type="float" office:value="30.3390312754042" calcext:value-type="float">
            <text:p>30.3390312754042</text:p>
          </table:table-cell>
          <table:table-cell table:style-name="ce19" table:formula="of:=[.$D$76] - [.H28]" office:value-type="float" office:value="-7.76349565185457" calcext:value-type="float">
            <text:p>-7.76349565185457</text:p>
          </table:table-cell>
          <table:table-cell table:style-name="ce19" table:formula="of:=GETTANGENTPOINTX([.$D$80];[.$D$81];[.$D$82];[.$D$83];[.I28])" office:value-type="float" office:value="3.69340473779752" calcext:value-type="float">
            <text:p>3.69340473779752</text:p>
          </table:table-cell>
          <table:table-cell table:style-name="ce19" table:formula="of:=GETTANGENTPOINTY([.$D$80];[.$D$81];[.$D$82];[.$D$83];[.I28])" office:value-type="float" office:value="3.04156100254543" calcext:value-type="float">
            <text:p>3.04156100254543</text:p>
          </table:table-cell>
          <table:table-cell table:style-name="ce131" table:formula="of:=SQRT(([.$D$83]-[.J28])^2 +([.I28]-[.K28])^2)" office:value-type="float" office:value="23.7287170387928" calcext:value-type="float">
            <text:p>23.7287170387928</text:p>
          </table:table-cell>
          <table:table-cell table:style-name="ce115" table:formula="of:=SQRT(([.J28]-[.$D$83])^2 +([.K28]-[.K28])^2)" office:value-type="float" office:value="21.1258789876848" calcext:value-type="float">
            <text:p>21.1258789876848</text:p>
          </table:table-cell>
          <table:table-cell table:style-name="ce19" table:formula="of:=SQRT([.L28]^2 - [.M28]^2)" office:value-type="float" office:value="10.8050566544" calcext:value-type="float">
            <text:p>10.8050566544</text:p>
          </table:table-cell>
          <table:table-cell table:style-name="ce19" table:formula="of:=SQRT(([.$D$72]-[.J28])^2 + ([.$D$73]-[.K28])^2)" office:value-type="float" office:value="3.71257336724765" calcext:value-type="float">
            <text:p>3.71257336724765</text:p>
          </table:table-cell>
          <table:table-cell table:style-name="ce19" table:formula="of:=DEGREES(ACOS(([.$D$39]^2 + [.$D$39]^2 - [.O28]^2)/(2 * [.$D$39] * [.$D$39])))" office:value-type="float" office:value="65.8255620960287" calcext:value-type="float">
            <text:p>65.8255620960287</text:p>
          </table:table-cell>
          <table:table-cell table:style-name="ce19" table:formula="of:=DEGREES(ACOS(([.L28]^2 + [.M28]^2 - [.N28]^2)/(2 * [.L28] * [.M28])))" office:value-type="float" office:value="27.0879587956667" calcext:value-type="float">
            <text:p>27.0879587956667</text:p>
          </table:table-cell>
          <table:table-cell table:style-name="ce19" table:formula="of:=([.$D$105] * [.P28])" office:value-type="float" office:value="156.729608045448" calcext:value-type="float">
            <text:p>156.729608045448</text:p>
          </table:table-cell>
          <table:table-cell table:style-name="ce19" table:formula="of:=([.R28] / [.L28])" office:value-type="float" office:value="6.6050603489948" calcext:value-type="float">
            <text:p>6.6050603489948</text:p>
          </table:table-cell>
          <table:table-cell table:style-name="ce19" table:formula="of:=[.S28] * SIN(RADIANS([.Q28]))" office:value-type="float" office:value="3.00766582364922" calcext:value-type="float">
            <text:p>3.00766582364922</text:p>
          </table:table-cell>
          <table:table-cell table:style-name="ce19" table:formula="of:=[.T28] * 2" office:value-type="float" office:value="6.01533164729843" calcext:value-type="float">
            <text:p>6.01533164729843</text:p>
          </table:table-cell>
          <table:table-cell table:style-name="ce19" table:formula="of:=[.S28] * COS(RADIANS([.Q28]))" office:value-type="float" office:value="5.88054151478551" calcext:value-type="float">
            <text:p>5.88054151478551</text:p>
          </table:table-cell>
          <table:table-cell table:style-name="ce119" table:formula="of:=([.V28] * 2)" office:value-type="float" office:value="11.761083029571" calcext:value-type="float">
            <text:p>11.761083029571</text:p>
          </table:table-cell>
          <table:table-cell table:style-name="ce19" table:formula="of:= ([.W28] + [.X27])" office:value-type="float" office:value="183.600096243777" calcext:value-type="float">
            <text:p>183.600096243777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8]+[.Z27]" office:value-type="float" office:value="14.6094333934918" calcext:value-type="float">
            <text:p>14.6094333934918</text:p>
          </table:table-cell>
          <table:table-cell table:style-name="ce58" table:formula="of:=[.X28] - [.Z28]" office:value-type="float" office:value="168.990662850285" calcext:value-type="float">
            <text:p>168.990662850285</text:p>
          </table:table-cell>
          <table:table-cell table:style-name="ce19" table:formula="of:= MAX(0; [.AA28] * [.$AF$7])" office:value-type="float" office:value="114.913650738194" calcext:value-type="float">
            <text:p>114.913650738194</text:p>
          </table:table-cell>
          <table:table-cell table:style-name="ce58" table:formula="of:=SQRT(2 * [.AB28] / [.$D$126])" office:value-type="float" office:value="4.83776830646166" calcext:value-type="float">
            <text:p>4.83776830646166</text:p>
          </table:table-cell>
          <table:table-cell table:style-name="ce92" table:formula="of:= GETIMPACTDISTANCE([.AC28]; [.$D$117]; [.$D$116]; [.$AF$11]; [.$AF$9])" office:value-type="float" office:value="2.21584672620371" calcext:value-type="float">
            <text:p>2.21584672620371</text:p>
          </table:table-cell>
          <table:table-cell table:style-name="ce58" table:formula="of:=[.AD28] / 0.0254" office:value-type="float" office:value="87.2380600867604" calcext:value-type="float">
            <text:p>87.2380600867604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Stud Center Radius</text:p>
          </table:table-cell>
          <table:table-cell table:style-name="ce21" table:formula="of:=[.D29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2.5" calcext:value-type="float">
            <text:p>2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8" calcext:value-type="float">
            <text:p>18</text:p>
          </table:table-cell>
          <table:table-cell table:style-name="ce19" table:formula="of:= (([.$D$21]+[.$D$76] + [.$D$57])-([.G29]+[.$D$24]))" office:value-type="float" office:value="31.3390312754042" calcext:value-type="float">
            <text:p>31.3390312754042</text:p>
          </table:table-cell>
          <table:table-cell table:style-name="ce19" table:formula="of:=[.$D$76] - [.H29]" office:value-type="float" office:value="-8.76349565185457" calcext:value-type="float">
            <text:p>-8.76349565185457</text:p>
          </table:table-cell>
          <table:table-cell table:style-name="ce19" table:formula="of:=GETTANGENTPOINTX([.$D$80];[.$D$81];[.$D$82];[.$D$83];[.I29])" office:value-type="float" office:value="3.80453385873429" calcext:value-type="float">
            <text:p>3.80453385873429</text:p>
          </table:table-cell>
          <table:table-cell table:style-name="ce19" table:formula="of:=GETTANGENTPOINTY([.$D$80];[.$D$81];[.$D$82];[.$D$83];[.I29])" office:value-type="float" office:value="2.98211168232865" calcext:value-type="float">
            <text:p>2.98211168232865</text:p>
          </table:table-cell>
          <table:table-cell table:style-name="ce131" table:formula="of:=SQRT(([.$D$83]-[.J29])^2 +([.I29]-[.K29])^2)" office:value-type="float" office:value="24.0744471091405" calcext:value-type="float">
            <text:p>24.0744471091405</text:p>
          </table:table-cell>
          <table:table-cell table:style-name="ce115" table:formula="of:=SQRT(([.J29]-[.$D$83])^2 +([.K29]-[.K29])^2)" office:value-type="float" office:value="21.014749866748" calcext:value-type="float">
            <text:p>21.014749866748</text:p>
          </table:table-cell>
          <table:table-cell table:style-name="ce19" table:formula="of:=SQRT([.L29]^2 - [.M29]^2)" office:value-type="float" office:value="11.7456073341832" calcext:value-type="float">
            <text:p>11.7456073341832</text:p>
          </table:table-cell>
          <table:table-cell table:style-name="ce19" table:formula="of:=SQRT(([.$D$72]-[.J29])^2 + ([.$D$73]-[.K29])^2)" office:value-type="float" office:value="3.81774488900818" calcext:value-type="float">
            <text:p>3.81774488900818</text:p>
          </table:table-cell>
          <table:table-cell table:style-name="ce19" table:formula="of:=DEGREES(ACOS(([.$D$39]^2 + [.$D$39]^2 - [.O29]^2)/(2 * [.$D$39] * [.$D$39])))" office:value-type="float" office:value="67.9393912221859" calcext:value-type="float">
            <text:p>67.9393912221859</text:p>
          </table:table-cell>
          <table:table-cell table:style-name="ce19" table:formula="of:=DEGREES(ACOS(([.L29]^2 + [.M29]^2 - [.N29]^2)/(2 * [.L29] * [.M29])))" office:value-type="float" office:value="29.2017879218239" calcext:value-type="float">
            <text:p>29.2017879218239</text:p>
          </table:table-cell>
          <table:table-cell table:style-name="ce19" table:formula="of:=([.$D$105] * [.P29])" office:value-type="float" office:value="161.762601306247" calcext:value-type="float">
            <text:p>161.762601306247</text:p>
          </table:table-cell>
          <table:table-cell table:style-name="ce19" table:formula="of:=([.R29] / [.L29])" office:value-type="float" office:value="6.71926547566818" calcext:value-type="float">
            <text:p>6.71926547566818</text:p>
          </table:table-cell>
          <table:table-cell table:style-name="ce19" table:formula="of:=[.S29] * SIN(RADIANS([.Q29]))" office:value-type="float" office:value="3.27824159340164" calcext:value-type="float">
            <text:p>3.27824159340164</text:p>
          </table:table-cell>
          <table:table-cell table:style-name="ce19" table:formula="of:=[.T29] * 2" office:value-type="float" office:value="6.55648318680328" calcext:value-type="float">
            <text:p>6.55648318680328</text:p>
          </table:table-cell>
          <table:table-cell table:style-name="ce19" table:formula="of:=[.S29] * COS(RADIANS([.Q29]))" office:value-type="float" office:value="5.86529288167247" calcext:value-type="float">
            <text:p>5.86529288167247</text:p>
          </table:table-cell>
          <table:table-cell table:style-name="ce119" table:formula="of:=([.V29] * 2)" office:value-type="float" office:value="11.7305857633449" calcext:value-type="float">
            <text:p>11.7305857633449</text:p>
          </table:table-cell>
          <table:table-cell table:style-name="ce19" table:formula="of:= ([.W29] + [.X28])" office:value-type="float" office:value="195.330682007122" calcext:value-type="float">
            <text:p>195.33068200712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9]+[.Z28]" office:value-type="float" office:value="15.1713346778569" calcext:value-type="float">
            <text:p>15.1713346778569</text:p>
          </table:table-cell>
          <table:table-cell table:style-name="ce58" table:formula="of:=[.X29] - [.Z29]" office:value-type="float" office:value="180.159347329265" calcext:value-type="float">
            <text:p>180.159347329265</text:p>
          </table:table-cell>
          <table:table-cell table:style-name="ce19" table:formula="of:= MAX(0; [.AA29] * [.$AF$7])" office:value-type="float" office:value="122.5083561839" calcext:value-type="float">
            <text:p>122.5083561839</text:p>
          </table:table-cell>
          <table:table-cell table:style-name="ce58" table:formula="of:=SQRT(2 * [.AB29] / [.$D$126])" office:value-type="float" office:value="4.99507611288388" calcext:value-type="float">
            <text:p>4.99507611288388</text:p>
          </table:table-cell>
          <table:table-cell table:style-name="ce92" table:formula="of:= GETIMPACTDISTANCE([.AC29]; [.$D$117]; [.$D$116]; [.$AF$11]; [.$AF$9])" office:value-type="float" office:value="2.3508529176352" calcext:value-type="float">
            <text:p>2.3508529176352</text:p>
          </table:table-cell>
          <table:table-cell table:style-name="ce58" table:formula="of:=[.AD29] / 0.0254" office:value-type="float" office:value="92.5532644738267" calcext:value-type="float">
            <text:p>92.5532644738267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Spring Support Radius</text:p>
          </table:table-cell>
          <table:table-cell table:style-name="ce21" table:formula="of:=[.D30]/25.4" office:value-type="float" office:value="0.137303149606299" calcext:value-type="float">
            <text:p>0.137303149606299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3.4875" calcext:value-type="float">
            <text:p>3.48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table:style-name="ce19" office:value-type="float" office:value="17" calcext:value-type="float">
            <text:p>17</text:p>
          </table:table-cell>
          <table:table-cell table:style-name="ce19" table:formula="of:= (([.$D$21]+[.$D$76] + [.$D$57])-([.G30]+[.$D$24]))" office:value-type="float" office:value="32.3390312754042" calcext:value-type="float">
            <text:p>32.3390312754042</text:p>
          </table:table-cell>
          <table:table-cell table:style-name="ce19" table:formula="of:=[.$D$76] - [.H30]" office:value-type="float" office:value="-9.76349565185456" calcext:value-type="float">
            <text:p>-9.76349565185456</text:p>
          </table:table-cell>
          <table:table-cell table:style-name="ce19" table:formula="of:=GETTANGENTPOINTX([.$D$80];[.$D$81];[.$D$82];[.$D$83];[.I30])" office:value-type="float" office:value="3.90965244203374" calcext:value-type="float">
            <text:p>3.90965244203374</text:p>
          </table:table-cell>
          <table:table-cell table:style-name="ce19" table:formula="of:=GETTANGENTPOINTY([.$D$80];[.$D$81];[.$D$82];[.$D$83];[.I30])" office:value-type="float" office:value="2.92087719447656" calcext:value-type="float">
            <text:p>2.92087719447656</text:p>
          </table:table-cell>
          <table:table-cell table:style-name="ce131" table:formula="of:=SQRT(([.$D$83]-[.J30])^2 +([.I30]-[.K30])^2)" office:value-type="float" office:value="24.4562056524415" calcext:value-type="float">
            <text:p>24.4562056524415</text:p>
          </table:table-cell>
          <table:table-cell table:style-name="ce115" table:formula="of:=SQRT(([.J30]-[.$D$83])^2 +([.K30]-[.K30])^2)" office:value-type="float" office:value="20.9096312834486" calcext:value-type="float">
            <text:p>20.9096312834486</text:p>
          </table:table-cell>
          <table:table-cell table:style-name="ce19" table:formula="of:=SQRT([.L30]^2 - [.M30]^2)" office:value-type="float" office:value="12.6843728463311" calcext:value-type="float">
            <text:p>12.6843728463311</text:p>
          </table:table-cell>
          <table:table-cell table:style-name="ce19" table:formula="of:=SQRT(([.$D$72]-[.J30])^2 + ([.$D$73]-[.K30])^2)" office:value-type="float" office:value="3.91803100915955" calcext:value-type="float">
            <text:p>3.91803100915955</text:p>
          </table:table-cell>
          <table:table-cell table:style-name="ce19" table:formula="of:=DEGREES(ACOS(([.$D$39]^2 + [.$D$39]^2 - [.O30]^2)/(2 * [.$D$39] * [.$D$39])))" office:value-type="float" office:value="69.9797862746837" calcext:value-type="float">
            <text:p>69.9797862746837</text:p>
          </table:table-cell>
          <table:table-cell table:style-name="ce19" table:formula="of:=DEGREES(ACOS(([.L30]^2 + [.M30]^2 - [.N30]^2)/(2 * [.L30] * [.M30])))" office:value-type="float" office:value="31.2421829743217" calcext:value-type="float">
            <text:p>31.2421829743217</text:p>
          </table:table-cell>
          <table:table-cell table:style-name="ce19" table:formula="of:=([.$D$105] * [.P30])" office:value-type="float" office:value="166.620749214948" calcext:value-type="float">
            <text:p>166.620749214948</text:p>
          </table:table-cell>
          <table:table-cell table:style-name="ce19" table:formula="of:=([.R30] / [.L30])" office:value-type="float" office:value="6.81302535572658" calcext:value-type="float">
            <text:p>6.81302535572658</text:p>
          </table:table-cell>
          <table:table-cell table:style-name="ce19" table:formula="of:=[.S30] * SIN(RADIANS([.Q30]))" office:value-type="float" office:value="3.53362067083028" calcext:value-type="float">
            <text:p>3.53362067083028</text:p>
          </table:table-cell>
          <table:table-cell table:style-name="ce19" table:formula="of:=[.T30] * 2" office:value-type="float" office:value="7.06724134166056" calcext:value-type="float">
            <text:p>7.06724134166056</text:p>
          </table:table-cell>
          <table:table-cell table:style-name="ce19" table:formula="of:=[.S30] * COS(RADIANS([.Q30]))" office:value-type="float" office:value="5.8250184079069" calcext:value-type="float">
            <text:p>5.8250184079069</text:p>
          </table:table-cell>
          <table:table-cell table:style-name="ce119" table:formula="of:=([.V30] * 2)" office:value-type="float" office:value="11.6500368158138" calcext:value-type="float">
            <text:p>11.6500368158138</text:p>
          </table:table-cell>
          <table:table-cell table:style-name="ce19" table:formula="of:= ([.W30] + [.X29])" office:value-type="float" office:value="206.980718822936" calcext:value-type="float">
            <text:p>206.98071882293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0]+[.Z29]" office:value-type="float" office:value="15.7332359622219" calcext:value-type="float">
            <text:p>15.7332359622219</text:p>
          </table:table-cell>
          <table:table-cell table:style-name="ce58" table:formula="of:=[.X30] - [.Z30]" office:value-type="float" office:value="191.247482860714" calcext:value-type="float">
            <text:p>191.247482860714</text:p>
          </table:table-cell>
          <table:table-cell table:style-name="ce19" table:formula="of:= MAX(0; [.AA30] * [.$AF$7])" office:value-type="float" office:value="130.048288345285" calcext:value-type="float">
            <text:p>130.048288345285</text:p>
          </table:table-cell>
          <table:table-cell table:style-name="ce58" table:formula="of:=SQRT(2 * [.AB30] / [.$D$126])" office:value-type="float" office:value="5.14649522538845" calcext:value-type="float">
            <text:p>5.14649522538845</text:p>
          </table:table-cell>
          <table:table-cell table:style-name="ce92" table:formula="of:= GETIMPACTDISTANCE([.AC30]; [.$D$117]; [.$D$116]; [.$AF$11]; [.$AF$9])" office:value-type="float" office:value="2.48376478874327" calcext:value-type="float">
            <text:p>2.48376478874327</text:p>
          </table:table-cell>
          <table:table-cell table:style-name="ce58" table:formula="of:=[.AD30] / 0.0254" office:value-type="float" office:value="97.7860153048531" calcext:value-type="float">
            <text:p>97.7860153048531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Distance from Stud center to spring support center</text:p>
          </table:table-cell>
          <table:table-cell table:style-name="ce21" table:formula="of:=[.D31]/25.4" office:value-type="float" office:value="0.392970866141732" calcext:value-type="float">
            <text:p>0.392970866141732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9.98146" calcext:value-type="float">
            <text:p>9.981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6" calcext:value-type="float">
            <text:p>16</text:p>
          </table:table-cell>
          <table:table-cell table:style-name="ce19" table:formula="of:= (([.$D$21]+[.$D$76] + [.$D$57])-([.G31]+[.$D$24]))" office:value-type="float" office:value="33.3390312754042" calcext:value-type="float">
            <text:p>33.3390312754042</text:p>
          </table:table-cell>
          <table:table-cell table:style-name="ce19" table:formula="of:=[.$D$76] - [.H31]" office:value-type="float" office:value="-10.7634956518546" calcext:value-type="float">
            <text:p>-10.7634956518546</text:p>
          </table:table-cell>
          <table:table-cell table:style-name="ce19" table:formula="of:=GETTANGENTPOINTX([.$D$80];[.$D$81];[.$D$82];[.$D$83];[.I31])" office:value-type="float" office:value="4.00877890997791" calcext:value-type="float">
            <text:p>4.00877890997791</text:p>
          </table:table-cell>
          <table:table-cell table:style-name="ce19" table:formula="of:=GETTANGENTPOINTY([.$D$80];[.$D$81];[.$D$82];[.$D$83];[.I31])" office:value-type="float" office:value="2.85839392125866" calcext:value-type="float">
            <text:p>2.85839392125866</text:p>
          </table:table-cell>
          <table:table-cell table:style-name="ce131" table:formula="of:=SQRT(([.$D$83]-[.J31])^2 +([.I31]-[.K31])^2)" office:value-type="float" office:value="24.8723337509415" calcext:value-type="float">
            <text:p>24.8723337509415</text:p>
          </table:table-cell>
          <table:table-cell table:style-name="ce115" table:formula="of:=SQRT(([.J31]-[.$D$83])^2 +([.K31]-[.K31])^2)" office:value-type="float" office:value="20.8105048155044" calcext:value-type="float">
            <text:p>20.8105048155044</text:p>
          </table:table-cell>
          <table:table-cell table:style-name="ce19" table:formula="of:=SQRT([.L31]^2 - [.M31]^2)" office:value-type="float" office:value="13.6218895731133" calcext:value-type="float">
            <text:p>13.6218895731133</text:p>
          </table:table-cell>
          <table:table-cell table:style-name="ce19" table:formula="of:=SQRT(([.$D$72]-[.J31])^2 + ([.$D$73]-[.K31])^2)" office:value-type="float" office:value="4.0134516245028" calcext:value-type="float">
            <text:p>4.0134516245028</text:p>
          </table:table-cell>
          <table:table-cell table:style-name="ce19" table:formula="of:=DEGREES(ACOS(([.$D$39]^2 + [.$D$39]^2 - [.O31]^2)/(2 * [.$D$39] * [.$D$39])))" office:value-type="float" office:value="71.9450761099028" calcext:value-type="float">
            <text:p>71.9450761099028</text:p>
          </table:table-cell>
          <table:table-cell table:style-name="ce19" table:formula="of:=DEGREES(ACOS(([.L31]^2 + [.M31]^2 - [.N31]^2)/(2 * [.L31] * [.M31])))" office:value-type="float" office:value="33.2074728095408" calcext:value-type="float">
            <text:p>33.2074728095408</text:p>
          </table:table-cell>
          <table:table-cell table:style-name="ce19" table:formula="of:=([.$D$105] * [.P31])" office:value-type="float" office:value="171.300072805383" calcext:value-type="float">
            <text:p>171.300072805383</text:p>
          </table:table-cell>
          <table:table-cell table:style-name="ce19" table:formula="of:=([.R31] / [.L31])" office:value-type="float" office:value="6.88717329546523" calcext:value-type="float">
            <text:p>6.88717329546523</text:p>
          </table:table-cell>
          <table:table-cell table:style-name="ce19" table:formula="of:=[.S31] * SIN(RADIANS([.Q31]))" office:value-type="float" office:value="3.77191441065198" calcext:value-type="float">
            <text:p>3.77191441065198</text:p>
          </table:table-cell>
          <table:table-cell table:style-name="ce19" table:formula="of:=[.T31] * 2" office:value-type="float" office:value="7.54382882130397" calcext:value-type="float">
            <text:p>7.54382882130397</text:p>
          </table:table-cell>
          <table:table-cell table:style-name="ce19" table:formula="of:=[.S31] * COS(RADIANS([.Q31]))" office:value-type="float" office:value="5.76244893083533" calcext:value-type="float">
            <text:p>5.76244893083533</text:p>
          </table:table-cell>
          <table:table-cell table:style-name="ce119" table:formula="of:=([.V31] * 2)" office:value-type="float" office:value="11.5248978616707" calcext:value-type="float">
            <text:p>11.5248978616707</text:p>
          </table:table-cell>
          <table:table-cell table:style-name="ce19" table:formula="of:= ([.W31] + [.X30])" office:value-type="float" office:value="218.505616684606" calcext:value-type="float">
            <text:p>218.50561668460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1]+[.Z30]" office:value-type="float" office:value="16.295137246587" calcext:value-type="float">
            <text:p>16.295137246587</text:p>
          </table:table-cell>
          <table:table-cell table:style-name="ce58" table:formula="of:=[.X31] - [.Z31]" office:value-type="float" office:value="202.210479438019" calcext:value-type="float">
            <text:p>202.210479438019</text:p>
          </table:table-cell>
          <table:table-cell table:style-name="ce19" table:formula="of:= MAX(0; [.AA31] * [.$AF$7])" office:value-type="float" office:value="137.503126017853" calcext:value-type="float">
            <text:p>137.503126017853</text:p>
          </table:table-cell>
          <table:table-cell table:style-name="ce58" table:formula="of:=SQRT(2 * [.AB31] / [.$D$126])" office:value-type="float" office:value="5.2919476550009" calcext:value-type="float">
            <text:p>5.2919476550009</text:p>
          </table:table-cell>
          <table:table-cell table:style-name="ce92" table:formula="of:= GETIMPACTDISTANCE([.AC31]; [.$D$117]; [.$D$116]; [.$AF$11]; [.$AF$9])" office:value-type="float" office:value="2.61413262811508" calcext:value-type="float">
            <text:p>2.61413262811508</text:p>
          </table:table-cell>
          <table:table-cell table:style-name="ce58" table:formula="of:=[.AD31] / 0.0254" office:value-type="float" office:value="102.918607406105" calcext:value-type="float">
            <text:p>102.918607406105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Spring support angle offset</text:p>
          </table:table-cell>
          <table:table-cell table:style-name="ce21" table:formula="of:=[.D32]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table:style-name="ce42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 (([.$D$21]+[.$D$76] + [.$D$57])-([.G32]+[.$D$24]))" office:value-type="float" office:value="34.3390312754042" calcext:value-type="float">
            <text:p>34.3390312754042</text:p>
          </table:table-cell>
          <table:table-cell table:style-name="ce19" table:formula="of:=[.$D$76] - [.H32]" office:value-type="float" office:value="-11.7634956518546" calcext:value-type="float">
            <text:p>-11.7634956518546</text:p>
          </table:table-cell>
          <table:table-cell table:style-name="ce19" table:formula="of:=GETTANGENTPOINTX([.$D$80];[.$D$81];[.$D$82];[.$D$83];[.I32])" office:value-type="float" office:value="4.10200271352749" calcext:value-type="float">
            <text:p>4.10200271352749</text:p>
          </table:table-cell>
          <table:table-cell table:style-name="ce19" table:formula="of:=GETTANGENTPOINTY([.$D$80];[.$D$81];[.$D$82];[.$D$83];[.I32])" office:value-type="float" office:value="2.79515280854958" calcext:value-type="float">
            <text:p>2.79515280854958</text:p>
          </table:table-cell>
          <table:table-cell table:style-name="ce131" table:formula="of:=SQRT(([.$D$83]-[.J32])^2 +([.I32]-[.K32])^2)" office:value-type="float" office:value="25.3211369713513" calcext:value-type="float">
            <text:p>25.3211369713513</text:p>
          </table:table-cell>
          <table:table-cell table:style-name="ce115" table:formula="of:=SQRT(([.J32]-[.$D$83])^2 +([.K32]-[.K32])^2)" office:value-type="float" office:value="20.7172810119548" calcext:value-type="float">
            <text:p>20.7172810119548</text:p>
          </table:table-cell>
          <table:table-cell table:style-name="ce19" table:formula="of:=SQRT([.L32]^2 - [.M32]^2)" office:value-type="float" office:value="14.5586484604042" calcext:value-type="float">
            <text:p>14.5586484604042</text:p>
          </table:table-cell>
          <table:table-cell table:style-name="ce19" table:formula="of:=SQRT(([.$D$72]-[.J32])^2 + ([.$D$73]-[.K32])^2)" office:value-type="float" office:value="4.10407392976961" calcext:value-type="float">
            <text:p>4.10407392976961</text:p>
          </table:table-cell>
          <table:table-cell table:style-name="ce19" table:formula="of:=DEGREES(ACOS(([.$D$39]^2 + [.$D$39]^2 - [.O32]^2)/(2 * [.$D$39] * [.$D$39])))" office:value-type="float" office:value="73.8344551926032" calcext:value-type="float">
            <text:p>73.8344551926032</text:p>
          </table:table-cell>
          <table:table-cell table:style-name="ce19" table:formula="of:=DEGREES(ACOS(([.L32]^2 + [.M32]^2 - [.N32]^2)/(2 * [.L32] * [.M32])))" office:value-type="float" office:value="35.0968518922412" calcext:value-type="float">
            <text:p>35.0968518922412</text:p>
          </table:table-cell>
          <table:table-cell table:style-name="ce19" table:formula="of:=([.$D$105] * [.P32])" office:value-type="float" office:value="175.79865411106" calcext:value-type="float">
            <text:p>175.79865411106</text:p>
          </table:table-cell>
          <table:table-cell table:style-name="ce19" table:formula="of:=([.R32] / [.L32])" office:value-type="float" office:value="6.94276304851404" calcext:value-type="float">
            <text:p>6.94276304851404</text:p>
          </table:table-cell>
          <table:table-cell table:style-name="ce19" table:formula="of:=[.S32] * SIN(RADIANS([.Q32]))" office:value-type="float" office:value="3.99181311177141" calcext:value-type="float">
            <text:p>3.99181311177141</text:p>
          </table:table-cell>
          <table:table-cell table:style-name="ce19" table:formula="of:=[.T32] * 2" office:value-type="float" office:value="7.98362622354283" calcext:value-type="float">
            <text:p>7.98362622354283</text:p>
          </table:table-cell>
          <table:table-cell table:style-name="ce19" table:formula="of:=[.S32] * COS(RADIANS([.Q32]))" office:value-type="float" office:value="5.68043896442007" calcext:value-type="float">
            <text:p>5.68043896442007</text:p>
          </table:table-cell>
          <table:table-cell table:style-name="ce119" table:formula="of:=([.V32] * 2)" office:value-type="float" office:value="11.3608779288401" calcext:value-type="float">
            <text:p>11.3608779288401</text:p>
          </table:table-cell>
          <table:table-cell table:style-name="ce19" table:formula="of:= ([.W32] + [.X31])" office:value-type="float" office:value="229.866494613446" calcext:value-type="float">
            <text:p>229.86649461344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2]+[.Z31]" office:value-type="float" office:value="16.8570385309521" calcext:value-type="float">
            <text:p>16.8570385309521</text:p>
          </table:table-cell>
          <table:table-cell table:style-name="ce58" table:formula="of:=[.X32] - [.Z32]" office:value-type="float" office:value="213.009456082494" calcext:value-type="float">
            <text:p>213.009456082494</text:p>
          </table:table-cell>
          <table:table-cell table:style-name="ce19" table:formula="of:= MAX(0; [.AA32] * [.$AF$7])" office:value-type="float" office:value="144.846430136096" calcext:value-type="float">
            <text:p>144.846430136096</text:p>
          </table:table-cell>
          <table:table-cell table:style-name="ce58" table:formula="of:=SQRT(2 * [.AB32] / [.$D$126])" office:value-type="float" office:value="5.43141705911825" calcext:value-type="float">
            <text:p>5.43141705911825</text:p>
          </table:table-cell>
          <table:table-cell table:style-name="ce92" table:formula="of:= GETIMPACTDISTANCE([.AC32]; [.$D$117]; [.$D$116]; [.$AF$11]; [.$AF$9])" office:value-type="float" office:value="2.74160707175283" calcext:value-type="float">
            <text:p>2.74160707175283</text:p>
          </table:table-cell>
          <table:table-cell table:style-name="ce58" table:formula="of:=[.AD32] / 0.0254" office:value-type="float" office:value="107.937286289481" calcext:value-type="float">
            <text:p>107.937286289481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33]" office:value-type="float" office:value="44.5596033003621" calcext:value-type="float">
            <text:p>44.559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DEGREES( ASIN(([.D29]+[.D30] + [.D4]) / [.D31]) )" office:value-type="float" office:value="44.5596033003621" calcext:value-type="float">
            <text:p>44.5596033003621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4" calcext:value-type="float">
            <text:p>14</text:p>
          </table:table-cell>
          <table:table-cell table:style-name="ce19" table:formula="of:= (([.$D$21]+[.$D$76] + [.$D$57])-([.G33]+[.$D$24]))" office:value-type="float" office:value="35.3390312754042" calcext:value-type="float">
            <text:p>35.3390312754042</text:p>
          </table:table-cell>
          <table:table-cell table:style-name="ce19" table:formula="of:=[.$D$76] - [.H33]" office:value-type="float" office:value="-12.7634956518546" calcext:value-type="float">
            <text:p>-12.7634956518546</text:p>
          </table:table-cell>
          <table:table-cell table:style-name="ce19" table:formula="of:=GETTANGENTPOINTX([.$D$80];[.$D$81];[.$D$82];[.$D$83];[.I33])" office:value-type="float" office:value="4.18947163390429" calcext:value-type="float">
            <text:p>4.18947163390429</text:p>
          </table:table-cell>
          <table:table-cell table:style-name="ce19" table:formula="of:=GETTANGENTPOINTY([.$D$80];[.$D$81];[.$D$82];[.$D$83];[.I33])" office:value-type="float" office:value="2.73159459931281" calcext:value-type="float">
            <text:p>2.73159459931281</text:p>
          </table:table-cell>
          <table:table-cell table:style-name="ce131" table:formula="of:=SQRT(([.$D$83]-[.J33])^2 +([.I33]-[.K33])^2)" office:value-type="float" office:value="25.8009102325023" calcext:value-type="float">
            <text:p>25.8009102325023</text:p>
          </table:table-cell>
          <table:table-cell table:style-name="ce115" table:formula="of:=SQRT(([.J33]-[.$D$83])^2 +([.K33]-[.K33])^2)" office:value-type="float" office:value="20.629812091578" calcext:value-type="float">
            <text:p>20.629812091578</text:p>
          </table:table-cell>
          <table:table-cell table:style-name="ce19" table:formula="of:=SQRT([.L33]^2 - [.M33]^2)" office:value-type="float" office:value="15.4950902511674" calcext:value-type="float">
            <text:p>15.4950902511674</text:p>
          </table:table-cell>
          <table:table-cell table:style-name="ce19" table:formula="of:=SQRT(([.$D$72]-[.J33])^2 + ([.$D$73]-[.K33])^2)" office:value-type="float" office:value="4.19000435567937" calcext:value-type="float">
            <text:p>4.19000435567937</text:p>
          </table:table-cell>
          <table:table-cell table:style-name="ce19" table:formula="of:=DEGREES(ACOS(([.$D$39]^2 + [.$D$39]^2 - [.O33]^2)/(2 * [.$D$39] * [.$D$39])))" office:value-type="float" office:value="75.6478840463607" calcext:value-type="float">
            <text:p>75.6478840463607</text:p>
          </table:table-cell>
          <table:table-cell table:style-name="ce19" table:formula="of:=DEGREES(ACOS(([.L33]^2 + [.M33]^2 - [.N33]^2)/(2 * [.L33] * [.M33])))" office:value-type="float" office:value="36.9102807459987" calcext:value-type="float">
            <text:p>36.9102807459987</text:p>
          </table:table-cell>
          <table:table-cell table:style-name="ce19" table:formula="of:=([.$D$105] * [.P33])" office:value-type="float" office:value="180.116399139247" calcext:value-type="float">
            <text:p>180.116399139247</text:p>
          </table:table-cell>
          <table:table-cell table:style-name="ce19" table:formula="of:=([.R33] / [.L33])" office:value-type="float" office:value="6.98100948827566" calcext:value-type="float">
            <text:p>6.98100948827566</text:p>
          </table:table-cell>
          <table:table-cell table:style-name="ce19" table:formula="of:=[.S33] * SIN(RADIANS([.Q33]))" office:value-type="float" office:value="4.19254092550658" calcext:value-type="float">
            <text:p>4.19254092550658</text:p>
          </table:table-cell>
          <table:table-cell table:style-name="ce19" table:formula="of:=[.T33] * 2" office:value-type="float" office:value="8.38508185101316" calcext:value-type="float">
            <text:p>8.38508185101316</text:p>
          </table:table-cell>
          <table:table-cell table:style-name="ce19" table:formula="of:=[.S33] * COS(RADIANS([.Q33]))" office:value-type="float" office:value="5.58185399874873" calcext:value-type="float">
            <text:p>5.58185399874873</text:p>
          </table:table-cell>
          <table:table-cell table:style-name="ce119" table:formula="of:=([.V33] * 2)" office:value-type="float" office:value="11.1637079974975" calcext:value-type="float">
            <text:p>11.1637079974975</text:p>
          </table:table-cell>
          <table:table-cell table:style-name="ce19" table:formula="of:= ([.W33] + [.X32])" office:value-type="float" office:value="241.030202610944" calcext:value-type="float">
            <text:p>241.03020261094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3]+[.Z32]" office:value-type="float" office:value="17.4189398153171" calcext:value-type="float">
            <text:p>17.4189398153171</text:p>
          </table:table-cell>
          <table:table-cell table:style-name="ce58" table:formula="of:=[.X33] - [.Z33]" office:value-type="float" office:value="223.611262795627" calcext:value-type="float">
            <text:p>223.611262795627</text:p>
          </table:table-cell>
          <table:table-cell table:style-name="ce19" table:formula="of:= MAX(0; [.AA33] * [.$AF$7])" office:value-type="float" office:value="152.055658701026" calcext:value-type="float">
            <text:p>152.055658701026</text:p>
          </table:table-cell>
          <table:table-cell table:style-name="ce58" table:formula="of:=SQRT(2 * [.AB33] / [.$D$126])" office:value-type="float" office:value="5.56494078377203" calcext:value-type="float">
            <text:p>5.56494078377203</text:p>
          </table:table-cell>
          <table:table-cell table:style-name="ce92" table:formula="of:= GETIMPACTDISTANCE([.AC33]; [.$D$117]; [.$D$116]; [.$AF$11]; [.$AF$9])" office:value-type="float" office:value="2.86563338366782" calcext:value-type="float">
            <text:p>2.86563338366782</text:p>
          </table:table-cell>
          <table:table-cell table:style-name="ce58" table:formula="of:=[.AD33] / 0.0254" office:value-type="float" office:value="112.820211955426" calcext:value-type="float">
            <text:p>112.820211955426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34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90 - [.D33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 (([.$D$21]+[.$D$76] + [.$D$57])-([.G34]+[.$D$24]))" office:value-type="float" office:value="36.3390312754042" calcext:value-type="float">
            <text:p>36.3390312754042</text:p>
          </table:table-cell>
          <table:table-cell table:style-name="ce19" table:formula="of:=[.$D$76] - [.H34]" office:value-type="float" office:value="-13.7634956518546" calcext:value-type="float">
            <text:p>-13.7634956518546</text:p>
          </table:table-cell>
          <table:table-cell table:style-name="ce19" table:formula="of:=GETTANGENTPOINTX([.$D$80];[.$D$81];[.$D$82];[.$D$83];[.I34])" office:value-type="float" office:value="4.27137942933177" calcext:value-type="float">
            <text:p>4.27137942933177</text:p>
          </table:table-cell>
          <table:table-cell table:style-name="ce19" table:formula="of:=GETTANGENTPOINTY([.$D$80];[.$D$81];[.$D$82];[.$D$83];[.I34])" office:value-type="float" office:value="2.66810771378167" calcext:value-type="float">
            <text:p>2.66810771378167</text:p>
          </table:table-cell>
          <table:table-cell table:style-name="ce131" table:formula="of:=SQRT(([.$D$83]-[.J34])^2 +([.I34]-[.K34])^2)" office:value-type="float" office:value="26.3099593334796" calcext:value-type="float">
            <text:p>26.3099593334796</text:p>
          </table:table-cell>
          <table:table-cell table:style-name="ce115" table:formula="of:=SQRT(([.J34]-[.$D$83])^2 +([.K34]-[.K34])^2)" office:value-type="float" office:value="20.5479042961505" calcext:value-type="float">
            <text:p>20.5479042961505</text:p>
          </table:table-cell>
          <table:table-cell table:style-name="ce19" table:formula="of:=SQRT([.L34]^2 - [.M34]^2)" office:value-type="float" office:value="16.4316033656363" calcext:value-type="float">
            <text:p>16.4316033656363</text:p>
          </table:table-cell>
          <table:table-cell table:style-name="ce19" table:formula="of:=SQRT(([.$D$72]-[.J34])^2 + ([.$D$73]-[.K34])^2)" office:value-type="float" office:value="4.27138072407322" calcext:value-type="float">
            <text:p>4.27138072407322</text:p>
          </table:table-cell>
          <table:table-cell table:style-name="ce19" table:formula="of:=DEGREES(ACOS(([.$D$39]^2 + [.$D$39]^2 - [.O34]^2)/(2 * [.$D$39] * [.$D$39])))" office:value-type="float" office:value="77.385983970661" calcext:value-type="float">
            <text:p>77.385983970661</text:p>
          </table:table-cell>
          <table:table-cell table:style-name="ce19" table:formula="of:=DEGREES(ACOS(([.L34]^2 + [.M34]^2 - [.N34]^2)/(2 * [.L34] * [.M34])))" office:value-type="float" office:value="38.6483806702989" calcext:value-type="float">
            <text:p>38.6483806702989</text:p>
          </table:table-cell>
          <table:table-cell table:style-name="ce19" table:formula="of:=([.$D$105] * [.P34])" office:value-type="float" office:value="184.254787194058" calcext:value-type="float">
            <text:p>184.254787194058</text:p>
          </table:table-cell>
          <table:table-cell table:style-name="ce19" table:formula="of:=([.R34] / [.L34])" office:value-type="float" office:value="7.00323344702369" calcext:value-type="float">
            <text:p>7.00323344702369</text:p>
          </table:table-cell>
          <table:table-cell table:style-name="ce19" table:formula="of:=[.S34] * SIN(RADIANS([.Q34]))" office:value-type="float" office:value="4.37379445630758" calcext:value-type="float">
            <text:p>4.37379445630758</text:p>
          </table:table-cell>
          <table:table-cell table:style-name="ce19" table:formula="of:=[.T34] * 2" office:value-type="float" office:value="8.74758891261516" calcext:value-type="float">
            <text:p>8.74758891261516</text:p>
          </table:table-cell>
          <table:table-cell table:style-name="ce19" table:formula="of:=[.S34] * COS(RADIANS([.Q34]))" office:value-type="float" office:value="5.46947902157824" calcext:value-type="float">
            <text:p>5.46947902157824</text:p>
          </table:table-cell>
          <table:table-cell table:style-name="ce119" table:formula="of:=([.V34] * 2)" office:value-type="float" office:value="10.9389580431565" calcext:value-type="float">
            <text:p>10.9389580431565</text:p>
          </table:table-cell>
          <table:table-cell table:style-name="ce19" table:formula="of:= ([.W34] + [.X33])" office:value-type="float" office:value="251.9691606541" calcext:value-type="float">
            <text:p>251.969160654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4]+[.Z33]" office:value-type="float" office:value="17.9808410996822" calcext:value-type="float">
            <text:p>17.9808410996822</text:p>
          </table:table-cell>
          <table:table-cell table:style-name="ce58" table:formula="of:=[.X34] - [.Z34]" office:value-type="float" office:value="233.988319554418" calcext:value-type="float">
            <text:p>233.988319554418</text:p>
          </table:table-cell>
          <table:table-cell table:style-name="ce19" table:formula="of:= MAX(0; [.AA34] * [.$AF$7])" office:value-type="float" office:value="159.112057297004" calcext:value-type="float">
            <text:p>159.112057297004</text:p>
          </table:table-cell>
          <table:table-cell table:style-name="ce58" table:formula="of:=SQRT(2 * [.AB34] / [.$D$126])" office:value-type="float" office:value="5.69260171776569" calcext:value-type="float">
            <text:p>5.69260171776569</text:p>
          </table:table-cell>
          <table:table-cell table:style-name="ce92" table:formula="of:= GETIMPACTDISTANCE([.AC34]; [.$D$117]; [.$D$116]; [.$AF$11]; [.$AF$9])" office:value-type="float" office:value="2.98617608817058" calcext:value-type="float">
            <text:p>2.98617608817058</text:p>
          </table:table-cell>
          <table:table-cell table:style-name="ce58" table:formula="of:=[.AD34] / 0.0254" office:value-type="float" office:value="117.565987723251" calcext:value-type="float">
            <text:p>117.565987723251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γ (unloaded) (spring angle)</text:p>
          </table:table-cell>
          <table:table-cell table:style-name="ce21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 180 - [.D32] -[.D34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2" calcext:value-type="float">
            <text:p>12</text:p>
          </table:table-cell>
          <table:table-cell table:style-name="ce19" table:formula="of:= (([.$D$21]+[.$D$76] + [.$D$57])-([.G35]+[.$D$24]))" office:value-type="float" office:value="37.3390312754042" calcext:value-type="float">
            <text:p>37.3390312754042</text:p>
          </table:table-cell>
          <table:table-cell table:style-name="ce19" table:formula="of:=[.$D$76] - [.H35]" office:value-type="float" office:value="-14.7634956518546" calcext:value-type="float">
            <text:p>-14.7634956518546</text:p>
          </table:table-cell>
          <table:table-cell table:style-name="ce19" table:formula="of:=GETTANGENTPOINTX([.$D$80];[.$D$81];[.$D$82];[.$D$83];[.I35])" office:value-type="float" office:value="4.34795434179942" calcext:value-type="float">
            <text:p>4.34795434179942</text:p>
          </table:table-cell>
          <table:table-cell table:style-name="ce19" table:formula="of:=GETTANGENTPOINTY([.$D$80];[.$D$81];[.$D$82];[.$D$83];[.I35])" office:value-type="float" office:value="2.60502831242693" calcext:value-type="float">
            <text:p>2.60502831242693</text:p>
          </table:table-cell>
          <table:table-cell table:style-name="ce131" table:formula="of:=SQRT(([.$D$83]-[.J35])^2 +([.I35]-[.K35])^2)" office:value-type="float" office:value="26.8466189944481" calcext:value-type="float">
            <text:p>26.8466189944481</text:p>
          </table:table-cell>
          <table:table-cell table:style-name="ce115" table:formula="of:=SQRT(([.J35]-[.$D$83])^2 +([.K35]-[.K35])^2)" office:value-type="float" office:value="20.4713293836829" calcext:value-type="float">
            <text:p>20.4713293836829</text:p>
          </table:table-cell>
          <table:table-cell table:style-name="ce19" table:formula="of:=SQRT([.L35]^2 - [.M35]^2)" office:value-type="float" office:value="17.3685239642815" calcext:value-type="float">
            <text:p>17.3685239642815</text:p>
          </table:table-cell>
          <table:table-cell table:style-name="ce19" table:formula="of:=SQRT(([.$D$72]-[.J35])^2 + ([.$D$73]-[.K35])^2)" office:value-type="float" office:value="4.34836491756126" calcext:value-type="float">
            <text:p>4.34836491756126</text:p>
          </table:table-cell>
          <table:table-cell table:style-name="ce19" table:formula="of:=DEGREES(ACOS(([.$D$39]^2 + [.$D$39]^2 - [.O35]^2)/(2 * [.$D$39] * [.$D$39])))" office:value-type="float" office:value="79.0499315388989" calcext:value-type="float">
            <text:p>79.0499315388989</text:p>
          </table:table-cell>
          <table:table-cell table:style-name="ce19" table:formula="of:=DEGREES(ACOS(([.L35]^2 + [.M35]^2 - [.N35]^2)/(2 * [.L35] * [.M35])))" office:value-type="float" office:value="40.3123282385369" calcext:value-type="float">
            <text:p>40.3123282385369</text:p>
          </table:table-cell>
          <table:table-cell table:style-name="ce19" table:formula="of:=([.$D$105] * [.P35])" office:value-type="float" office:value="188.216619677883" calcext:value-type="float">
            <text:p>188.216619677883</text:p>
          </table:table-cell>
          <table:table-cell table:style-name="ce19" table:formula="of:=([.R35] / [.L35])" office:value-type="float" office:value="7.01081278490995" calcext:value-type="float">
            <text:p>7.01081278490995</text:p>
          </table:table-cell>
          <table:table-cell table:style-name="ce19" table:formula="of:=[.S35] * SIN(RADIANS([.Q35]))" office:value-type="float" office:value="4.53567243938544" calcext:value-type="float">
            <text:p>4.53567243938544</text:p>
          </table:table-cell>
          <table:table-cell table:style-name="ce19" table:formula="of:=[.T35] * 2" office:value-type="float" office:value="9.07134487877089" calcext:value-type="float">
            <text:p>9.07134487877089</text:p>
          </table:table-cell>
          <table:table-cell table:style-name="ce19" table:formula="of:=[.S35] * COS(RADIANS([.Q35]))" office:value-type="float" office:value="5.34594906706528" calcext:value-type="float">
            <text:p>5.34594906706528</text:p>
          </table:table-cell>
          <table:table-cell table:style-name="ce119" table:formula="of:=([.V35] * 2)" office:value-type="float" office:value="10.6918981341306" calcext:value-type="float">
            <text:p>10.6918981341306</text:p>
          </table:table-cell>
          <table:table-cell table:style-name="ce19" table:formula="of:= ([.W35] + [.X34])" office:value-type="float" office:value="262.661058788231" calcext:value-type="float">
            <text:p>262.66105878823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5]+[.Z34]" office:value-type="float" office:value="18.5427423840473" calcext:value-type="float">
            <text:p>18.5427423840473</text:p>
          </table:table-cell>
          <table:table-cell table:style-name="ce58" table:formula="of:=[.X35] - [.Z35]" office:value-type="float" office:value="244.118316404184" calcext:value-type="float">
            <text:p>244.118316404184</text:p>
          </table:table-cell>
          <table:table-cell table:style-name="ce19" table:formula="of:= MAX(0; [.AA35] * [.$AF$7])" office:value-type="float" office:value="166.000455154845" calcext:value-type="float">
            <text:p>166.000455154845</text:p>
          </table:table-cell>
          <table:table-cell table:style-name="ce58" table:formula="of:=SQRT(2 * [.AB35] / [.$D$126])" office:value-type="float" office:value="5.81452033026353" calcext:value-type="float">
            <text:p>5.81452033026353</text:p>
          </table:table-cell>
          <table:table-cell table:style-name="ce92" table:formula="of:= GETIMPACTDISTANCE([.AC35]; [.$D$117]; [.$D$116]; [.$AF$11]; [.$AF$9])" office:value-type="float" office:value="3.10296567973094" calcext:value-type="float">
            <text:p>3.10296567973094</text:p>
          </table:table-cell>
          <table:table-cell table:style-name="ce58" table:formula="of:=[.AD35] / 0.0254" office:value-type="float" office:value="122.164003139013" calcext:value-type="float">
            <text:p>122.164003139013</text:p>
          </table:table-cell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/>
          <table:table-cell table:style-name="ce19" office:value-type="float" office:value="11" calcext:value-type="float">
            <text:p>11</text:p>
          </table:table-cell>
          <table:table-cell table:style-name="ce19" table:formula="of:= (([.$D$21]+[.$D$76] + [.$D$57])-([.G36]+[.$D$24]))" office:value-type="float" office:value="38.3390312754042" calcext:value-type="float">
            <text:p>38.3390312754042</text:p>
          </table:table-cell>
          <table:table-cell table:style-name="ce19" table:formula="of:=[.$D$76] - [.H36]" office:value-type="float" office:value="-15.7634956518546" calcext:value-type="float">
            <text:p>-15.7634956518546</text:p>
          </table:table-cell>
          <table:table-cell table:style-name="ce19" table:formula="of:=GETTANGENTPOINTX([.$D$80];[.$D$81];[.$D$82];[.$D$83];[.I36])" office:value-type="float" office:value="4.41944879728406" calcext:value-type="float">
            <text:p>4.41944879728406</text:p>
          </table:table-cell>
          <table:table-cell table:style-name="ce19" table:formula="of:=GETTANGENTPOINTY([.$D$80];[.$D$81];[.$D$82];[.$D$83];[.I36])" office:value-type="float" office:value="2.54264205217877" calcext:value-type="float">
            <text:p>2.54264205217877</text:p>
          </table:table-cell>
          <table:table-cell table:style-name="ce131" table:formula="of:=SQRT(([.$D$83]-[.J36])^2 +([.I36]-[.K36])^2)" office:value-type="float" office:value="27.4092674607836" calcext:value-type="float">
            <text:p>27.4092674607836</text:p>
          </table:table-cell>
          <table:table-cell table:style-name="ce115" table:formula="of:=SQRT(([.J36]-[.$D$83])^2 +([.K36]-[.K36])^2)" office:value-type="float" office:value="20.3998349281982" calcext:value-type="float">
            <text:p>20.3998349281982</text:p>
          </table:table-cell>
          <table:table-cell table:style-name="ce19" table:formula="of:=SQRT([.L36]^2 - [.M36]^2)" office:value-type="float" office:value="18.3061377040334" calcext:value-type="float">
            <text:p>18.3061377040334</text:p>
          </table:table-cell>
          <table:table-cell table:style-name="ce19" table:formula="of:=SQRT(([.$D$72]-[.J36])^2 + ([.$D$73]-[.K36])^2)" office:value-type="float" office:value="4.42113625981941" calcext:value-type="float">
            <text:p>4.42113625981941</text:p>
          </table:table-cell>
          <table:table-cell table:style-name="ce19" table:formula="of:=DEGREES(ACOS(([.$D$39]^2 + [.$D$39]^2 - [.O36]^2)/(2 * [.$D$39] * [.$D$39])))" office:value-type="float" office:value="80.641357139061" calcext:value-type="float">
            <text:p>80.641357139061</text:p>
          </table:table-cell>
          <table:table-cell table:style-name="ce19" table:formula="of:=DEGREES(ACOS(([.L36]^2 + [.M36]^2 - [.N36]^2)/(2 * [.L36] * [.M36])))" office:value-type="float" office:value="41.9037538386989" calcext:value-type="float">
            <text:p>41.9037538386989</text:p>
          </table:table-cell>
          <table:table-cell table:style-name="ce19" table:formula="of:=([.$D$105] * [.P36])" office:value-type="float" office:value="192.00577851838" calcext:value-type="float">
            <text:p>192.00577851838</text:p>
          </table:table-cell>
          <table:table-cell table:style-name="ce19" table:formula="of:=([.R36] / [.L36])" office:value-type="float" office:value="7.00514082666007" calcext:value-type="float">
            <text:p>7.00514082666007</text:p>
          </table:table-cell>
          <table:table-cell table:style-name="ce19" table:formula="of:=[.S36] * SIN(RADIANS([.Q36]))" office:value-type="float" office:value="4.67860269496307" calcext:value-type="float">
            <text:p>4.67860269496307</text:p>
          </table:table-cell>
          <table:table-cell table:style-name="ce19" table:formula="of:=[.T36] * 2" office:value-type="float" office:value="9.35720538992613" calcext:value-type="float">
            <text:p>9.35720538992613</text:p>
          </table:table-cell>
          <table:table-cell table:style-name="ce19" table:formula="of:=[.S36] * COS(RADIANS([.Q36]))" office:value-type="float" office:value="5.21370068416131" calcext:value-type="float">
            <text:p>5.21370068416131</text:p>
          </table:table-cell>
          <table:table-cell table:style-name="ce119" table:formula="of:=([.V36] * 2)" office:value-type="float" office:value="10.4274013683226" calcext:value-type="float">
            <text:p>10.4274013683226</text:p>
          </table:table-cell>
          <table:table-cell table:style-name="ce19" table:formula="of:= ([.W36] + [.X35])" office:value-type="float" office:value="273.088460156554" calcext:value-type="float">
            <text:p>273.08846015655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6]+[.Z35]" office:value-type="float" office:value="19.1046436684124" calcext:value-type="float">
            <text:p>19.1046436684124</text:p>
          </table:table-cell>
          <table:table-cell table:style-name="ce58" table:formula="of:=[.X36] - [.Z36]" office:value-type="float" office:value="253.983816488141" calcext:value-type="float">
            <text:p>253.983816488141</text:p>
          </table:table-cell>
          <table:table-cell table:style-name="ce19" table:formula="of:= MAX(0; [.AA36] * [.$AF$7])" office:value-type="float" office:value="172.708995211936" calcext:value-type="float">
            <text:p>172.708995211936</text:p>
          </table:table-cell>
          <table:table-cell table:style-name="ce58" table:formula="of:=SQRT(2 * [.AB36] / [.$D$126])" office:value-type="float" office:value="5.93084716615909" calcext:value-type="float">
            <text:p>5.93084716615909</text:p>
          </table:table-cell>
          <table:table-cell table:style-name="ce92" table:formula="of:= GETIMPACTDISTANCE([.AC36]; [.$D$117]; [.$D$116]; [.$AF$11]; [.$AF$9])" office:value-type="float" office:value="3.21594521045377" calcext:value-type="float">
            <text:p>3.21594521045377</text:p>
          </table:table-cell>
          <table:table-cell table:style-name="ce58" table:formula="of:=[.AD36] / 0.0254" office:value-type="float" office:value="126.612016159597" calcext:value-type="float">
            <text:p>126.612016159597</text:p>
          </table:table-cell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Reference data</text:p>
          </table:table-cell>
          <table:table-cell table:style-name="ce23" table:number-columns-repeated="4"/>
          <table:table-cell/>
          <table:table-cell office:value-type="float" office:value="10" calcext:value-type="float">
            <text:p>10</text:p>
          </table:table-cell>
          <table:table-cell table:style-name="ce19" table:formula="of:= (([.$D$21]+[.$D$76] + [.$D$57])-([.G37]+[.$D$24]))" office:value-type="float" office:value="39.3390312754042" calcext:value-type="float">
            <text:p>39.3390312754042</text:p>
          </table:table-cell>
          <table:table-cell table:style-name="ce19" table:formula="of:=[.$D$76] - [.H37]" office:value-type="float" office:value="-16.7634956518546" calcext:value-type="float">
            <text:p>-16.7634956518546</text:p>
          </table:table-cell>
          <table:table-cell table:style-name="ce19" table:formula="of:=GETTANGENTPOINTX([.$D$80];[.$D$81];[.$D$82];[.$D$83];[.I37])" office:value-type="float" office:value="4.48613047558307" calcext:value-type="float">
            <text:p>4.48613047558307</text:p>
          </table:table-cell>
          <table:table-cell table:style-name="ce19" table:formula="of:=GETTANGENTPOINTY([.$D$80];[.$D$81];[.$D$82];[.$D$83];[.I37])" office:value-type="float" office:value="2.48118706718732" calcext:value-type="float">
            <text:p>2.48118706718732</text:p>
          </table:table-cell>
          <table:table-cell table:style-name="ce131" table:formula="of:=SQRT(([.$D$83]-[.J37])^2 +([.I37]-[.K37])^2)" office:value-type="float" office:value="27.9963378683798" calcext:value-type="float">
            <text:p>27.9963378683798</text:p>
          </table:table-cell>
          <table:table-cell table:style-name="ce115" table:formula="of:=SQRT(([.J37]-[.$D$83])^2 +([.K37]-[.K37])^2)" office:value-type="float" office:value="20.3331532498992" calcext:value-type="float">
            <text:p>20.3331532498992</text:p>
          </table:table-cell>
          <table:table-cell table:style-name="ce19" table:formula="of:=SQRT([.L37]^2 - [.M37]^2)" office:value-type="float" office:value="19.2446827190419" calcext:value-type="float">
            <text:p>19.2446827190419</text:p>
          </table:table-cell>
          <table:table-cell table:style-name="ce19" table:formula="of:=SQRT(([.$D$72]-[.J37])^2 + ([.$D$73]-[.K37])^2)" office:value-type="float" office:value="4.48988571425896" calcext:value-type="float">
            <text:p>4.48988571425896</text:p>
          </table:table-cell>
          <table:table-cell table:style-name="ce19" table:formula="of:=DEGREES(ACOS(([.$D$39]^2 + [.$D$39]^2 - [.O37]^2)/(2 * [.$D$39] * [.$D$39])))" office:value-type="float" office:value="82.1622505879943" calcext:value-type="float">
            <text:p>82.1622505879943</text:p>
          </table:table-cell>
          <table:table-cell table:style-name="ce19" table:formula="of:=DEGREES(ACOS(([.L37]^2 + [.M37]^2 - [.N37]^2)/(2 * [.L37] * [.M37])))" office:value-type="float" office:value="43.4246472876323" calcext:value-type="float">
            <text:p>43.4246472876323</text:p>
          </table:table-cell>
          <table:table-cell table:style-name="ce19" table:formula="of:=([.$D$105] * [.P37])" office:value-type="float" office:value="195.627001437563" calcext:value-type="float">
            <text:p>195.627001437563</text:p>
          </table:table-cell>
          <table:table-cell table:style-name="ce19" table:formula="of:=([.R37] / [.L37])" office:value-type="float" office:value="6.98759253289737" calcext:value-type="float">
            <text:p>6.98759253289737</text:p>
          </table:table-cell>
          <table:table-cell table:style-name="ce19" table:formula="of:=[.S37] * SIN(RADIANS([.Q37]))" office:value-type="float" office:value="4.80327112416502" calcext:value-type="float">
            <text:p>4.80327112416502</text:p>
          </table:table-cell>
          <table:table-cell table:style-name="ce19" table:formula="of:=[.T37] * 2" office:value-type="float" office:value="9.60654224833004" calcext:value-type="float">
            <text:p>9.60654224833004</text:p>
          </table:table-cell>
          <table:table-cell table:style-name="ce19" table:formula="of:=[.S37] * COS(RADIANS([.Q37]))" office:value-type="float" office:value="5.07494196159578" calcext:value-type="float">
            <text:p>5.07494196159578</text:p>
          </table:table-cell>
          <table:table-cell table:style-name="ce119" table:formula="of:=([.V37] * 2)" office:value-type="float" office:value="10.1498839231916" calcext:value-type="float">
            <text:p>10.1498839231916</text:p>
          </table:table-cell>
          <table:table-cell table:style-name="ce19" table:formula="of:= ([.W37] + [.X36])" office:value-type="float" office:value="283.238344079745" calcext:value-type="float">
            <text:p>283.238344079745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7]+[.Z36]" office:value-type="float" office:value="19.6665449527774" calcext:value-type="float">
            <text:p>19.6665449527774</text:p>
          </table:table-cell>
          <table:table-cell table:style-name="ce58" table:formula="of:=[.X37] - [.Z37]" office:value-type="float" office:value="263.571799126968" calcext:value-type="float">
            <text:p>263.571799126968</text:p>
          </table:table-cell>
          <table:table-cell table:style-name="ce19" table:formula="of:= MAX(0; [.AA37] * [.$AF$7])" office:value-type="float" office:value="179.228823406338" calcext:value-type="float">
            <text:p>179.228823406338</text:p>
          </table:table-cell>
          <table:table-cell table:style-name="ce58" table:formula="of:=SQRT(2 * [.AB37] / [.$D$126])" office:value-type="float" office:value="6.04175598296607" calcext:value-type="float">
            <text:p>6.04175598296607</text:p>
          </table:table-cell>
          <table:table-cell table:style-name="ce92" table:formula="of:= GETIMPACTDISTANCE([.AC37]; [.$D$117]; [.$D$116]; [.$AF$11]; [.$AF$9])" office:value-type="float" office:value="3.32486507647872" calcext:value-type="float">
            <text:p>3.32486507647872</text:p>
          </table:table-cell>
          <table:table-cell table:style-name="ce58" table:formula="of:=[.AD37] / 0.0254" office:value-type="float" office:value="130.900199861367" calcext:value-type="float">
            <text:p>130.900199861367</text:p>
          </table:table-cell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r1</text:p>
          </table:table-cell>
          <table:table-cell table:style-name="ce23" table:formula="of:=[.D38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29]" office:value-type="float" office:value="2.5" calcext:value-type="float">
            <text:p>2.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r2</text:p>
          </table:table-cell>
          <table:table-cell table:style-name="ce23" table:formula="of:=[.D39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1</text:p>
          </table:table-cell>
          <table:table-cell table:style-name="ce23" table:formula="of:=[.D40]/25.4" office:value-type="float" office:value="0.02" calcext:value-type="float">
            <text:p>0.0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]/2" office:value-type="float" office:value="0.508" calcext:value-type="float">
            <text:p>0.5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2</text:p>
          </table:table-cell>
          <table:table-cell table:style-name="ce23" table:formula="of:=[.D41]/25.4" office:value-type="float" office:value="0.118425196850394" calcext:value-type="float">
            <text:p>0.11842519685039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8]+[.D40]" office:value-type="float" office:value="3.008" calcext:value-type="float">
            <text:p>3.0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3</text:p>
          </table:table-cell>
          <table:table-cell table:style-name="ce23" table:formula="of:=[.D42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41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/>
          <table:table-cell table:style-name="ce23" table:number-columns-repeated="4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Hourglass 2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a1 + a2</text:p>
          </table:table-cell>
          <table:table-cell table:style-name="ce23" table:formula="of:=[.D45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b1</text:p>
          </table:table-cell>
          <table:table-cell table:style-name="ce23" table:formula="of:=[.D46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47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180 - [.D49] - [.D48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48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γ</text:p>
          </table:table-cell>
          <table:table-cell table:style-name="ce23" table:formula="of:=[.D49]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50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[.D47]))) / SIN(RADIANS([.D48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51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5] - [.D50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52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8]))) / SIN(RADIANS([.D49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53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0] * SIN(RADIANS([.D49]))) / SIN(RADIANS([.D47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54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7]))) / SIN(RADIANS([.D49]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55]/25.4" office:value-type="float" office:value="0.114971559359354" calcext:value-type="float">
            <text:p>0.11497155935935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3]+[.D54]" office:value-type="float" office:value="2.92027760772758" calcext:value-type="float">
            <text:p>2.920277607727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y-offset from stud center to spring center</text:p>
          </table:table-cell>
          <table:table-cell table:style-name="ce23" table:formula="of:=[.D57]/25.4" office:value-type="float" office:value="0.0100588839312821" calcext:value-type="float">
            <text:p>0.010058883931282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35])))/SIN(RADIANS(90))" office:value-type="float" office:value="0.255495651854564" calcext:value-type="float">
            <text:p>0.25549565185456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x-offset from stud center to spring center</text:p>
          </table:table-cell>
          <table:table-cell table:style-name="ce23" table:formula="of:=[.D58]/25.4" office:value-type="float" office:value="0.012538666211188" calcext:value-type="float">
            <text:p>0.012538666211188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47])))/SIN(RADIANS(90))" office:value-type="float" office:value="0.318482121764176" calcext:value-type="float">
            <text:p>0.31848212176417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x-max is the distance from point tangent to spring to vertical line</text:p>
          </table:table-cell>
          <table:table-cell table:style-name="ce23" table:formula="of:=[.D59]/25.4" office:value-type="float" office:value="0.977137154546548" calcext:value-type="float">
            <text:p>0.977137154546548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[.D20] + [.D52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Hourglass 3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62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2] * SIN(RADIANS([.D47]))) / SIN(RADIANS([.D35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63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62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64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2]+[.D63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1</text:p>
          </table:table-cell>
          <table:table-cell table:style-name="ce23" table:formula="of:=[.D65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90))) / SIN(RADIANS([.D35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66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63] * SIN(RADIANS([.D47]))) / SIN(RADIANS(90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67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68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66] * SIN(RADIANS([.D35]))) / SIN(RADIANS([.D47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Unloaded point ref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Px <text:s/>unloaded tangent point</text:p>
          </table:table-cell>
          <table:table-cell table:style-name="ce23" table:formula="of:=[.D7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Py unloaded tangent point</text:p>
          </table:table-cell>
          <table:table-cell table:style-name="ce23" table:formula="of:=[.D73]/25.4" office:value-type="float" office:value="0.104912675428072" calcext:value-type="float">
            <text:p>0.10491267542807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5]-[.D57]" office:value-type="float" office:value="2.66478195587302" calcext:value-type="float">
            <text:p>2.6647819558730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m<text:span text:style-name="T6">radius</text:span> (unloaded)</text:p>
          </table:table-cell>
          <table:table-cell table:style-name="ce23" table:formula="of:=[.D74]/25.4" office:value-type="float" office:value="-0.0490758497069274" calcext:value-type="float">
            <text:p>-0.049075849706927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73]-[.D82])/([.D72]-[.D81])" office:value-type="float" office:value="-1.24652658255596" calcext:value-type="float">
            <text:p>-1.246526582555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<text:span text:style-name="T3">m</text:span><text:span text:style-name="T7">tangent</text:span><text:span text:style-name="T8"> (unloaded)</text:span></text:p>
          </table:table-cell>
          <table:table-cell table:style-name="ce23" table:formula="of:=[.D75]/25.4" office:value-type="float" office:value="0.0315838260419851" calcext:value-type="float">
            <text:p>0.031583826041985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-1/[.D74]" office:value-type="float" office:value="0.802229181466422" calcext:value-type="float">
            <text:p>0.80222918146642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Y-max = y(x)</text:p>
          </table:table-cell>
          <table:table-cell table:style-name="ce23" table:formula="of:=[.D76]/25.4" office:value-type="float" office:value="0.888800615100378" calcext:value-type="float">
            <text:p>0.888800615100378</text:p>
          </table:table-cell>
          <table:table-cell table:style-name="ce23" office:value-type="string" calcext:value-type="string">
            <text:p>in</text:p>
          </table:table-cell>
          <table:table-cell table:style-name="ce19" table:formula="of:=[.D75]*([.D59] - [.D72]) + [.D73]" office:value-type="float" office:value="22.5755356235496" calcext:value-type="float">
            <text:p>22.57553562354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Default" table:number-columns-repeated="4"/>
          <table:table-cell table:style-name="ce23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/>
          <table:table-cell table:style-name="ce23"/>
          <table:table-cell table:style-name="Default"/>
          <table:table-cell table:style-name="ce19"/>
          <table:table-cell table:style-name="Default"/>
          <table:table-cell table:style-name="ce62"/>
          <table:table-cell table:number-columns-repeated="5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5" office:value-type="string" calcext:value-type="string">
            <text:p>Active Spring Data</text:p>
          </table:table-cell>
          <table:table-cell table:style-name="ce23"/>
          <table:table-cell table:style-name="Default"/>
          <table:table-cell table:style-name="ce19"/>
          <table:table-cell table:style-name="Default"/>
          <table:table-cell table:style-name="ce62"/>
          <table:table-cell table:number-columns-repeated="5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r</text:p>
          </table:table-cell>
          <table:table-cell table:style-name="ce37" table:formula="of:=[.D80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Cx</text:p>
          </table:table-cell>
          <table:table-cell table:style-name="ce37" table:formula="of:=[.D81]/25.4" office:value-type="float" office:value="0.0841640097341143" calcext:value-type="float">
            <text:p>0.0841640097341143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8]+[.D58]" office:value-type="float" office:value="2.1377658472465" calcext:value-type="float">
            <text:p>2.137765847246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Cy</text:p>
          </table:table-cell>
          <table:table-cell table:style-name="ce37" table:formula="of:=[.D8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48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7" office:value-type="string" calcext:value-type="string">
            <text:p>Px</text:p>
          </table:table-cell>
          <table:table-cell table:style-name="ce37" table:formula="of:=[.D83]/25.4" office:value-type="float" office:value="0.977137154546548" calcext:value-type="float">
            <text:p>0.977137154546548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59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7" office:value-type="string" calcext:value-type="string">
            <text:p>Py</text:p>
          </table:table-cell>
          <table:table-cell table:style-name="ce37" table:formula="of:=[.D84]/25.4" office:value-type="float" office:value="-0.659980143773802" calcext:value-type="float">
            <text:p>-0.659980143773802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76] - (([.D21]+[.D76] + [.D57])-[.D26])" office:value-type="float" office:value="-16.7634956518546" calcext:value-type="float">
            <text:p>-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x</text:p>
          </table:table-cell>
          <table:table-cell table:style-name="ce23" table:formula="of:=[.D85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3] - [.D81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y</text:p>
          </table:table-cell>
          <table:table-cell table:style-name="ce23" table:formula="of:=[.D86]/25.4" office:value-type="float" office:value="-0.659980143773802" calcext:value-type="float">
            <text:p>-0.65998014377380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4] - [.D82]" office:value-type="float" office:value="-16.7634956518546" calcext:value-type="float">
            <text:p>-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xr</text:p>
          </table:table-cell>
          <table:table-cell table:style-name="ce23" table:formula="of:=[.D87]/25.4" office:value-type="float" office:value="0.659980143773802" calcext:value-type="float">
            <text:p>0.65998014377380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-1 * [.D86]" office:value-type="float" office:value="16.7634956518546" calcext:value-type="float">
            <text:p>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yr</text:p>
          </table:table-cell>
          <table:table-cell table:style-name="ce23" table:formula="of:=[.D88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5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</text:p>
          </table:table-cell>
          <table:table-cell table:style-name="ce23" table:formula="of:=[.D89]/25.4" office:value-type="float" office:value="1.11039399653091" calcext:value-type="float">
            <text:p>1.11039399653091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85]^2 + [.D86]^2)" office:value-type="float" office:value="28.2040075118852" calcext:value-type="float">
            <text:p>28.204007511885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rho</text:p>
          </table:table-cell>
          <table:table-cell table:style-name="ce23" table:formula="of:=[.D90]/25.4" office:value-type="float" office:value="0.00476882584658657" calcext:value-type="float">
            <text:p>0.0047688258465865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0]/[.D89]" office:value-type="float" office:value="0.121128176503299" calcext:value-type="float">
            <text:p>0.12112817650329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ad</text:p>
          </table:table-cell>
          <table:table-cell table:style-name="ce23" table:formula="of:=[.D91]/25.4" office:value-type="float" office:value="0.000577639178858831" calcext:value-type="float">
            <text:p>0.000577639178858831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^2" office:value-type="float" office:value="0.0146720351430143" calcext:value-type="float">
            <text:p>0.014672035143014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bd</text:p>
          </table:table-cell>
          <table:table-cell table:style-name="ce23" table:formula="of:=[.D92]/25.4" office:value-type="float" office:value="0.00473371238396667" calcext:value-type="float">
            <text:p>0.0047337123839666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 * SQRT(1 - [.D90]^2)" office:value-type="float" office:value="0.120236294552753" calcext:value-type="float">
            <text:p>0.12023629455275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T1x</text:p>
          </table:table-cell>
          <table:table-cell table:style-name="ce37" table:formula="of:=[.D93]/25.4" office:value-type="float" office:value="0.176619310062326" calcext:value-type="float">
            <text:p>0.176619310062326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1] +[.D91] * [.D85] + [.D92] * [.D87]" office:value-type="float" office:value="4.48613047558307" calcext:value-type="float">
            <text:p>4.4861304755830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T1y</text:p>
          </table:table-cell>
          <table:table-cell table:style-name="ce37" table:formula="of:=[.D94]/25.4" office:value-type="float" office:value="0.0976845302042255" calcext:value-type="float">
            <text:p>0.0976845302042255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2] + [.D91] * [.D86] + [.D92] * [.D88]" office:value-type="float" office:value="2.48118706718733" calcext:value-type="float">
            <text:p>2.481187067187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/>
          <table:table-cell table:style-name="ce23" table:number-columns-repeated="2"/>
          <table:table-cell table:style-name="ce115"/>
          <table:table-cell table:style-name="ce23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moment arm length</text:p>
          </table:table-cell>
          <table:table-cell table:style-name="ce37" table:formula="of:=[.D96]/25.4" office:value-type="float" office:value="1.10221802631417" calcext:value-type="float">
            <text:p>1.10221802631417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SQRT(([.D83]-[.D93])^2 +([.D84]-[.D94])^2)" office:value-type="float" office:value="27.9963378683798" calcext:value-type="float">
            <text:p>27.996337868379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rm opposite length</text:p>
          </table:table-cell>
          <table:table-cell table:style-name="ce23" table:formula="of:=[.D97]/25.4" office:value-type="float" office:value="0.800517844484223" calcext:value-type="float">
            <text:p>0.800517844484223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([.D93]-[.D83])^2 +([.D94]-[.D94])^2)" office:value-type="float" office:value="20.3331532498993" calcext:value-type="float">
            <text:p>20.333153249899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rm adjacent length (on vertical line)</text:p>
          </table:table-cell>
          <table:table-cell table:style-name="ce23" table:formula="of:=[.D98]/25.4" office:value-type="float" office:value="0.757664673978027" calcext:value-type="float">
            <text:p>0.75766467397802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96]^2 - [.D97]^2)" office:value-type="float" office:value="19.2446827190419" calcext:value-type="float">
            <text:p>19.244682719041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ngle through horizontal</text:p>
          </table:table-cell>
          <table:table-cell table:style-name="ce21" table:formula="of:=[.D99]" office:value-type="float" office:value="43.4246472876322" calcext:value-type="float">
            <text:p>43.4246472876322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96]^2 + [.D97]^2 - [.D98]^2)/(2 * [.D96] * [.D97])))" office:value-type="float" office:value="43.4246472876322" calcext:value-type="float">
            <text:p>43.4246472876322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unloaded point to active point</text:p>
          </table:table-cell>
          <table:table-cell table:style-name="ce21" table:formula="of:=[.D100]/25.4" office:value-type="float" office:value="0.176767154104684" calcext:value-type="float">
            <text:p>0.176767154104684</text:p>
          </table:table-cell>
          <table:table-cell table:style-name="ce23" office:value-type="string" calcext:value-type="string">
            <text:p>in</text:p>
          </table:table-cell>
          <table:table-cell table:style-name="ce21" table:formula="of:=SQRT(([.D72]-[.D93])^2 + ([.D73]-[.D94])^2)" office:value-type="float" office:value="4.48988571425896" calcext:value-type="float">
            <text:p>4.48988571425896</text:p>
          </table:table-cell>
          <table:table-cell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ngle</text:p>
          </table:table-cell>
          <table:table-cell table:style-name="ce21" table:formula="of:=[.D101]" office:value-type="float" office:value="82.1622505879943" calcext:value-type="float">
            <text:p>82.1622505879943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39]^2 + [.D39]^2 - [.D100]^2)/(2 * [.D39] * [.D39])))" office:value-type="float" office:value="82.1622505879943" calcext:value-type="float">
            <text:p>82.1622505879943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table:number-columns-repeated="2"/>
          <table:table-cell table:style-name="ce23" table:number-columns-repeated="3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97" office:value-type="string" calcext:value-type="string">
            <text:p>Spring data</text:p>
          </table:table-cell>
          <table:table-cell table:style-name="ce67"/>
          <table:table-cell table:style-name="ce19"/>
          <table:table-cell table:style-name="ce67"/>
          <table:table-cell table:number-columns-repeated="2"/>
          <table:table-cell table:style-name="Default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91" office:value-type="string" calcext:value-type="string">
            <text:p>Spring Rate Per 360 Degrees</text:p>
          </table:table-cell>
          <table:table-cell table:style-name="ce21" table:formula="of:=(([.B12] * 10^6 ) * [.B4]^4) / (10.8 * [.B6] * [.B7])" office:value-type="float" office:value="7.59169235005666" calcext:value-type="float">
            <text:p>7.59169235005666</text:p>
          </table:table-cell>
          <table:table-cell table:style-name="ce19" office:value-type="string" calcext:value-type="string">
            <text:p>lb<text:span text:style-name="T6">f</text:span>-in/360deg</text:p>
          </table:table-cell>
          <table:table-cell table:style-name="ce21" table:formula="of:=(([.D12] * 10^6) * [.D4]^4) / (10.8 * [.D7] * [.D6])" office:value-type="float" office:value="857.154228535867" calcext:value-type="float">
            <text:p>857.154228535867</text:p>
          </table:table-cell>
          <table:table-cell office:value-type="string" calcext:value-type="string">
            <text:p>N-mm/360deg</text:p>
          </table:table-cell>
          <table:table-cell office:value-type="string" calcext:value-type="string">
            <text:p><text:span text:style-name="T9">R = (E </text:span><text:span text:style-name="T24">• </text:span><text:span text:style-name="T25">d</text:span><text:span text:style-name="T36">4</text:span><text:span text:style-name="T37">)</text:span><text:span text:style-name="T38"> </text:span><text:span text:style-name="T37">/ (10.8 </text:span><text:span text:style-name="T39">• </text:span><text:span text:style-name="T40">n </text:span><text:span text:style-name="T39">• </text:span><text:span text:style-name="T40">D)</text:span></text:p>
          </table:table-cell>
          <table:table-cell table:style-name="ce19" table:number-columns-repeated="5"/>
          <table:table-cell table:style-name="Default" table:number-columns-repeated="6"/>
          <table:table-cell table:style-name="ce19" table:number-columns-repeated="14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91" office:value-type="string" calcext:value-type="string">
            <text:p>Spring Rate Per Degree</text:p>
          </table:table-cell>
          <table:table-cell table:style-name="ce21" table:formula="of:=[.B104] / 360" office:value-type="float" office:value="0.021088034305713" calcext:value-type="float">
            <text:p>0.021088034305713</text:p>
          </table:table-cell>
          <table:table-cell table:style-name="ce19" office:value-type="string" calcext:value-type="string">
            <text:p><text:span text:style-name="T9">lb</text:span><text:span text:style-name="T13">f</text:span>-in/deg</text:p>
          </table:table-cell>
          <table:table-cell table:style-name="ce21" table:formula="of:=[.D104] / 360" office:value-type="float" office:value="2.38098396815518" calcext:value-type="float">
            <text:p>2.38098396815518</text:p>
          </table:table-cell>
          <table:table-cell office:value-type="string" calcext:value-type="string">
            <text:p>N-mm/deg</text:p>
          </table:table-cell>
          <table:table-cell office:value-type="string" calcext:value-type="string">
            <text:p>Rdeg = R / 360°</text:p>
          </table:table-cell>
          <table:table-cell table:style-name="ce67" table:number-columns-repeated="5"/>
          <table:table-cell table:style-name="Default" table:number-columns-repeated="6"/>
          <table:table-cell table:style-name="ce67" table:number-columns-repeated="12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table:number-columns-repeated="2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97" office:value-type="string" calcext:value-type="string">
            <text:p>Active Spring Data</text:p>
          </table:table-cell>
          <table:table-cell table:style-name="ce23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Torque @ Degree Traveled</text:p>
          </table:table-cell>
          <table:table-cell table:style-name="ce21" table:formula="of:=[.B105] * [.D101]" office:value-type="float" office:value="1.73264035903421" calcext:value-type="float">
            <text:p>1.73264035903421</text:p>
          </table:table-cell>
          <table:table-cell table:style-name="ce19" office:value-type="string" calcext:value-type="string">
            <text:p><text:span text:style-name="T9">lb</text:span><text:span text:style-name="T13">f</text:span>-in</text:p>
          </table:table-cell>
          <table:table-cell table:style-name="ce21" table:formula="of:=[.D105] *[.D101]" office:value-type="float" office:value="195.627001437563" calcext:value-type="float">
            <text:p>195.627001437563</text:p>
          </table:table-cell>
          <table:table-cell office:value-type="string" calcext:value-type="string">
            <text:p>N-mm</text:p>
          </table:table-cell>
          <table:table-cell office:value-type="string" calcext:value-type="string">
            <text:p><text:span text:style-name="T9">T = F </text:span><text:span text:style-name="T24">• </text:span><text:span text:style-name="T40">α</text:span></text:p>
          </table:table-cell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@ Degree Traveled</text:p>
          </table:table-cell>
          <table:table-cell table:style-name="ce20" table:formula="of:=[.B108] / [.D109]" office:value-type="float" office:value="0.247959558442623" calcext:value-type="float">
            <text:p>0.247959558442623</text:p>
          </table:table-cell>
          <table:table-cell table:style-name="ce78" office:value-type="string" calcext:value-type="string">
            <text:p><text:span text:style-name="T14">lb</text:span><text:span text:style-name="T15">f</text:span></text:p>
          </table:table-cell>
          <table:table-cell table:style-name="ce20" table:formula="of:=[.D108] / [.D96]" office:value-type="float" office:value="6.98759253289739" calcext:value-type="float">
            <text:p>6.98759253289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T = (F </text:span><text:span text:style-name="T24">• r)</text:span><text:span text:style-name="T25"> </text:span><text:span text:style-name="T12">=&gt; F = (T / r)  (r = contact point on spring leg to axis of rotation)</text:span></text:p>
          </table:table-cell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in X direction</text:p>
          </table:table-cell>
          <table:table-cell table:style-name="ce21" table:formula="of:=[.B109] * SIN(RADIANS(ABS([.D99])))" office:value-type="float" office:value="0.170447401078538" calcext:value-type="float">
            <text:p>0.170447401078538</text:p>
          </table:table-cell>
          <table:table-cell table:style-name="ce19" office:value-type="string" calcext:value-type="string">
            <text:p><text:span text:style-name="T9">lb</text:span><text:span text:style-name="T13">f</text:span></text:p>
          </table:table-cell>
          <table:table-cell table:style-name="ce21" table:formula="of:=[.D109] * SIN(RADIANS([.D99]))" office:value-type="float" office:value="4.80327112416502" calcext:value-type="float">
            <text:p>4.80327112416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Fx = F </text:span><text:span text:style-name="T24">• sin</text:span><text:span text:style-name="T25">(abs(unloaded_spring_angle – </text:span><text:span text:style-name="T12">α))</text:span></text:p>
          </table:table-cell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in Y direction</text:p>
          </table:table-cell>
          <table:table-cell table:style-name="ce21" table:formula="of:=[.B109] * COS(RADIANS(ABS([.D100])))" office:value-type="float" office:value="0.247198612312911" calcext:value-type="float">
            <text:p>0.247198612312911</text:p>
          </table:table-cell>
          <table:table-cell table:style-name="ce19" office:value-type="string" calcext:value-type="string">
            <text:p><text:span text:style-name="T9">lb</text:span><text:span text:style-name="T13">f</text:span></text:p>
          </table:table-cell>
          <table:table-cell table:style-name="ce21" table:formula="of:=[.D109] * COS(RADIANS([.D99]))" office:value-type="float" office:value="5.0749419615958" calcext:value-type="float">
            <text:p>5.07494196159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Fy = F </text:span><text:span text:style-name="T24">• cos</text:span><text:span text:style-name="T25">(</text:span><text:span text:style-name="T12">abs(</text:span><text:span text:style-name="T26">unloaded_spring_angle</text:span><text:span text:style-name="T12"> – α))</text:span></text:p>
          </table:table-cell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style-name="ce119" office:value-type="string" calcext:value-type="string">
            <text:p><text:span text:style-name="T9">Force in Y direction</text:span> with 2x Springs</text:p>
          </table:table-cell>
          <table:table-cell table:style-name="ce26" table:formula="of:=[.B111] * 2" office:value-type="float" office:value="0.494397224625821" calcext:value-type="float">
            <text:p>0.494397224625821</text:p>
          </table:table-cell>
          <table:table-cell table:style-name="ce19" office:value-type="string" calcext:value-type="string">
            <text:p><text:span text:style-name="T1">lb</text:span><text:span text:style-name="T16">f</text:span></text:p>
          </table:table-cell>
          <table:table-cell table:style-name="ce26" table:formula="of:=[.D111] * 2" office:value-type="float" office:value="10.1498839231916" calcext:value-type="float">
            <text:p>10.1498839231916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<text:span text:style-name="T9">Fy_total = (Fy </text:span><text:span text:style-name="T24">• 2)</text:span></text:p>
          </table:table-cell>
          <table:table-cell table:style-name="ce19" table:number-columns-repeated="15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number-columns-repeated="11"/>
          <table:table-cell table:style-name="ce19" table:number-columns-repeated="10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style-name="ce97" office:value-type="string" calcext:value-type="string">
            <text:p>Device position data</text:p>
          </table:table-cell>
          <table:table-cell table:number-columns-repeated="10"/>
          <table:table-cell table:style-name="ce19" table:number-columns-repeated="10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126" table:number-columns-repeated="2"/>
          <table:table-cell table:style-name="ce121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Acceleration of Gravity</text:p>
          </table:table-cell>
          <table:table-cell table:style-name="ce18" office:value-type="float" office:value="32.17405" calcext:value-type="float">
            <text:p>32.17405</text:p>
          </table:table-cell>
          <table:table-cell office:value-type="string" calcext:value-type="string">
            <text:p><text:span text:style-name="T9">ft/s</text:span><text:span text:style-name="T12">²</text:span></text:p>
          </table:table-cell>
          <table:table-cell table:style-name="ce21" office:value-type="float" office:value="9.80665" calcext:value-type="float">
            <text:p>9.80665</text:p>
          </table:table-cell>
          <table:table-cell office:value-type="string" calcext:value-type="string">
            <text:p><text:span text:style-name="T9">m/s</text:span><text:span text:style-name="T12">²</text:span></text:p>
          </table:table-cell>
          <table:table-cell office:value-type="string" calcext:value-type="string">
            <text:p>Constant</text:p>
          </table:table-cell>
          <table:table-cell table:style-name="ce19" table:number-columns-repeated="15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Projectile Angle</text:p>
          </table:table-cell>
          <table:table-cell table:style-name="ce21" table:formula="of:=[.D116]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table:style-name="ce42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From phone sensor</text:p>
          </table:table-cell>
          <table:table-cell table:style-name="ce19" table:number-columns-repeated="15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Device Height</text:p>
          </table:table-cell>
          <table:table-cell table:style-name="ce59" table:content-validation-name="val1" office:value-type="float" office:value="0.75" calcext:value-type="float">
            <text:p>0.75</text:p>
          </table:table-cell>
          <table:table-cell office:value-type="string" calcext:value-type="string">
            <text:p>in</text:p>
          </table:table-cell>
          <table:table-cell table:style-name="ce20" table:formula="of:=[.B117] * 0.0254" office:value-type="float" office:value="0.01905" calcext:value-type="float">
            <text:p>0.019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om ToF sensor (Long Range)</text:p>
          </table:table-cell>
          <table:table-cell table:number-columns-repeated="5"/>
          <table:table-cell table:style-name="ce19" table:number-columns-repeated="10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 table:number-columns-repeated="983"/>
        </table:table-row>
        <table:table-row table:style-name="ro1">
          <table:table-cell table:style-name="ce91" office:value-type="string" calcext:value-type="string">
            <text:p>Projectile Select</text:p>
          </table:table-cell>
          <table:table-cell table:style-name="ce21" table:formula="of:=[.D118]" office:value-type="string" office:string-value="Quarter" calcext:value-type="string">
            <text:p>Quarter</text:p>
          </table:table-cell>
          <table:table-cell office:value-type="string" calcext:value-type="string">
            <text:p>---</text:p>
          </table:table-cell>
          <table:table-cell table:style-name="ce63" table:content-validation-name="val3" office:value-type="string" calcext:value-type="string">
            <text:p>Quart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m user selection</text:p>
          </table:table-cell>
          <table:table-cell table:number-columns-repeated="5"/>
          <table:table-cell table:style-name="ce19" table:number-columns-repeated="10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Diameter</text:p>
          </table:table-cell>
          <table:table-cell table:style-name="ce21" table:formula="of:=[.D119]/25.4" office:value-type="float" office:value="0.955118110236221" calcext:value-type="float">
            <text:p>0.955118110236221</text:p>
          </table:table-cell>
          <table:table-cell office:value-type="string" calcext:value-type="string">
            <text:p>in</text:p>
          </table:table-cell>
          <table:table-cell table:style-name="ce21" table:formula="of:=VLOOKUP([.D118];[$CoinSpecs.A2:$CoinSpecs.E7];4;0)" office:value-type="float" office:value="24.26" calcext:value-type="float">
            <text:p>24.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rom user selection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Offset</text:p>
          </table:table-cell>
          <table:table-cell table:style-name="ce21" table:formula="of:=[.D120]/25.4" office:value-type="float" office:value="0.675370492582112" calcext:value-type="float">
            <text:p>0.675370492582112</text:p>
          </table:table-cell>
          <table:table-cell office:value-type="string" calcext:value-type="string">
            <text:p>in</text:p>
          </table:table-cell>
          <table:table-cell table:style-name="ce21" table:formula="of:= (([.D119]/2) * SIN(RADIANS(90)) / SIN(RADIANS(45)))" office:value-type="float" office:value="17.1544105115856" calcext:value-type="float">
            <text:p>17.1544105115856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<text:span text:style-name="T9">c = a </text:span><text:span text:style-name="T24">•</text:span><text:span text:style-name="T25"> sin(γ) / sin(α), a = ( coin diameter / 2 ), Coin pocket: y = 90°, α = 45°</text:span>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Sensor Face to Projectile Center</text:p>
          </table:table-cell>
          <table:table-cell table:style-name="ce21" table:formula="of:=[.D121]/25.4" office:value-type="float" office:value="2.89977994140101" calcext:value-type="float">
            <text:p>2.89977994140101</text:p>
          </table:table-cell>
          <table:table-cell office:value-type="string" calcext:value-type="string">
            <text:p>in</text:p>
          </table:table-cell>
          <table:table-cell table:style-name="ce21" table:formula="of:= [.D16] +[.D120] + [.D25]" office:value-type="float" office:value="73.6544105115856" calcext:value-type="float">
            <text:p>73.6544105115856</text:p>
          </table:table-cell>
          <table:table-cell office:value-type="string" calcext:value-type="string">
            <text:p>mm</text:p>
          </table:table-cell>
          <table:table-cell table:style-name="ce53"/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Height Offset at Angle</text:p>
          </table:table-cell>
          <table:table-cell table:style-name="ce21" table:formula="of:=[.D122]/25.4" office:value-type="float" office:value="1.86394261715013" calcext:value-type="float">
            <text:p>1.86394261715013</text:p>
          </table:table-cell>
          <table:table-cell office:value-type="string" calcext:value-type="string">
            <text:p>in</text:p>
          </table:table-cell>
          <table:table-cell table:style-name="ce21" table:formula="of:= [.D121] * SIN(RADIANS([.D116]))" office:value-type="float" office:value="47.3441424756132" calcext:value-type="float">
            <text:p>47.3441424756132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a = c * sin(ά)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Height Total</text:p>
          </table:table-cell>
          <table:table-cell table:style-name="ce21" table:formula="of:=[.D123] * 39.37" office:value-type="float" office:value="2.61393738926489" calcext:value-type="float">
            <text:p>2.61393738926489</text:p>
          </table:table-cell>
          <table:table-cell office:value-type="string" calcext:value-type="string">
            <text:p>in</text:p>
          </table:table-cell>
          <table:table-cell table:style-name="ce21" table:formula="of:=[.D117] + [.D122]/1000" office:value-type="float" office:value="0.0663941424756133" calcext:value-type="float">
            <text:p>0.0663941424756133</text:p>
          </table:table-cell>
          <table:table-cell office:value-type="string" calcext:value-type="string">
            <text:p>m</text:p>
          </table:table-cell>
          <table:table-cell table:style-name="ce53" office:value-type="string" calcext:value-type="string">
            <text:p>Total height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weight</text:p>
          </table:table-cell>
          <table:table-cell table:style-name="ce21" table:formula="of:=[.D124] * 0.00220462" office:value-type="float" office:value="0.0125001954" calcext:value-type="float">
            <text:p>0.0125001954</text:p>
          </table:table-cell>
          <table:table-cell office:value-type="string" calcext:value-type="string">
            <text:p>lb</text:p>
          </table:table-cell>
          <table:table-cell table:style-name="ce21" table:formula="of:=VLOOKUP([.D118];[$CoinSpecs.A2:$CoinSpecs.E7];3;0)" office:value-type="float" office:value="5.67" calcext:value-type="float">
            <text:p>5.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ight of projectile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<text:span text:style-name="T5">Carriage</text:span> weight</text:p>
          </table:table-cell>
          <table:table-cell table:style-name="ce21" table:formula="of:=[.D125] * 0.00220462" office:value-type="float" office:value="0.009149173" calcext:value-type="float">
            <text:p>0.009149173</text:p>
          </table:table-cell>
          <table:table-cell office:value-type="string" calcext:value-type="string">
            <text:p>lb</text:p>
          </table:table-cell>
          <table:table-cell table:style-name="ce42" office:value-type="float" office:value="4.15" calcext:value-type="float">
            <text:p>4.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3">Weight of c</text:span><text:span text:style-name="T4">arriage</text:span> (from Prusa slicer)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Weight total</text:p>
          </table:table-cell>
          <table:table-cell table:style-name="ce21" table:formula="of:=[.B124]+[.B125]" office:value-type="float" office:value="0.0216493684" calcext:value-type="float">
            <text:p>0.0216493684</text:p>
          </table:table-cell>
          <table:table-cell office:value-type="string" calcext:value-type="string">
            <text:p>lb</text:p>
          </table:table-cell>
          <table:table-cell table:style-name="ce20" table:formula="of:=[.D124]+[.D125]" office:value-type="float" office:value="9.82" calcext:value-type="float">
            <text:p>9.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tal weight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Efficiency</text:p>
          </table:table-cell>
          <table:table-cell table:style-name="ce21" table:formula="of:=[.D127]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fficiency of device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Coefficient of friction</text:p>
          </table:table-cell>
          <table:table-cell table:style-name="ce21" table:formula="of:=[.D128]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96" office:value-type="string" calcext:value-type="string">
            <text:p>μ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2"/>
          <table:table-cell table:number-columns-repeated="2"/>
          <table:table-cell table:style-name="ce19"/>
          <table:table-cell table:number-columns-repeated="981"/>
        </table:table-row>
        <table:table-row table:style-name="ro1">
          <table:table-cell table:style-name="ce23" table:number-columns-repeated="3"/>
          <table:table-cell table:style-name="ce56"/>
          <table:table-cell/>
          <table:table-cell table:style-name="ce96"/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2"/>
          <table:table-cell table:number-columns-repeated="2"/>
          <table:table-cell table:style-name="ce19"/>
          <table:table-cell table:number-columns-repeated="981"/>
        </table:table-row>
        <table:table-row table:style-name="ro1">
          <table:table-cell table:style-name="ce111" office:value-type="string" calcext:value-type="string">
            <text:p>Triangle Angle Formulas</text:p>
          </table:table-cell>
          <table:table-cell table:style-name="ce67" table:number-columns-repeated="2"/>
          <table:table-cell table:style-name="ce19"/>
          <table:table-cell/>
          <table:table-cell table:style-name="ce87"/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1" table:number-columns-repeated="4"/>
          <table:table-cell table:style-name="ce23"/>
          <table:table-cell table:number-columns-repeated="981"/>
        </table:table-row>
        <table:table-row table:style-name="ro1">
          <table:table-cell table:style-name="ce111"/>
          <table:table-cell table:style-name="Default" table:number-columns-repeated="2"/>
          <table:table-cell table:style-name="ce61"/>
          <table:table-cell/>
          <table:table-cell table:style-name="ce87"/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1" table:number-columns-repeated="4"/>
          <table:table-cell table:style-name="ce23"/>
          <table:table-cell table:number-columns-repeated="981"/>
        </table:table-row>
        <table:table-row table:style-name="ro1">
          <table:table-cell table:style-name="ce112" office:value-type="string" calcext:value-type="string">
            <text:p>Find angle with 3 sides</text:p>
          </table:table-cell>
          <table:table-cell table:style-name="Default" table:number-columns-repeated="2"/>
          <table:table-cell table:style-name="ce119"/>
          <table:table-cell/>
          <table:table-cell table:style-name="ce67" table:number-columns-repeated="10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115" office:value-type="string" calcext:value-type="string">
            <text:p>α = arccos [(b² + c² - a²)/(2bc)] </text:p>
          </table:table-cell>
          <table:table-cell table:style-name="Default" table:number-columns-repeated="2"/>
          <table:table-cell table:style-name="ce119"/>
          <table:table-cell table:style-name="ce67" table:number-columns-repeated="11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115" office:value-type="string" calcext:value-type="string">
            <text:p>β = arccos [(a² + c² - b²)/(2ac)] </text:p>
          </table:table-cell>
          <table:table-cell table:style-name="Default" table:number-columns-repeated="2"/>
          <table:table-cell table:style-name="ce119"/>
          <table:table-cell/>
          <table:table-cell table:style-name="ce67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γ = arccos [(a² + b² - c²)/(2ab)] </text:p>
          </table:table-cell>
          <table:table-cell table:style-name="Default" table:number-columns-repeated="2"/>
          <table:table-cell table:style-name="ce23"/>
          <table:table-cell/>
          <table:table-cell table:style-name="ce67"/>
          <table:table-cell table:style-name="ce19" table:number-columns-repeated="11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/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2" office:value-type="string" calcext:value-type="string">
            <text:p>Find side with 2 sides and 1 angle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style-name="ce19" table:number-columns-repeated="11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<text:span text:style-name="T3">a = √[b² + c² - 2bc * cos(α</text:span>)] 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6" office:value-type="string" calcext:value-type="string">
            <text:p>b = √[a² + c² - 2ac * cos(β)] </text:p>
          </table:table-cell>
          <table:table-cell table:style-name="Default" table:number-columns-repeated="2"/>
          <table:table-cell table:style-name="ce67" table:number-columns-repeated="3"/>
          <table:table-cell table:style-name="ce19" table:number-columns-repeated="11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c = √[a² + b² - 2ab * cos(γ)] </text:p>
          </table:table-cell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6"/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2" office:value-type="string" calcext:value-type="string">
            <text:p><text:span text:style-name="T10">Find 3</text:span><text:span text:style-name="T11">rd</text:span><text:span text:style-name="T10"> angle with 2 angles</text:span></text:p>
          </table:table-cell>
          <table:table-cell table:style-name="Default" table:number-columns-repeated="2"/>
          <table:table-cell table:style-name="ce67" table:number-columns-repeated="3"/>
          <table:table-cell table:style-name="ce19" table:number-columns-repeated="11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11" office:value-type="string" calcext:value-type="string">
            <text:p>α + β + γ = 180°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/>
          <table:table-cell table:style-name="ce19"/>
          <table:table-cell table:number-columns-repeated="987"/>
        </table:table-row>
        <table:table-row table:style-name="ro1">
          <table:table-cell table:style-name="ce11"/>
          <table:table-cell table:style-name="Default" table:number-columns-repeated="2"/>
          <table:table-cell table:number-columns-repeated="2"/>
          <table:table-cell table:style-name="ce67"/>
          <table:table-cell table:number-columns-repeated="1016"/>
        </table:table-row>
        <table:table-row table:style-name="ro1">
          <table:table-cell table:style-name="ce117" office:value-type="string" calcext:value-type="string">
            <text:p>Find side with 1 side and 2 angl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8" office:value-type="string" calcext:value-type="string">
            <text:p>a / sin(α) = b / sin(β) = c / sin(γ)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117" office:value-type="string" calcext:value-type="string">
            <text:p>Ballistics Formul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<text:span text:style-name="T9">m/s</text:span><text:span text:style-name="T12">²</text:span></text:p>
          </table:table-cell>
          <table:table-cell office:value-type="string" calcext:value-type="string">
            <text:p><text:span text:style-name="T3">a = F / m   =&gt;    </text:span><text:span text:style-name="T17">a =</text:span><text:span text:style-name="T18"> (F</text:span><text:span text:style-name="T17"> </text:span><text:span text:style-name="T19">• cos(</text:span><text:span text:style-name="T20">θ) – m • g • sin(θ) – (m • g </text:span><text:span text:style-name="T21">• </text:span><text:span text:style-name="T22">cos(θ) + F • sin(θ)) • μ) / m</text:span>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9" office:value-type="string" calcext:value-type="string">
            <text:p>Stored Energy over distance</text:p>
          </table:table-cell>
          <table:table-cell table:style-name="ce19" office:value-type="string" calcext:value-type="string">
            <text:p>N-m or J</text:p>
          </table:table-cell>
          <table:table-cell table:style-name="ce19" office:value-type="string" calcext:value-type="string">
            <text:p>U  = F(x<text:span text:style-name="T6">f</text:span> – x<text:span text:style-name="T6">0</text:span>) Energy accumulated from X0 to Xf  (Xn to Xn+1 in this case since we’re calculating in 1mm steps)</text:p>
          </table:table-cell>
          <table:table-cell table:style-name="ce19"/>
          <table:table-cell table:style-name="ce77" table:number-columns-repeated="2"/>
          <table:table-cell table:style-name="ce19" table:number-columns-repeated="1016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<text:span text:style-name="T9">V</text:span><text:span text:style-name="T13">f</text:span><text:span text:style-name="T23">2</text:span><text:span text:style-name="T9"> = v</text:span><text:span text:style-name="T13">0</text:span><text:span text:style-name="T23">2</text:span><text:span text:style-name="T9"> + 2aΔx = &gt;  V</text:span><text:span text:style-name="T13">f</text:span><text:span text:style-name="T9"> = √(v</text:span><text:span text:style-name="T13">0 +</text:span><text:span text:style-name="T9">2aΔx)  =&gt;  V</text:span><text:span text:style-name="T13">f</text:span><text:span text:style-name="T9"> = √(2 </text:span><text:span text:style-name="T24">• KE</text:span><text:span text:style-name="T25"> / m) =&gt; Vf = </text:span><text:span text:style-name="T12">√</text:span><text:span text:style-name="T26">(2 </text:span><text:span text:style-name="T27">• (KE</text:span><text:span text:style-name="T28"> </text:span><text:span text:style-name="T27">• </text:span><text:span text:style-name="T28">(</text:span><text:span text:style-name="T29">x</text:span><text:span text:style-name="T30">n+1 –</text:span><text:span text:style-name="T28"> </text:span><text:span text:style-name="T29">x</text:span><text:span text:style-name="T30">n</text:span><text:span text:style-name="T28">)) / m)</text:span>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mpact Distan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 = V₀ • cos(α) • [V₀ • sin(α) + √((V₀ • sin(α))² + 2 • g • h)] / g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mpact Distance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x(t) = (V₀ • cos(α)) / k • (1 – e</text:span><text:span text:style-name="T31">-kt</text:span><text:span text:style-name="T8">)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act Height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y(t) = h + (g/k</text:span><text:span text:style-name="T31">2</text:span><text:span text:style-name="T3"> + V₀ • sin(α)/k) • (1 – e</text:span><text:span text:style-name="T31">-kt</text:span><text:span text:style-name="T3">) – gt/k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act Distance using W Lambert but this gives a se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R = (−m</text:span><text:span text:style-name="T31">2</text:span><text:span text:style-name="T3">g) / (2b</text:span><text:span text:style-name="T31">2</text:span><text:span text:style-name="T3">v</text:span><text:span text:style-name="T31">2</text:span><text:span text:style-name="T7">0</text:span><text:span text:style-name="T3"> sin(2θ) + 2bmg) − (2hb</text:span><text:span text:style-name="T31">2</text:span><text:span text:style-name="T3">v</text:span><text:span text:style-name="T31">2</text:span><text:span text:style-name="T7">0</text:span><text:span text:style-name="T3"> cos2(θ)) / (b</text:span><text:span text:style-name="T31">2</text:span><text:span text:style-name="T3">v</text:span><text:span text:style-name="T31">2</text:span><text:span text:style-name="T7">0</text:span><text:span text:style-name="T3"> sin(2θ) + bmg) −(m/2b) • W (−mg bv</text:span><text:span text:style-name="T31">2</text:span><text:span text:style-name="T7">0</text:span><text:span text:style-name="T3"> sin(2θ) + mg •</text:span> e<text:span text:style-name="T32">− (mg)/(bv20 sin(2θ)+mg)−(4hb2v20 cos2(θ))/(bmv20 sin(2θ)+m2g) </text:span><text:span text:style-name="T33">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10484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estResults" table:style-name="ta1">
        <office:forms form:automatic-focus="false" form:apply-design-mode="false"/>
        <table:table-column table:style-name="co42" table:default-cell-style-name="ce137"/>
        <table:table-column table:style-name="co43" table:default-cell-style-name="ce137"/>
        <table:table-column table:style-name="co44" table:default-cell-style-name="ce137"/>
        <table:table-column table:style-name="co45" table:number-columns-repeated="2" table:default-cell-style-name="ce137"/>
        <table:table-column table:style-name="co46" table:number-columns-repeated="2" table:default-cell-style-name="ce137"/>
        <table:table-column table:style-name="co25" table:number-columns-repeated="1017" table:default-cell-style-name="ce137"/>
        <table:table-row table:style-name="ro1">
          <table:table-cell table:style-name="ce135" office:value-type="string" calcext:value-type="string">
            <text:p>Height (in)</text:p>
          </table:table-cell>
          <table:table-cell table:style-name="ce138"/>
          <table:table-cell table:style-name="ce135" office:value-type="string" calcext:value-type="string">
            <text:p>Position</text:p>
          </table:table-cell>
          <table:table-cell table:style-name="ce135" office:value-type="string" calcext:value-type="string">
            <text:p>Q-Distance (in)</text:p>
          </table:table-cell>
          <table:table-cell table:style-name="ce135" office:value-type="string" calcext:value-type="string">
            <text:p>N-Distance (in)</text:p>
          </table:table-cell>
          <table:table-cell table:style-name="ce135" office:value-type="string" calcext:value-type="string">
            <text:p>P-Distance (in)</text:p>
          </table:table-cell>
          <table:table-cell table:style-name="ce135" office:value-type="string" calcext:value-type="string">
            <text:p>D-Distance (in)</text:p>
          </table:table-cell>
          <table:table-cell table:style-name="ce135" office:value-type="string" calcext:value-type="string">
            <text:p>Q-Median</text:p>
          </table:table-cell>
          <table:table-cell table:style-name="ce135" office:value-type="string" calcext:value-type="string">
            <text:p>N-Median</text:p>
          </table:table-cell>
          <table:table-cell table:style-name="ce135" office:value-type="string" calcext:value-type="string">
            <text:p>P-Median</text:p>
          </table:table-cell>
          <table:table-cell table:style-name="ce135" office:value-type="string" calcext:value-type="string">
            <text:p>D-Median</text:p>
          </table:table-cell>
          <table:table-cell table:number-columns-repeated="4"/>
          <table:table-cell table:style-name="ce136"/>
          <table:table-cell table:number-columns-repeated="1008"/>
        </table:table-row>
        <table:table-row table:style-name="ro1">
          <table:table-cell table:style-name="ce135" office:value-type="string" calcext:value-type="string">
            <text:p>Angle (deg)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float" office:value="10" calcext:value-type="float">
            <text:p>10</text:p>
          </table:table-cell>
          <table:table-cell table:style-name="ce139"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table:formula="of:=MEDIAN([.D2:.D11])" office:value-type="float" office:value="130" calcext:value-type="float">
            <text:p>130</text:p>
          </table:table-cell>
          <table:table-cell table:formula="of:=MEDIAN([.E2:.E11])" office:value-type="float" office:value="136.25" calcext:value-type="float">
            <text:p>136.25</text:p>
          </table:table-cell>
          <table:table-cell table:formula="of:=MEDIAN([.F2:.F11])" office:value-type="float" office:value="164.25" calcext:value-type="float">
            <text:p>164.25</text:p>
          </table:table-cell>
          <table:table-cell table:formula="of:=MEDIAN([.G2:.G11])" office:value-type="float" office:value="167.25" calcext:value-type="float">
            <text:p>167.25</text:p>
          </table:table-cell>
          <table:table-cell/>
          <table:table-cell table:formula="of:=[.H2]*[.$A$14]" office:value-type="float" office:value="10.83329" calcext:value-type="float">
            <text:p>10.83329</text:p>
          </table:table-cell>
          <table:table-cell table:number-columns-repeated="1011"/>
        </table:table-row>
        <table:table-row table:style-name="ro1">
          <table:table-cell table:style-name="ce135"/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9" office:value-type="float" office:value="126" calcext:value-type="float">
            <text:p>126</text:p>
          </table:table-cell>
          <table:table-cell office:value-type="float" office:value="133.25" calcext:value-type="float">
            <text:p>133.25</text:p>
          </table:table-cell>
          <table:table-cell office:value-type="string" calcext:value-type="string">
            <text:p>161..25</text:p>
          </table:table-cell>
          <table:table-cell office:value-type="float" office:value="164.875" calcext:value-type="float">
            <text:p>164.87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in (fraction)</text:p>
          </table:table-cell>
          <table:table-cell table:style-name="Default" office:value-type="string" calcext:value-type="string">
            <text:p>in (dec)</text:p>
          </table:table-cell>
          <table:table-cell table:style-name="ce138" office:value-type="float" office:value="10" calcext:value-type="float">
            <text:p>10</text:p>
          </table:table-cell>
          <table:table-cell table:style-name="ce139" office:value-type="float" office:value="130.25" calcext:value-type="float">
            <text:p>130.25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66.5" calcext:value-type="float">
            <text:p>166.5</text:p>
          </table:table-cell>
          <table:table-cell table:style-name="ce135"/>
          <table:table-cell table:number-columns-repeated="1016"/>
        </table:table-row>
        <table:table-row table:style-name="ro1">
          <table:table-cell table:style-name="ce136" office:value-type="string" calcext:value-type="string">
            <text:p>'¾</text:p>
          </table:table-cell>
          <table:table-cell office:value-type="float" office:value="0.75" calcext:value-type="float">
            <text:p>0.75</text:p>
          </table:table-cell>
          <table:table-cell table:style-name="ce138" office:value-type="float" office:value="10" calcext:value-type="float">
            <text:p>10</text:p>
          </table:table-cell>
          <table:table-cell table:style-name="ce139" office:value-type="float" office:value="131.5" calcext:value-type="float">
            <text:p>131.5</text:p>
          </table:table-cell>
          <table:table-cell office:value-type="float" office:value="137" calcext:value-type="float">
            <text:p>137</text:p>
          </table:table-cell>
          <table:table-cell office:value-type="float" office:value="165.5" calcext:value-type="float">
            <text:p>165.5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table:style-name="ce136" office:value-type="string" calcext:value-type="string">
            <text:p>'¼</text:p>
          </table:table-cell>
          <table:table-cell office:value-type="float" office:value="0.25" calcext:value-type="float">
            <text:p>0.25</text:p>
          </table:table-cell>
          <table:table-cell table:style-name="ce138" office:value-type="float" office:value="10" calcext:value-type="float">
            <text:p>10</text:p>
          </table:table-cell>
          <table:table-cell table:style-name="ce139" office:value-type="float" office:value="127.375" calcext:value-type="float">
            <text:p>127.375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office:value-type="float" office:value="165.25" calcext:value-type="float">
            <text:p>165.25</text:p>
          </table:table-cell>
          <table:table-cell table:number-columns-repeated="1017"/>
        </table:table-row>
        <table:table-row table:style-name="ro1">
          <table:table-cell table:style-name="ce136" office:value-type="string" calcext:value-type="string">
            <text:p>'½</text:p>
          </table:table-cell>
          <table:table-cell office:value-type="float" office:value="0.5" calcext:value-type="float">
            <text:p>0.5</text:p>
          </table:table-cell>
          <table:table-cell table:style-name="ce138" office:value-type="float" office:value="10" calcext:value-type="float">
            <text:p>10</text:p>
          </table:table-cell>
          <table:table-cell table:style-name="ce139" office:value-type="string" calcext:value-type="string">
            <text:p>131..125</text:p>
          </table:table-cell>
          <table:table-cell office:value-type="float" office:value="135" calcext:value-type="float">
            <text:p>135</text:p>
          </table:table-cell>
          <table:table-cell office:value-type="float" office:value="163.25" calcext:value-type="float">
            <text:p>163.25</text:p>
          </table:table-cell>
          <table:table-cell office:value-type="float" office:value="168.75" calcext:value-type="float">
            <text:p>168.75</text:p>
          </table:table-cell>
          <table:table-cell table:number-columns-repeated="1017"/>
        </table:table-row>
        <table:table-row table:style-name="ro1">
          <table:table-cell table:style-name="ce136" office:value-type="string" calcext:value-type="string">
            <text:p>1/8</text:p>
          </table:table-cell>
          <table:table-cell office:value-type="float" office:value="0.125" calcext:value-type="float">
            <text:p>0.125</text:p>
          </table:table-cell>
          <table:table-cell table:style-name="ce138" office:value-type="float" office:value="10" calcext:value-type="float">
            <text:p>10</text:p>
          </table:table-cell>
          <table:table-cell table:style-name="ce139" office:value-type="float" office:value="128.75" calcext:value-type="float">
            <text:p>128.75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table:style-name="ce136" office:value-type="string" calcext:value-type="string">
            <text:p>7/8</text:p>
          </table:table-cell>
          <table:table-cell office:value-type="float" office:value="0.875" calcext:value-type="float">
            <text:p>0.875</text:p>
          </table:table-cell>
          <table:table-cell table:style-name="ce138" office:value-type="float" office:value="10" calcext:value-type="float">
            <text:p>10</text:p>
          </table:table-cell>
          <table:table-cell table:style-name="ce139"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66.25" calcext:value-type="float">
            <text:p>166.25</text:p>
          </table:table-cell>
          <table:table-cell office:value-type="float" office:value="168.5" calcext:value-type="float">
            <text:p>168.5</text:p>
          </table:table-cell>
          <table:table-cell table:number-columns-repeated="1017"/>
        </table:table-row>
        <table:table-row table:style-name="ro1">
          <table:table-cell table:style-name="ce136" office:value-type="string" calcext:value-type="string">
            <text:p>3/8</text:p>
          </table:table-cell>
          <table:table-cell office:value-type="float" office:value="0.375" calcext:value-type="float">
            <text:p>0.375</text:p>
          </table:table-cell>
          <table:table-cell table:style-name="ce138" office:value-type="float" office:value="10" calcext:value-type="float">
            <text:p>10</text:p>
          </table:table-cell>
          <table:table-cell office:value-type="float" office:value="130.5" calcext:value-type="float">
            <text:p>130.5</text:p>
          </table:table-cell>
          <table:table-cell office:value-type="float" office:value="137" calcext:value-type="float">
            <text:p>137</text:p>
          </table:table-cell>
          <table:table-cell office:value-type="float" office:value="164.25" calcext:value-type="float">
            <text:p>164.25</text:p>
          </table:table-cell>
          <table:table-cell office:value-type="float" office:value="166.25" calcext:value-type="float">
            <text:p>166.25</text:p>
          </table:table-cell>
          <table:table-cell table:number-columns-repeated="1017"/>
        </table:table-row>
        <table:table-row table:style-name="ro1">
          <table:table-cell table:style-name="ce136" office:value-type="string" calcext:value-type="string">
            <text:p>5/8</text:p>
          </table:table-cell>
          <table:table-cell office:value-type="float" office:value="0.625" calcext:value-type="float">
            <text:p>0.625</text:p>
          </table:table-cell>
          <table:table-cell table:style-name="ce138" office:value-type="float" office:value="10" calcext:value-type="float">
            <text:p>10</text:p>
          </table:table-cell>
          <table:table-cell office:value-type="float" office:value="128.5" calcext:value-type="float">
            <text:p>128.5</text:p>
          </table:table-cell>
          <table:table-cell table:style-name="ce140" office:value-type="float" office:value="136.5" calcext:value-type="float">
            <text:p>136.5</text:p>
          </table:table-cell>
          <table:table-cell office:value-type="float" office:value="165.625" calcext:value-type="float">
            <text:p>165.625</text:p>
          </table:table-cell>
          <table:table-cell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8"/>
          <table:table-cell/>
          <table:table-cell table:style-name="ce140"/>
          <table:table-cell table:number-columns-repeated="1019"/>
        </table:table-row>
        <table:table-row table:style-name="ro1">
          <table:table-cell table:number-columns-repeated="2"/>
          <table:table-cell table:style-name="ce138" office:value-type="float" office:value="15" calcext:value-type="float">
            <text:p>15</text:p>
          </table:table-cell>
          <table:table-cell office:value-type="float" office:value="109.5" calcext:value-type="float">
            <text:p>109.5</text:p>
          </table:table-cell>
          <table:table-cell office:value-type="float" office:value="116.5" calcext:value-type="float">
            <text:p>116.5</text:p>
          </table:table-cell>
          <table:table-cell table:style-name="ce140" office:value-type="float" office:value="145.625" calcext:value-type="float">
            <text:p>145.625</text:p>
          </table:table-cell>
          <table:table-cell office:value-type="float" office:value="145.5" calcext:value-type="float">
            <text:p>145.5</text:p>
          </table:table-cell>
          <table:table-cell table:formula="of:=MEDIAN([.D13:.D22])" office:value-type="float" office:value="106.8125" calcext:value-type="float">
            <text:p>106.8125</text:p>
          </table:table-cell>
          <table:table-cell table:formula="of:=MEDIAN([.E13:.E22])" office:value-type="float" office:value="112.5" calcext:value-type="float">
            <text:p>112.5</text:p>
          </table:table-cell>
          <table:table-cell table:formula="of:=MEDIAN([.F13:.F22])" office:value-type="float" office:value="145.5" calcext:value-type="float">
            <text:p>145.5</text:p>
          </table:table-cell>
          <table:table-cell table:formula="of:=MEDIAN([.G13:.G22])" office:value-type="float" office:value="143.17" calcext:value-type="float">
            <text:p>143.17</text:p>
          </table:table-cell>
          <table:table-cell/>
          <table:table-cell table:formula="of:=[.H13]*[.$A$14]" office:value-type="float" office:value="8.9010060625" calcext:value-type="float">
            <text:p>8.9010060625</text:p>
          </table:table-cell>
          <table:table-cell table:number-columns-repeated="1011"/>
        </table:table-row>
        <table:table-row table:style-name="ro1">
          <table:table-cell table:style-name="ce150" office:value-type="float" office:value="0.083333" calcext:value-type="float">
            <text:p>0.08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8.5" calcext:value-type="float">
            <text:p>108.5</text:p>
          </table:table-cell>
          <table:table-cell table:style-name="ce140" office:value-type="float" office:value="114" calcext:value-type="float">
            <text:p>114</text:p>
          </table:table-cell>
          <table:table-cell table:style-name="ce140" office:value-type="float" office:value="143.375" calcext:value-type="float">
            <text:p>143.375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8" office:value-type="float" office:value="15" calcext:value-type="float">
            <text:p>15</text:p>
          </table:table-cell>
          <table:table-cell office:value-type="float" office:value="108.5" calcext:value-type="float">
            <text:p>108.5</text:p>
          </table:table-cell>
          <table:table-cell table:style-name="ce140" office:value-type="float" office:value="112.5" calcext:value-type="float">
            <text:p>112.5</text:p>
          </table:table-cell>
          <table:table-cell table:style-name="ce140"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7.5" calcext:value-type="float">
            <text:p>107.5</text:p>
          </table:table-cell>
          <table:table-cell table:style-name="ce140" office:value-type="float" office:value="112.5" calcext:value-type="float">
            <text:p>112.5</text:p>
          </table:table-cell>
          <table:table-cell table:style-name="ce140" office:value-type="float" office:value="149.25" calcext:value-type="float">
            <text:p>149.25</text:p>
          </table:table-cell>
          <table:table-cell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8" office:value-type="float" office:value="15" calcext:value-type="float">
            <text:p>15</text:p>
          </table:table-cell>
          <table:table-cell office:value-type="float" office:value="105.75" calcext:value-type="float">
            <text:p>105.75</text:p>
          </table:table-cell>
          <table:table-cell table:style-name="ce140" office:value-type="float" office:value="110.75" calcext:value-type="float">
            <text:p>110.75</text:p>
          </table:table-cell>
          <table:table-cell office:value-type="float" office:value="149" calcext:value-type="float">
            <text:p>149</text:p>
          </table:table-cell>
          <table:table-cell office:value-type="float" office:value="141.25" calcext:value-type="float">
            <text:p>141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7.375" calcext:value-type="float">
            <text:p>107.375</text:p>
          </table:table-cell>
          <table:table-cell office:value-type="float" office:value="113.75" calcext:value-type="float">
            <text:p>113.75</text:p>
          </table:table-cell>
          <table:table-cell table:style-name="ce140" office:value-type="float" office:value="146.5" calcext:value-type="float">
            <text:p>146.5</text:p>
          </table:table-cell>
          <table:table-cell office:value-type="float" office:value="143.34" calcext:value-type="float">
            <text:p>143.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8" office:value-type="float" office:value="15" calcext:value-type="float">
            <text:p>15</text:p>
          </table:table-cell>
          <table:table-cell office:value-type="float" office:value="106.25" calcext:value-type="float">
            <text:p>106.25</text:p>
          </table:table-cell>
          <table:table-cell table:style-name="ce140" office:value-type="float" office:value="113.375" calcext:value-type="float">
            <text:p>113.375</text:p>
          </table:table-cell>
          <table:table-cell table:style-name="ce140" office:value-type="float" office:value="145.375" calcext:value-type="float">
            <text:p>145.375</text:p>
          </table:table-cell>
          <table:table-cell office:value-type="float" office:value="143.75" calcext:value-type="float">
            <text:p>143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6.25" calcext:value-type="float">
            <text:p>106.25</text:p>
          </table:table-cell>
          <table:table-cell table:style-name="ce140" office:value-type="float" office:value="112.125" calcext:value-type="float">
            <text:p>112.125</text:p>
          </table:table-cell>
          <table:table-cell table:style-name="ce140" office:value-type="float" office:value="144.25" calcext:value-type="float">
            <text:p>144.25</text:p>
          </table:table-cell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8" office:value-type="float" office:value="15" calcext:value-type="float">
            <text:p>15</text:p>
          </table:table-cell>
          <table:table-cell office:value-type="float" office:value="105.5" calcext:value-type="float">
            <text:p>105.5</text:p>
          </table:table-cell>
          <table:table-cell table:style-name="ce140" office:value-type="float" office:value="111.75" calcext:value-type="float">
            <text:p>111.75</text:p>
          </table:table-cell>
          <table:table-cell table:style-name="ce140"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5.375" calcext:value-type="float">
            <text:p>105.375</text:p>
          </table:table-cell>
          <table:table-cell table:style-name="ce140"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office:value-type="float" office:value="141.5" calcext:value-type="float">
            <text:p>141.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375" calcext:value-type="float">
            <text:p>83.375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115.5" calcext:value-type="float">
            <text:p>115.5</text:p>
          </table:table-cell>
          <table:table-cell table:formula="of:=MEDIAN([.D24:.D33])" office:value-type="float" office:value="83.3125" calcext:value-type="float">
            <text:p>83.3125</text:p>
          </table:table-cell>
          <table:table-cell table:formula="of:=MEDIAN([.E24:.E33])" office:value-type="float" office:value="85.375" calcext:value-type="float">
            <text:p>85.375</text:p>
          </table:table-cell>
          <table:table-cell table:formula="of:=MEDIAN([.F24:.F33])" office:value-type="float" office:value="112.9375" calcext:value-type="float">
            <text:p>112.9375</text:p>
          </table:table-cell>
          <table:table-cell table:formula="of:=MEDIAN([.G24:.G33])" office:value-type="float" office:value="114.9375" calcext:value-type="float">
            <text:p>114.9375</text:p>
          </table:table-cell>
          <table:table-cell/>
          <table:table-cell table:formula="of:=[.H24]*[.$A$14]" office:value-type="float" office:value="6.9426805625" calcext:value-type="float">
            <text:p>6.94268056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2.375" calcext:value-type="float">
            <text:p>82.375</text:p>
          </table:table-cell>
          <table:table-cell office:value-type="float" office:value="85.25" calcext:value-type="float">
            <text:p>85.25</text:p>
          </table:table-cell>
          <table:table-cell office:value-type="float" office:value="113" calcext:value-type="float">
            <text:p>113</text:p>
          </table:table-cell>
          <table:table-cell office:value-type="float" office:value="115.25" calcext:value-type="float">
            <text:p>115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float" office:value="85" calcext:value-type="float">
            <text:p>85</text:p>
          </table:table-cell>
          <table:table-cell office:value-type="float" office:value="111.75" calcext:value-type="float">
            <text:p>111.75</text:p>
          </table:table-cell>
          <table:table-cell office:value-type="float" office:value="115.125" calcext:value-type="float">
            <text:p>115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5" calcext:value-type="float">
            <text:p>83.5</text:p>
          </table:table-cell>
          <table:table-cell office:value-type="float" office:value="84.875" calcext:value-type="float">
            <text:p>84.875</text:p>
          </table:table-cell>
          <table:table-cell office:value-type="float" office:value="111" calcext:value-type="float">
            <text:p>111</text:p>
          </table:table-cell>
          <table:table-cell office:value-type="float" office:value="114.875" calcext:value-type="float">
            <text:p>114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84.5" calcext:value-type="float">
            <text:p>84.5</text:p>
          </table:table-cell>
          <table:table-cell office:value-type="float" office:value="108.5" calcext:value-type="float">
            <text:p>108.5</text:p>
          </table:table-cell>
          <table:table-cell office:value-type="float" office:value="113.25" calcext:value-type="float">
            <text:p>113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14.875" calcext:value-type="float">
            <text:p>114.875</text:p>
          </table:table-cell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75" calcext:value-type="float">
            <text:p>83.75</text:p>
          </table:table-cell>
          <table:table-cell office:value-type="float" office:value="86.875" calcext:value-type="float">
            <text:p>86.875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375" calcext:value-type="float">
            <text:p>83.375</text:p>
          </table:table-cell>
          <table:table-cell office:value-type="float" office:value="86" calcext:value-type="float">
            <text:p>86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3.75" calcext:value-type="float">
            <text:p>113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float" office:value="85.5" calcext:value-type="float">
            <text:p>85.5</text:p>
          </table:table-cell>
          <table:table-cell office:value-type="float" office:value="112.875" calcext:value-type="float">
            <text:p>112.875</text:p>
          </table:table-cell>
          <table:table-cell office:value-type="float" office:value="112.5" calcext:value-type="float">
            <text:p>112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125" calcext:value-type="float">
            <text:p>83.125</text:p>
          </table:table-cell>
          <table:table-cell office:value-type="float" office:value="84.75" calcext:value-type="float">
            <text:p>84.75</text:p>
          </table:table-cell>
          <table:table-cell office:value-type="float" office:value="111.5" calcext:value-type="float">
            <text:p>111.5</text:p>
          </table:table-cell>
          <table:table-cell office:value-type="float" office:value="114.128" calcext:value-type="float">
            <text:p>114.12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0"/>
          <table:table-cell table:number-columns-repeated="101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table:style-name="ce140" office:value-type="float" office:value="58.875" calcext:value-type="float">
            <text:p>58.875</text:p>
          </table:table-cell>
          <table:table-cell office:value-type="float" office:value="76.25" calcext:value-type="float">
            <text:p>76.25</text:p>
          </table:table-cell>
          <table:table-cell office:value-type="float" office:value="80.5" calcext:value-type="float">
            <text:p>80.5</text:p>
          </table:table-cell>
          <table:table-cell table:formula="of:=MEDIAN([.D35:.D44])" office:value-type="float" office:value="55.25" calcext:value-type="float">
            <text:p>55.25</text:p>
          </table:table-cell>
          <table:table-cell table:formula="of:=MEDIAN([.E35:.E44])" office:value-type="float" office:value="58.75" calcext:value-type="float">
            <text:p>58.75</text:p>
          </table:table-cell>
          <table:table-cell table:formula="of:=MEDIAN([.F35:.F44])" office:value-type="float" office:value="75.2495" calcext:value-type="float">
            <text:p>75.2495</text:p>
          </table:table-cell>
          <table:table-cell table:formula="of:=MEDIAN([.G35:.G44])" office:value-type="float" office:value="77.25" calcext:value-type="float">
            <text:p>77.25</text:p>
          </table:table-cell>
          <table:table-cell/>
          <table:table-cell table:formula="of:=[.H35]*[.$A$14]" office:value-type="float" office:value="4.60414825" calcext:value-type="float">
            <text:p>4.604148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58.875" calcext:value-type="float">
            <text:p>58.875</text:p>
          </table:table-cell>
          <table:table-cell office:value-type="float" office:value="75.625" calcext:value-type="float">
            <text:p>75.625</text:p>
          </table:table-cell>
          <table:table-cell office:value-type="float" office:value="78.75" calcext:value-type="float">
            <text:p>78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75" calcext:value-type="float">
            <text:p>55.75</text:p>
          </table:table-cell>
          <table:table-cell office:value-type="float" office:value="58.625" calcext:value-type="float">
            <text:p>58.625</text:p>
          </table:table-cell>
          <table:table-cell office:value-type="float" office:value="75.374" calcext:value-type="float">
            <text:p>75.374</text:p>
          </table:table-cell>
          <table:table-cell office:value-type="float" office:value="78.75" calcext:value-type="float">
            <text:p>78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5" calcext:value-type="float">
            <text:p>54.5</text:p>
          </table:table-cell>
          <table:table-cell office:value-type="float" office:value="59.875" calcext:value-type="float">
            <text:p>59.875</text:p>
          </table:table-cell>
          <table:table-cell office:value-type="float" office:value="75" calcext:value-type="float">
            <text:p>75</text:p>
          </table:table-cell>
          <table:table-cell office:value-type="float" office:value="77.5" calcext:value-type="float">
            <text:p>77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375" calcext:value-type="float">
            <text:p>54.375</text:p>
          </table:table-cell>
          <table:table-cell office:value-type="float" office:value="60.25" calcext:value-type="float">
            <text:p>60.25</text:p>
          </table:table-cell>
          <table:table-cell office:value-type="float" office:value="74" calcext:value-type="float">
            <text:p>74</text:p>
          </table:table-cell>
          <table:table-cell office:value-type="float" office:value="76.625" calcext:value-type="float">
            <text:p>76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625" calcext:value-type="float">
            <text:p>55.625</text:p>
          </table:table-cell>
          <table:table-cell office:value-type="float" office:value="58.875" calcext:value-type="float">
            <text:p>58.875</text:p>
          </table:table-cell>
          <table:table-cell office:value-type="float" office:value="76.75" calcext:value-type="float">
            <text:p>76.75</text:p>
          </table:table-cell>
          <table:table-cell office:value-type="float" office:value="77.75" calcext:value-type="float">
            <text:p>77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25" calcext:value-type="float">
            <text:p>55.25</text:p>
          </table:table-cell>
          <table:table-cell office:value-type="float" office:value="58.625" calcext:value-type="float">
            <text:p>58.625</text:p>
          </table:table-cell>
          <table:table-cell office:value-type="float" office:value="75.5" calcext:value-type="float">
            <text:p>75.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25" calcext:value-type="float">
            <text:p>55.25</text:p>
          </table:table-cell>
          <table:table-cell office:value-type="float" office:value="58.25" calcext:value-type="float">
            <text:p>58.25</text:p>
          </table:table-cell>
          <table:table-cell office:value-type="float" office:value="75.125" calcext:value-type="float">
            <text:p>75.125</text:p>
          </table:table-cell>
          <table:table-cell office:value-type="float" office:value="76.375" calcext:value-type="float">
            <text:p>76.3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5" calcext:value-type="float">
            <text:p>54.5</text:p>
          </table:table-cell>
          <table:table-cell office:value-type="float" office:value="58" calcext:value-type="float">
            <text:p>58</text:p>
          </table:table-cell>
          <table:table-cell office:value-type="float" office:value="74.25" calcext:value-type="float">
            <text:p>74.25</text:p>
          </table:table-cell>
          <table:table-cell office:value-type="float" office:value="76.375" calcext:value-type="float">
            <text:p>76.3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375" calcext:value-type="float">
            <text:p>54.375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75.125" calcext:value-type="float">
            <text:p>75.1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32.125" calcext:value-type="float">
            <text:p>32.125</text:p>
          </table:table-cell>
          <table:table-cell office:value-type="float" office:value="40" calcext:value-type="float">
            <text:p>40</text:p>
          </table:table-cell>
          <table:table-cell office:value-type="float" office:value="40.75" calcext:value-type="float">
            <text:p>40.75</text:p>
          </table:table-cell>
          <table:table-cell table:formula="of:=MEDIAN([.D46:.D55])" office:value-type="float" office:value="29" calcext:value-type="float">
            <text:p>29</text:p>
          </table:table-cell>
          <table:table-cell table:formula="of:=MEDIAN([.E46:.E55])" office:value-type="float" office:value="30.75" calcext:value-type="float">
            <text:p>30.75</text:p>
          </table:table-cell>
          <table:table-cell table:formula="of:=MEDIAN([.F46:.F55])" office:value-type="float" office:value="39.6875" calcext:value-type="float">
            <text:p>39.6875</text:p>
          </table:table-cell>
          <table:table-cell table:formula="of:=MEDIAN([.G46:.G55])" office:value-type="float" office:value="40.625" calcext:value-type="float">
            <text:p>40.625</text:p>
          </table:table-cell>
          <table:table-cell/>
          <table:table-cell table:formula="of:=[.H46]*[.$A$14]" office:value-type="float" office:value="2.416657" calcext:value-type="float">
            <text:p>2.41665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75" calcext:value-type="float">
            <text:p>29.75</text:p>
          </table:table-cell>
          <table:table-cell office:value-type="float" office:value="31.625" calcext:value-type="float">
            <text:p>31.625</text:p>
          </table:table-cell>
          <table:table-cell office:value-type="float" office:value="39.625" calcext:value-type="float">
            <text:p>39.625</text:p>
          </table:table-cell>
          <table:table-cell office:value-type="float" office:value="40.625" calcext:value-type="float">
            <text:p>40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625" calcext:value-type="float">
            <text:p>29.625</text:p>
          </table:table-cell>
          <table:table-cell office:value-type="float" office:value="31.625" calcext:value-type="float">
            <text:p>31.625</text:p>
          </table:table-cell>
          <table:table-cell office:value-type="float" office:value="39" calcext:value-type="float">
            <text:p>39</text:p>
          </table:table-cell>
          <table:table-cell office:value-type="float" office:value="40.5" calcext:value-type="float">
            <text:p>40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31.25" calcext:value-type="float">
            <text:p>31.25</text:p>
          </table:table-cell>
          <table:table-cell office:value-type="float" office:value="38.75" calcext:value-type="float">
            <text:p>38.75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31.375" calcext:value-type="float">
            <text:p>31.375</text:p>
          </table:table-cell>
          <table:table-cell office:value-type="float" office:value="38" calcext:value-type="float">
            <text:p>38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125" calcext:value-type="float">
            <text:p>30.125</text:p>
          </table:table-cell>
          <table:table-cell office:value-type="float" office:value="40.5" calcext:value-type="float">
            <text:p>40.5</text:p>
          </table:table-cell>
          <table:table-cell office:value-type="float" office:value="41.875" calcext:value-type="float">
            <text:p>41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125" calcext:value-type="float">
            <text:p>30.125</text:p>
          </table:table-cell>
          <table:table-cell office:value-type="float" office:value="40" calcext:value-type="float">
            <text:p>40</text:p>
          </table:table-cell>
          <table:table-cell office:value-type="float" office:value="41.125" calcext:value-type="float">
            <text:p>41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25" calcext:value-type="float">
            <text:p>30.2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125" calcext:value-type="float">
            <text:p>28.125</text:p>
          </table:table-cell>
          <table:table-cell office:value-type="float" office:value="29.75" calcext:value-type="float">
            <text:p>29.75</text:p>
          </table:table-cell>
          <table:table-cell office:value-type="float" office:value="39.75" calcext:value-type="float">
            <text:p>39.75</text:p>
          </table:table-cell>
          <table:table-cell office:value-type="float" office:value="40.625" calcext:value-type="float">
            <text:p>40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float" office:value="39" calcext:value-type="float">
            <text:p>39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19.125" calcext:value-type="float">
            <text:p>19.125</text:p>
          </table:table-cell>
          <table:table-cell office:value-type="float" office:value="19.25" calcext:value-type="float">
            <text:p>19.25</text:p>
          </table:table-cell>
          <table:table-cell table:formula="of:=MEDIAN([.D57:.D66])" office:value-type="float" office:value="14.5" calcext:value-type="float">
            <text:p>14.5</text:p>
          </table:table-cell>
          <table:table-cell table:formula="of:=MEDIAN([.E57:.E66])" office:value-type="float" office:value="15.1875" calcext:value-type="float">
            <text:p>15.1875</text:p>
          </table:table-cell>
          <table:table-cell table:formula="of:=MEDIAN([.F57:.F66])" office:value-type="float" office:value="19" calcext:value-type="float">
            <text:p>19</text:p>
          </table:table-cell>
          <table:table-cell table:formula="of:=MEDIAN([.G57:.G66])" office:value-type="float" office:value="19.1875" calcext:value-type="float">
            <text:p>19.1875</text:p>
          </table:table-cell>
          <table:table-cell/>
          <table:table-cell table:formula="of:=[.H57]*[.$A$14]" office:value-type="float" office:value="1.2083285" calcext:value-type="float">
            <text:p>1.208328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5.5" calcext:value-type="float">
            <text:p>15.5</text:p>
          </table:table-cell>
          <table:table-cell office:value-type="float" office:value="19.5" calcext:value-type="float">
            <text:p>19.5</text:p>
          </table:table-cell>
          <table:table-cell office:value-type="float" office:value="19.125" calcext:value-type="float">
            <text:p>19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625" calcext:value-type="float">
            <text:p>14.625</text:p>
          </table:table-cell>
          <table:table-cell office:value-type="float" office:value="15.25" calcext:value-type="float">
            <text:p>15.25</text:p>
          </table:table-cell>
          <table:table-cell office:value-type="float" office:value="19.125" calcext:value-type="float">
            <text:p>19.125</text:p>
          </table:table-cell>
          <table:table-cell office:value-type="float" office:value="18.875" calcext:value-type="float">
            <text:p>18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5.375" calcext:value-type="float">
            <text:p>15.375</text:p>
          </table:table-cell>
          <table:table-cell office:value-type="float" office:value="18.25" calcext:value-type="float">
            <text:p>18.25</text:p>
          </table:table-cell>
          <table:table-cell office:value-type="float" office:value="17.75" calcext:value-type="float">
            <text:p>17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19.875" calcext:value-type="float">
            <text:p>19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375" calcext:value-type="float">
            <text:p>14.3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9.625" calcext:value-type="float">
            <text:p>19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9.25" calcext:value-type="float">
            <text:p>19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25" calcext:value-type="float">
            <text:p>19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5.125" calcext:value-type="float">
            <text:p>15.12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125" calcext:value-type="float">
            <text:p>19.1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.25" calcext:value-type="float">
            <text:p>6.25</text:p>
          </table:table-cell>
          <table:table-cell office:value-type="float" office:value="6.75" calcext:value-type="float">
            <text:p>6.7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table:formula="of:=MEDIAN([.D68:.D77])" office:value-type="float" office:value="6.25" calcext:value-type="float">
            <text:p>6.25</text:p>
          </table:table-cell>
          <table:table-cell table:formula="of:=MEDIAN([.E68:.E77])" office:value-type="float" office:value="6.75" calcext:value-type="float">
            <text:p>6.75</text:p>
          </table:table-cell>
          <table:table-cell table:formula="of:=MEDIAN([.F68:.F77])" office:value-type="float" office:value="8" calcext:value-type="float">
            <text:p>8</text:p>
          </table:table-cell>
          <table:table-cell table:formula="of:=MEDIAN([.G68:.G77])" office:value-type="float" office:value="8.5" calcext:value-type="float">
            <text:p>8.5</text:p>
          </table:table-cell>
          <table:table-cell/>
          <table:table-cell table:formula="of:=[.H68]*[.$A$14]" office:value-type="float" office:value="0.52083125" calcext:value-type="float">
            <text:p>0.520831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gs" table:style-name="ta1">
        <table:table-column table:style-name="co25" table:number-columns-repeated="7" table:default-cell-style-name="ce67"/>
        <table:table-column table:style-name="co47" table:default-cell-style-name="ce67"/>
        <table:table-column table:style-name="co48" table:default-cell-style-name="ce67"/>
        <table:table-column table:style-name="co49" table:default-cell-style-name="ce67"/>
        <table:table-column table:style-name="co25" table:number-columns-repeated="2" table:default-cell-style-name="ce67"/>
        <table:table-column table:style-name="co50" table:default-cell-style-name="ce67"/>
        <table:table-column table:style-name="co25" table:number-columns-repeated="1011" table:default-cell-style-name="ce67"/>
        <table:table-row table:style-name="ro2">
          <table:table-cell table:style-name="ce156" office:value-type="string" calcext:value-type="string">
            <text:p>PN</text:p>
          </table:table-cell>
          <table:table-cell table:style-name="ce156" office:value-type="string" calcext:value-type="string">
            <text:p>Unit Price</text:p>
          </table:table-cell>
          <table:table-cell table:style-name="ce156" office:value-type="string" calcext:value-type="string">
            <text:p>OD (in)</text:p>
          </table:table-cell>
          <table:table-cell table:style-name="ce156" office:value-type="string" calcext:value-type="string">
            <text:p>For Shaft</text:p>
            <text:p>Dia. (in)</text:p>
          </table:table-cell>
          <table:table-cell table:style-name="ce156" office:value-type="string" calcext:value-type="string">
            <text:p>Wire</text:p>
            <text:p>Dia. (in)</text:p>
          </table:table-cell>
          <table:table-cell table:style-name="ce156" office:value-type="string" calcext:value-type="string">
            <text:p>Leg Lg. (in)</text:p>
          </table:table-cell>
          <table:table-cell table:style-name="ce156" office:value-type="string" calcext:value-type="string">
            <text:p>Number</text:p>
            <text:p>of Coils</text:p>
          </table:table-cell>
          <table:table-cell table:style-name="ce156" office:value-type="string" calcext:value-type="string">
            <text:p>Spring Lg. @</text:p>
            <text:p>Max. Torque (in)</text:p>
          </table:table-cell>
          <table:table-cell table:style-name="ce156" office:value-type="string" calcext:value-type="string">
            <text:p>Max. Torque,</text:p>
            <text:p>in.-lbs.</text:p>
          </table:table-cell>
          <table:table-cell table:style-name="ce156" office:value-type="string" calcext:value-type="string">
            <text:p>Material</text:p>
          </table:table-cell>
          <table:table-cell table:style-name="ce156" office:value-type="string" calcext:value-type="string">
            <text:p>Notes</text:p>
          </table:table-cell>
          <table:table-cell table:style-name="ce156" office:value-type="string" calcext:value-type="string">
            <text:p>Purchased</text:p>
          </table:table-cell>
          <table:table-cell table:style-name="ce156" office:value-type="string" calcext:value-type="string">
            <text:p>URL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33</text:p>
          </table:table-cell>
          <table:table-cell table:style-name="ce71" office:value-type="float" office:value="3.61" calcext:value-type="float">
            <text:p>3.61</text:p>
          </table:table-cell>
          <table:table-cell table:style-name="ce163" office:value-type="float" office:value="0.309" calcext:value-type="float">
            <text:p>0.309</text:p>
          </table:table-cell>
          <table:table-cell table:style-name="ce163" office:value-type="float" office:value="0.187" calcext:value-type="float">
            <text:p>0.187</text:p>
          </table:table-cell>
          <table:table-cell table:style-name="ce163" office:value-type="float" office:value="0.04" calcext:value-type="float">
            <text:p>0.04</text:p>
          </table:table-cell>
          <table:table-cell table:style-name="ce163" office:value-type="float" office:value="1.25" calcext:value-type="float">
            <text:p>1.25</text:p>
          </table:table-cell>
          <table:table-cell table:style-name="ce163" office:value-type="float" office:value="3.25" calcext:value-type="float">
            <text:p>3.25</text:p>
          </table:table-cell>
          <table:table-cell table:style-name="ce163" office:value-type="float" office:value="0.22" calcext:value-type="float">
            <text:p>0.22</text:p>
          </table:table-cell>
          <table:table-cell table:style-name="ce163" office:value-type="float" office:value="1.375" calcext:value-type="float">
            <text:p>1.375</text:p>
          </table:table-cell>
          <table:table-cell table:style-name="ce163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33/" xlink:type="simple">https://www.mcmaster.com/9287K33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141</text:p>
          </table:table-cell>
          <table:table-cell table:style-name="ce71" office:value-type="float" office:value="4.19" calcext:value-type="float">
            <text:p>4.19</text:p>
          </table:table-cell>
          <table:table-cell table:style-name="ce163" office:value-type="float" office:value="0.357" calcext:value-type="float">
            <text:p>0.357</text:p>
          </table:table-cell>
          <table:table-cell table:style-name="ce163" office:value-type="float" office:value="0.203" calcext:value-type="float">
            <text:p>0.203</text:p>
          </table:table-cell>
          <table:table-cell table:style-name="ce163" office:value-type="float" office:value="0.045" calcext:value-type="float">
            <text:p>0.045</text:p>
          </table:table-cell>
          <table:table-cell table:style-name="ce163" office:value-type="float" office:value="1.25" calcext:value-type="float">
            <text:p>1.25</text:p>
          </table:table-cell>
          <table:table-cell table:style-name="ce163" office:value-type="float" office:value="3.25" calcext:value-type="float">
            <text:p>3.25</text:p>
          </table:table-cell>
          <table:table-cell table:style-name="ce163" office:value-type="float" office:value="0.259" calcext:value-type="float">
            <text:p>0.259</text:p>
          </table:table-cell>
          <table:table-cell table:style-name="ce163" office:value-type="float" office:value="2" calcext:value-type="float">
            <text:p>2</text:p>
          </table:table-cell>
          <table:table-cell table:style-name="ce163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141/" xlink:type="simple">https://www.mcmaster.com/9287K141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83</text:p>
          </table:table-cell>
          <table:table-cell table:style-name="ce72" office:value-type="float" office:value="4.4" calcext:value-type="float">
            <text:p>4.40</text:p>
          </table:table-cell>
          <table:table-cell table:style-name="ce163" office:value-type="float" office:value="0.375" calcext:value-type="float">
            <text:p>0.375</text:p>
          </table:table-cell>
          <table:table-cell table:style-name="ce163" office:value-type="float" office:value="0.218" calcext:value-type="float">
            <text:p>0.218</text:p>
          </table:table-cell>
          <table:table-cell table:style-name="ce163" office:value-type="float" office:value="0.048" calcext:value-type="float">
            <text:p>0.048</text:p>
          </table:table-cell>
          <table:table-cell table:style-name="ce163" office:value-type="float" office:value="1.25" calcext:value-type="float">
            <text:p>1.25</text:p>
          </table:table-cell>
          <table:table-cell table:style-name="ce163" office:value-type="float" office:value="3.25" calcext:value-type="float">
            <text:p>3.25</text:p>
          </table:table-cell>
          <table:table-cell table:style-name="ce163" office:value-type="float" office:value="0.264" calcext:value-type="float">
            <text:p>0.264</text:p>
          </table:table-cell>
          <table:table-cell table:style-name="ce163" office:value-type="float" office:value="2.5" calcext:value-type="float">
            <text:p>2.5</text:p>
          </table:table-cell>
          <table:table-cell table:style-name="ce163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83/" xlink:type="simple">https://www.mcmaster.com/9287K83/</text:a></text:p>
          </table:table-cell>
          <table:table-cell table:style-name="ce72" table:number-columns-repeated="1011"/>
        </table:table-row>
        <table:table-row table:style-name="ro2">
          <table:table-cell table:style-name="ce69" office:value-type="string" calcext:value-type="string">
            <text:p>9287K155</text:p>
          </table:table-cell>
          <table:table-cell table:style-name="ce72" office:value-type="float" office:value="4.69" calcext:value-type="float">
            <text:p>4.69</text:p>
          </table:table-cell>
          <table:table-cell table:style-name="ce163" office:value-type="float" office:value="0.408" calcext:value-type="float">
            <text:p>0.408</text:p>
          </table:table-cell>
          <table:table-cell table:style-name="ce163" office:value-type="float" office:value="0.234" calcext:value-type="float">
            <text:p>0.234</text:p>
          </table:table-cell>
          <table:table-cell table:style-name="ce163" office:value-type="float" office:value="0.051" calcext:value-type="float">
            <text:p>0.051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2.25" calcext:value-type="float">
            <text:p>2.25</text:p>
          </table:table-cell>
          <table:table-cell table:style-name="ce163" office:value-type="float" office:value="0.293" calcext:value-type="float">
            <text:p>0.293</text:p>
          </table:table-cell>
          <table:table-cell table:style-name="ce163" office:value-type="float" office:value="2.9" calcext:value-type="float">
            <text:p>2.9</text:p>
          </table:table-cell>
          <table:table-cell table:style-name="ce163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155/" xlink:type="simple">https://www.mcmaster.com/9287K155/</text:a></text:p>
          </table:table-cell>
          <table:table-cell table:style-name="ce72"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pecs" table:style-name="ta1">
        <table:table-column table:style-name="co35" table:number-columns-repeated="5" table:default-cell-style-name="ce14"/>
        <table:table-column table:style-name="co36" table:default-cell-style-name="ce14"/>
        <table:table-column table:style-name="co37" table:default-cell-style-name="ce14"/>
        <table:table-column table:style-name="co35" table:default-cell-style-name="ce14"/>
        <table:table-column table:style-name="co38" table:default-cell-style-name="ce14"/>
        <table:table-column table:style-name="co25" table:default-cell-style-name="ce14"/>
        <table:table-column table:style-name="co39" table:default-cell-style-name="ce14"/>
        <table:table-column table:style-name="co25" table:number-columns-repeated="1013" table:default-cell-style-name="ce14"/>
        <table:table-row table:style-name="ro3">
          <table:table-cell table:style-name="ce166" office:value-type="string" calcext:value-type="string">
            <text:p>Material</text:p>
          </table:table-cell>
          <table:table-cell table:style-name="ce166" office:value-type="string" calcext:value-type="string">
            <text:p>Commercially Available Specification</text:p>
          </table:table-cell>
          <table:table-cell table:style-name="ce166" office:value-type="string" calcext:value-type="string">
            <text:p>Nominal Chemistry</text:p>
          </table:table-cell>
          <table:table-cell table:style-name="ce166" office:value-type="string" calcext:value-type="string">
            <text:p>Density (lb/in3)</text:p>
          </table:table-cell>
          <table:table-cell table:style-name="ce166" office:value-type="string" calcext:value-type="string">
            <text:p>Minimum Tensile Strength</text:p>
            <text:p>(psi x 10^3)</text:p>
          </table:table-cell>
          <table:table-cell table:style-name="ce166" office:value-type="string" calcext:value-type="string">
            <text:p>Modulus of Elasticity (E)</text:p>
            <text:p>(psi x 10^6)</text:p>
          </table:table-cell>
          <table:table-cell table:style-name="ce166" office:value-type="string" calcext:value-type="string">
            <text:p>Modulus in Torsion (G)</text:p>
            <text:p>(psi x 10^6)</text:p>
          </table:table-cell>
          <table:table-cell table:style-name="ce166" office:value-type="string" calcext:value-type="string">
            <text:p>Maximum Operating Temperature</text:p>
          </table:table-cell>
          <table:table-cell table:style-name="ce166" office:value-type="string" calcext:value-type="string">
            <text:p>Method of Manufacture / Primary Us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usic Wire</text:p>
          </table:table-cell>
          <table:table-cell table:style-name="ce163" office:value-type="string" calcext:value-type="string">
            <text:p>ASTM A228</text:p>
          </table:table-cell>
          <table:table-cell table:style-name="ce163" office:value-type="string" calcext:value-type="string">
            <text:p>C   0.70 - 1.00%</text:p>
            <text:p>Mn 0.20 - 0.60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230 - 399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250 °F</text:p>
          </table:table-cell>
          <table:table-cell table:style-name="ce163" office:value-type="string" calcext:value-type="string">
            <text:p>Highest quality cold drawn, high carbon wire. Good surface finish.</text:p>
          </table:table-cell>
          <table:table-cell/>
          <table:table-cell table:style-name="ce163" office:value-type="string" calcext:value-type="string">
            <text:p>Modulus (G) is12 (up to 0.100")</text:p>
            <text:p>11.5 (over 0.100")</text:p>
          </table:table-cell>
          <table:table-cell table:number-columns-repeated="1013"/>
        </table:table-row>
        <table:table-row table:style-name="ro2">
          <table:table-cell table:style-name="ce163" office:value-type="string" calcext:value-type="string">
            <text:p>Hard Drawn MB</text:p>
          </table:table-cell>
          <table:table-cell table:style-name="ce163" office:value-type="string" calcext:value-type="string">
            <text:p>ASTM A227</text:p>
          </table:table-cell>
          <table:table-cell table:style-name="ce163" office:value-type="string" calcext:value-type="string">
            <text:p>C   0.45 - 0.85%</text:p>
            <text:p>Mn 0.60 - 1.30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Class I: 147 - 283</text:p>
            <text:p>Class II: 171 - 324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250 °F</text:p>
          </table:table-cell>
          <table:table-cell table:style-name="ce163" office:value-type="string" calcext:value-type="string">
            <text:p>Cold drawn. Average stress applications. Can be readily electroplated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Oil Tempered MB</text:p>
          </table:table-cell>
          <table:table-cell table:style-name="ce163" office:value-type="string" calcext:value-type="string">
            <text:p>ASTM A229</text:p>
          </table:table-cell>
          <table:table-cell table:style-name="ce163" office:value-type="string" calcext:value-type="string">
            <text:p>C   0.55 - 0.85%</text:p>
            <text:p>Mn 0.60 - 1.20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Class I: 165 - 293</text:p>
            <text:p>Class II: 191 - 324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250 °F</text:p>
          </table:table-cell>
          <table:table-cell table:style-name="ce163" office:value-type="string" calcext:value-type="string">
            <text:p>Cold drawn and heat treated before fabrication. Slight scale on surface. General purpose spring wire.</text:p>
          </table:table-cell>
          <table:table-cell table:number-columns-repeated="1015"/>
        </table:table-row>
        <table:table-row table:style-name="ro4">
          <table:table-cell table:style-name="ce163" office:value-type="string" calcext:value-type="string">
            <text:p>Oil Tempered Chrome Silicon</text:p>
          </table:table-cell>
          <table:table-cell table:style-name="ce163" office:value-type="string" calcext:value-type="string">
            <text:p>ASTM A401</text:p>
          </table:table-cell>
          <table:table-cell table:style-name="ce163" office:value-type="string" calcext:value-type="string">
            <text:p>C   0.51 - 0.59%</text:p>
            <text:p>Cr  0.60 - 0.80%</text:p>
            <text:p>Si  1.20 - 1.60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235 - 30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475 °F</text:p>
          </table:table-cell>
          <table:table-cell table:style-name="ce163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5">
          <table:table-cell table:style-name="ce163" office:value-type="string" calcext:value-type="string">
            <text:p>Oil Tempered Chrome Vanadium</text:p>
          </table:table-cell>
          <table:table-cell table:style-name="ce163" office:value-type="string" calcext:value-type="string">
            <text:p>ASTM A231</text:p>
          </table:table-cell>
          <table:table-cell table:style-name="ce163" office:value-type="string" calcext:value-type="string">
            <text:p>C   0.48 - 0.53%</text:p>
            <text:p>Mn 0.70 - 0.90%</text:p>
            <text:p>Cr  0.80 - 1.10%</text:p>
            <text:p>V     0.15 Min 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 190 - 30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425 °F</text:p>
          </table:table-cell>
          <table:table-cell table:style-name="ce163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tainless Steel 302/304</text:p>
          </table:table-cell>
          <table:table-cell table:style-name="ce163" office:value-type="string" calcext:value-type="string">
            <text:p>ASTM A313</text:p>
          </table:table-cell>
          <table:table-cell table:style-name="ce163" office:value-type="string" calcext:value-type="string">
            <text:p>Cr  17.0 - 19.0%</text:p>
            <text:p>Ni    8.0 - 10.0%</text:p>
          </table:table-cell>
          <table:table-cell table:style-name="ce163" office:value-type="float" office:value="0.286" calcext:value-type="float">
            <text:p>0.286</text:p>
          </table:table-cell>
          <table:table-cell table:style-name="ce163" office:value-type="string" calcext:value-type="string">
            <text:p>125 - 325</text:p>
          </table:table-cell>
          <table:table-cell table:style-name="ce163" office:value-type="float" office:value="28" calcext:value-type="float">
            <text:p>28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string" calcext:value-type="string">
            <text:p>550 °F</text:p>
          </table:table-cell>
          <table:table-cell table:style-name="ce163" office:value-type="string" calcext:value-type="string">
            <text:p>Cold drawn general purpose corrosion and heat resistant.</text:p>
          </table:table-cell>
          <table:table-cell table:number-columns-repeated="1015"/>
        </table:table-row>
        <table:table-row table:style-name="ro4">
          <table:table-cell table:style-name="ce163" office:value-type="string" calcext:value-type="string">
            <text:p>Stainless Steel 316</text:p>
          </table:table-cell>
          <table:table-cell table:style-name="ce163" office:value-type="string" calcext:value-type="string">
            <text:p>ASTM A313</text:p>
          </table:table-cell>
          <table:table-cell table:style-name="ce163" office:value-type="string" calcext:value-type="string">
            <text:p>Cr  16.0 - 18.0%</text:p>
            <text:p>Ni  10.0 - 14.0%</text:p>
            <text:p>M     2.0 - 3.0%</text:p>
          </table:table-cell>
          <table:table-cell table:style-name="ce163" office:value-type="float" office:value="0.286" calcext:value-type="float">
            <text:p>0.286</text:p>
          </table:table-cell>
          <table:table-cell table:style-name="ce163" office:value-type="string" calcext:value-type="string">
            <text:p>110 - 245</text:p>
          </table:table-cell>
          <table:table-cell table:style-name="ce163" office:value-type="float" office:value="28" calcext:value-type="float">
            <text:p>28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string" calcext:value-type="string">
            <text:p>550 °F</text:p>
          </table:table-cell>
          <table:table-cell table:style-name="ce163" office:value-type="string" calcext:value-type="string">
            <text:p>Cold drawn. Heat resistant and better corrosion resistance than 302.</text:p>
          </table:table-cell>
          <table:table-cell table:number-columns-repeated="1015"/>
        </table:table-row>
        <table:table-row table:style-name="ro4">
          <table:table-cell table:style-name="ce163" office:value-type="string" calcext:value-type="string">
            <text:p>Stainless Steel 17-7 PH</text:p>
          </table:table-cell>
          <table:table-cell table:style-name="ce163" office:value-type="string" calcext:value-type="string">
            <text:p>AMS 5678</text:p>
          </table:table-cell>
          <table:table-cell table:style-name="ce163" office:value-type="string" calcext:value-type="string">
            <text:p>Cr  16.0 - 18.0%</text:p>
            <text:p>Ni      6.5 - 7.5%</text:p>
            <text:p>Mo   0.75 - 1.5%</text:p>
          </table:table-cell>
          <table:table-cell table:style-name="ce163" office:value-type="float" office:value="0.282" calcext:value-type="float">
            <text:p>0.282</text:p>
          </table:table-cell>
          <table:table-cell table:style-name="ce163" office:value-type="string" calcext:value-type="string">
            <text:p>235 - 335</text:p>
          </table:table-cell>
          <table:table-cell table:style-name="ce163" office:value-type="float" office:value="29.5" calcext:value-type="float">
            <text:p>29.5</text:p>
          </table:table-cell>
          <table:table-cell table:style-name="ce163" office:value-type="float" office:value="11" calcext:value-type="float">
            <text:p>11</text:p>
          </table:table-cell>
          <table:table-cell table:style-name="ce163" office:value-type="string" calcext:value-type="string">
            <text:p>650 °F</text:p>
          </table:table-cell>
          <table:table-cell table:style-name="ce163" office:value-type="string" calcext:value-type="string">
            <text:p>Cold drawn and precipitation hardened after fabrication. High strength and general purpose corrosion resistanc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Phosphor Bronze</text:p>
          </table:table-cell>
          <table:table-cell table:style-name="ce163" office:value-type="string" calcext:value-type="string">
            <text:p>ASTM B159</text:p>
          </table:table-cell>
          <table:table-cell table:style-name="ce163" office:value-type="string" calcext:value-type="string">
            <text:p>Cu  94.0 - 96.0%</text:p>
            <text:p>Sn     4.0 - 6.0%</text:p>
          </table:table-cell>
          <table:table-cell table:style-name="ce163" office:value-type="float" office:value="0.32" calcext:value-type="float">
            <text:p>0.32</text:p>
          </table:table-cell>
          <table:table-cell table:style-name="ce163" office:value-type="string" calcext:value-type="string">
            <text:p>105 - 145</text:p>
          </table:table-cell>
          <table:table-cell table:style-name="ce163" office:value-type="float" office:value="15" calcext:value-type="float">
            <text:p>15</text:p>
          </table:table-cell>
          <table:table-cell table:style-name="ce163" office:value-type="float" office:value="6.25" calcext:value-type="float">
            <text:p>6.25</text:p>
          </table:table-cell>
          <table:table-cell table:style-name="ce163" office:value-type="string" calcext:value-type="string">
            <text:p>200 °F</text:p>
          </table:table-cell>
          <table:table-cell table:style-name="ce163" office:value-type="string" calcext:value-type="string">
            <text:p>Cold drawn. Good corrosion resistance and electrical conductivity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eryllium Copper</text:p>
          </table:table-cell>
          <table:table-cell table:style-name="ce163" office:value-type="string" calcext:value-type="string">
            <text:p>ASTM B197</text:p>
          </table:table-cell>
          <table:table-cell table:style-name="ce163" office:value-type="string" calcext:value-type="string">
            <text:p>Cu           98.0%</text:p>
            <text:p>Sn             2.0%</text:p>
          </table:table-cell>
          <table:table-cell table:style-name="ce163" office:value-type="float" office:value="0.298" calcext:value-type="float">
            <text:p>0.298</text:p>
          </table:table-cell>
          <table:table-cell table:style-name="ce163" office:value-type="string" calcext:value-type="string">
            <text:p>150 - 230</text:p>
          </table:table-cell>
          <table:table-cell table:style-name="ce163" office:value-type="float" office:value="18.5" calcext:value-type="float">
            <text:p>18.5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string" calcext:value-type="string">
            <text:p>400 °F</text:p>
          </table:table-cell>
          <table:table-cell table:style-name="ce163" office:value-type="string" calcext:value-type="string">
            <text:p>Cold drawn. Good corrosion resistance and electrical conductivity. Good physical strength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Monel 400</text:p>
          </table:table-cell>
          <table:table-cell table:style-name="ce163" office:value-type="string" calcext:value-type="string">
            <text:p>AMS 7233</text:p>
          </table:table-cell>
          <table:table-cell table:style-name="ce163" office:value-type="string" calcext:value-type="string">
            <text:p>Ni            66.0%</text:p>
            <text:p>Cu           31.5%</text:p>
          </table:table-cell>
          <table:table-cell table:style-name="ce163" office:value-type="float" office:value="0.319" calcext:value-type="float">
            <text:p>0.319</text:p>
          </table:table-cell>
          <table:table-cell table:style-name="ce163" office:value-type="string" calcext:value-type="string">
            <text:p>145 - 180</text:p>
          </table:table-cell>
          <table:table-cell table:style-name="ce163" office:value-type="float" office:value="26" calcext:value-type="float">
            <text:p>26</text:p>
          </table:table-cell>
          <table:table-cell table:style-name="ce163" office:value-type="float" office:value="9.5" calcext:value-type="float">
            <text:p>9.5</text:p>
          </table:table-cell>
          <table:table-cell table:style-name="ce163" office:value-type="string" calcext:value-type="string">
            <text:p>450 °F</text:p>
          </table:table-cell>
          <table:table-cell table:style-name="ce163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Monel K 500</text:p>
          </table:table-cell>
          <table:table-cell table:style-name="ce163" office:value-type="string" calcext:value-type="string">
            <text:p>QQ-N-286</text:p>
          </table:table-cell>
          <table:table-cell table:style-name="ce163" office:value-type="string" calcext:value-type="string">
            <text:p>Ni            65.0%</text:p>
            <text:p>Cu           29.5%</text:p>
          </table:table-cell>
          <table:table-cell table:style-name="ce163" office:value-type="float" office:value="0.306" calcext:value-type="float">
            <text:p>0.306</text:p>
          </table:table-cell>
          <table:table-cell table:style-name="ce163" office:value-type="string" calcext:value-type="string">
            <text:p>160 - 200</text:p>
          </table:table-cell>
          <table:table-cell table:style-name="ce163" office:value-type="float" office:value="26" calcext:value-type="float">
            <text:p>26</text:p>
          </table:table-cell>
          <table:table-cell table:style-name="ce163" office:value-type="float" office:value="9.5" calcext:value-type="float">
            <text:p>9.5</text:p>
          </table:table-cell>
          <table:table-cell table:style-name="ce163" office:value-type="string" calcext:value-type="string">
            <text:p>550 °F</text:p>
          </table:table-cell>
          <table:table-cell table:style-name="ce163" office:value-type="string" calcext:value-type="string">
            <text:p>Excellent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Inconel 600</text:p>
          </table:table-cell>
          <table:table-cell table:style-name="ce163" office:value-type="string" calcext:value-type="string">
            <text:p>AMS B166</text:p>
          </table:table-cell>
          <table:table-cell table:style-name="ce163" office:value-type="string" calcext:value-type="string">
            <text:p>Ni            76.0%</text:p>
            <text:p>Cr            15.8%</text:p>
            <text:p>Fe              7.2%</text:p>
          </table:table-cell>
          <table:table-cell table:style-name="ce163" office:value-type="float" office:value="0.304" calcext:value-type="float">
            <text:p>0.304</text:p>
          </table:table-cell>
          <table:table-cell table:style-name="ce163" office:value-type="string" calcext:value-type="string">
            <text:p>100 - 230</text:p>
          </table:table-cell>
          <table:table-cell table:style-name="ce163" office:value-type="float" office:value="31" calcext:value-type="float">
            <text:p>31</text:p>
          </table:table-cell>
          <table:table-cell table:style-name="ce163" office:value-type="float" office:value="11" calcext:value-type="float">
            <text:p>11</text:p>
          </table:table-cell>
          <table:table-cell table:style-name="ce163" office:value-type="string" calcext:value-type="string">
            <text:p>700 °F</text:p>
          </table:table-cell>
          <table:table-cell table:style-name="ce163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Inconel 718</text:p>
          </table:table-cell>
          <table:table-cell table:style-name="ce163" office:value-type="string" calcext:value-type="string">
            <text:p>AMS B637</text:p>
          </table:table-cell>
          <table:table-cell table:style-name="ce163" office:value-type="string" calcext:value-type="string">
            <text:p>Ni            52.5%</text:p>
            <text:p>Cr            18.6%</text:p>
            <text:p>Fe            18.5%</text:p>
          </table:table-cell>
          <table:table-cell table:style-name="ce163" office:value-type="float" office:value="0.298" calcext:value-type="float">
            <text:p>0.298</text:p>
          </table:table-cell>
          <table:table-cell table:style-name="ce163" office:value-type="string" calcext:value-type="string">
            <text:p>210 - 250</text:p>
          </table:table-cell>
          <table:table-cell table:style-name="ce163" office:value-type="float" office:value="29" calcext:value-type="float">
            <text:p>29</text:p>
          </table:table-cell>
          <table:table-cell table:style-name="ce163" office:value-type="float" office:value="11.2" calcext:value-type="float">
            <text:p>11.2</text:p>
          </table:table-cell>
          <table:table-cell table:style-name="ce163" office:value-type="string" calcext:value-type="string">
            <text:p>1100 °F</text:p>
          </table:table-cell>
          <table:table-cell table:style-name="ce163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Inconel X750</text:p>
          </table:table-cell>
          <table:table-cell table:style-name="ce163" office:value-type="string" calcext:value-type="string">
            <text:p>AMS 5698 / 5699</text:p>
          </table:table-cell>
          <table:table-cell table:style-name="ce163" office:value-type="string" calcext:value-type="string">
            <text:p>Ni            73.0%</text:p>
            <text:p>Cr            15.0%</text:p>
            <text:p>Fe           6.75%</text:p>
          </table:table-cell>
          <table:table-cell table:style-name="ce163" office:value-type="float" office:value="0.298" calcext:value-type="float">
            <text:p>0.298</text:p>
          </table:table-cell>
          <table:table-cell table:style-name="ce163" office:value-type="string" calcext:value-type="string">
            <text:p>No. 1 Temper: 155 Min</text:p>
            <text:p>Spring Temper: 190 - 230</text:p>
          </table:table-cell>
          <table:table-cell table:style-name="ce163" office:value-type="float" office:value="31" calcext:value-type="float">
            <text:p>31</text:p>
          </table:table-cell>
          <table:table-cell table:style-name="ce163" office:value-type="float" office:value="12" calcext:value-type="float">
            <text:p>12</text:p>
          </table:table-cell>
          <table:table-cell table:style-name="ce163" office:value-type="string" calcext:value-type="string">
            <text:p>750 - 1100 °F</text:p>
          </table:table-cell>
          <table:table-cell table:style-name="ce163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Elgiloy</text:p>
          </table:table-cell>
          <table:table-cell table:style-name="ce163" office:value-type="string" calcext:value-type="string">
            <text:p>AMS 5833</text:p>
          </table:table-cell>
          <table:table-cell table:style-name="ce163" office:value-type="string" calcext:value-type="string">
            <text:p>Co  39.0 - 41.0%</text:p>
            <text:p>Cr   19.0 - 21.0%</text:p>
            <text:p>Ni   15.0 - 16.0%</text:p>
            <text:p>Fe      Balance</text:p>
          </table:table-cell>
          <table:table-cell table:style-name="ce163" office:value-type="string" calcext:value-type="string">
            <text:p> </text:p>
          </table:table-cell>
          <table:table-cell table:style-name="ce163" office:value-type="string" calcext:value-type="string">
            <text:p>270 - 330</text:p>
          </table:table-cell>
          <table:table-cell table:style-name="ce163" office:value-type="float" office:value="32" calcext:value-type="float">
            <text:p>32</text:p>
          </table:table-cell>
          <table:table-cell table:style-name="ce163" office:value-type="float" office:value="12" calcext:value-type="float">
            <text:p>12</text:p>
          </table:table-cell>
          <table:table-cell table:style-name="ce163" office:value-type="string" calcext:value-type="string">
            <text:p>250 °F</text:p>
          </table:table-cell>
          <table:table-cell table:style-name="ce163" office:value-type="string" calcext:value-type="string">
            <text:p>Cold drawn and aged. Excellent corrosion resistanc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NiSpan C</text:p>
          </table:table-cell>
          <table:table-cell table:style-name="ce163" office:value-type="string" calcext:value-type="string">
            <text:p>AMS 5225</text:p>
          </table:table-cell>
          <table:table-cell table:style-name="ce163" office:value-type="string" calcext:value-type="string">
            <text:p>Fe      Balance</text:p>
            <text:p>Ni   41.0 - 43.5%</text:p>
            <text:p>Cr    4.9 - 5.75%</text:p>
            <text:p>Ti     2.2 - 2.75%</text:p>
            <text:p>Al      0.3 - 0.8%</text:p>
          </table:table-cell>
          <table:table-cell table:style-name="ce163" office:value-type="float" office:value="0.294" calcext:value-type="float">
            <text:p>0.294</text:p>
          </table:table-cell>
          <table:table-cell table:style-name="ce163" office:value-type="string" calcext:value-type="string">
            <text:p>150 - 190</text:p>
          </table:table-cell>
          <table:table-cell table:style-name="ce163" office:value-type="string" calcext:value-type="string">
            <text:p>24.0 - 29.0</text:p>
          </table:table-cell>
          <table:table-cell table:style-name="ce163" office:value-type="string" calcext:value-type="string">
            <text:p>9.0 - 10.0</text:p>
          </table:table-cell>
          <table:table-cell table:style-name="ce163" office:value-type="string" calcext:value-type="string">
            <text:p>150 °F</text:p>
          </table:table-cell>
          <table:table-cell table:style-name="ce163" office:value-type="string" calcext:value-type="string">
            <text:p>Precipitation hardenable. Constant modulus alloy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Hastelloy (C276)</text:p>
          </table:table-cell>
          <table:table-cell table:style-name="ce163" office:value-type="string" calcext:value-type="string">
            <text:p>ASTM B574</text:p>
          </table:table-cell>
          <table:table-cell table:style-name="ce163" office:value-type="string" calcext:value-type="string">
            <text:p>Ni      Balance</text:p>
            <text:p>Cr   14.5 - 16.5%</text:p>
            <text:p>Mo  15.0 - 17.0%</text:p>
            <text:p>W       3.0 - 4.5%</text:p>
            <text:p>Fe      4.0 - 7.0%</text:p>
          </table:table-cell>
          <table:table-cell table:style-name="ce163" office:value-type="string" calcext:value-type="string">
            <text:p> </text:p>
          </table:table-cell>
          <table:table-cell table:style-name="ce163" office:value-type="string" calcext:value-type="string">
            <text:p>100 - 200</text:p>
          </table:table-cell>
          <table:table-cell table:style-name="ce163" office:value-type="float" office:value="30.7" calcext:value-type="float">
            <text:p>30.7</text:p>
          </table:table-cell>
          <table:table-cell table:style-name="ce163" office:value-type="float" office:value="11.8" calcext:value-type="float">
            <text:p>11.8</text:p>
          </table:table-cell>
          <table:table-cell table:style-name="ce163" office:value-type="string" calcext:value-type="string">
            <text:p>700 °F</text:p>
          </table:table-cell>
          <table:table-cell table:style-name="ce163" office:value-type="string" calcext:value-type="string">
            <text:p>High corrosion resistance.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Specs" table:style-name="ta1">
        <table:table-column table:style-name="co40" table:default-cell-style-name="ce19"/>
        <table:table-column table:style-name="co20" table:default-cell-style-name="ce19"/>
        <table:table-column table:style-name="co41" table:default-cell-style-name="ce19"/>
        <table:table-column table:style-name="co40" table:number-columns-repeated="2" table:default-cell-style-name="ce19"/>
        <table:table-column table:style-name="co25" table:number-columns-repeated="1019" table:default-cell-style-name="ce19"/>
        <table:table-row table:style-name="ro1">
          <table:table-cell table:style-name="ce167" office:value-type="string" calcext:value-type="string">
            <text:p>Denomination </text:p>
          </table:table-cell>
          <table:table-cell table:style-name="ce163" office:value-type="string" calcext:value-type="string">
            <text:p>Composition</text:p>
          </table:table-cell>
          <table:table-cell table:style-name="ce163" office:value-type="string" calcext:value-type="string">
            <text:p>Weight (g)</text:p>
          </table:table-cell>
          <table:table-cell table:style-name="ce163" office:value-type="string" calcext:value-type="string">
            <text:p>Diameter (mm)</text:p>
          </table:table-cell>
          <table:table-cell table:style-name="ce163" office:value-type="string" calcext:value-type="string">
            <text:p>Thickness (mm)</text:p>
          </table:table-cell>
          <table:table-cell table:style-name="ce167" table:number-columns-repeated="2"/>
          <table:table-cell table:style-name="ce168" table:number-columns-repeated="1017"/>
        </table:table-row>
        <table:table-row table:style-name="ro4">
          <table:table-cell office:value-type="string" calcext:value-type="string">
            <text:p>Cent</text:p>
          </table:table-cell>
          <table:table-cell table:style-name="ce163" office:value-type="string" calcext:value-type="string">
            <text:p>Copper Plated Zinc</text:p>
            <text:p>2.5% Cu</text:p>
            <text:p>Balance Zn</text:p>
          </table:table-cell>
          <table:table-cell table:style-name="ce163" office:value-type="float" office:value="2.5" calcext:value-type="float">
            <text:p>2.5</text:p>
          </table:table-cell>
          <table:table-cell table:style-name="ce14" office:value-type="float" office:value="19.05" calcext:value-type="float">
            <text:p>19.05</text:p>
          </table:table-cell>
          <table:table-cell table:style-name="ce14" office:value-type="float" office:value="1.52" calcext:value-type="float">
            <text:p>1.52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Nickel</text:p>
          </table:table-cell>
          <table:table-cell table:style-name="ce163" office:value-type="string" calcext:value-type="string">
            <text:p>Cupro-Nickel</text:p>
            <text:p>25% Ni</text:p>
            <text:p>Balance Cu</text:p>
          </table:table-cell>
          <table:table-cell table:style-name="ce163" office:value-type="float" office:value="5" calcext:value-type="float">
            <text:p>5</text:p>
          </table:table-cell>
          <table:table-cell table:style-name="ce14" office:value-type="float" office:value="21.21" calcext:value-type="float">
            <text:p>21.21</text:p>
          </table:table-cell>
          <table:table-cell table:style-name="ce14" office:value-type="float" office:value="1.95" calcext:value-type="float">
            <text:p>1.95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Dime</text:p>
          </table:table-cell>
          <table:table-cell table:style-name="ce163" office:value-type="string" calcext:value-type="string">
            <text:p>Cupro-Nickel</text:p>
            <text:p>8.33% Ni</text:p>
            <text:p>Balance Cu</text:p>
          </table:table-cell>
          <table:table-cell table:style-name="ce163" office:value-type="float" office:value="2.268" calcext:value-type="float">
            <text:p>2.268</text:p>
          </table:table-cell>
          <table:table-cell table:style-name="ce14" office:value-type="float" office:value="17.91" calcext:value-type="float">
            <text:p>17.91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Quarter</text:p>
          </table:table-cell>
          <table:table-cell table:style-name="ce163" office:value-type="string" calcext:value-type="string">
            <text:p>Cupro-Nickel</text:p>
            <text:p>8.33% Ni</text:p>
            <text:p>Balance Cu</text:p>
          </table:table-cell>
          <table:table-cell table:style-name="ce163" office:value-type="float" office:value="5.67" calcext:value-type="float">
            <text:p>5.67</text:p>
          </table:table-cell>
          <table:table-cell table:style-name="ce14" office:value-type="float" office:value="24.26" calcext:value-type="float">
            <text:p>24.26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Half Dollar</text:p>
          </table:table-cell>
          <table:table-cell table:style-name="ce163" office:value-type="string" calcext:value-type="string">
            <text:p>Cupro-Nickel</text:p>
            <text:p>8.33% Ni</text:p>
            <text:p>Balance Cu</text:p>
          </table:table-cell>
          <table:table-cell table:style-name="ce163" office:value-type="float" office:value="11.34" calcext:value-type="float">
            <text:p>11.34</text:p>
          </table:table-cell>
          <table:table-cell office:value-type="float" office:value="30.67" calcext:value-type="float">
            <text:p>30.67</text:p>
          </table:table-cell>
          <table:table-cell office:value-type="float" office:value="2.15" calcext:value-type="float">
            <text:p>2.15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ollar</text:p>
          </table:table-cell>
          <table:table-cell table:style-name="ce163" office:value-type="string" calcext:value-type="string">
            <text:p>Manganese-Brass</text:p>
            <text:p>88.5% Cu</text:p>
            <text:p>6% Zn</text:p>
            <text:p>3.5% Mn</text:p>
            <text:p>2% Ni</text:p>
          </table:table-cell>
          <table:table-cell table:style-name="ce163" office:value-type="float" office:value="8.1" calcext:value-type="float">
            <text:p>8.1</text:p>
          </table:table-cell>
          <table:table-cell office:value-type="float" office:value="26.49" calcext:value-type="float">
            <text:p>26.4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Default"/>
          <table:table-cell table:style-name="ce163" table:number-columns-repeated="6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Springs.A1:Springs.M5" table:display-filter-buttons="true" table:orientation="column"/>
        <table:database-range table:name="__Anonymous_Sheet_DB__3" table:target-range-address="MaterialSpecs.A1:MaterialSpecs.I19" table:display-filter-buttons="true" table:orientation="column"/>
        <table:database-range table:name="__Anonymous_Sheet_DB__4" table:target-range-address="CoinSpecs.A1:CoinSpecs.E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79">
      <number:number number:decimal-places="15" number:min-decimal-places="15" number:min-integer-digits="1"/>
    </number:number-style>
    <number:number-style style:name="N178">
      <number:number number:decimal-places="11" number:min-decimal-places="11" number:min-integer-digits="1"/>
    </number:number-style>
    <number:number-style style:name="N177">
      <number:number number:decimal-places="10" number:min-decimal-places="10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5">
      <number:number number:decimal-places="8" number:min-decimal-places="8" number:min-integer-digits="1"/>
    </number:number-style>
    <number:number-style style:name="N174">
      <number:number number:decimal-places="14" number:min-decimal-places="14" number:min-integer-digits="1"/>
    </number:number-style>
    <number:number-style style:name="N173">
      <number:number number:decimal-places="18" number:min-decimal-places="18" number:min-integer-digits="1"/>
    </number:number-style>
    <number:number-style style:name="N172">
      <number:number number:decimal-places="13" number:min-decimal-places="13" number:min-integer-digits="1"/>
    </number:number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3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1">
      <number:number number:decimal-places="1" number:min-decimal-places="1" number:min-integer-digits="1"/>
      <number:text>%</number:text>
    </number:percentage-style>
    <number:time-style style:name="N131">
      <number:hours/>
      <number:text>:</number:text>
      <number:minutes number:style="long"/>
      <number:text> </number:text>
      <number:am-pm/>
    </number:time-style>
    <number:number-style style:name="N160">
      <number:number number:decimal-places="1" number:min-decimal-places="1" number:min-integer-digits="1"/>
    </number:number-style>
    <number:date-style style:name="N130">
      <number:day/>
      <number:text>-</number:text>
      <number:month number:textual="true"/>
    </number:dat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>
      <number:day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time-style style:name="N156">
      <number:minutes number:style="long"/>
      <number:text>:</number:text>
      <number:seconds number:style="long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5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21">
      <number:month number:textual="true"/>
      <number:text>-</number:text>
      <number:year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6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5P2" style:volatile="true">
      <number:currency-symbol/>
      <number:fill-character> </number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4" number:min-decimal-places="4" number:min-integer-digits="1"/>
    </number:number-style>
    <number:number-style style:name="N17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17:20.066000000</meta:creation-date>
    <dc:date>2024-04-21T14:58:38.853029832</dc:date>
    <meta:editing-duration>P7DT11H16M38S</meta:editing-duration>
    <meta:editing-cycles>1177</meta:editing-cycles>
    <meta:generator>LibreOffice/7.3.7.2$Linux_X86_64 LibreOffice_project/30$Build-2</meta:generator>
    <meta:document-statistic meta:table-count="5" meta:cell-count="2175" meta:object-count="3"/>
  </office:meta>
</office:document-meta>
</file>

<file path=Basic/Standard/functions.xml><?xml version="1.0" encoding="utf-8"?>
<!DOCTYPE module  PUBLIC '-//OpenOffice.org//DTD OfficeDocument 1.0//EN'  'module.dtd'>
<script:module xmlns:script="http://openoffice.org/2000/script" script:name="functions" script:language="StarBasic" script:moduleType="normal">REM  *****  BASIC  *****

function getTangentPointX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X = T1x
end function

function getTangentPointY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Y = T1y
end function

function interpolate(x, in_min, in_max, out_min, out_max)
	interpolate = (x - in_min) * (out_max - out_min) / (in_max - in_min) + out_min
end function

function toRadians(deg)
	toRadians = deg * 0.017453
end function

function getImpactDistance(velocity, height, angle, deltaTimeSeconds, drag)
	dim vXinit as double
	dim vYinit as double
	dim	v as double
	dim	vX as double
	dim vY as double
	dim vXprev as double
	dim vYprev as double
	dim x as double
	dim y as double
	dim xXprev as double
	dim yYprev as double
	
	vXinit = velocity * Cos(toRadians(angle))
	vYinit = velocity * Sin(toRadians(angle))
	
	vX = vXinit
	vY = vYinit
        
	x = 0
	y = height
	
	do
		v = sqr(vX^2 + vY^2)
		
		vXprev = vX
        vYprev = vY

        vX = vX - (drag * vX * v * deltaTimeSeconds)
        vY = vY - (9.80665 * deltaTimeSeconds) - (drag * vY * v * deltaTimeSeconds)

        xPrev = x
        yPrev = y

        x = x + 0.5 * (vX + vXprev) * deltaTimeSeconds
        y = y + 0.5 * (vY + vYprev) * deltaTimeSeconds
        
	loop while (y &gt; 0)

    getImpactDistance = interpolate(0, y, yPrev, x, xPrev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111111" draw:fill-color="#11111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756cm" svg:height="16.959cm" xlink:href=".." xlink:type="simple" chart:class="chart:scatter" chart:style-name="ch1">
        <chart:legend chart:legend-position="end" svg:x="28.354cm" svg:y="7.184cm" style:legend-expansion="high" chart:style-name="ch2"/>
        <chart:plot-area chart:style-name="ch3" table:cell-range-address="TestResults.H1:TestResults.K77 TestResults.C2:TestResults.C77 SpringCalcs.AE2:SpringCalcs.AE37" chart:data-source-has-labels="both" svg:x="0.615cm" svg:y="0.339cm" svg:width="27.124cm" svg:height="16.281cm">
          <chart:coordinate-region svg:x="1.422cm" svg:y="0.539cm" svg:width="26.13cm" svg:height="15.434cm"/>
          <chart:axis chart:dimension="x" chart:name="primary-x" chart:style-name="ch4" chartooo:axis-type="auto">
            <chart:categories table:cell-range-address="TestResults.H1:TestResults.H7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Results.I1:TestResults.I77" loext:label-string="nickel" chart:class="chart:scatter">
            <chart:domain table:cell-range-address="TestResults.C2:TestResults.C77"/>
            <chart:data-point chart:repeated="77"/>
          </chart:series>
          <chart:series chart:style-name="ch7" chart:values-cell-range-address="TestResults.J1:TestResults.J77" loext:label-string="penny" chart:class="chart:scatter">
            <chart:data-point chart:repeated="77"/>
          </chart:series>
          <chart:series chart:style-name="ch8" chart:values-cell-range-address="TestResults.K1:TestResults.K77" loext:label-string="dime" chart:class="chart:scatter">
            <chart:data-point chart:repeated="77"/>
          </chart:series>
          <chart:series chart:style-name="ch9" chart:values-cell-range-address="TestResults.H1:TestResults.H77" loext:label-string="quarter" chart:class="chart:scatter">
            <chart:data-point chart:repeated="77"/>
          </chart:series>
          <chart:series chart:style-name="ch10" chart:values-cell-range-address="SpringCalcs.AE2:SpringCalcs.AE37" loext:label-string="calc" chart:class="chart:scatter">
            <chart:domain table:cell-range-address="SpringCalcs.G2:SpringCalcs.G37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ickel</text:p>
              </table:table-cell>
              <table:table-cell office:value-type="string">
                <text:p>penny</text:p>
              </table:table-cell>
              <table:table-cell office:value-type="string">
                <text:p>dime</text:p>
              </table:table-cell>
              <table:table-cell office:value-type="string">
                <text:p>quarter</text:p>
              </table:table-cell>
              <table:table-cell office:value-type="string">
                <text:p>Column G</text:p>
              </table:table-cell>
              <table:table-cell office:value-type="string">
                <text:p>calc</text:p>
              </table:table-cell>
            </table:table-row>
          </table:table-header-rows>
          <table:table-rows>
            <table:table-row>
              <table:table-cell office:value-type="string">
                <text:p>Q-Median</text:p>
                <draw:g>
                  <svg:desc>TestResults.H1:TestResults.H77</svg:desc>
                </draw:g>
              </table:table-cell>
              <table:table-cell office:value-type="float" office:value="10">
                <text:p>10</text:p>
                <draw:g>
                  <svg:desc>TestResults.C2:TestResults.C77</svg:desc>
                </draw:g>
              </table:table-cell>
              <table:table-cell office:value-type="float" office:value="NaN">
                <text:p>NaN</text:p>
                <draw:g>
                  <svg:desc>TestResults.I1:TestResults.I77</svg:desc>
                </draw:g>
              </table:table-cell>
              <table:table-cell office:value-type="float" office:value="NaN">
                <text:p>NaN</text:p>
                <draw:g>
                  <svg:desc>TestResults.J1:TestResults.J77</svg:desc>
                </draw:g>
              </table:table-cell>
              <table:table-cell office:value-type="float" office:value="NaN">
                <text:p>NaN</text:p>
                <draw:g>
                  <svg:desc>TestResults.K1:TestResults.K77</svg:desc>
                </draw:g>
              </table:table-cell>
              <table:table-cell office:value-type="float" office:value="NaN">
                <text:p>NaN</text:p>
                <draw:g>
                  <svg:desc>TestResults.H1:TestResults.H77</svg:desc>
                </draw:g>
              </table:table-cell>
              <table:table-cell office:value-type="float" office:value="45">
                <text:p>45</text:p>
                <draw:g>
                  <svg:desc>SpringCalcs.G2:SpringCalcs.G37</svg:desc>
                </draw:g>
              </table:table-cell>
              <table:table-cell office:value-type="float" office:value="0">
                <text:p>0</text:p>
                <draw:g>
                  <svg:desc>SpringCalcs.AE2:SpringCalcs.AE37</svg:desc>
                </draw:g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136.25">
                <text:p>136.25</text:p>
              </table:table-cell>
              <table:table-cell office:value-type="float" office:value="164.25">
                <text:p>164.25</text:p>
              </table:table-cell>
              <table:table-cell office:value-type="float" office:value="167.25">
                <text:p>167.25</text:p>
              </table:table-cell>
              <table:table-cell office:value-type="float" office:value="130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0.773146629107864">
                <text:p>0.773146629107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.44460323054675">
                <text:p>1.44460323054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.25450019088994">
                <text:p>2.25450019088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3.24640774760226">
                <text:p>3.24640774760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4.44807998833195">
                <text:p>4.4480799883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5.88084894868878">
                <text:p>5.88084894868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7.56381217509336">
                <text:p>7.56381217509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9.51431414441202">
                <text:p>9.51431414441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1.7477373883362">
                <text:p>11.7477373883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4.276969861296">
                <text:p>14.276969861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7.1093533034956">
                <text:p>17.1093533034956</text:p>
              </table:table-cell>
            </table:table-row>
            <table:table-row>
              <table:table-cell office:value-type="float" office:value="106.8125">
                <text:p>106.8125</text:p>
              </table:table-cell>
              <table:table-cell office:value-type="float" office:value="15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145.5">
                <text:p>145.5</text:p>
              </table:table-cell>
              <table:table-cell office:value-type="float" office:value="143.17">
                <text:p>143.17</text:p>
              </table:table-cell>
              <table:table-cell office:value-type="float" office:value="106.8125">
                <text:p>106.8125</text:p>
              </table:table-cell>
              <table:table-cell office:value-type="float" office:value="33">
                <text:p>33</text:p>
              </table:table-cell>
              <table:table-cell office:value-type="float" office:value="20.2395158300262">
                <text:p>20.2395158300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3.6787280681846">
                <text:p>23.6787280681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7.412317539865">
                <text:p>27.412317539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1.431276674072">
                <text:p>31.43127667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5.7218247211803">
                <text:p>35.7218247211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.2552853567903">
                <text:p>40.2552853567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45.0179375073314">
                <text:p>45.0179375073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49.9638161152489">
                <text:p>49.9638161152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55.076990445709">
                <text:p>55.076990445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60.3165122742153">
                <text:p>60.3165122742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65.6449168094279">
                <text:p>65.6449168094279</text:p>
              </table:table-cell>
            </table:table-row>
            <table:table-row>
              <table:table-cell office:value-type="float" office:value="83.3125">
                <text:p>83.3125</text:p>
              </table:table-cell>
              <table:table-cell office:value-type="float" office:value="20">
                <text:p>20</text:p>
              </table:table-cell>
              <table:table-cell office:value-type="float" office:value="85.375">
                <text:p>85.375</text:p>
              </table:table-cell>
              <table:table-cell office:value-type="float" office:value="112.9375">
                <text:p>112.9375</text:p>
              </table:table-cell>
              <table:table-cell office:value-type="float" office:value="114.9375">
                <text:p>114.9375</text:p>
              </table:table-cell>
              <table:table-cell office:value-type="float" office:value="83.3125">
                <text:p>83.3125</text:p>
              </table:table-cell>
              <table:table-cell office:value-type="float" office:value="22">
                <text:p>22</text:p>
              </table:table-cell>
              <table:table-cell office:value-type="float" office:value="71.0347153620929">
                <text:p>71.0347153620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76.4512617594538">
                <text:p>76.4512617594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1.8621563985433">
                <text:p>81.862156398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87.2380600867604">
                <text:p>87.2380600867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92.5532644738267">
                <text:p>92.5532644738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97.7860153048531">
                <text:p>97.7860153048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02.918607406105">
                <text:p>102.918607406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07.937286289481">
                <text:p>107.937286289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12.820211955426">
                <text:p>112.820211955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17.565987723251">
                <text:p>117.565987723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2.164003139013">
                <text:p>122.164003139013</text:p>
              </table:table-cell>
            </table:table-row>
            <table:table-row>
              <table:table-cell office:value-type="float" office:value="55.25">
                <text:p>55.25</text:p>
              </table:table-cell>
              <table:table-cell office:value-type="float" office:value="25">
                <text:p>25</text:p>
              </table:table-cell>
              <table:table-cell office:value-type="float" office:value="58.75">
                <text:p>58.75</text:p>
              </table:table-cell>
              <table:table-cell office:value-type="float" office:value="75.2495">
                <text:p>75.2495</text:p>
              </table:table-cell>
              <table:table-cell office:value-type="float" office:value="77.25">
                <text:p>77.25</text:p>
              </table:table-cell>
              <table:table-cell office:value-type="float" office:value="55.25">
                <text:p>55.25</text:p>
              </table:table-cell>
              <table:table-cell office:value-type="float" office:value="11">
                <text:p>11</text:p>
              </table:table-cell>
              <table:table-cell office:value-type="float" office:value="126.612016159597">
                <text:p>126.612016159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30.900199861367">
                <text:p>130.900199861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.75">
                <text:p>30.75</text:p>
              </table:table-cell>
              <table:table-cell office:value-type="float" office:value="39.6875">
                <text:p>39.6875</text:p>
              </table:table-cell>
              <table:table-cell office:value-type="float" office:value="40.625">
                <text:p>40.62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35">
                <text:p>35</text:p>
              </table:table-cell>
              <table:table-cell office:value-type="float" office:value="15.1875">
                <text:p>15.1875</text:p>
              </table:table-cell>
              <table:table-cell office:value-type="float" office:value="19">
                <text:p>19</text:p>
              </table:table-cell>
              <table:table-cell office:value-type="float" office:value="19.1875">
                <text:p>19.1875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40">
                <text:p>40</text:p>
              </table:table-cell>
              <table:table-cell office:value-type="float" office:value="6.75">
                <text:p>6.7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cm" xlink:href=".." xlink:type="simple" chart:class="chart:scatter" chart:style-name="ch1">
        <chart:legend chart:legend-position="end" svg:x="13.234cm" svg:y="3.952cm" style:legend-expansion="high" chart:style-name="ch2"/>
        <chart:plot-area chart:style-name="ch3" table:cell-range-address="SpringCalcs.G2:SpringCalcs.G102 SpringCalcs.U1:SpringCalcs.U102 SpringCalcs.W1:SpringCalcs.W102" chart:data-source-has-labels="row" svg:x="0.32cm" svg:y="0.18cm" svg:width="12.594cm" svg:height="8.64cm">
          <chart:coordinate-region svg:x="0.941cm" svg:y="0.38cm" svg:width="11.78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U2:SpringCalcs.U102" chart:label-cell-address="SpringCalcs.U1:SpringCalcs.U1" chart:class="chart:scatter">
            <chart:domain table:cell-range-address="SpringCalcs.G2:SpringCalcs.G102"/>
            <chart:data-point chart:repeated="101"/>
          </chart:series>
          <chart:series chart:style-name="ch8" chart:values-cell-range-address="SpringCalcs.W2:SpringCalcs.W102" chart:label-cell-address="SpringCalcs.W1:SpringCalcs.W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x x2 (N)</text:p>
                <draw:g>
                  <svg:desc>SpringCalcs.U1:SpringCalcs.U1</svg:desc>
                </draw:g>
              </table:table-cell>
              <table:table-cell office:value-type="string">
                <text:p>Fy x2 (N)</text:p>
                <draw:g>
                  <svg:desc>SpringCalcs.W1:SpringCalc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02</svg:desc>
                </draw:g>
              </table:table-cell>
              <table:table-cell office:value-type="float" office:value="0.584066735140257">
                <text:p>0.584066735140257</text:p>
                <draw:g>
                  <svg:desc>SpringCalcs.U2:SpringCalcs.U102</svg:desc>
                </draw:g>
              </table:table-cell>
              <table:table-cell office:value-type="float" office:value="0.932563973169357">
                <text:p>0.932563973169357</text:p>
                <draw:g>
                  <svg:desc>SpringCalcs.W2:SpringCalcs.W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.71390923058385">
                <text:p>0.71390923058385</text:p>
              </table:table-cell>
              <table:table-cell office:value-type="float" office:value="1.21951367880294">
                <text:p>1.21951367880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.836847518883625">
                <text:p>0.836847518883625</text:p>
              </table:table-cell>
              <table:table-cell office:value-type="float" office:value="1.53731491106311">
                <text:p>1.53731491106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.949655237663731">
                <text:p>0.949655237663731</text:p>
              </table:table-cell>
              <table:table-cell office:value-type="float" office:value="1.88742989564727">
                <text:p>1.88742989564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.04864596517459">
                <text:p>1.04864596517459</text:p>
              </table:table-cell>
              <table:table-cell office:value-type="float" office:value="2.27094433402221">
                <text:p>2.27094433402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.12969026232275">
                <text:p>1.12969026232275</text:p>
              </table:table-cell>
              <table:table-cell office:value-type="float" office:value="2.68843732501368">
                <text:p>2.68843732501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.18826161230045">
                <text:p>1.18826161230045</text:p>
              </table:table-cell>
              <table:table-cell office:value-type="float" office:value="3.13983956200193">
                <text:p>3.13983956200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.21951767973484">
                <text:p>1.21951767973484</text:p>
              </table:table-cell>
              <table:table-cell office:value-type="float" office:value="3.62428627916588">
                <text:p>3.62428627916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.21842219779435">
                <text:p>1.21842219779435</text:p>
              </table:table-cell>
              <table:table-cell office:value-type="float" office:value="4.13997440917997">
                <text:p>4.13997440917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.17991049761488">
                <text:p>1.17991049761488</text:p>
              </table:table-cell>
              <table:table-cell office:value-type="float" office:value="4.6840364312909">
                <text:p>4.6840364312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.09909805405971">
                <text:p>1.09909805405971</text:p>
              </table:table-cell>
              <table:table-cell office:value-type="float" office:value="5.25244594200397">
                <text:p>5.25244594200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971526468066213">
                <text:p>0.971526468066213</text:p>
              </table:table-cell>
              <table:table-cell office:value-type="float" office:value="5.83997142967214">
                <text:p>5.83997142967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0.793435368924496">
                <text:p>0.793435368924496</text:p>
              </table:table-cell>
              <table:table-cell office:value-type="float" office:value="6.4401943699931">
                <text:p>6.4401943699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0.562042491546273">
                <text:p>0.562042491546273</text:p>
              </table:table-cell>
              <table:table-cell office:value-type="float" office:value="7.04560495409777">
                <text:p>7.04560495409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0.275808702797258">
                <text:p>0.275808702797258</text:p>
              </table:table-cell>
              <table:table-cell office:value-type="float" office:value="7.64778317136182">
                <text:p>7.64778317136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0653387282866687">
                <text:p>0.0653387282866687</text:p>
              </table:table-cell>
              <table:table-cell office:value-type="float" office:value="8.23766474827956">
                <text:p>8.23766474827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0.459851586249014">
                <text:p>0.459851586249014</text:p>
              </table:table-cell>
              <table:table-cell office:value-type="float" office:value="8.80588138859379">
                <text:p>8.80588138859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0.904498083634107">
                <text:p>0.904498083634107</text:p>
              </table:table-cell>
              <table:table-cell office:value-type="float" office:value="9.3431543057289">
                <text:p>9.3431543057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.39440742268306">
                <text:p>1.39440742268306</text:p>
              </table:table-cell>
              <table:table-cell office:value-type="float" office:value="9.84071105878551">
                <text:p>9.84071105878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.9232255602111">
                <text:p>1.9232255602111</text:p>
              </table:table-cell>
              <table:table-cell office:value-type="float" office:value="10.2906901022372">
                <text:p>10.2906901022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.48337330682294">
                <text:p>2.48337330682294</text:p>
              </table:table-cell>
              <table:table-cell office:value-type="float" office:value="10.6864966680202">
                <text:p>10.6864966680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.06638562025608">
                <text:p>3.06638562025608</text:p>
              </table:table-cell>
              <table:table-cell office:value-type="float" office:value="11.0230781288416">
                <text:p>11.0230781288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66330154836138">
                <text:p>3.66330154836138</text:p>
              </table:table-cell>
              <table:table-cell office:value-type="float" office:value="11.2970962192823">
                <text:p>11.2970962192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.26506941932796">
                <text:p>4.26506941932796</text:p>
              </table:table-cell>
              <table:table-cell office:value-type="float" office:value="11.5069857689933">
                <text:p>11.50698576899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4.86293224507418">
                <text:p>4.86293224507418</text:p>
              </table:table-cell>
              <table:table-cell office:value-type="float" office:value="11.6529026772167">
                <text:p>11.6529026772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5.44876345492169">
                <text:p>5.44876345492169</text:p>
              </table:table-cell>
              <table:table-cell office:value-type="float" office:value="11.7365754549104">
                <text:p>11.7365754549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6.01533164729843">
                <text:p>6.01533164729843</text:p>
              </table:table-cell>
              <table:table-cell office:value-type="float" office:value="11.761083029571">
                <text:p>11.761083029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6.55648318680328">
                <text:p>6.55648318680328</text:p>
              </table:table-cell>
              <table:table-cell office:value-type="float" office:value="11.7305857633449">
                <text:p>11.73058576334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7.06724134166056">
                <text:p>7.06724134166056</text:p>
              </table:table-cell>
              <table:table-cell office:value-type="float" office:value="11.6500368158138">
                <text:p>11.6500368158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7.54382882130397">
                <text:p>7.54382882130397</text:p>
              </table:table-cell>
              <table:table-cell office:value-type="float" office:value="11.5248978616707">
                <text:p>11.52489786167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7.98362622354283">
                <text:p>7.98362622354283</text:p>
              </table:table-cell>
              <table:table-cell office:value-type="float" office:value="11.3608779288401">
                <text:p>11.3608779288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8.38508185101316">
                <text:p>8.38508185101316</text:p>
              </table:table-cell>
              <table:table-cell office:value-type="float" office:value="11.1637079974975">
                <text:p>11.1637079974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8.74758891261516">
                <text:p>8.74758891261516</text:p>
              </table:table-cell>
              <table:table-cell office:value-type="float" office:value="10.9389580431565">
                <text:p>10.9389580431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9.07134487877089">
                <text:p>9.07134487877089</text:p>
              </table:table-cell>
              <table:table-cell office:value-type="float" office:value="10.6918981341306">
                <text:p>10.6918981341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9.35720538992613">
                <text:p>9.35720538992613</text:p>
              </table:table-cell>
              <table:table-cell office:value-type="float" office:value="10.4274013683226">
                <text:p>10.4274013683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9.60654224833004">
                <text:p>9.60654224833004</text:p>
              </table:table-cell>
              <table:table-cell office:value-type="float" office:value="10.1498839231916">
                <text:p>10.1498839231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eb3b" draw:fill-color="#ffeb3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03cm" svg:height="9cm" xlink:href=".." xlink:type="simple" chart:class="chart:scatter" chart:style-name="ch1">
        <chart:legend chart:legend-position="end" svg:x="10.276cm" svg:y="3.504cm" style:legend-expansion="custom" svg:width="6.117cm" svg:height="1.991cm" style:legend-expansion-aspect-ratio="3.07232546459066" chart:style-name="ch2"/>
        <chart:plot-area chart:style-name="ch3" table:cell-range-address="SpringCalcs.G2:SpringCalcs.G111 SpringCalcs.L1:SpringCalcs.M111 SpringCalcs.P1:SpringCalcs.P37" chart:data-source-has-labels="row" svg:x="0.331cm" svg:y="0.179cm" svg:width="9.713cm" svg:height="8.639cm">
          <chart:coordinate-region svg:x="0.952cm" svg:y="0.378cm" svg:width="8.90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L2:SpringCalcs.L111" chart:label-cell-address="SpringCalcs.L1:SpringCalcs.L1" chart:class="chart:scatter">
            <chart:domain table:cell-range-address="SpringCalcs.G2:SpringCalcs.G111"/>
            <chart:data-point chart:repeated="110"/>
          </chart:series>
          <chart:series chart:style-name="ch8" chart:values-cell-range-address="SpringCalcs.P2:SpringCalcs.P37" chart:label-cell-address="SpringCalcs.P1:SpringCalcs.P1" chart:class="chart:scatter">
            <chart:data-point chart:repeated="110"/>
          </chart:series>
          <chart:series chart:style-name="ch9" chart:values-cell-range-address="SpringCalcs.M2:SpringCalcs.M111" chart:label-cell-address="SpringCalcs.M1:SpringCalcs.M1" chart:class="chart:scatter">
            <chart:data-point chart:repeated="1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pring moment arm (mm)</text:p>
                <draw:g>
                  <svg:desc>SpringCalcs.L1:SpringCalcs.L1</svg:desc>
                </draw:g>
              </table:table-cell>
              <table:table-cell office:value-type="string">
                <text:p>Spring Angle (deg)</text:p>
                <draw:g>
                  <svg:desc>SpringCalcs.P1:SpringCalcs.P1</svg:desc>
                </draw:g>
              </table:table-cell>
              <table:table-cell office:value-type="string">
                <text:p>Spring arm opposite (mm)</text:p>
                <draw:g>
                  <svg:desc>SpringCalcs.M1:SpringCalc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11</svg:desc>
                </draw:g>
              </table:table-cell>
              <table:table-cell office:value-type="float" office:value="28.9024261682416">
                <text:p>28.9024261682416</text:p>
                <draw:g>
                  <svg:desc>SpringCalcs.L2:SpringCalcs.L111</svg:desc>
                </draw:g>
              </table:table-cell>
              <table:table-cell office:value-type="float" office:value="6.6786048143099">
                <text:p>6.6786048143099</text:p>
                <draw:g>
                  <svg:desc>SpringCalcs.P2:SpringCalcs.P37</svg:desc>
                </draw:g>
              </table:table-cell>
              <table:table-cell office:value-type="float" office:value="24.4948633851559">
                <text:p>24.4948633851559</text:p>
                <draw:g>
                  <svg:desc>SpringCalcs.M2:SpringCalcs.M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28.2821008716532">
                <text:p>28.2821008716532</text:p>
              </table:table-cell>
              <table:table-cell office:value-type="float" office:value="8.39269003911599">
                <text:p>8.39269003911599</text:p>
              </table:table-cell>
              <table:table-cell office:value-type="float" office:value="24.4074472290523">
                <text:p>24.4074472290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7.6840065925811">
                <text:p>27.6840065925811</text:p>
              </table:table-cell>
              <table:table-cell office:value-type="float" office:value="10.175648947437">
                <text:p>10.175648947437</text:p>
              </table:table-cell>
              <table:table-cell office:value-type="float" office:value="24.314880809769">
                <text:p>24.314880809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7.1096147579006">
                <text:p>27.1096147579006</text:p>
              </table:table-cell>
              <table:table-cell office:value-type="float" office:value="12.0284726495499">
                <text:p>12.0284726495499</text:p>
              </table:table-cell>
              <table:table-cell office:value-type="float" office:value="24.2170127241204">
                <text:p>24.2170127241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6.5604631666222">
                <text:p>26.5604631666222</text:p>
              </table:table-cell>
              <table:table-cell office:value-type="float" office:value="13.9516935527611">
                <text:p>13.9516935527611</text:p>
              </table:table-cell>
              <table:table-cell office:value-type="float" office:value="24.1137293231615">
                <text:p>24.113729323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26.0381488383718">
                <text:p>26.0381488383718</text:p>
              </table:table-cell>
              <table:table-cell office:value-type="float" office:value="15.9452962171642">
                <text:p>15.9452962171642</text:p>
              </table:table-cell>
              <table:table-cell office:value-type="float" office:value="24.0049645098945">
                <text:p>24.0049645098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25.5443180811881">
                <text:p>25.5443180811881</text:p>
              </table:table-cell>
              <table:table-cell office:value-type="float" office:value="18.0086251509776">
                <text:p>18.0086251509776</text:p>
              </table:table-cell>
              <table:table-cell office:value-type="float" office:value="23.8907101319665">
                <text:p>23.8907101319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25.0806534511488">
                <text:p>25.0806534511488</text:p>
              </table:table-cell>
              <table:table-cell office:value-type="float" office:value="20.1402930533037">
                <text:p>20.1402930533037</text:p>
              </table:table-cell>
              <table:table-cell office:value-type="float" office:value="23.7710265638498">
                <text:p>23.7710265638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24.6488573536448">
                <text:p>24.6488573536448</text:p>
              </table:table-cell>
              <table:table-cell office:value-type="float" office:value="22.338094066478">
                <text:p>22.338094066478</text:p>
              </table:table-cell>
              <table:table-cell office:value-type="float" office:value="23.646052925513">
                <text:p>23.646052925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4.2506321596786">
                <text:p>24.2506321596786</text:p>
              </table:table-cell>
              <table:table-cell office:value-type="float" office:value="24.5989276003055">
                <text:p>24.5989276003055</text:p>
              </table:table-cell>
              <table:table-cell office:value-type="float" office:value="23.5160162411688">
                <text:p>23.5160162411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23.887656884838">
                <text:p>23.887656884838</text:p>
              </table:table-cell>
              <table:table-cell office:value-type="float" office:value="26.9187390914378">
                <text:p>26.9187390914378</text:p>
              </table:table-cell>
              <table:table-cell office:value-type="float" office:value="23.3812387238252">
                <text:p>23.3812387238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23.5615607027942">
                <text:p>23.5615607027942</text:p>
              </table:table-cell>
              <table:table-cell office:value-type="float" office:value="29.2924844867967">
                <text:p>29.2924844867967</text:p>
              </table:table-cell>
              <table:table-cell office:value-type="float" office:value="23.242142305742">
                <text:p>23.242142305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3.2738938309679">
                <text:p>23.2738938309679</text:p>
              </table:table-cell>
              <table:table-cell office:value-type="float" office:value="31.7141251034117">
                <text:p>31.7141251034117</text:p>
              </table:table-cell>
              <table:table-cell office:value-type="float" office:value="23.0992495499829">
                <text:p>23.0992495499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3.0260966157722">
                <text:p>23.0260966157722</text:p>
              </table:table-cell>
              <table:table-cell office:value-type="float" office:value="34.1766586539176">
                <text:p>34.1766586539176</text:p>
              </table:table-cell>
              <table:table-cell office:value-type="float" office:value="22.9531801988413">
                <text:p>22.9531801988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2.8194679311895">
                <text:p>22.8194679311895</text:p>
              </table:table-cell>
              <table:table-cell office:value-type="float" office:value="36.6721905385357">
                <text:p>36.6721905385357</text:p>
              </table:table-cell>
              <table:table-cell office:value-type="float" office:value="22.8046428549438">
                <text:p>22.8046428549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2.6551342517826">
                <text:p>22.6551342517826</text:p>
              </table:table-cell>
              <table:table-cell office:value-type="float" office:value="39.1920470026135">
                <text:p>39.1920470026135</text:p>
              </table:table-cell>
              <table:table-cell office:value-type="float" office:value="22.6544216460998">
                <text:p>22.6544216460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2.5340209299185">
                <text:p>22.5340209299185</text:p>
              </table:table-cell>
              <table:table-cell office:value-type="float" office:value="41.7269286006205">
                <text:p>41.7269286006205</text:p>
              </table:table-cell>
              <table:table-cell office:value-type="float" office:value="22.5033581680055">
                <text:p>22.503358168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2.456827259738">
                <text:p>22.456827259738</text:p>
              </table:table-cell>
              <table:table-cell office:value-type="float" office:value="44.2670989033439">
                <text:p>44.2670989033439</text:p>
              </table:table-cell>
              <table:table-cell office:value-type="float" office:value="22.352329478571">
                <text:p>22.35232947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2.4240068203125">
                <text:p>22.4240068203125</text:p>
              </table:table-cell>
              <table:table-cell office:value-type="float" office:value="46.8025999705765">
                <text:p>46.8025999705765</text:p>
              </table:table-cell>
              <table:table-cell office:value-type="float" office:value="22.2022233651228">
                <text:p>22.2022233651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2.4357543483862">
                <text:p>22.4357543483862</text:p>
              </table:table-cell>
              <table:table-cell office:value-type="float" office:value="49.323483279902">
                <text:p>49.323483279902</text:p>
              </table:table-cell>
              <table:table-cell office:value-type="float" office:value="22.0539124470794">
                <text:p>22.0539124470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2.4920000107781">
                <text:p>22.4920000107781</text:p>
              </table:table-cell>
              <table:table-cell office:value-type="float" office:value="51.8200430074961">
                <text:p>51.8200430074961</text:p>
              </table:table-cell>
              <table:table-cell office:value-type="float" office:value="21.9082288491306">
                <text:p>21.9082288491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.5924114646611">
                <text:p>22.5924114646611</text:p>
              </table:table-cell>
              <table:table-cell office:value-type="float" office:value="54.2830381132893">
                <text:p>54.2830381132893</text:p>
              </table:table-cell>
              <table:table-cell office:value-type="float" office:value="21.7659411476754">
                <text:p>21.7659411476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.7364035654775">
                <text:p>22.7364035654775</text:p>
              </table:table-cell>
              <table:table-cell office:value-type="float" office:value="56.7038906876193">
                <text:p>56.7038906876193</text:p>
              </table:table-cell>
              <table:table-cell office:value-type="float" office:value="21.6277350574215">
                <text:p>21.6277350574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.9231550707133">
                <text:p>22.9231550707133</text:p>
              </table:table-cell>
              <table:table-cell office:value-type="float" office:value="59.0748503224527">
                <text:p>59.0748503224527</text:p>
              </table:table-cell>
              <table:table-cell office:value-type="float" office:value="21.4941989243869">
                <text:p>21.4941989243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3.1516312535354">
                <text:p>23.1516312535354</text:p>
              </table:table-cell>
              <table:table-cell office:value-type="float" office:value="61.3891175174278">
                <text:p>61.3891175174278</text:p>
              </table:table-cell>
              <table:table-cell office:value-type="float" office:value="21.3658145932896">
                <text:p>21.3658145932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3.4206110296761">
                <text:p>23.4206110296761</text:p>
              </table:table-cell>
              <table:table-cell office:value-type="float" office:value="63.6409228282146">
                <text:p>63.6409228282146</text:p>
              </table:table-cell>
              <table:table-cell office:value-type="float" office:value="21.2429537010225">
                <text:p>21.2429537010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3.7287170387928">
                <text:p>23.7287170387928</text:p>
              </table:table-cell>
              <table:table-cell office:value-type="float" office:value="65.8255620960287">
                <text:p>65.8255620960287</text:p>
              </table:table-cell>
              <table:table-cell office:value-type="float" office:value="21.1258789876848">
                <text:p>21.1258789876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4.0744471091405">
                <text:p>24.0744471091405</text:p>
              </table:table-cell>
              <table:table-cell office:value-type="float" office:value="67.9393912221859">
                <text:p>67.9393912221859</text:p>
              </table:table-cell>
              <table:table-cell office:value-type="float" office:value="21.014749866748">
                <text:p>21.014749866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4.4562056524415">
                <text:p>24.4562056524415</text:p>
              </table:table-cell>
              <table:table-cell office:value-type="float" office:value="69.9797862746837">
                <text:p>69.9797862746837</text:p>
              </table:table-cell>
              <table:table-cell office:value-type="float" office:value="20.9096312834486">
                <text:p>20.9096312834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4.8723337509415">
                <text:p>24.8723337509415</text:p>
              </table:table-cell>
              <table:table-cell office:value-type="float" office:value="71.9450761099028">
                <text:p>71.9450761099028</text:p>
              </table:table-cell>
              <table:table-cell office:value-type="float" office:value="20.8105048155044">
                <text:p>20.8105048155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5.3211369713513">
                <text:p>25.3211369713513</text:p>
              </table:table-cell>
              <table:table-cell office:value-type="float" office:value="73.8344551926032">
                <text:p>73.8344551926032</text:p>
              </table:table-cell>
              <table:table-cell office:value-type="float" office:value="20.7172810119548">
                <text:p>20.7172810119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5.8009102325023">
                <text:p>25.8009102325023</text:p>
              </table:table-cell>
              <table:table-cell office:value-type="float" office:value="75.6478840463607">
                <text:p>75.6478840463607</text:p>
              </table:table-cell>
              <table:table-cell office:value-type="float" office:value="20.629812091578">
                <text:p>20.629812091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6.3099593334796">
                <text:p>26.3099593334796</text:p>
              </table:table-cell>
              <table:table-cell office:value-type="float" office:value="77.385983970661">
                <text:p>77.385983970661</text:p>
              </table:table-cell>
              <table:table-cell office:value-type="float" office:value="20.5479042961505">
                <text:p>20.5479042961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6.8466189944481">
                <text:p>26.8466189944481</text:p>
              </table:table-cell>
              <table:table-cell office:value-type="float" office:value="79.0499315388989">
                <text:p>79.0499315388989</text:p>
              </table:table-cell>
              <table:table-cell office:value-type="float" office:value="20.4713293836829">
                <text:p>20.47132938368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7.4092674607836">
                <text:p>27.4092674607836</text:p>
              </table:table-cell>
              <table:table-cell office:value-type="float" office:value="80.641357139061">
                <text:p>80.641357139061</text:p>
              </table:table-cell>
              <table:table-cell office:value-type="float" office:value="20.3998349281982">
                <text:p>20.39983492819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7.9963378683798">
                <text:p>27.9963378683798</text:p>
              </table:table-cell>
              <table:table-cell office:value-type="float" office:value="82.1622505879943">
                <text:p>82.1622505879943</text:p>
              </table:table-cell>
              <table:table-cell office:value-type="float" office:value="20.3331532498992">
                <text:p>20.3331532498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